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break-before="auto"/>
    </style:style>
    <style:style style:name="T1_1" style:family="text" style:parent-style-name="Default_20_Paragraph_20_Font"/>
    <style:style style:name="T1_2" style:family="text" style:parent-style-name="Default_20_Paragraph_20_Font"/>
    <style:style style:name="T1_3" style:family="text" style:parent-style-name="Default_20_Paragraph_20_Font"/>
    <style:style style:name="T1_4" style:family="text" style:parent-style-name="Default_20_Paragraph_20_Font"/>
    <style:style style:name="T1_5" style:family="text" style:parent-style-name="Default_20_Paragraph_20_Font"/>
    <style:style style:name="T1_6" style:family="text" style:parent-style-name="Default_20_Paragraph_20_Font"/>
    <style:style style:name="T1_7" style:family="text" style:parent-style-name="Default_20_Paragraph_20_Font"/>
    <style:style style:name="T1_8" style:family="text" style:parent-style-name="Default_20_Paragraph_20_Font"/>
    <style:style style:name="T1_9" style:family="text" style:parent-style-name="Default_20_Paragraph_20_Font"/>
    <style:style style:name="T1_10" style:family="text" style:parent-style-name="Default_20_Paragraph_20_Font"/>
    <style:style style:name="T1_11" style:family="text" style:parent-style-name="Default_20_Paragraph_20_Font"/>
    <style:style style:name="P2" style:family="paragraph" style:parent-style-name="Heading_20_2">
      <style:paragraph-properties fo:break-before="auto"/>
    </style:style>
    <style:style style:name="T2_1" style:family="text" style:parent-style-name="Default_20_Paragraph_20_Font"/>
    <style:style style:name="P3" style:family="paragraph" style:parent-style-name="Standard">
      <style:paragraph-properties fo:break-before="auto"/>
    </style:style>
    <style:style style:name="T3_1" style:family="text" style:parent-style-name="Default_20_Paragraph_20_Font"/>
    <style:style style:name="T3_2" style:family="text" style:parent-style-name="Default_20_Paragraph_20_Font"/>
    <style:style style:name="T3_3" style:family="text" style:parent-style-name="Default_20_Paragraph_20_Font"/>
    <style:style style:name="T3_4" style:family="text" style:parent-style-name="Default_20_Paragraph_20_Font"/>
    <style:style style:name="T3_5" style:family="text" style:parent-style-name="Default_20_Paragraph_20_Font"/>
    <style:style style:name="T3_6" style:family="text" style:parent-style-name="Default_20_Paragraph_20_Font"/>
    <style:style style:name="T3_7" style:family="text" style:parent-style-name="Default_20_Paragraph_20_Font"/>
    <style:style style:name="T3_8" style:family="text" style:parent-style-name="Default_20_Paragraph_20_Font"/>
    <style:style style:name="T3_9" style:family="text" style:parent-style-name="Default_20_Paragraph_20_Font"/>
    <style:style style:name="T3_10" style:family="text" style:parent-style-name="Default_20_Paragraph_20_Font"/>
    <style:style style:name="T3_11" style:family="text" style:parent-style-name="Default_20_Paragraph_20_Font"/>
    <style:style style:name="T3_12" style:family="text" style:parent-style-name="Default_20_Paragraph_20_Font"/>
    <style:style style:name="T3_13" style:family="text" style:parent-style-name="Default_20_Paragraph_20_Font"/>
    <style:style style:name="T3_14" style:family="text" style:parent-style-name="Default_20_Paragraph_20_Font"/>
    <style:style style:name="T3_15" style:family="text" style:parent-style-name="Default_20_Paragraph_20_Font"/>
    <style:style style:name="T3_16" style:family="text" style:parent-style-name="Default_20_Paragraph_20_Font"/>
    <style:style style:name="T3_17" style:family="text" style:parent-style-name="Default_20_Paragraph_20_Font"/>
    <style:style style:name="T3_18" style:family="text" style:parent-style-name="Default_20_Paragraph_20_Font"/>
    <style:style style:name="T3_19" style:family="text" style:parent-style-name="Default_20_Paragraph_20_Font"/>
    <style:style style:name="T3_20" style:family="text" style:parent-style-name="Default_20_Paragraph_20_Font"/>
    <style:style style:name="T3_21" style:family="text" style:parent-style-name="Default_20_Paragraph_20_Font"/>
    <style:style style:name="T3_22" style:family="text" style:parent-style-name="Default_20_Paragraph_20_Font"/>
    <style:style style:name="T3_23" style:family="text" style:parent-style-name="Default_20_Paragraph_20_Font"/>
    <style:style style:name="T3_24" style:family="text" style:parent-style-name="Default_20_Paragraph_20_Font"/>
    <style:style style:name="T3_25" style:family="text" style:parent-style-name="Default_20_Paragraph_20_Font"/>
    <style:style style:name="T3_26" style:family="text" style:parent-style-name="Default_20_Paragraph_20_Font"/>
    <style:style style:name="T3_27" style:family="text" style:parent-style-name="Default_20_Paragraph_20_Font"/>
    <style:style style:name="T3_28" style:family="text" style:parent-style-name="Default_20_Paragraph_20_Font"/>
    <style:style style:name="T3_29" style:family="text" style:parent-style-name="Default_20_Paragraph_20_Font"/>
    <style:style style:name="T3_30" style:family="text" style:parent-style-name="Default_20_Paragraph_20_Font"/>
    <style:style style:name="T3_31" style:family="text" style:parent-style-name="Default_20_Paragraph_20_Font"/>
    <style:style style:name="T3_32" style:family="text" style:parent-style-name="Default_20_Paragraph_20_Font"/>
    <style:style style:name="T3_33" style:family="text" style:parent-style-name="Default_20_Paragraph_20_Font"/>
    <style:style style:name="T3_34" style:family="text" style:parent-style-name="Default_20_Paragraph_20_Font"/>
    <style:style style:name="T3_35" style:family="text" style:parent-style-name="Default_20_Paragraph_20_Font"/>
    <style:style style:name="T3_36" style:family="text" style:parent-style-name="Default_20_Paragraph_20_Font"/>
    <style:style style:name="T3_37" style:family="text" style:parent-style-name="Default_20_Paragraph_20_Font"/>
    <style:style style:name="T3_38" style:family="text" style:parent-style-name="Default_20_Paragraph_20_Font"/>
    <style:style style:name="T3_39" style:family="text" style:parent-style-name="Default_20_Paragraph_20_Font"/>
    <style:style style:name="T3_40" style:family="text" style:parent-style-name="Default_20_Paragraph_20_Font"/>
    <style:style style:name="T3_41" style:family="text" style:parent-style-name="Default_20_Paragraph_20_Font"/>
    <style:style style:name="T3_42" style:family="text" style:parent-style-name="Default_20_Paragraph_20_Font"/>
    <style:style style:name="T3_43" style:family="text" style:parent-style-name="Default_20_Paragraph_20_Font"/>
    <style:style style:name="T3_44" style:family="text" style:parent-style-name="Default_20_Paragraph_20_Font"/>
    <style:style style:name="P4" style:family="paragraph" style:parent-style-name="Heading_20_2">
      <style:paragraph-properties fo:break-before="auto"/>
    </style:style>
    <style:style style:name="T4_1" style:family="text" style:parent-style-name="Default_20_Paragraph_20_Font"/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_1" style:family="text" style:parent-style-name="Default_20_Paragraph_20_Font"/>
    <style:style style:name="T5_2" style:family="text" style:parent-style-name="Default_20_Paragraph_20_Font"/>
    <style:style style:name="T5_3" style:family="text" style:parent-style-name="Default_20_Paragraph_20_Font"/>
    <style:style style:name="T5_4" style:family="text" style:parent-style-name="Default_20_Paragraph_20_Font"/>
    <style:style style:name="T5_5" style:family="text" style:parent-style-name="Default_20_Paragraph_20_Font"/>
    <style:style style:name="T5_6" style:family="text" style:parent-style-name="Default_20_Paragraph_20_Font"/>
    <style:style style:name="T5_7" style:family="text" style:parent-style-name="Default_20_Paragraph_20_Font"/>
    <style:style style:name="T5_8" style:family="text" style:parent-style-name="Default_20_Paragraph_20_Font"/>
    <style:style style:name="T5_9" style:family="text" style:parent-style-name="Default_20_Paragraph_20_Font"/>
    <style:style style:name="T5_10" style:family="text" style:parent-style-name="Default_20_Paragraph_20_Font"/>
    <style:style style:name="T5_11" style:family="text" style:parent-style-name="Default_20_Paragraph_20_Font"/>
    <style:style style:name="T5_12" style:family="text" style:parent-style-name="Default_20_Paragraph_20_Font"/>
    <style:style style:name="T5_13" style:family="text" style:parent-style-name="Default_20_Paragraph_20_Font"/>
    <style:style style:name="T5_14" style:family="text" style:parent-style-name="Default_20_Paragraph_20_Font"/>
    <style:style style:name="T5_15" style:family="text" style:parent-style-name="Default_20_Paragraph_20_Font"/>
    <style:style style:name="T5_16" style:family="text" style:parent-style-name="Default_20_Paragraph_20_Font"/>
    <style:style style:name="T5_17" style:family="text" style:parent-style-name="Default_20_Paragraph_20_Font"/>
    <style:style style:name="T5_18" style:family="text" style:parent-style-name="Default_20_Paragraph_20_Font"/>
    <style:style style:name="T5_19" style:family="text" style:parent-style-name="Default_20_Paragraph_20_Font"/>
    <style:style style:name="T5_20" style:family="text" style:parent-style-name="Default_20_Paragraph_20_Font"/>
    <style:style style:name="T5_21" style:family="text" style:parent-style-name="Default_20_Paragraph_20_Font"/>
    <style:style style:name="T5_22" style:family="text" style:parent-style-name="Default_20_Paragraph_20_Font"/>
    <style:style style:name="T5_23" style:family="text" style:parent-style-name="Default_20_Paragraph_20_Font"/>
    <style:style style:name="T5_24" style:family="text" style:parent-style-name="Default_20_Paragraph_20_Font"/>
    <style:style style:name="T5_25" style:family="text" style:parent-style-name="Default_20_Paragraph_20_Font"/>
    <style:style style:name="T5_26" style:family="text" style:parent-style-name="Default_20_Paragraph_20_Font"/>
    <style:style style:name="T5_27" style:family="text" style:parent-style-name="Default_20_Paragraph_20_Font"/>
    <style:style style:name="T5_28" style:family="text" style:parent-style-name="Default_20_Paragraph_20_Font"/>
    <style:style style:name="T5_29" style:family="text" style:parent-style-name="Default_20_Paragraph_20_Font"/>
    <style:style style:name="T5_30" style:family="text" style:parent-style-name="Default_20_Paragraph_20_Font"/>
    <style:style style:name="T5_31" style:family="text" style:parent-style-name="Default_20_Paragraph_20_Font"/>
    <style:style style:name="T5_32" style:family="text" style:parent-style-name="Default_20_Paragraph_20_Font"/>
    <style:style style:name="T5_33" style:family="text" style:parent-style-name="Default_20_Paragraph_20_Font"/>
    <style:style style:name="T5_34" style:family="text" style:parent-style-name="Default_20_Paragraph_20_Font"/>
    <style:style style:name="T5_35" style:family="text" style:parent-style-name="Default_20_Paragraph_20_Font"/>
    <style:style style:name="T5_36" style:family="text" style:parent-style-name="Default_20_Paragraph_20_Font"/>
    <style:style style:name="T5_37" style:family="text" style:parent-style-name="Default_20_Paragraph_20_Font"/>
    <style:style style:name="T5_38" style:family="text" style:parent-style-name="Default_20_Paragraph_20_Font"/>
    <style:style style:name="T5_39" style:family="text" style:parent-style-name="Default_20_Paragraph_20_Font"/>
    <style:style style:name="T5_40" style:family="text" style:parent-style-name="Default_20_Paragraph_20_Font"/>
    <style:style style:name="T5_41" style:family="text" style:parent-style-name="Default_20_Paragraph_20_Font"/>
    <style:style style:name="T5_42" style:family="text" style:parent-style-name="Default_20_Paragraph_20_Font"/>
    <style:style style:name="T5_43" style:family="text" style:parent-style-name="Default_20_Paragraph_20_Font"/>
    <style:style style:name="T5_44" style:family="text" style:parent-style-name="Default_20_Paragraph_20_Font"/>
    <style:style style:name="T5_45" style:family="text" style:parent-style-name="Default_20_Paragraph_20_Font"/>
    <style:style style:name="T5_46" style:family="text" style:parent-style-name="Default_20_Paragraph_20_Font"/>
    <style:style style:name="T5_47" style:family="text" style:parent-style-name="Default_20_Paragraph_20_Font"/>
    <style:style style:name="T5_48" style:family="text" style:parent-style-name="Default_20_Paragraph_20_Font"/>
    <style:style style:name="T5_49" style:family="text" style:parent-style-name="Default_20_Paragraph_20_Font"/>
    <style:style style:name="T5_50" style:family="text" style:parent-style-name="Default_20_Paragraph_20_Font"/>
    <style:style style:name="T5_51" style:family="text" style:parent-style-name="Default_20_Paragraph_20_Font"/>
    <style:style style:name="T5_52" style:family="text" style:parent-style-name="Default_20_Paragraph_20_Font"/>
    <style:style style:name="T5_53" style:family="text" style:parent-style-name="Default_20_Paragraph_20_Font"/>
    <style:style style:name="T5_54" style:family="text" style:parent-style-name="Default_20_Paragraph_20_Font"/>
    <style:style style:name="T5_55" style:family="text" style:parent-style-name="Default_20_Paragraph_20_Font"/>
    <style:style style:name="T5_56" style:family="text" style:parent-style-name="Default_20_Paragraph_20_Font"/>
    <style:style style:name="T5_57" style:family="text" style:parent-style-name="Default_20_Paragraph_20_Font"/>
    <style:style style:name="T5_58" style:family="text" style:parent-style-name="Default_20_Paragraph_20_Font"/>
    <style:style style:name="T5_59" style:family="text" style:parent-style-name="Default_20_Paragraph_20_Font"/>
    <style:style style:name="T5_60" style:family="text" style:parent-style-name="Default_20_Paragraph_20_Font"/>
    <style:style style:name="T5_61" style:family="text" style:parent-style-name="Default_20_Paragraph_20_Font"/>
    <style:style style:name="T5_62" style:family="text" style:parent-style-name="Default_20_Paragraph_20_Font"/>
    <style:style style:name="T5_63" style:family="text" style:parent-style-name="Default_20_Paragraph_20_Font"/>
    <style:style style:name="T5_64" style:family="text" style:parent-style-name="Default_20_Paragraph_20_Font"/>
    <style:style style:name="T5_65" style:family="text" style:parent-style-name="Default_20_Paragraph_20_Font"/>
    <style:style style:name="T5_66" style:family="text" style:parent-style-name="Default_20_Paragraph_20_Font"/>
    <style:style style:name="T5_67" style:family="text" style:parent-style-name="Default_20_Paragraph_20_Font"/>
    <style:style style:name="T5_68" style:family="text" style:parent-style-name="Default_20_Paragraph_20_Font"/>
    <style:style style:name="T5_69" style:family="text" style:parent-style-name="Default_20_Paragraph_20_Font"/>
    <style:style style:name="T5_70" style:family="text" style:parent-style-name="Default_20_Paragraph_20_Font"/>
    <style:style style:name="T5_71" style:family="text" style:parent-style-name="Default_20_Paragraph_20_Font"/>
    <style:style style:name="T5_72" style:family="text" style:parent-style-name="Default_20_Paragraph_20_Font"/>
    <style:style style:name="T5_73" style:family="text" style:parent-style-name="Default_20_Paragraph_20_Font"/>
    <style:style style:name="T5_74" style:family="text" style:parent-style-name="Default_20_Paragraph_20_Font"/>
    <style:style style:name="T5_75" style:family="text" style:parent-style-name="Default_20_Paragraph_20_Font"/>
    <style:style style:name="T5_76" style:family="text" style:parent-style-name="Default_20_Paragraph_20_Font"/>
    <style:style style:name="T5_77" style:family="text" style:parent-style-name="Default_20_Paragraph_20_Font"/>
    <style:style style:name="T5_78" style:family="text" style:parent-style-name="Default_20_Paragraph_20_Font"/>
    <style:style style:name="T5_79" style:family="text" style:parent-style-name="Default_20_Paragraph_20_Font"/>
    <style:style style:name="T5_80" style:family="text" style:parent-style-name="Default_20_Paragraph_20_Font"/>
    <style:style style:name="T5_81" style:family="text" style:parent-style-name="Default_20_Paragraph_20_Font"/>
    <style:style style:name="T5_82" style:family="text" style:parent-style-name="Default_20_Paragraph_20_Font"/>
    <style:style style:name="T5_83" style:family="text" style:parent-style-name="Default_20_Paragraph_20_Font"/>
    <style:style style:name="T5_84" style:family="text" style:parent-style-name="Default_20_Paragraph_20_Font"/>
    <style:style style:name="T5_85" style:family="text" style:parent-style-name="Default_20_Paragraph_20_Font"/>
    <style:style style:name="T5_86" style:family="text" style:parent-style-name="Default_20_Paragraph_20_Font"/>
    <style:style style:name="T5_87" style:family="text" style:parent-style-name="Default_20_Paragraph_20_Font"/>
    <style:style style:name="T5_88" style:family="text" style:parent-style-name="Default_20_Paragraph_20_Font"/>
    <style:style style:name="T5_89" style:family="text" style:parent-style-name="Default_20_Paragraph_20_Font"/>
    <style:style style:name="T5_90" style:family="text" style:parent-style-name="Default_20_Paragraph_20_Font"/>
    <style:style style:name="T5_91" style:family="text" style:parent-style-name="Default_20_Paragraph_20_Font"/>
    <style:style style:name="T5_92" style:family="text" style:parent-style-name="Default_20_Paragraph_20_Font"/>
    <style:style style:name="T5_93" style:family="text" style:parent-style-name="Default_20_Paragraph_20_Font"/>
    <style:style style:name="T5_94" style:family="text" style:parent-style-name="Default_20_Paragraph_20_Font"/>
    <style:style style:name="T5_95" style:family="text" style:parent-style-name="Default_20_Paragraph_20_Font"/>
    <style:style style:name="T5_96" style:family="text" style:parent-style-name="Default_20_Paragraph_20_Font"/>
    <style:style style:name="T5_97" style:family="text" style:parent-style-name="Default_20_Paragraph_20_Font"/>
    <style:style style:name="T5_98" style:family="text" style:parent-style-name="Default_20_Paragraph_20_Font"/>
    <style:style style:name="T5_99" style:family="text" style:parent-style-name="Default_20_Paragraph_20_Font"/>
    <style:style style:name="T5_100" style:family="text" style:parent-style-name="Default_20_Paragraph_20_Font"/>
    <style:style style:name="T5_101" style:family="text" style:parent-style-name="Default_20_Paragraph_20_Font"/>
    <style:style style:name="T5_102" style:family="text" style:parent-style-name="Default_20_Paragraph_20_Font"/>
    <style:style style:name="T5_103" style:family="text" style:parent-style-name="Default_20_Paragraph_20_Font"/>
    <style:style style:name="T5_104" style:family="text" style:parent-style-name="Default_20_Paragraph_20_Font"/>
    <style:style style:name="T5_105" style:family="text" style:parent-style-name="Default_20_Paragraph_20_Font"/>
    <style:style style:name="T5_106" style:family="text" style:parent-style-name="Default_20_Paragraph_20_Font"/>
    <style:style style:name="T5_107" style:family="text" style:parent-style-name="Default_20_Paragraph_20_Font"/>
    <style:style style:name="T5_108" style:family="text" style:parent-style-name="Default_20_Paragraph_20_Font"/>
    <style:style style:name="P6" style:family="paragraph" style:parent-style-name="Heading_20_2">
      <style:paragraph-properties fo:break-before="auto"/>
    </style:style>
    <style:style style:name="T6_1" style:family="text" style:parent-style-name="Default_20_Paragraph_20_Font"/>
    <style:style style:name="P7" style:family="paragraph" style:parent-style-name="Standard">
      <style:paragraph-properties fo:break-before="auto"/>
    </style:style>
    <style:style style:name="T7_1" style:family="text" style:parent-style-name="Default_20_Paragraph_20_Font"/>
    <style:style style:name="T7_2" style:family="text" style:parent-style-name="Default_20_Paragraph_20_Font"/>
    <style:style style:name="T7_3" style:family="text" style:parent-style-name="Default_20_Paragraph_20_Font"/>
    <style:style style:name="T7_4" style:family="text" style:parent-style-name="Default_20_Paragraph_20_Font"/>
    <style:style style:name="T7_5" style:family="text" style:parent-style-name="Default_20_Paragraph_20_Font"/>
    <style:style style:name="T7_6" style:family="text" style:parent-style-name="Default_20_Paragraph_20_Font"/>
    <style:style style:name="T7_7" style:family="text" style:parent-style-name="Default_20_Paragraph_20_Font"/>
    <style:style style:name="T7_8" style:family="text" style:parent-style-name="Default_20_Paragraph_20_Font"/>
    <style:style style:name="T7_9" style:family="text" style:parent-style-name="Default_20_Paragraph_20_Font"/>
    <style:style style:name="T7_10" style:family="text" style:parent-style-name="Default_20_Paragraph_20_Font"/>
    <style:style style:name="T7_11" style:family="text" style:parent-style-name="Default_20_Paragraph_20_Font"/>
    <style:style style:name="T7_12" style:family="text" style:parent-style-name="Default_20_Paragraph_20_Font"/>
    <style:style style:name="T7_13" style:family="text" style:parent-style-name="Default_20_Paragraph_20_Font"/>
    <style:style style:name="T7_14" style:family="text" style:parent-style-name="Default_20_Paragraph_20_Font"/>
    <style:style style:name="T7_15" style:family="text" style:parent-style-name="Default_20_Paragraph_20_Font"/>
    <style:style style:name="T7_16" style:family="text" style:parent-style-name="Default_20_Paragraph_20_Font"/>
    <style:style style:name="T7_17" style:family="text" style:parent-style-name="Default_20_Paragraph_20_Font"/>
    <style:style style:name="T7_18" style:family="text" style:parent-style-name="Default_20_Paragraph_20_Font"/>
    <style:style style:name="T7_19" style:family="text" style:parent-style-name="Default_20_Paragraph_20_Font"/>
    <style:style style:name="T7_20" style:family="text" style:parent-style-name="Default_20_Paragraph_20_Font"/>
    <style:style style:name="T7_21" style:family="text" style:parent-style-name="Default_20_Paragraph_20_Font"/>
    <style:style style:name="T7_22" style:family="text" style:parent-style-name="Default_20_Paragraph_20_Font"/>
    <style:style style:name="T7_23" style:family="text" style:parent-style-name="Default_20_Paragraph_20_Font"/>
    <style:style style:name="T7_24" style:family="text" style:parent-style-name="Default_20_Paragraph_20_Font"/>
    <style:style style:name="T7_25" style:family="text" style:parent-style-name="Default_20_Paragraph_20_Font"/>
    <style:style style:name="T7_26" style:family="text" style:parent-style-name="Default_20_Paragraph_20_Font"/>
    <style:style style:name="T7_27" style:family="text" style:parent-style-name="Default_20_Paragraph_20_Font"/>
    <style:style style:name="T7_28" style:family="text" style:parent-style-name="Default_20_Paragraph_20_Font"/>
    <style:style style:name="T7_29" style:family="text" style:parent-style-name="Default_20_Paragraph_20_Font"/>
    <style:style style:name="T7_30" style:family="text" style:parent-style-name="Default_20_Paragraph_20_Font">
      <style:text-properties fo:color="#000099" style:text-underline-style="solid" style:text-underline-color="font-color"/>
    </style:style>
    <style:style style:name="T7_31" style:family="text" style:parent-style-name="Default_20_Paragraph_20_Font"/>
    <style:style style:name="T7_32" style:family="text" style:parent-style-name="Default_20_Paragraph_20_Font">
      <style:text-properties fo:color="#000099" style:text-underline-style="solid" style:text-underline-color="font-color"/>
    </style:style>
    <style:style style:name="T7_33" style:family="text" style:parent-style-name="Default_20_Paragraph_20_Font"/>
    <style:style style:name="T7_34" style:family="text" style:parent-style-name="Default_20_Paragraph_20_Font">
      <style:text-properties fo:color="#000099" style:text-underline-style="solid" style:text-underline-color="font-color"/>
    </style:style>
    <style:style style:name="T7_35" style:family="text" style:parent-style-name="Default_20_Paragraph_20_Font"/>
    <style:style style:name="T7_36" style:family="text" style:parent-style-name="Default_20_Paragraph_20_Font">
      <style:text-properties fo:color="#000099" style:text-underline-style="solid" style:text-underline-color="font-color"/>
    </style:style>
    <style:style style:name="T7_37" style:family="text" style:parent-style-name="Default_20_Paragraph_20_Font"/>
    <style:style style:name="T7_38" style:family="text" style:parent-style-name="Default_20_Paragraph_20_Font">
      <style:text-properties fo:color="#000099" style:text-underline-style="solid" style:text-underline-color="font-color"/>
    </style:style>
    <style:style style:name="T7_39" style:family="text" style:parent-style-name="Default_20_Paragraph_20_Font"/>
    <style:style style:name="T7_40" style:family="text" style:parent-style-name="Default_20_Paragraph_20_Font">
      <style:text-properties fo:color="#000099" style:text-underline-style="solid" style:text-underline-color="font-color"/>
    </style:style>
    <style:style style:name="T7_41" style:family="text" style:parent-style-name="Default_20_Paragraph_20_Font"/>
    <style:style style:name="T7_42" style:family="text" style:parent-style-name="Default_20_Paragraph_20_Font">
      <style:text-properties fo:color="#000099" style:text-underline-style="solid" style:text-underline-color="font-color"/>
    </style:style>
    <style:style style:name="T7_43" style:family="text" style:parent-style-name="Default_20_Paragraph_20_Font"/>
    <style:style style:name="T7_44" style:family="text" style:parent-style-name="Default_20_Paragraph_20_Font">
      <style:text-properties fo:color="#000099" style:text-underline-style="solid" style:text-underline-color="font-color"/>
    </style:style>
    <style:style style:name="T7_45" style:family="text" style:parent-style-name="Default_20_Paragraph_20_Font"/>
    <style:style style:name="T7_46" style:family="text" style:parent-style-name="Default_20_Paragraph_20_Font">
      <style:text-properties fo:color="#000099" style:text-underline-style="solid" style:text-underline-color="font-color"/>
    </style:style>
    <style:style style:name="T7_47" style:family="text" style:parent-style-name="Default_20_Paragraph_20_Font"/>
    <style:style style:name="T7_48" style:family="text" style:parent-style-name="Default_20_Paragraph_20_Font"/>
    <style:style style:name="T7_49" style:family="text" style:parent-style-name="Default_20_Paragraph_20_Font"/>
    <style:style style:name="T7_50" style:family="text" style:parent-style-name="Default_20_Paragraph_20_Font"/>
    <style:style style:name="T7_51" style:family="text" style:parent-style-name="Default_20_Paragraph_20_Font"/>
    <style:style style:name="T7_52" style:family="text" style:parent-style-name="Default_20_Paragraph_20_Font"/>
    <style:style style:name="T7_53" style:family="text" style:parent-style-name="Default_20_Paragraph_20_Font"/>
    <style:style style:name="T7_54" style:family="text" style:parent-style-name="Default_20_Paragraph_20_Font"/>
    <style:style style:name="T7_55" style:family="text" style:parent-style-name="Default_20_Paragraph_20_Font"/>
    <style:style style:name="T7_56" style:family="text" style:parent-style-name="Default_20_Paragraph_20_Font"/>
    <style:style style:name="T7_57" style:family="text" style:parent-style-name="Default_20_Paragraph_20_Font"/>
    <style:style style:name="T7_58" style:family="text" style:parent-style-name="Default_20_Paragraph_20_Font"/>
    <style:style style:name="T7_59" style:family="text" style:parent-style-name="Default_20_Paragraph_20_Font"/>
    <style:style style:name="T7_60" style:family="text" style:parent-style-name="Default_20_Paragraph_20_Font"/>
    <style:style style:name="T7_61" style:family="text" style:parent-style-name="Default_20_Paragraph_20_Font"/>
    <style:style style:name="T7_62" style:family="text" style:parent-style-name="Default_20_Paragraph_20_Font"/>
    <style:style style:name="T7_63" style:family="text" style:parent-style-name="Default_20_Paragraph_20_Font"/>
    <style:style style:name="T7_64" style:family="text" style:parent-style-name="Default_20_Paragraph_20_Font"/>
    <style:style style:name="T7_65" style:family="text" style:parent-style-name="Default_20_Paragraph_20_Font"/>
    <style:style style:name="T7_66" style:family="text" style:parent-style-name="Default_20_Paragraph_20_Font"/>
    <style:style style:name="T7_67" style:family="text" style:parent-style-name="Default_20_Paragraph_20_Font"/>
    <style:style style:name="T7_68" style:family="text" style:parent-style-name="Default_20_Paragraph_20_Font"/>
    <style:style style:name="T7_69" style:family="text" style:parent-style-name="Default_20_Paragraph_20_Font"/>
    <style:style style:name="T7_70" style:family="text" style:parent-style-name="Default_20_Paragraph_20_Font"/>
    <style:style style:name="T7_71" style:family="text" style:parent-style-name="Default_20_Paragraph_20_Font"/>
    <style:style style:name="T7_72" style:family="text" style:parent-style-name="Default_20_Paragraph_20_Font"/>
    <style:style style:name="T7_73" style:family="text" style:parent-style-name="Default_20_Paragraph_20_Font"/>
    <style:style style:name="T7_74" style:family="text" style:parent-style-name="Default_20_Paragraph_20_Font"/>
    <style:style style:name="T7_75" style:family="text" style:parent-style-name="Default_20_Paragraph_20_Font"/>
    <style:style style:name="T7_76" style:family="text" style:parent-style-name="Default_20_Paragraph_20_Font"/>
    <style:style style:name="T7_77" style:family="text" style:parent-style-name="Default_20_Paragraph_20_Font"/>
    <style:style style:name="T7_78" style:family="text" style:parent-style-name="Default_20_Paragraph_20_Font"/>
    <style:style style:name="T7_79" style:family="text" style:parent-style-name="Default_20_Paragraph_20_Font"/>
    <style:style style:name="T7_80" style:family="text" style:parent-style-name="Default_20_Paragraph_20_Font"/>
    <style:style style:name="T7_81" style:family="text" style:parent-style-name="Default_20_Paragraph_20_Font"/>
    <style:style style:name="T7_82" style:family="text" style:parent-style-name="Default_20_Paragraph_20_Font"/>
    <style:style style:name="T7_83" style:family="text" style:parent-style-name="Default_20_Paragraph_20_Font"/>
    <style:style style:name="T7_84" style:family="text" style:parent-style-name="Default_20_Paragraph_20_Font"/>
    <style:style style:name="T7_85" style:family="text" style:parent-style-name="Default_20_Paragraph_20_Font"/>
    <style:style style:name="P8" style:family="paragraph" style:parent-style-name="Heading_20_2">
      <style:paragraph-properties fo:break-before="auto"/>
    </style:style>
    <style:style style:name="T8_1" style:family="text" style:parent-style-name="Default_20_Paragraph_20_Font"/>
    <style:style style:name="P9" style:family="paragraph" style:parent-style-name="Heading_20_3">
      <style:paragraph-properties fo:break-before="auto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P10" style:family="paragraph" style:parent-style-name="Standard">
      <style:paragraph-properties fo:break-before="auto" fo:margin-top="0cm" fo:margin-bottom="0cm"/>
    </style:style>
    <style:style style:name="T10_1" style:family="text" style:parent-style-name="Default_20_Paragraph_20_Font"/>
    <style:style style:name="T10_2" style:family="text" style:parent-style-name="Default_20_Paragraph_20_Font"/>
    <style:style style:name="T10_3" style:family="text" style:parent-style-name="Default_20_Paragraph_20_Font"/>
    <style:style style:name="T10_4" style:family="text" style:parent-style-name="Default_20_Paragraph_20_Font"/>
    <style:style style:name="T10_5" style:family="text" style:parent-style-name="Default_20_Paragraph_20_Font"/>
    <style:style style:name="T10_6" style:family="text" style:parent-style-name="Default_20_Paragraph_20_Font"/>
    <style:style style:name="T10_7" style:family="text" style:parent-style-name="Default_20_Paragraph_20_Font"/>
    <style:style style:name="T10_8" style:family="text" style:parent-style-name="Default_20_Paragraph_20_Font"/>
    <style:style style:name="T10_9" style:family="text" style:parent-style-name="Default_20_Paragraph_20_Font"/>
    <style:style style:name="T10_10" style:family="text" style:parent-style-name="Default_20_Paragraph_20_Font"/>
    <style:style style:name="T10_11" style:family="text" style:parent-style-name="Default_20_Paragraph_20_Font"/>
    <style:style style:name="T10_12" style:family="text" style:parent-style-name="Default_20_Paragraph_20_Font"/>
    <style:style style:name="T10_13" style:family="text" style:parent-style-name="Default_20_Paragraph_20_Font"/>
    <style:style style:name="T10_14" style:family="text" style:parent-style-name="Default_20_Paragraph_20_Font"/>
    <style:style style:name="T10_15" style:family="text" style:parent-style-name="Default_20_Paragraph_20_Font"/>
    <style:style style:name="T10_16" style:family="text" style:parent-style-name="Default_20_Paragraph_20_Font"/>
    <style:style style:name="T10_17" style:family="text" style:parent-style-name="Default_20_Paragraph_20_Font"/>
    <style:style style:name="T10_18" style:family="text" style:parent-style-name="Default_20_Paragraph_20_Font"/>
    <style:style style:name="T10_19" style:family="text" style:parent-style-name="Default_20_Paragraph_20_Font"/>
    <style:style style:name="T10_20" style:family="text" style:parent-style-name="Default_20_Paragraph_20_Font">
      <style:text-properties fo:color="#000099" style:text-underline-style="solid" style:text-underline-color="font-color"/>
    </style:style>
    <style:style style:name="T10_21" style:family="text" style:parent-style-name="Default_20_Paragraph_20_Font"/>
    <style:style style:name="T10_22" style:family="text" style:parent-style-name="Default_20_Paragraph_20_Font">
      <style:text-properties fo:color="#000099" style:text-underline-style="solid" style:text-underline-color="font-color"/>
    </style:style>
    <style:style style:name="T10_23" style:family="text" style:parent-style-name="Default_20_Paragraph_20_Font"/>
    <style:style style:name="T10_24" style:family="text" style:parent-style-name="Default_20_Paragraph_20_Font">
      <style:text-properties fo:color="#000099" style:text-underline-style="solid" style:text-underline-color="font-color"/>
    </style:style>
    <style:style style:name="T10_25" style:family="text" style:parent-style-name="Default_20_Paragraph_20_Font"/>
    <style:style style:name="T10_26" style:family="text" style:parent-style-name="Default_20_Paragraph_20_Font">
      <style:text-properties fo:color="#000099" style:text-underline-style="solid" style:text-underline-color="font-color"/>
    </style:style>
    <style:style style:name="T10_27" style:family="text" style:parent-style-name="Default_20_Paragraph_20_Font"/>
    <style:style style:name="T10_28" style:family="text" style:parent-style-name="Default_20_Paragraph_20_Font">
      <style:text-properties fo:color="#000099" style:text-underline-style="solid" style:text-underline-color="font-color"/>
    </style:style>
    <style:style style:name="T10_29" style:family="text" style:parent-style-name="Default_20_Paragraph_20_Font"/>
    <style:style style:name="T10_30" style:family="text" style:parent-style-name="Default_20_Paragraph_20_Font">
      <style:text-properties fo:color="#000099" style:text-underline-style="solid" style:text-underline-color="font-color"/>
    </style:style>
    <style:style style:name="T10_31" style:family="text" style:parent-style-name="Default_20_Paragraph_20_Font"/>
    <style:style style:name="T10_32" style:family="text" style:parent-style-name="Default_20_Paragraph_20_Font">
      <style:text-properties fo:color="#000099" style:text-underline-style="solid" style:text-underline-color="font-color"/>
    </style:style>
    <style:style style:name="T10_33" style:family="text" style:parent-style-name="Default_20_Paragraph_20_Font"/>
    <style:style style:name="T10_34" style:family="text" style:parent-style-name="Default_20_Paragraph_20_Font">
      <style:text-properties fo:color="#000099" style:text-underline-style="solid" style:text-underline-color="font-color"/>
    </style:style>
    <style:style style:name="T10_35" style:family="text" style:parent-style-name="Default_20_Paragraph_20_Font"/>
    <style:style style:name="T10_36" style:family="text" style:parent-style-name="Default_20_Paragraph_20_Font">
      <style:text-properties fo:color="#000099" style:text-underline-style="solid" style:text-underline-color="font-color"/>
    </style:style>
    <style:style style:name="T10_37" style:family="text" style:parent-style-name="Default_20_Paragraph_20_Font"/>
    <style:style style:name="T10_38" style:family="text" style:parent-style-name="Default_20_Paragraph_20_Font">
      <style:text-properties fo:color="#000099" style:text-underline-style="solid" style:text-underline-color="font-color"/>
    </style:style>
    <style:style style:name="T10_39" style:family="text" style:parent-style-name="Default_20_Paragraph_20_Font"/>
    <style:style style:name="T10_40" style:family="text" style:parent-style-name="Default_20_Paragraph_20_Font">
      <style:text-properties fo:color="#000099" style:text-underline-style="solid" style:text-underline-color="font-color"/>
    </style:style>
    <style:style style:name="T10_41" style:family="text" style:parent-style-name="Default_20_Paragraph_20_Font"/>
    <style:style style:name="T10_42" style:family="text" style:parent-style-name="Default_20_Paragraph_20_Font">
      <style:text-properties fo:color="#000099" style:text-underline-style="solid" style:text-underline-color="font-color"/>
    </style:style>
    <style:style style:name="T10_43" style:family="text" style:parent-style-name="Default_20_Paragraph_20_Font"/>
    <style:style style:name="T10_44" style:family="text" style:parent-style-name="Default_20_Paragraph_20_Font">
      <style:text-properties fo:color="#000099" style:text-underline-style="solid" style:text-underline-color="font-color"/>
    </style:style>
    <style:style style:name="T10_45" style:family="text" style:parent-style-name="Default_20_Paragraph_20_Font"/>
    <style:style style:name="T10_46" style:family="text" style:parent-style-name="Default_20_Paragraph_20_Font">
      <style:text-properties fo:color="#000099" style:text-underline-style="solid" style:text-underline-color="font-color"/>
    </style:style>
    <style:style style:name="T10_47" style:family="text" style:parent-style-name="Default_20_Paragraph_20_Font"/>
    <style:style style:name="P11" style:family="paragraph" style:parent-style-name="Heading_20_3">
      <style:paragraph-properties fo:break-before="auto"/>
    </style:style>
    <style:style style:name="T11_1" style:family="text" style:parent-style-name="Default_20_Paragraph_20_Font"/>
    <style:style style:name="P12" style:family="paragraph" style:parent-style-name="Standard">
      <style:paragraph-properties fo:break-before="auto" fo:margin-top="0cm" fo:margin-bottom="0cm"/>
    </style:style>
    <style:style style:name="T12_1" style:family="text" style:parent-style-name="Default_20_Paragraph_20_Font"/>
    <style:style style:name="T12_2" style:family="text" style:parent-style-name="Default_20_Paragraph_20_Font"/>
    <style:style style:name="T12_3" style:family="text" style:parent-style-name="Default_20_Paragraph_20_Font"/>
    <style:style style:name="T12_4" style:family="text" style:parent-style-name="Default_20_Paragraph_20_Font"/>
    <style:style style:name="T12_5" style:family="text" style:parent-style-name="Default_20_Paragraph_20_Font"/>
    <style:style style:name="T12_6" style:family="text" style:parent-style-name="Default_20_Paragraph_20_Font"/>
    <style:style style:name="T12_7" style:family="text" style:parent-style-name="Default_20_Paragraph_20_Font"/>
    <style:style style:name="T12_8" style:family="text" style:parent-style-name="Default_20_Paragraph_20_Font"/>
    <style:style style:name="T12_9" style:family="text" style:parent-style-name="Default_20_Paragraph_20_Font"/>
    <style:style style:name="T12_10" style:family="text" style:parent-style-name="Default_20_Paragraph_20_Font"/>
    <style:style style:name="T12_11" style:family="text" style:parent-style-name="Default_20_Paragraph_20_Font"/>
    <style:style style:name="T12_12" style:family="text" style:parent-style-name="Default_20_Paragraph_20_Font"/>
    <style:style style:name="T12_13" style:family="text" style:parent-style-name="Default_20_Paragraph_20_Font"/>
    <style:style style:name="T12_14" style:family="text" style:parent-style-name="Default_20_Paragraph_20_Font"/>
    <style:style style:name="T12_15" style:family="text" style:parent-style-name="Default_20_Paragraph_20_Font"/>
    <style:style style:name="T12_16" style:family="text" style:parent-style-name="Default_20_Paragraph_20_Font"/>
    <style:style style:name="T12_17" style:family="text" style:parent-style-name="Default_20_Paragraph_20_Font"/>
    <style:style style:name="T12_18" style:family="text" style:parent-style-name="Default_20_Paragraph_20_Font"/>
    <style:style style:name="T12_19" style:family="text" style:parent-style-name="Default_20_Paragraph_20_Font"/>
    <style:style style:name="T12_20" style:family="text" style:parent-style-name="Default_20_Paragraph_20_Font"/>
    <style:style style:name="T12_21" style:family="text" style:parent-style-name="Default_20_Paragraph_20_Font"/>
    <style:style style:name="T12_22" style:family="text" style:parent-style-name="Default_20_Paragraph_20_Font"/>
    <style:style style:name="T12_23" style:family="text" style:parent-style-name="Default_20_Paragraph_20_Font"/>
    <style:style style:name="T12_24" style:family="text" style:parent-style-name="Default_20_Paragraph_20_Font"/>
    <style:style style:name="T12_25" style:family="text" style:parent-style-name="Default_20_Paragraph_20_Font"/>
    <style:style style:name="T12_26" style:family="text" style:parent-style-name="Default_20_Paragraph_20_Font"/>
    <style:style style:name="T12_27" style:family="text" style:parent-style-name="Default_20_Paragraph_20_Font"/>
    <style:style style:name="T12_28" style:family="text" style:parent-style-name="Default_20_Paragraph_20_Font"/>
    <style:style style:name="T12_29" style:family="text" style:parent-style-name="Default_20_Paragraph_20_Font"/>
    <style:style style:name="T12_30" style:family="text" style:parent-style-name="Default_20_Paragraph_20_Font"/>
    <style:style style:name="T12_31" style:family="text" style:parent-style-name="Default_20_Paragraph_20_Font"/>
    <style:style style:name="T12_32" style:family="text" style:parent-style-name="Default_20_Paragraph_20_Font"/>
    <style:style style:name="T12_33" style:family="text" style:parent-style-name="Default_20_Paragraph_20_Font"/>
    <style:style style:name="T12_34" style:family="text" style:parent-style-name="Default_20_Paragraph_20_Font"/>
    <style:style style:name="T12_35" style:family="text" style:parent-style-name="Default_20_Paragraph_20_Font"/>
    <style:style style:name="T12_36" style:family="text" style:parent-style-name="Default_20_Paragraph_20_Font"/>
    <style:style style:name="T12_37" style:family="text" style:parent-style-name="Default_20_Paragraph_20_Font"/>
    <style:style style:name="T12_38" style:family="text" style:parent-style-name="Default_20_Paragraph_20_Font"/>
    <style:style style:name="T12_39" style:family="text" style:parent-style-name="Default_20_Paragraph_20_Font"/>
    <style:style style:name="T12_40" style:family="text" style:parent-style-name="Default_20_Paragraph_20_Font"/>
    <style:style style:name="T12_41" style:family="text" style:parent-style-name="Default_20_Paragraph_20_Font"/>
    <style:style style:name="T12_42" style:family="text" style:parent-style-name="Default_20_Paragraph_20_Font"/>
    <style:style style:name="T12_43" style:family="text" style:parent-style-name="Default_20_Paragraph_20_Font"/>
    <style:style style:name="T12_44" style:family="text" style:parent-style-name="Default_20_Paragraph_20_Font"/>
    <style:style style:name="T12_45" style:family="text" style:parent-style-name="Default_20_Paragraph_20_Font"/>
    <style:style style:name="T12_46" style:family="text" style:parent-style-name="Default_20_Paragraph_20_Font"/>
    <style:style style:name="T12_47" style:family="text" style:parent-style-name="Default_20_Paragraph_20_Font"/>
    <style:style style:name="T12_48" style:family="text" style:parent-style-name="Default_20_Paragraph_20_Font"/>
    <style:style style:name="T12_49" style:family="text" style:parent-style-name="Default_20_Paragraph_20_Font"/>
    <style:style style:name="T12_50" style:family="text" style:parent-style-name="Default_20_Paragraph_20_Font"/>
    <style:style style:name="T12_51" style:family="text" style:parent-style-name="Default_20_Paragraph_20_Font"/>
    <style:style style:name="T12_52" style:family="text" style:parent-style-name="Default_20_Paragraph_20_Font"/>
    <style:style style:name="T12_53" style:family="text" style:parent-style-name="Default_20_Paragraph_20_Font"/>
    <style:style style:name="T12_54" style:family="text" style:parent-style-name="Default_20_Paragraph_20_Font"/>
    <style:style style:name="T12_55" style:family="text" style:parent-style-name="Default_20_Paragraph_20_Font"/>
    <style:style style:name="T12_56" style:family="text" style:parent-style-name="Default_20_Paragraph_20_Font"/>
    <style:style style:name="T12_57" style:family="text" style:parent-style-name="Default_20_Paragraph_20_Font"/>
    <style:style style:name="T12_58" style:family="text" style:parent-style-name="Default_20_Paragraph_20_Font"/>
    <style:style style:name="T12_59" style:family="text" style:parent-style-name="Default_20_Paragraph_20_Font"/>
    <style:style style:name="T12_60" style:family="text" style:parent-style-name="Default_20_Paragraph_20_Font"/>
    <style:style style:name="T12_61" style:family="text" style:parent-style-name="Default_20_Paragraph_20_Font"/>
    <style:style style:name="T12_62" style:family="text" style:parent-style-name="Default_20_Paragraph_20_Font"/>
    <style:style style:name="T12_63" style:family="text" style:parent-style-name="Default_20_Paragraph_20_Font"/>
    <style:style style:name="T12_64" style:family="text" style:parent-style-name="Default_20_Paragraph_20_Font"/>
    <style:style style:name="T12_65" style:family="text" style:parent-style-name="Default_20_Paragraph_20_Font"/>
    <style:style style:name="T12_66" style:family="text" style:parent-style-name="Default_20_Paragraph_20_Font"/>
    <style:style style:name="T12_67" style:family="text" style:parent-style-name="Default_20_Paragraph_20_Font"/>
    <style:style style:name="T12_68" style:family="text" style:parent-style-name="Default_20_Paragraph_20_Font"/>
    <style:style style:name="T12_69" style:family="text" style:parent-style-name="Default_20_Paragraph_20_Font"/>
    <style:style style:name="T12_70" style:family="text" style:parent-style-name="Default_20_Paragraph_20_Font"/>
    <style:style style:name="T12_71" style:family="text" style:parent-style-name="Default_20_Paragraph_20_Font"/>
    <style:style style:name="T12_72" style:family="text" style:parent-style-name="Default_20_Paragraph_20_Font"/>
    <style:style style:name="T12_73" style:family="text" style:parent-style-name="Default_20_Paragraph_20_Font"/>
    <style:style style:name="T12_74" style:family="text" style:parent-style-name="Default_20_Paragraph_20_Font"/>
    <style:style style:name="T12_75" style:family="text" style:parent-style-name="Default_20_Paragraph_20_Font"/>
    <style:style style:name="T12_76" style:family="text" style:parent-style-name="Default_20_Paragraph_20_Font"/>
    <style:style style:name="T12_77" style:family="text" style:parent-style-name="Default_20_Paragraph_20_Font"/>
    <style:style style:name="T12_78" style:family="text" style:parent-style-name="Default_20_Paragraph_20_Font"/>
    <style:style style:name="T12_79" style:family="text" style:parent-style-name="Default_20_Paragraph_20_Font"/>
    <style:style style:name="T12_80" style:family="text" style:parent-style-name="Default_20_Paragraph_20_Font"/>
    <style:style style:name="T12_81" style:family="text" style:parent-style-name="Default_20_Paragraph_20_Font"/>
    <style:style style:name="T12_82" style:family="text" style:parent-style-name="Default_20_Paragraph_20_Font"/>
    <style:style style:name="T12_83" style:family="text" style:parent-style-name="Default_20_Paragraph_20_Font"/>
    <style:style style:name="T12_84" style:family="text" style:parent-style-name="Default_20_Paragraph_20_Font"/>
    <style:style style:name="T12_85" style:family="text" style:parent-style-name="Default_20_Paragraph_20_Font"/>
    <style:style style:name="T12_86" style:family="text" style:parent-style-name="Default_20_Paragraph_20_Font"/>
    <style:style style:name="T12_87" style:family="text" style:parent-style-name="Default_20_Paragraph_20_Font"/>
    <style:style style:name="T12_88" style:family="text" style:parent-style-name="Default_20_Paragraph_20_Font"/>
    <style:style style:name="T12_89" style:family="text" style:parent-style-name="Default_20_Paragraph_20_Font"/>
    <style:style style:name="T12_90" style:family="text" style:parent-style-name="Default_20_Paragraph_20_Font"/>
    <style:style style:name="T12_91" style:family="text" style:parent-style-name="Default_20_Paragraph_20_Font"/>
    <style:style style:name="T12_92" style:family="text" style:parent-style-name="Default_20_Paragraph_20_Font"/>
    <style:style style:name="T12_93" style:family="text" style:parent-style-name="Default_20_Paragraph_20_Font"/>
    <style:style style:name="T12_94" style:family="text" style:parent-style-name="Default_20_Paragraph_20_Font"/>
    <style:style style:name="T12_95" style:family="text" style:parent-style-name="Default_20_Paragraph_20_Font"/>
    <style:style style:name="T12_96" style:family="text" style:parent-style-name="Default_20_Paragraph_20_Font"/>
    <style:style style:name="T12_97" style:family="text" style:parent-style-name="Default_20_Paragraph_20_Font"/>
    <style:style style:name="T12_98" style:family="text" style:parent-style-name="Default_20_Paragraph_20_Font"/>
    <style:style style:name="T12_99" style:family="text" style:parent-style-name="Default_20_Paragraph_20_Font"/>
    <style:style style:name="T12_100" style:family="text" style:parent-style-name="Default_20_Paragraph_20_Font"/>
    <style:style style:name="T12_101" style:family="text" style:parent-style-name="Default_20_Paragraph_20_Font"/>
    <style:style style:name="T12_102" style:family="text" style:parent-style-name="Default_20_Paragraph_20_Font"/>
    <style:style style:name="T12_103" style:family="text" style:parent-style-name="Default_20_Paragraph_20_Font"/>
    <style:style style:name="T12_104" style:family="text" style:parent-style-name="Default_20_Paragraph_20_Font"/>
    <style:style style:name="T12_105" style:family="text" style:parent-style-name="Default_20_Paragraph_20_Font"/>
    <style:style style:name="T12_106" style:family="text" style:parent-style-name="Default_20_Paragraph_20_Font"/>
    <style:style style:name="T12_107" style:family="text" style:parent-style-name="Default_20_Paragraph_20_Font"/>
    <style:style style:name="T12_108" style:family="text" style:parent-style-name="Default_20_Paragraph_20_Font"/>
    <style:style style:name="T12_109" style:family="text" style:parent-style-name="Default_20_Paragraph_20_Font"/>
    <style:style style:name="T12_110" style:family="text" style:parent-style-name="Default_20_Paragraph_20_Font"/>
    <style:style style:name="P13" style:family="paragraph" style:parent-style-name="Heading_20_3">
      <style:paragraph-properties fo:break-before="auto"/>
    </style:style>
    <style:style style:name="T13_1" style:family="text" style:parent-style-name="Default_20_Paragraph_20_Font"/>
    <style:style style:name="P14" style:family="paragraph" style:parent-style-name="Standard">
      <style:paragraph-properties fo:break-before="auto" fo:margin-top="0cm" fo:margin-bottom="0cm"/>
    </style:style>
    <style:style style:name="T14_1" style:family="text" style:parent-style-name="Default_20_Paragraph_20_Font"/>
    <style:style style:name="T14_2" style:family="text" style:parent-style-name="Default_20_Paragraph_20_Font"/>
    <style:style style:name="T14_3" style:family="text" style:parent-style-name="Default_20_Paragraph_20_Font"/>
    <style:style style:name="T14_4" style:family="text" style:parent-style-name="Default_20_Paragraph_20_Font"/>
    <style:style style:name="T14_5" style:family="text" style:parent-style-name="Default_20_Paragraph_20_Font"/>
    <style:style style:name="T14_6" style:family="text" style:parent-style-name="Default_20_Paragraph_20_Font"/>
    <style:style style:name="T14_7" style:family="text" style:parent-style-name="Default_20_Paragraph_20_Font"/>
    <style:style style:name="T14_8" style:family="text" style:parent-style-name="Default_20_Paragraph_20_Font"/>
    <style:style style:name="T14_9" style:family="text" style:parent-style-name="Default_20_Paragraph_20_Font"/>
    <style:style style:name="T14_10" style:family="text" style:parent-style-name="Default_20_Paragraph_20_Font"/>
    <style:style style:name="T14_11" style:family="text" style:parent-style-name="Default_20_Paragraph_20_Font"/>
    <style:style style:name="T14_12" style:family="text" style:parent-style-name="Default_20_Paragraph_20_Font"/>
    <style:style style:name="T14_13" style:family="text" style:parent-style-name="Default_20_Paragraph_20_Font"/>
    <style:style style:name="T14_14" style:family="text" style:parent-style-name="Default_20_Paragraph_20_Font"/>
    <style:style style:name="T14_15" style:family="text" style:parent-style-name="Default_20_Paragraph_20_Font"/>
    <style:style style:name="T14_16" style:family="text" style:parent-style-name="Default_20_Paragraph_20_Font"/>
    <style:style style:name="T14_17" style:family="text" style:parent-style-name="Default_20_Paragraph_20_Font"/>
    <style:style style:name="T14_18" style:family="text" style:parent-style-name="Default_20_Paragraph_20_Font"/>
    <style:style style:name="T14_19" style:family="text" style:parent-style-name="Default_20_Paragraph_20_Font"/>
    <style:style style:name="T14_20" style:family="text" style:parent-style-name="Default_20_Paragraph_20_Font"/>
    <style:style style:name="T14_21" style:family="text" style:parent-style-name="Default_20_Paragraph_20_Font"/>
    <style:style style:name="T14_22" style:family="text" style:parent-style-name="Default_20_Paragraph_20_Font"/>
    <style:style style:name="T14_23" style:family="text" style:parent-style-name="Default_20_Paragraph_20_Font"/>
    <style:style style:name="T14_24" style:family="text" style:parent-style-name="Default_20_Paragraph_20_Font"/>
    <style:style style:name="T14_25" style:family="text" style:parent-style-name="Default_20_Paragraph_20_Font"/>
    <style:style style:name="T14_26" style:family="text" style:parent-style-name="Default_20_Paragraph_20_Font"/>
    <style:style style:name="T14_27" style:family="text" style:parent-style-name="Default_20_Paragraph_20_Font"/>
    <style:style style:name="T14_28" style:family="text" style:parent-style-name="Default_20_Paragraph_20_Font"/>
    <style:style style:name="T14_29" style:family="text" style:parent-style-name="Default_20_Paragraph_20_Font"/>
    <style:style style:name="T14_30" style:family="text" style:parent-style-name="Default_20_Paragraph_20_Font"/>
    <style:style style:name="T14_31" style:family="text" style:parent-style-name="Default_20_Paragraph_20_Font"/>
    <style:style style:name="T14_32" style:family="text" style:parent-style-name="Default_20_Paragraph_20_Font"/>
    <style:style style:name="T14_33" style:family="text" style:parent-style-name="Default_20_Paragraph_20_Font"/>
    <style:style style:name="T14_34" style:family="text" style:parent-style-name="Default_20_Paragraph_20_Font"/>
    <style:style style:name="T14_35" style:family="text" style:parent-style-name="Default_20_Paragraph_20_Font"/>
    <style:style style:name="T14_36" style:family="text" style:parent-style-name="Default_20_Paragraph_20_Font"/>
    <style:style style:name="T14_37" style:family="text" style:parent-style-name="Default_20_Paragraph_20_Font"/>
    <style:style style:name="T14_38" style:family="text" style:parent-style-name="Default_20_Paragraph_20_Font"/>
    <style:style style:name="T14_39" style:family="text" style:parent-style-name="Default_20_Paragraph_20_Font"/>
    <style:style style:name="T14_40" style:family="text" style:parent-style-name="Default_20_Paragraph_20_Font"/>
    <style:style style:name="T14_41" style:family="text" style:parent-style-name="Default_20_Paragraph_20_Font"/>
    <style:style style:name="T14_42" style:family="text" style:parent-style-name="Default_20_Paragraph_20_Font"/>
    <style:style style:name="T14_43" style:family="text" style:parent-style-name="Default_20_Paragraph_20_Font"/>
    <style:style style:name="T14_44" style:family="text" style:parent-style-name="Default_20_Paragraph_20_Font"/>
    <style:style style:name="P15" style:family="paragraph" style:parent-style-name="Heading_20_3">
      <style:paragraph-properties fo:break-before="auto"/>
    </style:style>
    <style:style style:name="T15_1" style:family="text" style:parent-style-name="Default_20_Paragraph_20_Font"/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T16_4" style:family="text" style:parent-style-name="Default_20_Paragraph_20_Font"/>
    <style:style style:name="T16_5" style:family="text" style:parent-style-name="Default_20_Paragraph_20_Font"/>
    <style:style style:name="T16_6" style:family="text" style:parent-style-name="Default_20_Paragraph_20_Font"/>
    <style:style style:name="T16_7" style:family="text" style:parent-style-name="Default_20_Paragraph_20_Font"/>
    <style:style style:name="T16_8" style:family="text" style:parent-style-name="Default_20_Paragraph_20_Font"/>
    <style:style style:name="T16_9" style:family="text" style:parent-style-name="Default_20_Paragraph_20_Font"/>
    <style:style style:name="T16_10" style:family="text" style:parent-style-name="Default_20_Paragraph_20_Font"/>
    <style:style style:name="T16_11" style:family="text" style:parent-style-name="Default_20_Paragraph_20_Font"/>
    <style:style style:name="T16_12" style:family="text" style:parent-style-name="Default_20_Paragraph_20_Font"/>
    <style:style style:name="T16_13" style:family="text" style:parent-style-name="Default_20_Paragraph_20_Font"/>
    <style:style style:name="T16_14" style:family="text" style:parent-style-name="Default_20_Paragraph_20_Font"/>
    <style:style style:name="T16_15" style:family="text" style:parent-style-name="Default_20_Paragraph_20_Font"/>
    <style:style style:name="T16_16" style:family="text" style:parent-style-name="Default_20_Paragraph_20_Font"/>
    <style:style style:name="T16_17" style:family="text" style:parent-style-name="Default_20_Paragraph_20_Font"/>
    <style:style style:name="T16_18" style:family="text" style:parent-style-name="Default_20_Paragraph_20_Font"/>
    <style:style style:name="T16_19" style:family="text" style:parent-style-name="Default_20_Paragraph_20_Font"/>
    <style:style style:name="T16_20" style:family="text" style:parent-style-name="Default_20_Paragraph_20_Font"/>
    <style:style style:name="T16_21" style:family="text" style:parent-style-name="Default_20_Paragraph_20_Font"/>
    <style:style style:name="T16_22" style:family="text" style:parent-style-name="Default_20_Paragraph_20_Font"/>
    <style:style style:name="T16_23" style:family="text" style:parent-style-name="Default_20_Paragraph_20_Font"/>
    <style:style style:name="T16_24" style:family="text" style:parent-style-name="Default_20_Paragraph_20_Font"/>
    <style:style style:name="T16_25" style:family="text" style:parent-style-name="Default_20_Paragraph_20_Font"/>
    <style:style style:name="T16_26" style:family="text" style:parent-style-name="Default_20_Paragraph_20_Font"/>
    <style:style style:name="P17" style:family="paragraph" style:parent-style-name="Heading_20_4">
      <style:paragraph-properties fo:break-before="auto"/>
    </style:style>
    <style:style style:name="T17_1" style:family="text" style:parent-style-name="Default_20_Paragraph_20_Font"/>
    <style:style style:name="T17_2" style:family="text" style:parent-style-name="Default_20_Paragraph_20_Font"/>
    <style:style style:name="T17_3" style:family="text" style:parent-style-name="Default_20_Paragraph_20_Font"/>
    <style:style style:name="P18" style:family="paragraph" style:parent-style-name="Standard">
      <style:paragraph-properties fo:break-before="auto" fo:margin-top="0cm" fo:margin-bottom="0cm"/>
    </style:style>
    <style:style style:name="Table1" style:family="table">
      <style:table-properties table:align="left" style:width="16.545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break-before="auto" fo:line-height="100%" fo:margin-top="0cm" fo:margin-bottom="0cm"/>
    </style:style>
    <style:style style:name="T19_1" style:family="text" style:parent-style-name="Default_20_Paragraph_20_Font"/>
    <style:style style:name="T19_2" style:family="text" style:parent-style-name="Default_20_Paragraph_20_Font"/>
    <style:style style:name="T19_3" style:family="text" style:parent-style-name="Default_20_Paragraph_20_Font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break-before="auto" fo:line-height="100%" fo:margin-top="0cm" fo:margin-bottom="0cm"/>
    </style:style>
    <style:style style:name="T20_1" style:family="text" style:parent-style-name="Default_20_Paragraph_20_Font"/>
    <style:style style:name="T20_2" style:family="text" style:parent-style-name="Default_20_Paragraph_20_Font"/>
    <style:style style:name="T20_3" style:family="text" style:parent-style-name="Default_20_Paragraph_20_Font"/>
    <style:style style:name="T20_4" style:family="text" style:parent-style-name="Default_20_Paragraph_20_Font"/>
    <style:style style:name="T20_5" style:family="text" style:parent-style-name="Default_20_Paragraph_20_Font"/>
    <style:style style:name="T20_6" style:family="text" style:parent-style-name="Default_20_Paragraph_20_Font"/>
    <style:style style:name="T20_7" style:family="text" style:parent-style-name="Default_20_Paragraph_20_Font"/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break-before="auto" fo:line-height="100%" fo:margin-top="0cm" fo:margin-bottom="0cm"/>
    </style:style>
    <style:style style:name="T21_1" style:family="text" style:parent-style-name="Default_20_Paragraph_20_Font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break-before="auto" fo:line-height="100%" fo:margin-top="0cm" fo:margin-bottom="0cm"/>
    </style:style>
    <style:style style:name="T22_1" style:family="text" style:parent-style-name="Default_20_Paragraph_20_Font"/>
    <style:style style:name="T22_2" style:family="text" style:parent-style-name="Default_20_Paragraph_20_Font"/>
    <style:style style:name="T22_3" style:family="text" style:parent-style-name="Default_20_Paragraph_20_Font"/>
    <style:style style:name="T22_4" style:family="text" style:parent-style-name="Default_20_Paragraph_20_Font"/>
    <style:style style:name="T22_5" style:family="text" style:parent-style-name="Default_20_Paragraph_20_Font"/>
    <style:style style:name="T22_6" style:family="text" style:parent-style-name="Default_20_Paragraph_20_Font"/>
    <style:style style:name="T22_7" style:family="text" style:parent-style-name="Default_20_Paragraph_20_Font"/>
    <style:style style:name="T22_8" style:family="text" style:parent-style-name="Default_20_Paragraph_20_Font"/>
    <style:style style:name="T22_9" style:family="text" style:parent-style-name="Default_20_Paragraph_20_Font"/>
    <style:style style:name="T22_10" style:family="text" style:parent-style-name="Default_20_Paragraph_20_Font"/>
    <style:style style:name="T22_11" style:family="text" style:parent-style-name="Default_20_Paragraph_20_Font"/>
    <style:style style:name="T22_12" style:family="text" style:parent-style-name="Default_20_Paragraph_20_Font"/>
    <style:style style:name="T22_13" style:family="text" style:parent-style-name="Default_20_Paragraph_20_Font"/>
    <style:style style:name="T22_14" style:family="text" style:parent-style-name="Default_20_Paragraph_20_Font"/>
    <style:style style:name="T22_15" style:family="text" style:parent-style-name="Default_20_Paragraph_20_Font"/>
    <style:style style:name="T22_16" style:family="text" style:parent-style-name="Default_20_Paragraph_20_Font"/>
    <style:style style:name="T22_17" style:family="text" style:parent-style-name="Default_20_Paragraph_20_Font"/>
    <style:style style:name="T22_18" style:family="text" style:parent-style-name="Default_20_Paragraph_20_Font"/>
    <style:style style:name="T22_19" style:family="text" style:parent-style-name="Default_20_Paragraph_20_Font"/>
    <style:style style:name="T22_20" style:family="text" style:parent-style-name="Default_20_Paragraph_20_Font"/>
    <style:style style:name="T22_21" style:family="text" style:parent-style-name="Default_20_Paragraph_20_Font"/>
    <style:style style:name="T22_22" style:family="text" style:parent-style-name="Default_20_Paragraph_20_Font"/>
    <style:style style:name="T22_23" style:family="text" style:parent-style-name="Default_20_Paragraph_20_Font"/>
    <style:style style:name="Row3" style:family="table-row">
      <style:table-row-properties style:min-row-height="0cm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break-before="auto" fo:line-height="100%" fo:margin-top="0cm" fo:margin-bottom="0cm"/>
    </style:style>
    <style:style style:name="T23_1" style:family="text" style:parent-style-name="Default_20_Paragraph_20_Font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break-before="auto" fo:line-height="100%" fo:margin-top="0cm" fo:margin-bottom="0cm"/>
    </style:style>
    <style:style style:name="T24_1" style:family="text" style:parent-style-name="Default_20_Paragraph_20_Font"/>
    <style:style style:name="T24_2" style:family="text" style:parent-style-name="Default_20_Paragraph_20_Font"/>
    <style:style style:name="T24_3" style:family="text" style:parent-style-name="Default_20_Paragraph_20_Font"/>
    <style:style style:name="T24_4" style:family="text" style:parent-style-name="Default_20_Paragraph_20_Font"/>
    <style:style style:name="T24_5" style:family="text" style:parent-style-name="Default_20_Paragraph_20_Font"/>
    <style:style style:name="Row4" style:family="table-row">
      <style:table-row-properties style:min-row-height="0cm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break-before="auto" fo:line-height="100%" fo:margin-top="0cm" fo:margin-bottom="0cm"/>
    </style:style>
    <style:style style:name="T25_1" style:family="text" style:parent-style-name="Default_20_Paragraph_20_Font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break-before="auto" fo:line-height="100%" fo:margin-top="0cm" fo:margin-bottom="0cm"/>
    </style:style>
    <style:style style:name="T26_1" style:family="text" style:parent-style-name="Default_20_Paragraph_20_Font"/>
    <style:style style:name="P27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27_1" style:family="text" style:parent-style-name="Default_20_Paragraph_20_Font"/>
    <style:style style:name="Table2" style:family="table">
      <style:table-properties table:align="left" style:width="16.545cm" fo:margin-left="0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5" style:family="table-row">
      <style:table-row-properties style:min-row-height="0cm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break-before="auto" fo:line-height="100%" fo:margin-top="0cm" fo:margin-bottom="0cm"/>
    </style:style>
    <style:style style:name="T28_1" style:family="text" style:parent-style-name="Default_20_Paragraph_20_Font"/>
    <style:style style:name="T28_2" style:family="text" style:parent-style-name="Default_20_Paragraph_20_Font"/>
    <style:style style:name="T28_3" style:family="text" style:parent-style-name="Default_20_Paragraph_20_Font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break-before="auto" fo:line-height="100%" fo:margin-top="0cm" fo:margin-bottom="0cm"/>
    </style:style>
    <style:style style:name="T29_1" style:family="text" style:parent-style-name="Default_20_Paragraph_20_Font"/>
    <style:style style:name="T29_2" style:family="text" style:parent-style-name="Default_20_Paragraph_20_Font"/>
    <style:style style:name="T29_3" style:family="text" style:parent-style-name="Default_20_Paragraph_20_Font"/>
    <style:style style:name="T29_4" style:family="text" style:parent-style-name="Default_20_Paragraph_20_Font"/>
    <style:style style:name="T29_5" style:family="text" style:parent-style-name="Default_20_Paragraph_20_Font"/>
    <style:style style:name="T29_6" style:family="text" style:parent-style-name="Default_20_Paragraph_20_Font"/>
    <style:style style:name="T29_7" style:family="text" style:parent-style-name="Default_20_Paragraph_20_Font"/>
    <style:style style:name="T29_8" style:family="text" style:parent-style-name="Default_20_Paragraph_20_Font"/>
    <style:style style:name="T29_9" style:family="text" style:parent-style-name="Default_20_Paragraph_20_Font"/>
    <style:style style:name="T29_10" style:family="text" style:parent-style-name="Default_20_Paragraph_20_Font"/>
    <style:style style:name="T29_11" style:family="text" style:parent-style-name="Default_20_Paragraph_20_Font"/>
    <style:style style:name="T29_12" style:family="text" style:parent-style-name="Default_20_Paragraph_20_Font"/>
    <style:style style:name="T29_13" style:family="text" style:parent-style-name="Default_20_Paragraph_20_Font"/>
    <style:style style:name="Row6" style:family="table-row">
      <style:table-row-properties style:min-row-height="0cm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break-before="auto" fo:line-height="100%" fo:margin-top="0cm" fo:margin-bottom="0cm"/>
    </style:style>
    <style:style style:name="T30_1" style:family="text" style:parent-style-name="Default_20_Paragraph_20_Font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break-before="auto" fo:line-height="100%" fo:margin-top="0cm" fo:margin-bottom="0cm"/>
    </style:style>
    <style:style style:name="T31_1" style:family="text" style:parent-style-name="Default_20_Paragraph_20_Font"/>
    <style:style style:name="T31_2" style:family="text" style:parent-style-name="Default_20_Paragraph_20_Font"/>
    <style:style style:name="T31_3" style:family="text" style:parent-style-name="Default_20_Paragraph_20_Font"/>
    <style:style style:name="T31_4" style:family="text" style:parent-style-name="Default_20_Paragraph_20_Font"/>
    <style:style style:name="T31_5" style:family="text" style:parent-style-name="Default_20_Paragraph_20_Font"/>
    <style:style style:name="T31_6" style:family="text" style:parent-style-name="Default_20_Paragraph_20_Font"/>
    <style:style style:name="T31_7" style:family="text" style:parent-style-name="Default_20_Paragraph_20_Font"/>
    <style:style style:name="T31_8" style:family="text" style:parent-style-name="Default_20_Paragraph_20_Font"/>
    <style:style style:name="T31_9" style:family="text" style:parent-style-name="Default_20_Paragraph_20_Font"/>
    <style:style style:name="T31_10" style:family="text" style:parent-style-name="Default_20_Paragraph_20_Font"/>
    <style:style style:name="T31_11" style:family="text" style:parent-style-name="Default_20_Paragraph_20_Font"/>
    <style:style style:name="T31_12" style:family="text" style:parent-style-name="Default_20_Paragraph_20_Font"/>
    <style:style style:name="T31_13" style:family="text" style:parent-style-name="Default_20_Paragraph_20_Font"/>
    <style:style style:name="T31_14" style:family="text" style:parent-style-name="Default_20_Paragraph_20_Font"/>
    <style:style style:name="T31_15" style:family="text" style:parent-style-name="Default_20_Paragraph_20_Font"/>
    <style:style style:name="T31_16" style:family="text" style:parent-style-name="Default_20_Paragraph_20_Font"/>
    <style:style style:name="T31_17" style:family="text" style:parent-style-name="Default_20_Paragraph_20_Font"/>
    <style:style style:name="T31_18" style:family="text" style:parent-style-name="Default_20_Paragraph_20_Font"/>
    <style:style style:name="T31_19" style:family="text" style:parent-style-name="Default_20_Paragraph_20_Font"/>
    <style:style style:name="T31_20" style:family="text" style:parent-style-name="Default_20_Paragraph_20_Font"/>
    <style:style style:name="T31_21" style:family="text" style:parent-style-name="Default_20_Paragraph_20_Font"/>
    <style:style style:name="T31_22" style:family="text" style:parent-style-name="Default_20_Paragraph_20_Font"/>
    <style:style style:name="T31_23" style:family="text" style:parent-style-name="Default_20_Paragraph_20_Font"/>
    <style:style style:name="T31_24" style:family="text" style:parent-style-name="Default_20_Paragraph_20_Font"/>
    <style:style style:name="T31_25" style:family="text" style:parent-style-name="Default_20_Paragraph_20_Font"/>
    <style:style style:name="T31_26" style:family="text" style:parent-style-name="Default_20_Paragraph_20_Font"/>
    <style:style style:name="T31_27" style:family="text" style:parent-style-name="Default_20_Paragraph_20_Font"/>
    <style:style style:name="T31_28" style:family="text" style:parent-style-name="Default_20_Paragraph_20_Font"/>
    <style:style style:name="T31_29" style:family="text" style:parent-style-name="Default_20_Paragraph_20_Font"/>
    <style:style style:name="T31_30" style:family="text" style:parent-style-name="Default_20_Paragraph_20_Font"/>
    <style:style style:name="T31_31" style:family="text" style:parent-style-name="Default_20_Paragraph_20_Font"/>
    <style:style style:name="T31_32" style:family="text" style:parent-style-name="Default_20_Paragraph_20_Font"/>
    <style:style style:name="T31_33" style:family="text" style:parent-style-name="Default_20_Paragraph_20_Font"/>
    <style:style style:name="T31_34" style:family="text" style:parent-style-name="Default_20_Paragraph_20_Font"/>
    <style:style style:name="T31_35" style:family="text" style:parent-style-name="Default_20_Paragraph_20_Font"/>
    <style:style style:name="Row7" style:family="table-row">
      <style:table-row-properties style:min-row-height="0cm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break-before="auto" fo:line-height="100%" fo:margin-top="0cm" fo:margin-bottom="0cm"/>
    </style:style>
    <style:style style:name="T32_1" style:family="text" style:parent-style-name="Default_20_Paragraph_20_Font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break-before="auto" fo:line-height="100%" fo:margin-top="0cm" fo:margin-bottom="0cm"/>
    </style:style>
    <style:style style:name="T33_1" style:family="text" style:parent-style-name="Default_20_Paragraph_20_Font"/>
    <style:style style:name="T33_2" style:family="text" style:parent-style-name="Default_20_Paragraph_20_Font"/>
    <style:style style:name="T33_3" style:family="text" style:parent-style-name="Default_20_Paragraph_20_Font"/>
    <style:style style:name="T33_4" style:family="text" style:parent-style-name="Default_20_Paragraph_20_Font"/>
    <style:style style:name="T33_5" style:family="text" style:parent-style-name="Default_20_Paragraph_20_Font"/>
    <style:style style:name="T33_6" style:family="text" style:parent-style-name="Default_20_Paragraph_20_Font"/>
    <style:style style:name="T33_7" style:family="text" style:parent-style-name="Default_20_Paragraph_20_Font"/>
    <style:style style:name="T33_8" style:family="text" style:parent-style-name="Default_20_Paragraph_20_Font"/>
    <style:style style:name="T33_9" style:family="text" style:parent-style-name="Default_20_Paragraph_20_Font"/>
    <style:style style:name="T33_10" style:family="text" style:parent-style-name="Default_20_Paragraph_20_Font"/>
    <style:style style:name="T33_11" style:family="text" style:parent-style-name="Default_20_Paragraph_20_Font"/>
    <style:style style:name="T33_12" style:family="text" style:parent-style-name="Default_20_Paragraph_20_Font"/>
    <style:style style:name="T33_13" style:family="text" style:parent-style-name="Default_20_Paragraph_20_Font"/>
    <style:style style:name="Row8" style:family="table-row">
      <style:table-row-properties style:min-row-height="0cm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break-before="auto" fo:line-height="100%" fo:margin-top="0cm" fo:margin-bottom="0cm"/>
    </style:style>
    <style:style style:name="T34_1" style:family="text" style:parent-style-name="Default_20_Paragraph_20_Font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break-before="auto" fo:line-height="100%" fo:margin-top="0cm" fo:margin-bottom="0cm"/>
    </style:style>
    <style:style style:name="T35_1" style:family="text" style:parent-style-name="Default_20_Paragraph_20_Font"/>
    <style:style style:name="P36" style:family="paragraph" style:parent-style-name="Heading_20_4">
      <style:paragraph-properties fo:break-before="auto"/>
    </style:style>
    <style:style style:name="T36_1" style:family="text" style:parent-style-name="Default_20_Paragraph_20_Font"/>
    <style:style style:name="T36_2" style:family="text" style:parent-style-name="Default_20_Paragraph_20_Font"/>
    <style:style style:name="T36_3" style:family="text" style:parent-style-name="Default_20_Paragraph_20_Font"/>
    <style:style style:name="Table3" style:family="table">
      <style:table-properties table:align="left" style:width="16.545cm" fo:margin-left="0cm"/>
    </style:style>
    <style:style style:name="Column5" style:family="table-column">
      <style:table-column-properties style:column-width="8.255cm"/>
    </style:style>
    <style:style style:name="Column6" style:family="table-column">
      <style:table-column-properties style:column-width="8.255cm"/>
    </style:style>
    <style:style style:name="Row9" style:family="table-row">
      <style:table-row-properties style:min-row-height="0cm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break-before="auto" fo:line-height="100%" fo:margin-top="0cm" fo:margin-bottom="0cm"/>
    </style:style>
    <style:style style:name="T37_1" style:family="text" style:parent-style-name="Default_20_Paragraph_20_Font"/>
    <style:style style:name="T37_2" style:family="text" style:parent-style-name="Default_20_Paragraph_20_Font"/>
    <style:style style:name="T37_3" style:family="text" style:parent-style-name="Default_20_Paragraph_20_Font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break-before="auto" fo:line-height="100%" fo:margin-top="0cm" fo:margin-bottom="0cm"/>
    </style:style>
    <style:style style:name="T38_1" style:family="text" style:parent-style-name="Default_20_Paragraph_20_Font"/>
    <style:style style:name="T38_2" style:family="text" style:parent-style-name="Default_20_Paragraph_20_Font"/>
    <style:style style:name="T38_3" style:family="text" style:parent-style-name="Default_20_Paragraph_20_Font"/>
    <style:style style:name="T38_4" style:family="text" style:parent-style-name="Default_20_Paragraph_20_Font"/>
    <style:style style:name="T38_5" style:family="text" style:parent-style-name="Default_20_Paragraph_20_Font"/>
    <style:style style:name="T38_6" style:family="text" style:parent-style-name="Default_20_Paragraph_20_Font"/>
    <style:style style:name="T38_7" style:family="text" style:parent-style-name="Default_20_Paragraph_20_Font"/>
    <style:style style:name="T38_8" style:family="text" style:parent-style-name="Default_20_Paragraph_20_Font"/>
    <style:style style:name="T38_9" style:family="text" style:parent-style-name="Default_20_Paragraph_20_Font"/>
    <style:style style:name="T38_10" style:family="text" style:parent-style-name="Default_20_Paragraph_20_Font"/>
    <style:style style:name="T38_11" style:family="text" style:parent-style-name="Default_20_Paragraph_20_Font"/>
    <style:style style:name="Row10" style:family="table-row">
      <style:table-row-properties style:min-row-height="0cm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break-before="auto" fo:line-height="100%" fo:margin-top="0cm" fo:margin-bottom="0cm"/>
    </style:style>
    <style:style style:name="T39_1" style:family="text" style:parent-style-name="Default_20_Paragraph_20_Font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break-before="auto" fo:line-height="100%" fo:margin-top="0cm" fo:margin-bottom="0cm"/>
    </style:style>
    <style:style style:name="T40_1" style:family="text" style:parent-style-name="Default_20_Paragraph_20_Font"/>
    <style:style style:name="T40_2" style:family="text" style:parent-style-name="Default_20_Paragraph_20_Font"/>
    <style:style style:name="T40_3" style:family="text" style:parent-style-name="Default_20_Paragraph_20_Font"/>
    <style:style style:name="T40_4" style:family="text" style:parent-style-name="Default_20_Paragraph_20_Font"/>
    <style:style style:name="T40_5" style:family="text" style:parent-style-name="Default_20_Paragraph_20_Font"/>
    <style:style style:name="T40_6" style:family="text" style:parent-style-name="Default_20_Paragraph_20_Font"/>
    <style:style style:name="T40_7" style:family="text" style:parent-style-name="Default_20_Paragraph_20_Font"/>
    <style:style style:name="T40_8" style:family="text" style:parent-style-name="Default_20_Paragraph_20_Font"/>
    <style:style style:name="T40_9" style:family="text" style:parent-style-name="Default_20_Paragraph_20_Font"/>
    <style:style style:name="T40_10" style:family="text" style:parent-style-name="Default_20_Paragraph_20_Font"/>
    <style:style style:name="T40_11" style:family="text" style:parent-style-name="Default_20_Paragraph_20_Font"/>
    <style:style style:name="T40_12" style:family="text" style:parent-style-name="Default_20_Paragraph_20_Font"/>
    <style:style style:name="T40_13" style:family="text" style:parent-style-name="Default_20_Paragraph_20_Font"/>
    <style:style style:name="T40_14" style:family="text" style:parent-style-name="Default_20_Paragraph_20_Font"/>
    <style:style style:name="T40_15" style:family="text" style:parent-style-name="Default_20_Paragraph_20_Font"/>
    <style:style style:name="T40_16" style:family="text" style:parent-style-name="Default_20_Paragraph_20_Font"/>
    <style:style style:name="T40_17" style:family="text" style:parent-style-name="Default_20_Paragraph_20_Font"/>
    <style:style style:name="T40_18" style:family="text" style:parent-style-name="Default_20_Paragraph_20_Font"/>
    <style:style style:name="T40_19" style:family="text" style:parent-style-name="Default_20_Paragraph_20_Font"/>
    <style:style style:name="T40_20" style:family="text" style:parent-style-name="Default_20_Paragraph_20_Font"/>
    <style:style style:name="T40_21" style:family="text" style:parent-style-name="Default_20_Paragraph_20_Font"/>
    <style:style style:name="Row11" style:family="table-row">
      <style:table-row-properties style:min-row-height="0cm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break-before="auto" fo:line-height="100%" fo:margin-top="0cm" fo:margin-bottom="0cm"/>
    </style:style>
    <style:style style:name="T41_1" style:family="text" style:parent-style-name="Default_20_Paragraph_20_Font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break-before="auto" fo:line-height="100%" fo:margin-top="0cm" fo:margin-bottom="0cm"/>
    </style:style>
    <style:style style:name="T42_1" style:family="text" style:parent-style-name="Default_20_Paragraph_20_Font"/>
    <style:style style:name="T42_2" style:family="text" style:parent-style-name="Default_20_Paragraph_20_Font"/>
    <style:style style:name="T42_3" style:family="text" style:parent-style-name="Default_20_Paragraph_20_Font"/>
    <style:style style:name="T42_4" style:family="text" style:parent-style-name="Default_20_Paragraph_20_Font"/>
    <style:style style:name="T42_5" style:family="text" style:parent-style-name="Default_20_Paragraph_20_Font"/>
    <style:style style:name="T42_6" style:family="text" style:parent-style-name="Default_20_Paragraph_20_Font"/>
    <style:style style:name="T42_7" style:family="text" style:parent-style-name="Default_20_Paragraph_20_Font"/>
    <style:style style:name="T42_8" style:family="text" style:parent-style-name="Default_20_Paragraph_20_Font"/>
    <style:style style:name="T42_9" style:family="text" style:parent-style-name="Default_20_Paragraph_20_Font"/>
    <style:style style:name="T42_10" style:family="text" style:parent-style-name="Default_20_Paragraph_20_Font"/>
    <style:style style:name="T42_11" style:family="text" style:parent-style-name="Default_20_Paragraph_20_Font"/>
    <style:style style:name="T42_12" style:family="text" style:parent-style-name="Default_20_Paragraph_20_Font"/>
    <style:style style:name="T42_13" style:family="text" style:parent-style-name="Default_20_Paragraph_20_Font"/>
    <style:style style:name="T42_14" style:family="text" style:parent-style-name="Default_20_Paragraph_20_Font"/>
    <style:style style:name="T42_15" style:family="text" style:parent-style-name="Default_20_Paragraph_20_Font"/>
    <style:style style:name="T42_16" style:family="text" style:parent-style-name="Default_20_Paragraph_20_Font"/>
    <style:style style:name="T42_17" style:family="text" style:parent-style-name="Default_20_Paragraph_20_Font"/>
    <style:style style:name="T42_18" style:family="text" style:parent-style-name="Default_20_Paragraph_20_Font"/>
    <style:style style:name="T42_19" style:family="text" style:parent-style-name="Default_20_Paragraph_20_Font"/>
    <style:style style:name="T42_20" style:family="text" style:parent-style-name="Default_20_Paragraph_20_Font"/>
    <style:style style:name="T42_21" style:family="text" style:parent-style-name="Default_20_Paragraph_20_Font"/>
    <style:style style:name="T42_22" style:family="text" style:parent-style-name="Default_20_Paragraph_20_Font"/>
    <style:style style:name="T42_23" style:family="text" style:parent-style-name="Default_20_Paragraph_20_Font"/>
    <style:style style:name="T42_24" style:family="text" style:parent-style-name="Default_20_Paragraph_20_Font"/>
    <style:style style:name="T42_25" style:family="text" style:parent-style-name="Default_20_Paragraph_20_Font"/>
    <style:style style:name="T42_26" style:family="text" style:parent-style-name="Default_20_Paragraph_20_Font"/>
    <style:style style:name="T42_27" style:family="text" style:parent-style-name="Default_20_Paragraph_20_Font"/>
    <style:style style:name="T42_28" style:family="text" style:parent-style-name="Default_20_Paragraph_20_Font"/>
    <style:style style:name="T42_29" style:family="text" style:parent-style-name="Default_20_Paragraph_20_Font"/>
    <style:style style:name="T42_30" style:family="text" style:parent-style-name="Default_20_Paragraph_20_Font"/>
    <style:style style:name="T42_31" style:family="text" style:parent-style-name="Default_20_Paragraph_20_Font"/>
    <style:style style:name="T42_32" style:family="text" style:parent-style-name="Default_20_Paragraph_20_Font"/>
    <style:style style:name="T42_33" style:family="text" style:parent-style-name="Default_20_Paragraph_20_Font"/>
    <style:style style:name="T42_34" style:family="text" style:parent-style-name="Default_20_Paragraph_20_Font"/>
    <style:style style:name="T42_35" style:family="text" style:parent-style-name="Default_20_Paragraph_20_Font"/>
    <style:style style:name="T42_36" style:family="text" style:parent-style-name="Default_20_Paragraph_20_Font"/>
    <style:style style:name="T42_37" style:family="text" style:parent-style-name="Default_20_Paragraph_20_Font"/>
    <style:style style:name="T42_38" style:family="text" style:parent-style-name="Default_20_Paragraph_20_Font"/>
    <style:style style:name="T42_39" style:family="text" style:parent-style-name="Default_20_Paragraph_20_Font"/>
    <style:style style:name="T42_40" style:family="text" style:parent-style-name="Default_20_Paragraph_20_Font"/>
    <style:style style:name="Row12" style:family="table-row">
      <style:table-row-properties style:min-row-height="0cm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break-before="auto" fo:line-height="100%" fo:margin-top="0cm" fo:margin-bottom="0cm"/>
    </style:style>
    <style:style style:name="T43_1" style:family="text" style:parent-style-name="Default_20_Paragraph_20_Font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break-before="auto" fo:line-height="100%" fo:margin-top="0cm" fo:margin-bottom="0cm"/>
    </style:style>
    <style:style style:name="T44_1" style:family="text" style:parent-style-name="Default_20_Paragraph_20_Font"/>
    <style:style style:name="P45" style:family="paragraph" style:parent-style-name="Heading_20_4">
      <style:paragraph-properties fo:break-before="auto"/>
    </style:style>
    <style:style style:name="T45_1" style:family="text" style:parent-style-name="Default_20_Paragraph_20_Font"/>
    <style:style style:name="P46" style:family="paragraph" style:parent-style-name="Standard">
      <style:paragraph-properties fo:break-before="auto" fo:margin-top="0cm" fo:margin-bottom="0cm"/>
    </style:style>
    <style:style style:name="Table4" style:family="table">
      <style:table-properties table:align="left" style:width="16.545cm" fo:margin-left="0cm"/>
    </style:style>
    <style:style style:name="Column7" style:family="table-column">
      <style:table-column-properties style:column-width="8.255cm"/>
    </style:style>
    <style:style style:name="Column8" style:family="table-column">
      <style:table-column-properties style:column-width="8.255cm"/>
    </style:style>
    <style:style style:name="Row13" style:family="table-row">
      <style:table-row-properties style:min-row-he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break-before="auto" fo:line-height="100%" fo:margin-top="0cm" fo:margin-bottom="0cm"/>
    </style:style>
    <style:style style:name="T47_1" style:family="text" style:parent-style-name="Default_20_Paragraph_20_Font"/>
    <style:style style:name="T47_2" style:family="text" style:parent-style-name="Default_20_Paragraph_20_Font"/>
    <style:style style:name="T47_3" style:family="text" style:parent-style-name="Default_20_Paragraph_20_Font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break-before="auto" fo:line-height="100%" fo:margin-top="0cm" fo:margin-bottom="0cm"/>
    </style:style>
    <style:style style:name="T48_1" style:family="text" style:parent-style-name="Default_20_Paragraph_20_Font"/>
    <style:style style:name="T48_2" style:family="text" style:parent-style-name="Default_20_Paragraph_20_Font"/>
    <style:style style:name="T48_3" style:family="text" style:parent-style-name="Default_20_Paragraph_20_Font"/>
    <style:style style:name="T48_4" style:family="text" style:parent-style-name="Default_20_Paragraph_20_Font"/>
    <style:style style:name="T48_5" style:family="text" style:parent-style-name="Default_20_Paragraph_20_Font"/>
    <style:style style:name="T48_6" style:family="text" style:parent-style-name="Default_20_Paragraph_20_Font"/>
    <style:style style:name="T48_7" style:family="text" style:parent-style-name="Default_20_Paragraph_20_Font"/>
    <style:style style:name="T48_8" style:family="text" style:parent-style-name="Default_20_Paragraph_20_Font"/>
    <style:style style:name="T48_9" style:family="text" style:parent-style-name="Default_20_Paragraph_20_Font"/>
    <style:style style:name="T48_10" style:family="text" style:parent-style-name="Default_20_Paragraph_20_Font"/>
    <style:style style:name="T48_11" style:family="text" style:parent-style-name="Default_20_Paragraph_20_Font"/>
    <style:style style:name="T48_12" style:family="text" style:parent-style-name="Default_20_Paragraph_20_Font"/>
    <style:style style:name="T48_13" style:family="text" style:parent-style-name="Default_20_Paragraph_20_Font"/>
    <style:style style:name="T48_14" style:family="text" style:parent-style-name="Default_20_Paragraph_20_Font"/>
    <style:style style:name="T48_15" style:family="text" style:parent-style-name="Default_20_Paragraph_20_Font"/>
    <style:style style:name="Row14" style:family="table-row">
      <style:table-row-properties style:min-row-height="0cm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break-before="auto" fo:line-height="100%" fo:margin-top="0cm" fo:margin-bottom="0cm"/>
    </style:style>
    <style:style style:name="T49_1" style:family="text" style:parent-style-name="Default_20_Paragraph_20_Font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break-before="auto" fo:line-height="100%" fo:margin-top="0cm" fo:margin-bottom="0cm"/>
    </style:style>
    <style:style style:name="T50_1" style:family="text" style:parent-style-name="Default_20_Paragraph_20_Font"/>
    <style:style style:name="T50_2" style:family="text" style:parent-style-name="Default_20_Paragraph_20_Font"/>
    <style:style style:name="T50_3" style:family="text" style:parent-style-name="Default_20_Paragraph_20_Font"/>
    <style:style style:name="T50_4" style:family="text" style:parent-style-name="Default_20_Paragraph_20_Font"/>
    <style:style style:name="T50_5" style:family="text" style:parent-style-name="Default_20_Paragraph_20_Font"/>
    <style:style style:name="T50_6" style:family="text" style:parent-style-name="Default_20_Paragraph_20_Font"/>
    <style:style style:name="T50_7" style:family="text" style:parent-style-name="Default_20_Paragraph_20_Font"/>
    <style:style style:name="T50_8" style:family="text" style:parent-style-name="Default_20_Paragraph_20_Font"/>
    <style:style style:name="T50_9" style:family="text" style:parent-style-name="Default_20_Paragraph_20_Font"/>
    <style:style style:name="T50_10" style:family="text" style:parent-style-name="Default_20_Paragraph_20_Font"/>
    <style:style style:name="T50_11" style:family="text" style:parent-style-name="Default_20_Paragraph_20_Font"/>
    <style:style style:name="T50_12" style:family="text" style:parent-style-name="Default_20_Paragraph_20_Font"/>
    <style:style style:name="T50_13" style:family="text" style:parent-style-name="Default_20_Paragraph_20_Font"/>
    <style:style style:name="T50_14" style:family="text" style:parent-style-name="Default_20_Paragraph_20_Font"/>
    <style:style style:name="T50_15" style:family="text" style:parent-style-name="Default_20_Paragraph_20_Font"/>
    <style:style style:name="T50_16" style:family="text" style:parent-style-name="Default_20_Paragraph_20_Font"/>
    <style:style style:name="T50_17" style:family="text" style:parent-style-name="Default_20_Paragraph_20_Font"/>
    <style:style style:name="T50_18" style:family="text" style:parent-style-name="Default_20_Paragraph_20_Font"/>
    <style:style style:name="Row15" style:family="table-row">
      <style:table-row-properties style:min-row-height="0cm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break-before="auto" fo:line-height="100%" fo:margin-top="0cm" fo:margin-bottom="0cm"/>
    </style:style>
    <style:style style:name="T51_1" style:family="text" style:parent-style-name="Default_20_Paragraph_20_Font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break-before="auto" fo:line-height="100%" fo:margin-top="0cm" fo:margin-bottom="0cm"/>
    </style:style>
    <style:style style:name="T52_1" style:family="text" style:parent-style-name="Default_20_Paragraph_20_Font"/>
    <style:style style:name="T52_2" style:family="text" style:parent-style-name="Default_20_Paragraph_20_Font"/>
    <style:style style:name="T52_3" style:family="text" style:parent-style-name="Default_20_Paragraph_20_Font"/>
    <style:style style:name="T52_4" style:family="text" style:parent-style-name="Default_20_Paragraph_20_Font"/>
    <style:style style:name="T52_5" style:family="text" style:parent-style-name="Default_20_Paragraph_20_Font"/>
    <style:style style:name="T52_6" style:family="text" style:parent-style-name="Default_20_Paragraph_20_Font"/>
    <style:style style:name="T52_7" style:family="text" style:parent-style-name="Default_20_Paragraph_20_Font"/>
    <style:style style:name="T52_8" style:family="text" style:parent-style-name="Default_20_Paragraph_20_Font"/>
    <style:style style:name="T52_9" style:family="text" style:parent-style-name="Default_20_Paragraph_20_Font"/>
    <style:style style:name="T52_10" style:family="text" style:parent-style-name="Default_20_Paragraph_20_Font"/>
    <style:style style:name="T52_11" style:family="text" style:parent-style-name="Default_20_Paragraph_20_Font"/>
    <style:style style:name="T52_12" style:family="text" style:parent-style-name="Default_20_Paragraph_20_Font"/>
    <style:style style:name="T52_13" style:family="text" style:parent-style-name="Default_20_Paragraph_20_Font"/>
    <style:style style:name="T52_14" style:family="text" style:parent-style-name="Default_20_Paragraph_20_Font"/>
    <style:style style:name="T52_15" style:family="text" style:parent-style-name="Default_20_Paragraph_20_Font"/>
    <style:style style:name="T52_16" style:family="text" style:parent-style-name="Default_20_Paragraph_20_Font"/>
    <style:style style:name="T52_17" style:family="text" style:parent-style-name="Default_20_Paragraph_20_Font"/>
    <style:style style:name="T52_18" style:family="text" style:parent-style-name="Default_20_Paragraph_20_Font"/>
    <style:style style:name="T52_19" style:family="text" style:parent-style-name="Default_20_Paragraph_20_Font"/>
    <style:style style:name="T52_20" style:family="text" style:parent-style-name="Default_20_Paragraph_20_Font"/>
    <style:style style:name="T52_21" style:family="text" style:parent-style-name="Default_20_Paragraph_20_Font"/>
    <style:style style:name="T52_22" style:family="text" style:parent-style-name="Default_20_Paragraph_20_Font"/>
    <style:style style:name="T52_23" style:family="text" style:parent-style-name="Default_20_Paragraph_20_Font"/>
    <style:style style:name="T52_24" style:family="text" style:parent-style-name="Default_20_Paragraph_20_Font"/>
    <style:style style:name="Row16" style:family="table-row">
      <style:table-row-properties style:min-row-height="0cm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break-before="auto" fo:line-height="100%" fo:margin-top="0cm" fo:margin-bottom="0cm"/>
    </style:style>
    <style:style style:name="T53_1" style:family="text" style:parent-style-name="Default_20_Paragraph_20_Font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break-before="auto" fo:line-height="100%" fo:margin-top="0cm" fo:margin-bottom="0cm"/>
    </style:style>
    <style:style style:name="T54_1" style:family="text" style:parent-style-name="Default_20_Paragraph_20_Font"/>
    <style:style style:name="P55" style:family="paragraph" style:parent-style-name="Heading_20_3">
      <style:paragraph-properties fo:break-before="auto"/>
    </style:style>
    <style:style style:name="T55_1" style:family="text" style:parent-style-name="Default_20_Paragraph_20_Font"/>
    <style:style style:name="P56" style:family="paragraph" style:parent-style-name="Heading_20_4">
      <style:paragraph-properties fo:break-before="auto"/>
    </style:style>
    <style:style style:name="T56_1" style:family="text" style:parent-style-name="Default_20_Paragraph_20_Font"/>
    <style:style style:name="T56_2" style:family="text" style:parent-style-name="Default_20_Paragraph_20_Font"/>
    <style:style style:name="T56_3" style:family="text" style:parent-style-name="Default_20_Paragraph_20_Font"/>
    <style:style style:name="T56_4" style:family="text" style:parent-style-name="Default_20_Paragraph_20_Font"/>
    <style:style style:name="T56_5" style:family="text" style:parent-style-name="Default_20_Paragraph_20_Font"/>
    <style:style style:name="T56_6" style:family="text" style:parent-style-name="Default_20_Paragraph_20_Font"/>
    <style:style style:name="T56_7" style:family="text" style:parent-style-name="Default_20_Paragraph_20_Font"/>
    <style:style style:name="T56_8" style:family="text" style:parent-style-name="Default_20_Paragraph_20_Font"/>
    <style:style style:name="T56_9" style:family="text" style:parent-style-name="Default_20_Paragraph_20_Font"/>
    <style:style style:name="T56_10" style:family="text" style:parent-style-name="Default_20_Paragraph_20_Font"/>
    <style:style style:name="T56_11" style:family="text" style:parent-style-name="Default_20_Paragraph_20_Font"/>
    <style:style style:name="P57" style:family="paragraph" style:parent-style-name="Standard">
      <style:paragraph-properties fo:break-before="auto" fo:margin-top="0cm" fo:margin-bottom="0cm"/>
    </style:style>
    <style:style style:name="T57_1" style:family="text" style:parent-style-name="Default_20_Paragraph_20_Font"/>
    <style:style style:name="T57_2" style:family="text" style:parent-style-name="Default_20_Paragraph_20_Font"/>
    <style:style style:name="T57_3" style:family="text" style:parent-style-name="Default_20_Paragraph_20_Font"/>
    <style:style style:name="T57_4" style:family="text" style:parent-style-name="Default_20_Paragraph_20_Font"/>
    <style:style style:name="T57_5" style:family="text" style:parent-style-name="Default_20_Paragraph_20_Font"/>
    <style:style style:name="T57_6" style:family="text" style:parent-style-name="Default_20_Paragraph_20_Font"/>
    <style:style style:name="T57_7" style:family="text" style:parent-style-name="Default_20_Paragraph_20_Font"/>
    <style:style style:name="T57_8" style:family="text" style:parent-style-name="Default_20_Paragraph_20_Font"/>
    <style:style style:name="T57_9" style:family="text" style:parent-style-name="Default_20_Paragraph_20_Font"/>
    <style:style style:name="T57_10" style:family="text" style:parent-style-name="Default_20_Paragraph_20_Font"/>
    <style:style style:name="T57_11" style:family="text" style:parent-style-name="Default_20_Paragraph_20_Font"/>
    <style:style style:name="T57_12" style:family="text" style:parent-style-name="Default_20_Paragraph_20_Font"/>
    <style:style style:name="T57_13" style:family="text" style:parent-style-name="Default_20_Paragraph_20_Font"/>
    <style:style style:name="T57_14" style:family="text" style:parent-style-name="Default_20_Paragraph_20_Font"/>
    <style:style style:name="T57_15" style:family="text" style:parent-style-name="Default_20_Paragraph_20_Font"/>
    <style:style style:name="T57_16" style:family="text" style:parent-style-name="Default_20_Paragraph_20_Font"/>
    <style:style style:name="T57_17" style:family="text" style:parent-style-name="Default_20_Paragraph_20_Font"/>
    <style:style style:name="T57_18" style:family="text" style:parent-style-name="Default_20_Paragraph_20_Font"/>
    <style:style style:name="T57_19" style:family="text" style:parent-style-name="Default_20_Paragraph_20_Font"/>
    <style:style style:name="T57_20" style:family="text" style:parent-style-name="Default_20_Paragraph_20_Font"/>
    <style:style style:name="T57_21" style:family="text" style:parent-style-name="Default_20_Paragraph_20_Font"/>
    <style:style style:name="T57_22" style:family="text" style:parent-style-name="Default_20_Paragraph_20_Font"/>
    <style:style style:name="T57_23" style:family="text" style:parent-style-name="Default_20_Paragraph_20_Font"/>
    <style:style style:name="T57_24" style:family="text" style:parent-style-name="Default_20_Paragraph_20_Font"/>
    <style:style style:name="T57_25" style:family="text" style:parent-style-name="Default_20_Paragraph_20_Font"/>
    <style:style style:name="T57_26" style:family="text" style:parent-style-name="Default_20_Paragraph_20_Font"/>
    <style:style style:name="T57_27" style:family="text" style:parent-style-name="Default_20_Paragraph_20_Font"/>
    <style:style style:name="T57_28" style:family="text" style:parent-style-name="Default_20_Paragraph_20_Font"/>
    <style:style style:name="T57_29" style:family="text" style:parent-style-name="Default_20_Paragraph_20_Font"/>
    <style:style style:name="T57_30" style:family="text" style:parent-style-name="Default_20_Paragraph_20_Font"/>
    <style:style style:name="T57_31" style:family="text" style:parent-style-name="Default_20_Paragraph_20_Font"/>
    <style:style style:name="T57_32" style:family="text" style:parent-style-name="Default_20_Paragraph_20_Font"/>
    <style:style style:name="T57_33" style:family="text" style:parent-style-name="Default_20_Paragraph_20_Font"/>
    <style:style style:name="T57_34" style:family="text" style:parent-style-name="Default_20_Paragraph_20_Font"/>
    <style:style style:name="T57_35" style:family="text" style:parent-style-name="Default_20_Paragraph_20_Font"/>
    <style:style style:name="T57_36" style:family="text" style:parent-style-name="Default_20_Paragraph_20_Font"/>
    <style:style style:name="T57_37" style:family="text" style:parent-style-name="Default_20_Paragraph_20_Font"/>
    <style:style style:name="T57_38" style:family="text" style:parent-style-name="Default_20_Paragraph_20_Font"/>
    <style:style style:name="T57_39" style:family="text" style:parent-style-name="Default_20_Paragraph_20_Font"/>
    <style:style style:name="T57_40" style:family="text" style:parent-style-name="Default_20_Paragraph_20_Font"/>
    <style:style style:name="T57_41" style:family="text" style:parent-style-name="Default_20_Paragraph_20_Font"/>
    <style:style style:name="T57_42" style:family="text" style:parent-style-name="Default_20_Paragraph_20_Font"/>
    <style:style style:name="T57_43" style:family="text" style:parent-style-name="Default_20_Paragraph_20_Font"/>
    <style:style style:name="T57_44" style:family="text" style:parent-style-name="Default_20_Paragraph_20_Font"/>
    <style:style style:name="T57_45" style:family="text" style:parent-style-name="Default_20_Paragraph_20_Font"/>
    <style:style style:name="T57_46" style:family="text" style:parent-style-name="Default_20_Paragraph_20_Font"/>
    <style:style style:name="T57_47" style:family="text" style:parent-style-name="Default_20_Paragraph_20_Font"/>
    <style:style style:name="T57_48" style:family="text" style:parent-style-name="Default_20_Paragraph_20_Font"/>
    <style:style style:name="T57_49" style:family="text" style:parent-style-name="Default_20_Paragraph_20_Font"/>
    <style:style style:name="T57_50" style:family="text" style:parent-style-name="Default_20_Paragraph_20_Font"/>
    <style:style style:name="T57_51" style:family="text" style:parent-style-name="Default_20_Paragraph_20_Font"/>
    <style:style style:name="T57_52" style:family="text" style:parent-style-name="Default_20_Paragraph_20_Font"/>
    <style:style style:name="T57_53" style:family="text" style:parent-style-name="Default_20_Paragraph_20_Font"/>
    <style:style style:name="T57_54" style:family="text" style:parent-style-name="Default_20_Paragraph_20_Font"/>
    <style:style style:name="T57_55" style:family="text" style:parent-style-name="Default_20_Paragraph_20_Font"/>
    <style:style style:name="T57_56" style:family="text" style:parent-style-name="Default_20_Paragraph_20_Font"/>
    <style:style style:name="T57_57" style:family="text" style:parent-style-name="Default_20_Paragraph_20_Font"/>
    <style:style style:name="T57_58" style:family="text" style:parent-style-name="Default_20_Paragraph_20_Font"/>
    <style:style style:name="T57_59" style:family="text" style:parent-style-name="Default_20_Paragraph_20_Font"/>
    <style:style style:name="T57_60" style:family="text" style:parent-style-name="Default_20_Paragraph_20_Font"/>
    <style:style style:name="T57_61" style:family="text" style:parent-style-name="Default_20_Paragraph_20_Font"/>
    <style:style style:name="T57_62" style:family="text" style:parent-style-name="Default_20_Paragraph_20_Font"/>
    <style:style style:name="T57_63" style:family="text" style:parent-style-name="Default_20_Paragraph_20_Font"/>
    <style:style style:name="T57_64" style:family="text" style:parent-style-name="Default_20_Paragraph_20_Font"/>
    <style:style style:name="T57_65" style:family="text" style:parent-style-name="Default_20_Paragraph_20_Font"/>
    <style:style style:name="T57_66" style:family="text" style:parent-style-name="Default_20_Paragraph_20_Font"/>
    <style:style style:name="T57_67" style:family="text" style:parent-style-name="Default_20_Paragraph_20_Font"/>
    <style:style style:name="T57_68" style:family="text" style:parent-style-name="Default_20_Paragraph_20_Font"/>
    <style:style style:name="T57_69" style:family="text" style:parent-style-name="Default_20_Paragraph_20_Font"/>
    <style:style style:name="T57_70" style:family="text" style:parent-style-name="Default_20_Paragraph_20_Font"/>
    <style:style style:name="T57_71" style:family="text" style:parent-style-name="Default_20_Paragraph_20_Font"/>
    <style:style style:name="T57_72" style:family="text" style:parent-style-name="Default_20_Paragraph_20_Font"/>
    <style:style style:name="T57_73" style:family="text" style:parent-style-name="Default_20_Paragraph_20_Font"/>
    <style:style style:name="T57_74" style:family="text" style:parent-style-name="Default_20_Paragraph_20_Font"/>
    <style:style style:name="T57_75" style:family="text" style:parent-style-name="Default_20_Paragraph_20_Font"/>
    <style:style style:name="T57_76" style:family="text" style:parent-style-name="Default_20_Paragraph_20_Font"/>
    <style:style style:name="T57_77" style:family="text" style:parent-style-name="Default_20_Paragraph_20_Font"/>
    <style:style style:name="T57_78" style:family="text" style:parent-style-name="Default_20_Paragraph_20_Font"/>
    <style:style style:name="T57_79" style:family="text" style:parent-style-name="Default_20_Paragraph_20_Font"/>
    <style:style style:name="T57_80" style:family="text" style:parent-style-name="Default_20_Paragraph_20_Font"/>
    <style:style style:name="T57_81" style:family="text" style:parent-style-name="Default_20_Paragraph_20_Font"/>
    <style:style style:name="T57_82" style:family="text" style:parent-style-name="Default_20_Paragraph_20_Font"/>
    <style:style style:name="T57_83" style:family="text" style:parent-style-name="Default_20_Paragraph_20_Font"/>
    <style:style style:name="T57_84" style:family="text" style:parent-style-name="Default_20_Paragraph_20_Font"/>
    <style:style style:name="T57_85" style:family="text" style:parent-style-name="Default_20_Paragraph_20_Font"/>
    <style:style style:name="T57_86" style:family="text" style:parent-style-name="Default_20_Paragraph_20_Font"/>
    <style:style style:name="P58" style:family="paragraph" style:parent-style-name="Heading_20_4">
      <style:paragraph-properties fo:break-before="auto"/>
    </style:style>
    <style:style style:name="T58_1" style:family="text" style:parent-style-name="Default_20_Paragraph_20_Font"/>
    <style:style style:name="P59" style:family="paragraph" style:parent-style-name="Heading_20_5">
      <style:paragraph-properties fo:break-before="auto"/>
    </style:style>
    <style:style style:name="T59_1" style:family="text" style:parent-style-name="Default_20_Paragraph_20_Font"/>
    <style:style style:name="T59_2" style:family="text" style:parent-style-name="Default_20_Paragraph_20_Font"/>
    <style:style style:name="T59_3" style:family="text" style:parent-style-name="Default_20_Paragraph_20_Font"/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0_1" style:family="text" style:parent-style-name="Default_20_Paragraph_20_Font"/>
    <style:style style:name="T60_2" style:family="text" style:parent-style-name="Default_20_Paragraph_20_Font"/>
    <style:style style:name="T60_3" style:family="text" style:parent-style-name="Default_20_Paragraph_20_Font"/>
    <style:style style:name="T60_4" style:family="text" style:parent-style-name="Default_20_Paragraph_20_Font"/>
    <style:style style:name="T60_5" style:family="text" style:parent-style-name="Default_20_Paragraph_20_Font"/>
    <style:style style:name="T60_6" style:family="text" style:parent-style-name="Default_20_Paragraph_20_Font"/>
    <style:style style:name="T60_7" style:family="text" style:parent-style-name="Default_20_Paragraph_20_Font"/>
    <style:style style:name="T60_8" style:family="text" style:parent-style-name="Default_20_Paragraph_20_Font"/>
    <style:style style:name="T60_9" style:family="text" style:parent-style-name="Default_20_Paragraph_20_Font"/>
    <style:style style:name="T60_10" style:family="text" style:parent-style-name="Default_20_Paragraph_20_Font"/>
    <style:style style:name="T60_11" style:family="text" style:parent-style-name="Default_20_Paragraph_20_Font"/>
    <style:style style:name="T60_12" style:family="text" style:parent-style-name="Default_20_Paragraph_20_Font"/>
    <style:style style:name="T60_13" style:family="text" style:parent-style-name="Default_20_Paragraph_20_Font"/>
    <style:style style:name="T60_14" style:family="text" style:parent-style-name="Default_20_Paragraph_20_Font"/>
    <style:style style:name="T60_15" style:family="text" style:parent-style-name="Default_20_Paragraph_20_Font"/>
    <style:style style:name="T60_16" style:family="text" style:parent-style-name="Default_20_Paragraph_20_Font"/>
    <style:style style:name="T60_17" style:family="text" style:parent-style-name="Default_20_Paragraph_20_Font"/>
    <style:style style:name="T60_18" style:family="text" style:parent-style-name="Default_20_Paragraph_20_Font"/>
    <style:style style:name="T60_19" style:family="text" style:parent-style-name="Default_20_Paragraph_20_Font"/>
    <style:style style:name="T60_20" style:family="text" style:parent-style-name="Default_20_Paragraph_20_Font"/>
    <style:style style:name="T60_21" style:family="text" style:parent-style-name="Default_20_Paragraph_20_Font">
      <style:text-properties fo:background-color="#ffff00"/>
    </style:style>
    <style:style style:name="T60_22" style:family="text" style:parent-style-name="Default_20_Paragraph_20_Font">
      <style:text-properties fo:background-color="#ffff00"/>
    </style:style>
    <style:style style:name="T60_23" style:family="text" style:parent-style-name="Default_20_Paragraph_20_Font">
      <style:text-properties fo:background-color="#ffff00"/>
    </style:style>
    <style:style style:name="T60_24" style:family="text" style:parent-style-name="Default_20_Paragraph_20_Font">
      <style:text-properties fo:background-color="#ffff00"/>
    </style:style>
    <style:style style:name="T60_25" style:family="text" style:parent-style-name="Default_20_Paragraph_20_Font">
      <style:text-properties fo:background-color="#ffff00"/>
    </style:style>
    <style:style style:name="T60_26" style:family="text" style:parent-style-name="Default_20_Paragraph_20_Font">
      <style:text-properties fo:background-color="#ffff00"/>
    </style:style>
    <style:style style:name="T60_27" style:family="text" style:parent-style-name="Default_20_Paragraph_20_Font">
      <style:text-properties fo:background-color="#ffff00"/>
    </style:style>
    <style:style style:name="T60_28" style:family="text" style:parent-style-name="Default_20_Paragraph_20_Font">
      <style:text-properties fo:background-color="#ffff00"/>
    </style:style>
    <style:style style:name="T60_29" style:family="text" style:parent-style-name="Default_20_Paragraph_20_Font">
      <style:text-properties fo:background-color="#ffff00"/>
    </style:style>
    <style:style style:name="T60_30" style:family="text" style:parent-style-name="Default_20_Paragraph_20_Font">
      <style:text-properties fo:background-color="#ffff00"/>
    </style:style>
    <style:style style:name="T60_31" style:family="text" style:parent-style-name="Default_20_Paragraph_20_Font">
      <style:text-properties fo:background-color="#ffff00"/>
    </style:style>
    <style:style style:name="T60_32" style:family="text" style:parent-style-name="Default_20_Paragraph_20_Font">
      <style:text-properties fo:background-color="#ffff00"/>
    </style:style>
    <style:style style:name="T60_33" style:family="text" style:parent-style-name="Default_20_Paragraph_20_Font">
      <style:text-properties fo:background-color="#ffff00"/>
    </style:style>
    <style:style style:name="T60_34" style:family="text" style:parent-style-name="Default_20_Paragraph_20_Font">
      <style:text-properties fo:background-color="#ffff00"/>
    </style:style>
    <style:style style:name="T60_35" style:family="text" style:parent-style-name="Default_20_Paragraph_20_Font">
      <style:text-properties fo:background-color="#ffff00"/>
    </style:style>
    <style:style style:name="T60_36" style:family="text" style:parent-style-name="Default_20_Paragraph_20_Font">
      <style:text-properties fo:background-color="#ffff00"/>
    </style:style>
    <style:style style:name="T60_37" style:family="text" style:parent-style-name="Default_20_Paragraph_20_Font">
      <style:text-properties fo:background-color="#ffff00"/>
    </style:style>
    <style:style style:name="T60_38" style:family="text" style:parent-style-name="Default_20_Paragraph_20_Font">
      <style:text-properties fo:background-color="#ffff00"/>
    </style:style>
    <style:style style:name="T60_39" style:family="text" style:parent-style-name="Default_20_Paragraph_20_Font">
      <style:text-properties fo:background-color="#ffff00"/>
    </style:style>
    <style:style style:name="T60_40" style:family="text" style:parent-style-name="Default_20_Paragraph_20_Font">
      <style:text-properties fo:background-color="#ffff00"/>
    </style:style>
    <style:style style:name="T60_41" style:family="text" style:parent-style-name="Default_20_Paragraph_20_Font">
      <style:text-properties fo:background-color="#ffff00"/>
    </style:style>
    <style:style style:name="T60_42" style:family="text" style:parent-style-name="Default_20_Paragraph_20_Font">
      <style:text-properties fo:background-color="#ffff00"/>
    </style:style>
    <style:style style:name="T60_43" style:family="text" style:parent-style-name="Default_20_Paragraph_20_Font">
      <style:text-properties fo:background-color="#ffff00"/>
    </style:style>
    <style:style style:name="T60_44" style:family="text" style:parent-style-name="Default_20_Paragraph_20_Font">
      <style:text-properties fo:background-color="#ffff00"/>
    </style:style>
    <style:style style:name="T60_45" style:family="text" style:parent-style-name="Default_20_Paragraph_20_Font">
      <style:text-properties fo:background-color="#ffff00"/>
    </style:style>
    <style:style style:name="T60_46" style:family="text" style:parent-style-name="Default_20_Paragraph_20_Font">
      <style:text-properties fo:background-color="#ffff00"/>
    </style:style>
    <style:style style:name="T60_47" style:family="text" style:parent-style-name="Default_20_Paragraph_20_Font">
      <style:text-properties fo:background-color="#ffff00"/>
    </style:style>
    <style:style style:name="T60_48" style:family="text" style:parent-style-name="Default_20_Paragraph_20_Font">
      <style:text-properties fo:background-color="#ffff00"/>
    </style:style>
    <style:style style:name="T60_49" style:family="text" style:parent-style-name="Default_20_Paragraph_20_Font">
      <style:text-properties fo:background-color="#ffff00"/>
    </style:style>
    <style:style style:name="T60_50" style:family="text" style:parent-style-name="Default_20_Paragraph_20_Font">
      <style:text-properties fo:background-color="#ffff00"/>
    </style:style>
    <style:style style:name="T60_51" style:family="text" style:parent-style-name="Default_20_Paragraph_20_Font">
      <style:text-properties fo:background-color="#ffff00"/>
    </style:style>
    <style:style style:name="T60_52" style:family="text" style:parent-style-name="Default_20_Paragraph_20_Font">
      <style:text-properties fo:background-color="#ffff00"/>
    </style:style>
    <style:style style:name="T60_53" style:family="text" style:parent-style-name="Default_20_Paragraph_20_Font">
      <style:text-properties fo:background-color="#ffff00"/>
    </style:style>
    <style:style style:name="T60_54" style:family="text" style:parent-style-name="Default_20_Paragraph_20_Font">
      <style:text-properties fo:background-color="#ffff00"/>
    </style:style>
    <style:style style:name="T60_55" style:family="text" style:parent-style-name="Default_20_Paragraph_20_Font">
      <style:text-properties fo:background-color="#ffff00"/>
    </style:style>
    <style:style style:name="T60_56" style:family="text" style:parent-style-name="Default_20_Paragraph_20_Font">
      <style:text-properties fo:background-color="#ffff00"/>
    </style:style>
    <style:style style:name="T60_57" style:family="text" style:parent-style-name="Default_20_Paragraph_20_Font">
      <style:text-properties fo:background-color="#ffff00"/>
    </style:style>
    <style:style style:name="T60_58" style:family="text" style:parent-style-name="Default_20_Paragraph_20_Font">
      <style:text-properties fo:background-color="#ffff00"/>
    </style:style>
    <style:style style:name="T60_59" style:family="text" style:parent-style-name="Default_20_Paragraph_20_Font">
      <style:text-properties fo:background-color="#ffff00"/>
    </style:style>
    <style:style style:name="T60_60" style:family="text" style:parent-style-name="Default_20_Paragraph_20_Font">
      <style:text-properties fo:background-color="#ffff00"/>
    </style:style>
    <style:style style:name="T60_61" style:family="text" style:parent-style-name="Default_20_Paragraph_20_Font">
      <style:text-properties fo:background-color="#ffff00"/>
    </style:style>
    <style:style style:name="T60_62" style:family="text" style:parent-style-name="Default_20_Paragraph_20_Font">
      <style:text-properties fo:background-color="#ffff00"/>
    </style:style>
    <style:style style:name="T60_63" style:family="text" style:parent-style-name="Default_20_Paragraph_20_Font">
      <style:text-properties fo:background-color="#ffff00"/>
    </style:style>
    <style:style style:name="T60_64" style:family="text" style:parent-style-name="Default_20_Paragraph_20_Font">
      <style:text-properties fo:background-color="#ffff00"/>
    </style:style>
    <style:style style:name="T60_65" style:family="text" style:parent-style-name="Default_20_Paragraph_20_Font">
      <style:text-properties fo:background-color="#ffff00"/>
    </style:style>
    <style:style style:name="T60_66" style:family="text" style:parent-style-name="Default_20_Paragraph_20_Font">
      <style:text-properties fo:background-color="#ffff00"/>
    </style:style>
    <style:style style:name="T60_67" style:family="text" style:parent-style-name="Default_20_Paragraph_20_Font">
      <style:text-properties fo:background-color="#ffff00"/>
    </style:style>
    <style:style style:name="T60_68" style:family="text" style:parent-style-name="Default_20_Paragraph_20_Font">
      <style:text-properties fo:background-color="#ffff00"/>
    </style:style>
    <style:style style:name="T60_69" style:family="text" style:parent-style-name="Default_20_Paragraph_20_Font">
      <style:text-properties fo:background-color="#ffff00"/>
    </style:style>
    <style:style style:name="T60_70" style:family="text" style:parent-style-name="Default_20_Paragraph_20_Font">
      <style:text-properties fo:background-color="#ffff00"/>
    </style:style>
    <style:style style:name="T60_71" style:family="text" style:parent-style-name="Default_20_Paragraph_20_Font">
      <style:text-properties fo:background-color="#ffff00"/>
    </style:style>
    <style:style style:name="T60_72" style:family="text" style:parent-style-name="Default_20_Paragraph_20_Font">
      <style:text-properties fo:background-color="#ffff00"/>
    </style:style>
    <style:style style:name="T60_73" style:family="text" style:parent-style-name="Default_20_Paragraph_20_Font">
      <style:text-properties fo:background-color="#ffff00"/>
    </style:style>
    <style:style style:name="T60_74" style:family="text" style:parent-style-name="Default_20_Paragraph_20_Font">
      <style:text-properties fo:background-color="#ffff00"/>
    </style:style>
    <style:style style:name="T60_75" style:family="text" style:parent-style-name="Default_20_Paragraph_20_Font">
      <style:text-properties fo:background-color="#ffff00"/>
    </style:style>
    <style:style style:name="T60_76" style:family="text" style:parent-style-name="Default_20_Paragraph_20_Font">
      <style:text-properties fo:background-color="#ffff00"/>
    </style:style>
    <style:style style:name="T60_77" style:family="text" style:parent-style-name="Default_20_Paragraph_20_Font">
      <style:text-properties fo:background-color="#ffff00"/>
    </style:style>
    <style:style style:name="T60_78" style:family="text" style:parent-style-name="Default_20_Paragraph_20_Font">
      <style:text-properties fo:background-color="#ffff00"/>
    </style:style>
    <style:style style:name="T60_79" style:family="text" style:parent-style-name="Default_20_Paragraph_20_Font">
      <style:text-properties fo:background-color="#ffff00"/>
    </style:style>
    <style:style style:name="T60_80" style:family="text" style:parent-style-name="Default_20_Paragraph_20_Font">
      <style:text-properties fo:background-color="#ffff00"/>
    </style:style>
    <style:style style:name="T60_81" style:family="text" style:parent-style-name="Default_20_Paragraph_20_Font">
      <style:text-properties fo:background-color="#ffff00"/>
    </style:style>
    <style:style style:name="T60_82" style:family="text" style:parent-style-name="Default_20_Paragraph_20_Font">
      <style:text-properties fo:background-color="#ffff00"/>
    </style:style>
    <style:style style:name="T60_83" style:family="text" style:parent-style-name="Default_20_Paragraph_20_Font">
      <style:text-properties fo:background-color="#ffff00"/>
    </style:style>
    <style:style style:name="T60_84" style:family="text" style:parent-style-name="Default_20_Paragraph_20_Font">
      <style:text-properties fo:background-color="#ffff00"/>
    </style:style>
    <style:style style:name="T60_85" style:family="text" style:parent-style-name="Default_20_Paragraph_20_Font">
      <style:text-properties fo:background-color="#ffff00"/>
    </style:style>
    <style:style style:name="T60_86" style:family="text" style:parent-style-name="Default_20_Paragraph_20_Font">
      <style:text-properties fo:background-color="#ffff00"/>
    </style:style>
    <style:style style:name="T60_87" style:family="text" style:parent-style-name="Default_20_Paragraph_20_Font">
      <style:text-properties fo:background-color="#ffff00"/>
    </style:style>
    <style:style style:name="T60_88" style:family="text" style:parent-style-name="Default_20_Paragraph_20_Font">
      <style:text-properties fo:background-color="#ffff00"/>
    </style:style>
    <style:style style:name="T60_89" style:family="text" style:parent-style-name="Default_20_Paragraph_20_Font">
      <style:text-properties fo:background-color="#ffff00"/>
    </style:style>
    <style:style style:name="T60_90" style:family="text" style:parent-style-name="Default_20_Paragraph_20_Font">
      <style:text-properties fo:background-color="#ffff00"/>
    </style:style>
    <style:style style:name="T60_91" style:family="text" style:parent-style-name="Default_20_Paragraph_20_Font">
      <style:text-properties fo:background-color="#ffff00"/>
    </style:style>
    <style:style style:name="T60_92" style:family="text" style:parent-style-name="Default_20_Paragraph_20_Font">
      <style:text-properties fo:background-color="#ffff00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background-color="#ffff00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62_1" style:family="text" style:parent-style-name="Default_20_Paragraph_20_Font">
      <style:text-properties fo:background-color="#ffff00"/>
    </style:style>
    <style:style style:name="T62_2" style:family="text" style:parent-style-name="Default_20_Paragraph_20_Font">
      <style:text-properties fo:background-color="#ffff00"/>
    </style:style>
    <style:style style:name="T62_3" style:family="text" style:parent-style-name="Default_20_Paragraph_20_Font">
      <style:text-properties fo:background-color="#ffff00"/>
    </style:style>
    <style:style style:name="T62_4" style:family="text" style:parent-style-name="Default_20_Paragraph_20_Font">
      <style:text-properties fo:background-color="#ffff00"/>
    </style:style>
    <style:style style:name="T62_5" style:family="text" style:parent-style-name="Default_20_Paragraph_20_Font">
      <style:text-properties fo:background-color="#ffff00"/>
    </style:style>
    <style:style style:name="T62_6" style:family="text" style:parent-style-name="Default_20_Paragraph_20_Font">
      <style:text-properties fo:background-color="#ffff00"/>
    </style:style>
    <style:style style:name="T62_7" style:family="text" style:parent-style-name="Default_20_Paragraph_20_Font">
      <style:text-properties fo:background-color="#ffff00"/>
    </style:style>
    <style:style style:name="T62_8" style:family="text" style:parent-style-name="Default_20_Paragraph_20_Font">
      <style:text-properties fo:background-color="#ffff00"/>
    </style:style>
    <style:style style:name="T62_9" style:family="text" style:parent-style-name="Default_20_Paragraph_20_Font">
      <style:text-properties fo:background-color="#ffff00"/>
    </style:style>
    <style:style style:name="T62_10" style:family="text" style:parent-style-name="Default_20_Paragraph_20_Font">
      <style:text-properties fo:background-color="#ffff00"/>
    </style:style>
    <style:style style:name="T62_11" style:family="text" style:parent-style-name="Default_20_Paragraph_20_Font">
      <style:text-properties fo:background-color="#ffff00"/>
    </style:style>
    <style:style style:name="T62_12" style:family="text" style:parent-style-name="Default_20_Paragraph_20_Font">
      <style:text-properties fo:background-color="#ffff00"/>
    </style:style>
    <style:style style:name="T62_13" style:family="text" style:parent-style-name="Default_20_Paragraph_20_Font">
      <style:text-properties fo:background-color="#ffff00"/>
    </style:style>
    <style:style style:name="T62_14" style:family="text" style:parent-style-name="Default_20_Paragraph_20_Font">
      <style:text-properties fo:background-color="#ffff00"/>
    </style:style>
    <style:style style:name="T62_15" style:family="text" style:parent-style-name="Default_20_Paragraph_20_Font">
      <style:text-properties fo:background-color="#ffff00"/>
    </style:style>
    <style:style style:name="T62_16" style:family="text" style:parent-style-name="Default_20_Paragraph_20_Font">
      <style:text-properties fo:background-color="#ffff00"/>
    </style:style>
    <style:style style:name="T62_17" style:family="text" style:parent-style-name="Default_20_Paragraph_20_Font">
      <style:text-properties fo:background-color="#ffff00"/>
    </style:style>
    <style:style style:name="T62_18" style:family="text" style:parent-style-name="Default_20_Paragraph_20_Font">
      <style:text-properties fo:background-color="#ffff00"/>
    </style:style>
    <style:style style:name="T62_19" style:family="text" style:parent-style-name="Default_20_Paragraph_20_Font">
      <style:text-properties fo:background-color="#ffff00"/>
    </style:style>
    <style:style style:name="T62_20" style:family="text" style:parent-style-name="Default_20_Paragraph_20_Font">
      <style:text-properties fo:background-color="#ffff00"/>
    </style:style>
    <style:style style:name="T62_21" style:family="text" style:parent-style-name="Default_20_Paragraph_20_Font">
      <style:text-properties fo:background-color="#ffff00"/>
    </style:style>
    <style:style style:name="T62_22" style:family="text" style:parent-style-name="Default_20_Paragraph_20_Font">
      <style:text-properties fo:background-color="#ffff00"/>
    </style:style>
    <style:style style:name="T62_23" style:family="text" style:parent-style-name="Default_20_Paragraph_20_Font">
      <style:text-properties fo:background-color="#ffff00"/>
    </style:style>
    <style:style style:name="T62_24" style:family="text" style:parent-style-name="Default_20_Paragraph_20_Font">
      <style:text-properties fo:background-color="#ffff00"/>
    </style:style>
    <style:style style:name="T62_25" style:family="text" style:parent-style-name="Default_20_Paragraph_20_Font">
      <style:text-properties fo:background-color="#ffff00"/>
    </style:style>
    <style:style style:name="T62_26" style:family="text" style:parent-style-name="Default_20_Paragraph_20_Font">
      <style:text-properties fo:background-color="#ffff00"/>
    </style:style>
    <style:style style:name="T62_27" style:family="text" style:parent-style-name="Default_20_Paragraph_20_Font">
      <style:text-properties fo:background-color="#ffff00"/>
    </style:style>
    <style:style style:name="T62_28" style:family="text" style:parent-style-name="Default_20_Paragraph_20_Font">
      <style:text-properties fo:background-color="#ffff00"/>
    </style:style>
    <style:style style:name="T62_29" style:family="text" style:parent-style-name="Default_20_Paragraph_20_Font">
      <style:text-properties fo:background-color="#ffff00"/>
    </style:style>
    <style:style style:name="T62_30" style:family="text" style:parent-style-name="Default_20_Paragraph_20_Font">
      <style:text-properties fo:background-color="#ffff00"/>
    </style:style>
    <style:style style:name="T62_31" style:family="text" style:parent-style-name="Default_20_Paragraph_20_Font">
      <style:text-properties fo:background-color="#ffff00"/>
    </style:style>
    <style:style style:name="T62_32" style:family="text" style:parent-style-name="Default_20_Paragraph_20_Font">
      <style:text-properties fo:background-color="#ffff00"/>
    </style:style>
    <style:style style:name="T62_33" style:family="text" style:parent-style-name="Default_20_Paragraph_20_Font">
      <style:text-properties fo:background-color="#ffff00"/>
    </style:style>
    <style:style style:name="T62_34" style:family="text" style:parent-style-name="Default_20_Paragraph_20_Font">
      <style:text-properties fo:background-color="#ffff00"/>
    </style:style>
    <style:style style:name="T62_35" style:family="text" style:parent-style-name="Default_20_Paragraph_20_Font">
      <style:text-properties fo:background-color="#ffff00"/>
    </style:style>
    <style:style style:name="T62_36" style:family="text" style:parent-style-name="Default_20_Paragraph_20_Font">
      <style:text-properties fo:background-color="#ffff00"/>
    </style:style>
    <style:style style:name="T62_37" style:family="text" style:parent-style-name="Default_20_Paragraph_20_Font">
      <style:text-properties fo:background-color="#ffff00"/>
    </style:style>
    <style:style style:name="T62_38" style:family="text" style:parent-style-name="Default_20_Paragraph_20_Font">
      <style:text-properties fo:background-color="#ffff00"/>
    </style:style>
    <style:style style:name="T62_39" style:family="text" style:parent-style-name="Default_20_Paragraph_20_Font">
      <style:text-properties fo:background-color="#ffff00"/>
    </style:style>
    <style:style style:name="T62_40" style:family="text" style:parent-style-name="Default_20_Paragraph_20_Font">
      <style:text-properties fo:background-color="#ffff00"/>
    </style:style>
    <style:style style:name="T62_41" style:family="text" style:parent-style-name="Default_20_Paragraph_20_Font">
      <style:text-properties fo:background-color="#ffff00"/>
    </style:style>
    <style:style style:name="T62_42" style:family="text" style:parent-style-name="Default_20_Paragraph_20_Font">
      <style:text-properties fo:background-color="#ffff00"/>
    </style:style>
    <style:style style:name="T62_43" style:family="text" style:parent-style-name="Default_20_Paragraph_20_Font">
      <style:text-properties fo:background-color="#ffff00"/>
    </style:style>
    <style:style style:name="T62_44" style:family="text" style:parent-style-name="Default_20_Paragraph_20_Font">
      <style:text-properties fo:background-color="#ffff00"/>
    </style:style>
    <style:style style:name="T62_45" style:family="text" style:parent-style-name="Default_20_Paragraph_20_Font">
      <style:text-properties fo:background-color="#ffff00"/>
    </style:style>
    <style:style style:name="T62_46" style:family="text" style:parent-style-name="Default_20_Paragraph_20_Font">
      <style:text-properties fo:background-color="#ffff00"/>
    </style:style>
    <style:style style:name="T62_47" style:family="text" style:parent-style-name="Default_20_Paragraph_20_Font">
      <style:text-properties fo:background-color="#ffff00"/>
    </style:style>
    <style:style style:name="T62_48" style:family="text" style:parent-style-name="Default_20_Paragraph_20_Font">
      <style:text-properties fo:background-color="#ffff00"/>
    </style:style>
    <style:style style:name="T62_49" style:family="text" style:parent-style-name="Default_20_Paragraph_20_Font">
      <style:text-properties fo:background-color="#ffff00"/>
    </style:style>
    <style:style style:name="T62_50" style:family="text" style:parent-style-name="Default_20_Paragraph_20_Font">
      <style:text-properties fo:background-color="#ffff00"/>
    </style:style>
    <style:style style:name="T62_51" style:family="text" style:parent-style-name="Default_20_Paragraph_20_Font">
      <style:text-properties fo:background-color="#ffff00"/>
    </style:style>
    <style:style style:name="T62_52" style:family="text" style:parent-style-name="Default_20_Paragraph_20_Font">
      <style:text-properties fo:background-color="#ffff00"/>
    </style:style>
    <style:style style:name="T62_53" style:family="text" style:parent-style-name="Default_20_Paragraph_20_Font">
      <style:text-properties fo:background-color="#ffff00"/>
    </style:style>
    <style:style style:name="T62_54" style:family="text" style:parent-style-name="Default_20_Paragraph_20_Font">
      <style:text-properties fo:background-color="#ffff00"/>
    </style:style>
    <style:style style:name="T62_55" style:family="text" style:parent-style-name="Default_20_Paragraph_20_Font">
      <style:text-properties fo:background-color="#ffff00"/>
    </style:style>
    <style:style style:name="T62_56" style:family="text" style:parent-style-name="Default_20_Paragraph_20_Font">
      <style:text-properties fo:background-color="#ffff00"/>
    </style:style>
    <style:style style:name="T62_57" style:family="text" style:parent-style-name="Default_20_Paragraph_20_Font">
      <style:text-properties fo:background-color="#ffff00"/>
    </style:style>
    <style:style style:name="T62_58" style:family="text" style:parent-style-name="Default_20_Paragraph_20_Font">
      <style:text-properties fo:background-color="#ffff00"/>
    </style:style>
    <style:style style:name="T62_59" style:family="text" style:parent-style-name="Default_20_Paragraph_20_Font">
      <style:text-properties fo:background-color="#ffff00"/>
    </style:style>
    <style:style style:name="T62_60" style:family="text" style:parent-style-name="Default_20_Paragraph_20_Font">
      <style:text-properties fo:background-color="#ffff00"/>
    </style:style>
    <style:style style:name="T62_61" style:family="text" style:parent-style-name="Default_20_Paragraph_20_Font">
      <style:text-properties fo:background-color="#ffff00"/>
    </style:style>
    <style:style style:name="T62_62" style:family="text" style:parent-style-name="Default_20_Paragraph_20_Font">
      <style:text-properties fo:background-color="#ffff00"/>
    </style:style>
    <style:style style:name="T62_63" style:family="text" style:parent-style-name="Default_20_Paragraph_20_Font">
      <style:text-properties fo:background-color="#ffff00"/>
    </style:style>
    <style:style style:name="T62_64" style:family="text" style:parent-style-name="Default_20_Paragraph_20_Font">
      <style:text-properties fo:background-color="#ffff00"/>
    </style:style>
    <style:style style:name="T62_65" style:family="text" style:parent-style-name="Default_20_Paragraph_20_Font">
      <style:text-properties fo:background-color="#ffff00"/>
    </style:style>
    <style:style style:name="T62_66" style:family="text" style:parent-style-name="Default_20_Paragraph_20_Font">
      <style:text-properties fo:background-color="#ffff00"/>
    </style:style>
    <style:style style:name="T62_67" style:family="text" style:parent-style-name="Default_20_Paragraph_20_Font">
      <style:text-properties fo:background-color="#ffff00"/>
    </style:style>
    <style:style style:name="T62_68" style:family="text" style:parent-style-name="Default_20_Paragraph_20_Font">
      <style:text-properties fo:background-color="#ffff00"/>
    </style:style>
    <style:style style:name="T62_69" style:family="text" style:parent-style-name="Default_20_Paragraph_20_Font">
      <style:text-properties fo:background-color="#ffff00"/>
    </style:style>
    <style:style style:name="T62_70" style:family="text" style:parent-style-name="Default_20_Paragraph_20_Font">
      <style:text-properties fo:background-color="#ffff00"/>
    </style:style>
    <style:style style:name="T62_71" style:family="text" style:parent-style-name="Default_20_Paragraph_20_Font">
      <style:text-properties fo:background-color="#ffff00"/>
    </style:style>
    <style:style style:name="T62_72" style:family="text" style:parent-style-name="Default_20_Paragraph_20_Font">
      <style:text-properties fo:background-color="#ffff00"/>
    </style:style>
    <style:style style:name="T62_73" style:family="text" style:parent-style-name="Default_20_Paragraph_20_Font">
      <style:text-properties fo:background-color="#ffff00"/>
    </style:style>
    <style:style style:name="T62_74" style:family="text" style:parent-style-name="Default_20_Paragraph_20_Font">
      <style:text-properties fo:background-color="#ffff00"/>
    </style:style>
    <style:style style:name="T62_75" style:family="text" style:parent-style-name="Default_20_Paragraph_20_Font">
      <style:text-properties fo:background-color="#ffff00"/>
    </style:style>
    <style:style style:name="T62_76" style:family="text" style:parent-style-name="Default_20_Paragraph_20_Font">
      <style:text-properties fo:background-color="#ffff00"/>
    </style:style>
    <style:style style:name="T62_77" style:family="text" style:parent-style-name="Default_20_Paragraph_20_Font">
      <style:text-properties fo:background-color="#ffff00"/>
    </style:style>
    <style:style style:name="T62_78" style:family="text" style:parent-style-name="Default_20_Paragraph_20_Font">
      <style:text-properties fo:background-color="#ffff00"/>
    </style:style>
    <style:style style:name="T62_79" style:family="text" style:parent-style-name="Default_20_Paragraph_20_Font">
      <style:text-properties fo:background-color="#ffff00"/>
    </style:style>
    <style:style style:name="T62_80" style:family="text" style:parent-style-name="Default_20_Paragraph_20_Font">
      <style:text-properties fo:background-color="#ffff00"/>
    </style:style>
    <style:style style:name="T62_81" style:family="text" style:parent-style-name="Default_20_Paragraph_20_Font">
      <style:text-properties fo:background-color="#ffff00"/>
    </style:style>
    <style:style style:name="T62_82" style:family="text" style:parent-style-name="Default_20_Paragraph_20_Font">
      <style:text-properties fo:background-color="#ffff00"/>
    </style:style>
    <style:style style:name="T62_83" style:family="text" style:parent-style-name="Default_20_Paragraph_20_Font">
      <style:text-properties fo:background-color="#ffff00"/>
    </style:style>
    <style:style style:name="T62_84" style:family="text" style:parent-style-name="Default_20_Paragraph_20_Font">
      <style:text-properties fo:background-color="#ffff00"/>
    </style:style>
    <style:style style:name="T62_85" style:family="text" style:parent-style-name="Default_20_Paragraph_20_Font">
      <style:text-properties fo:background-color="#ffff00"/>
    </style:style>
    <style:style style:name="T62_86" style:family="text" style:parent-style-name="Default_20_Paragraph_20_Font">
      <style:text-properties fo:background-color="#ffff00"/>
    </style:style>
    <style:style style:name="T62_87" style:family="text" style:parent-style-name="Default_20_Paragraph_20_Font">
      <style:text-properties fo:background-color="#ffff00"/>
    </style:style>
    <style:style style:name="T62_88" style:family="text" style:parent-style-name="Default_20_Paragraph_20_Font">
      <style:text-properties fo:background-color="#ffff00"/>
    </style:style>
    <style:style style:name="T62_89" style:family="text" style:parent-style-name="Default_20_Paragraph_20_Font">
      <style:text-properties fo:background-color="#ffff00"/>
    </style:style>
    <style:style style:name="T62_90" style:family="text" style:parent-style-name="Default_20_Paragraph_20_Font">
      <style:text-properties fo:background-color="#ffff00"/>
    </style:style>
    <style:style style:name="T62_91" style:family="text" style:parent-style-name="Default_20_Paragraph_20_Font">
      <style:text-properties fo:background-color="#ffff00"/>
    </style:style>
    <style:style style:name="T62_92" style:family="text" style:parent-style-name="Default_20_Paragraph_20_Font">
      <style:text-properties fo:background-color="#ffff00"/>
    </style:style>
    <style:style style:name="P63" style:family="paragraph" style:parent-style-name="Heading_20_5">
      <style:paragraph-properties fo:break-before="auto"/>
    </style:style>
    <style:style style:name="T63_1" style:family="text" style:parent-style-name="Default_20_Paragraph_20_Font"/>
    <style:style style:name="T63_2" style:family="text" style:parent-style-name="Default_20_Paragraph_20_Font"/>
    <style:style style:name="T63_3" style:family="text" style:parent-style-name="Default_20_Paragraph_20_Font"/>
    <style:style style:name="T63_4" style:family="text" style:parent-style-name="Default_20_Paragraph_20_Font"/>
    <style:style style:name="T63_5" style:family="text" style:parent-style-name="Default_20_Paragraph_20_Font"/>
    <style:style style:name="T63_6" style:family="text" style:parent-style-name="Default_20_Paragraph_20_Font"/>
    <style:style style:name="T63_7" style:family="text" style:parent-style-name="Default_20_Paragraph_20_Font"/>
    <style:style style:name="T63_8" style:family="text" style:parent-style-name="Default_20_Paragraph_20_Font"/>
    <style:style style:name="T63_9" style:family="text" style:parent-style-name="Default_20_Paragraph_20_Font"/>
    <style:style style:name="P64" style:family="paragraph" style:parent-style-name="Standard">
      <style:paragraph-properties fo:break-before="auto" fo:margin-top="0cm"/>
    </style:style>
    <style:style style:name="T64_1" style:family="text" style:parent-style-name="Default_20_Paragraph_20_Font"/>
    <style:style style:name="T64_2" style:family="text" style:parent-style-name="Default_20_Paragraph_20_Font"/>
    <style:style style:name="T64_3" style:family="text" style:parent-style-name="Default_20_Paragraph_20_Font"/>
    <style:style style:name="T64_4" style:family="text" style:parent-style-name="Default_20_Paragraph_20_Font"/>
    <style:style style:name="T64_5" style:family="text" style:parent-style-name="Default_20_Paragraph_20_Font"/>
    <style:style style:name="T64_6" style:family="text" style:parent-style-name="Default_20_Paragraph_20_Font"/>
    <style:style style:name="T64_7" style:family="text" style:parent-style-name="Default_20_Paragraph_20_Font"/>
    <style:style style:name="T64_8" style:family="text" style:parent-style-name="Default_20_Paragraph_20_Font"/>
    <style:style style:name="T64_9" style:family="text" style:parent-style-name="Default_20_Paragraph_20_Font"/>
    <style:style style:name="T64_10" style:family="text" style:parent-style-name="Default_20_Paragraph_20_Font"/>
    <style:style style:name="T64_11" style:family="text" style:parent-style-name="Default_20_Paragraph_20_Font"/>
    <style:style style:name="T64_12" style:family="text" style:parent-style-name="Default_20_Paragraph_20_Font"/>
    <style:style style:name="T64_13" style:family="text" style:parent-style-name="Default_20_Paragraph_20_Font"/>
    <style:style style:name="T64_14" style:family="text" style:parent-style-name="Default_20_Paragraph_20_Font"/>
    <style:style style:name="T64_15" style:family="text" style:parent-style-name="Default_20_Paragraph_20_Font"/>
    <style:style style:name="T64_16" style:family="text" style:parent-style-name="Default_20_Paragraph_20_Font"/>
    <style:style style:name="T64_17" style:family="text" style:parent-style-name="Default_20_Paragraph_20_Font"/>
    <style:style style:name="T64_18" style:family="text" style:parent-style-name="Default_20_Paragraph_20_Font"/>
    <style:style style:name="T64_19" style:family="text" style:parent-style-name="Default_20_Paragraph_20_Font"/>
    <style:style style:name="T64_20" style:family="text" style:parent-style-name="Default_20_Paragraph_20_Font"/>
    <style:style style:name="T64_21" style:family="text" style:parent-style-name="Default_20_Paragraph_20_Font"/>
    <style:style style:name="T64_22" style:family="text" style:parent-style-name="Default_20_Paragraph_20_Font"/>
    <style:style style:name="T64_23" style:family="text" style:parent-style-name="Default_20_Paragraph_20_Font"/>
    <style:style style:name="T64_24" style:family="text" style:parent-style-name="Default_20_Paragraph_20_Font"/>
    <style:style style:name="T64_25" style:family="text" style:parent-style-name="Default_20_Paragraph_20_Font"/>
    <style:style style:name="T64_26" style:family="text" style:parent-style-name="Default_20_Paragraph_20_Font"/>
    <style:style style:name="T64_27" style:family="text" style:parent-style-name="Default_20_Paragraph_20_Font"/>
    <style:style style:name="T64_28" style:family="text" style:parent-style-name="Default_20_Paragraph_20_Font"/>
    <style:style style:name="T64_29" style:family="text" style:parent-style-name="Default_20_Paragraph_20_Font"/>
    <style:style style:name="T64_30" style:family="text" style:parent-style-name="Default_20_Paragraph_20_Font"/>
    <style:style style:name="T64_31" style:family="text" style:parent-style-name="Default_20_Paragraph_20_Font"/>
    <style:style style:name="T64_32" style:family="text" style:parent-style-name="Default_20_Paragraph_20_Font"/>
    <style:style style:name="T64_33" style:family="text" style:parent-style-name="Default_20_Paragraph_20_Font"/>
    <style:style style:name="T64_34" style:family="text" style:parent-style-name="Default_20_Paragraph_20_Font"/>
    <style:style style:name="T64_35" style:family="text" style:parent-style-name="Default_20_Paragraph_20_Font"/>
    <style:style style:name="T64_36" style:family="text" style:parent-style-name="Default_20_Paragraph_20_Font"/>
    <style:style style:name="T64_37" style:family="text" style:parent-style-name="Default_20_Paragraph_20_Font"/>
    <style:style style:name="T64_38" style:family="text" style:parent-style-name="Default_20_Paragraph_20_Font"/>
    <style:style style:name="T64_39" style:family="text" style:parent-style-name="Default_20_Paragraph_20_Font"/>
    <style:style style:name="T64_40" style:family="text" style:parent-style-name="Default_20_Paragraph_20_Font"/>
    <style:style style:name="T64_41" style:family="text" style:parent-style-name="Default_20_Paragraph_20_Font"/>
    <style:style style:name="T64_42" style:family="text" style:parent-style-name="Default_20_Paragraph_20_Font"/>
    <style:style style:name="T64_43" style:family="text" style:parent-style-name="Default_20_Paragraph_20_Font"/>
    <style:style style:name="T64_44" style:family="text" style:parent-style-name="Default_20_Paragraph_20_Font"/>
    <style:style style:name="T64_45" style:family="text" style:parent-style-name="Default_20_Paragraph_20_Font"/>
    <style:style style:name="T64_46" style:family="text" style:parent-style-name="Default_20_Paragraph_20_Font"/>
    <style:style style:name="T64_47" style:family="text" style:parent-style-name="Default_20_Paragraph_20_Font"/>
    <style:style style:name="T64_48" style:family="text" style:parent-style-name="Default_20_Paragraph_20_Font"/>
    <style:style style:name="T64_49" style:family="text" style:parent-style-name="Default_20_Paragraph_20_Font"/>
    <style:style style:name="T64_50" style:family="text" style:parent-style-name="Default_20_Paragraph_20_Font"/>
    <style:style style:name="T64_51" style:family="text" style:parent-style-name="Default_20_Paragraph_20_Font"/>
    <style:style style:name="T64_52" style:family="text" style:parent-style-name="Default_20_Paragraph_20_Font"/>
    <style:style style:name="T64_53" style:family="text" style:parent-style-name="Default_20_Paragraph_20_Font"/>
    <style:style style:name="T64_54" style:family="text" style:parent-style-name="Default_20_Paragraph_20_Font"/>
    <style:style style:name="T64_55" style:family="text" style:parent-style-name="Default_20_Paragraph_20_Font"/>
    <style:style style:name="T64_56" style:family="text" style:parent-style-name="Default_20_Paragraph_20_Font"/>
    <style:style style:name="T64_57" style:family="text" style:parent-style-name="Default_20_Paragraph_20_Font"/>
    <style:style style:name="T64_58" style:family="text" style:parent-style-name="Default_20_Paragraph_20_Font"/>
    <style:style style:name="T64_59" style:family="text" style:parent-style-name="Default_20_Paragraph_20_Font"/>
    <style:style style:name="T64_60" style:family="text" style:parent-style-name="Default_20_Paragraph_20_Font"/>
    <style:style style:name="T64_61" style:family="text" style:parent-style-name="Default_20_Paragraph_20_Font"/>
    <style:style style:name="T64_62" style:family="text" style:parent-style-name="Default_20_Paragraph_20_Font"/>
    <style:style style:name="T64_63" style:family="text" style:parent-style-name="Default_20_Paragraph_20_Font"/>
    <style:style style:name="T64_64" style:family="text" style:parent-style-name="Default_20_Paragraph_20_Font"/>
    <style:style style:name="P65" style:family="paragraph" style:parent-style-name="Standard">
      <style:paragraph-properties fo:break-before="auto" fo:margin-top="0cm"/>
    </style:style>
    <style:style style:name="T65_1" style:family="text" style:parent-style-name="Default_20_Paragraph_20_Font"/>
    <style:style style:name="T65_2" style:family="text" style:parent-style-name="Default_20_Paragraph_20_Font"/>
    <style:style style:name="T65_3" style:family="text" style:parent-style-name="Default_20_Paragraph_20_Font"/>
    <style:style style:name="T65_4" style:family="text" style:parent-style-name="Default_20_Paragraph_20_Font"/>
    <style:style style:name="T65_5" style:family="text" style:parent-style-name="Default_20_Paragraph_20_Font"/>
    <style:style style:name="T65_6" style:family="text" style:parent-style-name="Default_20_Paragraph_20_Font"/>
    <style:style style:name="P66" style:family="paragraph" style:parent-style-name="Standard">
      <style:paragraph-properties fo:break-before="auto" fo:margin-top="0cm" fo:margin-left="1.27cm"/>
    </style:style>
    <style:style style:name="T66_1" style:family="text" style:parent-style-name="Default_20_Paragraph_20_Font"/>
    <style:style style:name="P67" style:family="paragraph" style:parent-style-name="Standard">
      <style:paragraph-properties fo:break-before="auto" fo:margin-top="0cm" fo:margin-left="1.27cm"/>
    </style:style>
    <style:style style:name="T67_1" style:family="text" style:parent-style-name="Default_20_Paragraph_20_Font"/>
    <style:style style:name="P68" style:family="paragraph" style:parent-style-name="Standard">
      <style:paragraph-properties fo:break-before="auto" fo:margin-top="0cm" fo:margin-left="1.27cm"/>
    </style:style>
    <style:style style:name="T68_1" style:family="text" style:parent-style-name="Default_20_Paragraph_20_Font"/>
    <style:style style:name="P69" style:family="paragraph" style:parent-style-name="Standard">
      <style:paragraph-properties fo:break-before="auto" fo:margin-top="0cm"/>
    </style:style>
    <style:style style:name="T69_1" style:family="text" style:parent-style-name="Default_20_Paragraph_20_Font"/>
    <style:style style:name="T69_2" style:family="text" style:parent-style-name="Default_20_Paragraph_20_Font"/>
    <style:style style:name="T69_3" style:family="text" style:parent-style-name="Default_20_Paragraph_20_Font"/>
    <style:style style:name="T69_4" style:family="text" style:parent-style-name="Default_20_Paragraph_20_Font"/>
    <style:style style:name="T69_5" style:family="text" style:parent-style-name="Default_20_Paragraph_20_Font"/>
    <style:style style:name="P70" style:family="paragraph" style:parent-style-name="Standard">
      <style:paragraph-properties fo:break-before="auto" fo:margin-top="0cm" fo:margin-left="1.27cm"/>
    </style:style>
    <style:style style:name="T70_1" style:family="text" style:parent-style-name="Default_20_Paragraph_20_Font"/>
    <style:style style:name="T70_2" style:family="text" style:parent-style-name="Default_20_Paragraph_20_Font"/>
    <style:style style:name="T70_3" style:family="text" style:parent-style-name="Default_20_Paragraph_20_Font"/>
    <style:style style:name="P71" style:family="paragraph" style:parent-style-name="Standard">
      <style:paragraph-properties fo:break-before="auto" fo:margin-top="0cm" fo:margin-left="1.27cm"/>
    </style:style>
    <style:style style:name="T71_1" style:family="text" style:parent-style-name="Default_20_Paragraph_20_Font"/>
    <style:style style:name="P72" style:family="paragraph" style:parent-style-name="Standard">
      <style:paragraph-properties fo:break-before="auto" fo:margin-top="0cm"/>
    </style:style>
    <style:style style:name="T72_1" style:family="text" style:parent-style-name="Default_20_Paragraph_20_Font"/>
    <style:style style:name="T72_2" style:family="text" style:parent-style-name="Default_20_Paragraph_20_Font"/>
    <style:style style:name="T72_3" style:family="text" style:parent-style-name="Default_20_Paragraph_20_Font"/>
    <style:style style:name="T72_4" style:family="text" style:parent-style-name="Default_20_Paragraph_20_Font"/>
    <style:style style:name="T72_5" style:family="text" style:parent-style-name="Default_20_Paragraph_20_Font"/>
    <style:style style:name="T72_6" style:family="text" style:parent-style-name="Default_20_Paragraph_20_Font"/>
    <style:style style:name="T72_7" style:family="text" style:parent-style-name="Default_20_Paragraph_20_Font"/>
    <style:style style:name="T72_8" style:family="text" style:parent-style-name="Default_20_Paragraph_20_Font"/>
    <style:style style:name="T72_9" style:family="text" style:parent-style-name="Default_20_Paragraph_20_Font"/>
    <style:style style:name="T72_10" style:family="text" style:parent-style-name="Default_20_Paragraph_20_Font"/>
    <style:style style:name="P73" style:family="paragraph" style:parent-style-name="Standard">
      <style:paragraph-properties fo:break-before="auto" fo:margin-top="0cm" fo:margin-left="1.27cm"/>
    </style:style>
    <style:style style:name="T73_1" style:family="text" style:parent-style-name="Default_20_Paragraph_20_Font"/>
    <style:style style:name="P74" style:family="paragraph" style:parent-style-name="Standard">
      <style:paragraph-properties fo:break-before="auto" fo:margin-top="0cm" fo:margin-left="1.27cm"/>
    </style:style>
    <style:style style:name="T74_1" style:family="text" style:parent-style-name="Default_20_Paragraph_20_Font"/>
    <style:style style:name="T74_2" style:family="text" style:parent-style-name="Default_20_Paragraph_20_Font"/>
    <style:style style:name="T74_3" style:family="text" style:parent-style-name="Default_20_Paragraph_20_Font"/>
    <style:style style:name="P75" style:family="paragraph" style:parent-style-name="Standard">
      <style:paragraph-properties fo:break-before="auto" fo:margin-top="0cm" fo:margin-bottom="0cm" fo:margin-left="1.27cm"/>
    </style:style>
    <style:style style:name="T75_1" style:family="text" style:parent-style-name="Default_20_Paragraph_20_Font"/>
    <style:style style:name="T75_2" style:family="text" style:parent-style-name="Default_20_Paragraph_20_Font"/>
    <style:style style:name="T75_3" style:family="text" style:parent-style-name="Default_20_Paragraph_20_Font"/>
    <style:style style:name="T75_4" style:family="text" style:parent-style-name="Default_20_Paragraph_20_Font"/>
    <style:style style:name="T75_5" style:family="text" style:parent-style-name="Default_20_Paragraph_20_Font"/>
    <style:style style:name="T75_6" style:family="text" style:parent-style-name="Default_20_Paragraph_20_Font"/>
    <style:style style:name="T75_7" style:family="text" style:parent-style-name="Default_20_Paragraph_20_Font"/>
    <style:style style:name="T75_8" style:family="text" style:parent-style-name="Default_20_Paragraph_20_Font"/>
    <style:style style:name="T75_9" style:family="text" style:parent-style-name="Default_20_Paragraph_20_Font"/>
    <style:style style:name="T75_10" style:family="text" style:parent-style-name="Default_20_Paragraph_20_Font"/>
    <style:style style:name="T75_11" style:family="text" style:parent-style-name="Default_20_Paragraph_20_Font"/>
    <style:style style:name="T75_12" style:family="text" style:parent-style-name="Default_20_Paragraph_20_Font"/>
    <style:style style:name="T75_13" style:family="text" style:parent-style-name="Default_20_Paragraph_20_Font"/>
    <style:style style:name="T75_14" style:family="text" style:parent-style-name="Default_20_Paragraph_20_Font"/>
    <style:style style:name="T75_15" style:family="text" style:parent-style-name="Default_20_Paragraph_20_Font"/>
    <style:style style:name="T75_16" style:family="text" style:parent-style-name="Default_20_Paragraph_20_Font"/>
    <style:style style:name="P76" style:family="paragraph" style:parent-style-name="Heading_20_5">
      <style:paragraph-properties fo:break-before="auto"/>
    </style:style>
    <style:style style:name="T76_1" style:family="text" style:parent-style-name="Default_20_Paragraph_20_Font"/>
    <style:style style:name="T76_2" style:family="text" style:parent-style-name="Default_20_Paragraph_20_Font"/>
    <style:style style:name="T76_3" style:family="text" style:parent-style-name="Default_20_Paragraph_20_Font"/>
    <style:style style:name="T76_4" style:family="text" style:parent-style-name="Default_20_Paragraph_20_Font"/>
    <style:style style:name="T76_5" style:family="text" style:parent-style-name="Default_20_Paragraph_20_Font"/>
    <style:style style:name="T76_6" style:family="text" style:parent-style-name="Default_20_Paragraph_20_Font"/>
    <style:style style:name="T76_7" style:family="text" style:parent-style-name="Default_20_Paragraph_20_Font"/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7_1" style:family="text" style:parent-style-name="Default_20_Paragraph_20_Font"/>
    <style:style style:name="T77_2" style:family="text" style:parent-style-name="Default_20_Paragraph_20_Font"/>
    <style:style style:name="T77_3" style:family="text" style:parent-style-name="Default_20_Paragraph_20_Font"/>
    <style:style style:name="T77_4" style:family="text" style:parent-style-name="Default_20_Paragraph_20_Font"/>
    <style:style style:name="T77_5" style:family="text" style:parent-style-name="Default_20_Paragraph_20_Font"/>
    <style:style style:name="T77_6" style:family="text" style:parent-style-name="Default_20_Paragraph_20_Font"/>
    <style:style style:name="T77_7" style:family="text" style:parent-style-name="Default_20_Paragraph_20_Font"/>
    <style:style style:name="T77_8" style:family="text" style:parent-style-name="Default_20_Paragraph_20_Font"/>
    <style:style style:name="T77_9" style:family="text" style:parent-style-name="Default_20_Paragraph_20_Font"/>
    <style:style style:name="T77_10" style:family="text" style:parent-style-name="Default_20_Paragraph_20_Font"/>
    <style:style style:name="T77_11" style:family="text" style:parent-style-name="Default_20_Paragraph_20_Font"/>
    <style:style style:name="T77_12" style:family="text" style:parent-style-name="Default_20_Paragraph_20_Font"/>
    <style:style style:name="T77_13" style:family="text" style:parent-style-name="Default_20_Paragraph_20_Font"/>
    <style:style style:name="T77_14" style:family="text" style:parent-style-name="Default_20_Paragraph_20_Font"/>
    <style:style style:name="T77_15" style:family="text" style:parent-style-name="Default_20_Paragraph_20_Font"/>
    <style:style style:name="T77_16" style:family="text" style:parent-style-name="Default_20_Paragraph_20_Font"/>
    <style:style style:name="T77_17" style:family="text" style:parent-style-name="Default_20_Paragraph_20_Font"/>
    <style:style style:name="T77_18" style:family="text" style:parent-style-name="Default_20_Paragraph_20_Font"/>
    <style:style style:name="T77_19" style:family="text" style:parent-style-name="Default_20_Paragraph_20_Font"/>
    <style:style style:name="T77_20" style:family="text" style:parent-style-name="Default_20_Paragraph_20_Font"/>
    <style:style style:name="T77_21" style:family="text" style:parent-style-name="Default_20_Paragraph_20_Font"/>
    <style:style style:name="T77_22" style:family="text" style:parent-style-name="Default_20_Paragraph_20_Font"/>
    <style:style style:name="T77_23" style:family="text" style:parent-style-name="Default_20_Paragraph_20_Font"/>
    <style:style style:name="T77_24" style:family="text" style:parent-style-name="Default_20_Paragraph_20_Font"/>
    <style:style style:name="T77_25" style:family="text" style:parent-style-name="Default_20_Paragraph_20_Font"/>
    <style:style style:name="T77_26" style:family="text" style:parent-style-name="Default_20_Paragraph_20_Font"/>
    <style:style style:name="T77_27" style:family="text" style:parent-style-name="Default_20_Paragraph_20_Font"/>
    <style:style style:name="T77_28" style:family="text" style:parent-style-name="Default_20_Paragraph_20_Font"/>
    <style:style style:name="T77_29" style:family="text" style:parent-style-name="Default_20_Paragraph_20_Font"/>
    <style:style style:name="T77_30" style:family="text" style:parent-style-name="Default_20_Paragraph_20_Font"/>
    <style:style style:name="T77_31" style:family="text" style:parent-style-name="Default_20_Paragraph_20_Font"/>
    <style:style style:name="T77_32" style:family="text" style:parent-style-name="Default_20_Paragraph_20_Font"/>
    <style:style style:name="T77_33" style:family="text" style:parent-style-name="Default_20_Paragraph_20_Font"/>
    <style:style style:name="T77_34" style:family="text" style:parent-style-name="Default_20_Paragraph_20_Font"/>
    <style:style style:name="T77_35" style:family="text" style:parent-style-name="Default_20_Paragraph_20_Font"/>
    <style:style style:name="T77_36" style:family="text" style:parent-style-name="Default_20_Paragraph_20_Font"/>
    <style:style style:name="T77_37" style:family="text" style:parent-style-name="Default_20_Paragraph_20_Font"/>
    <style:style style:name="T77_38" style:family="text" style:parent-style-name="Default_20_Paragraph_20_Font"/>
    <style:style style:name="T77_39" style:family="text" style:parent-style-name="Default_20_Paragraph_20_Font"/>
    <style:style style:name="T77_40" style:family="text" style:parent-style-name="Default_20_Paragraph_20_Font"/>
    <style:style style:name="T77_41" style:family="text" style:parent-style-name="Default_20_Paragraph_20_Font"/>
    <style:style style:name="T77_42" style:family="text" style:parent-style-name="Default_20_Paragraph_20_Font"/>
    <style:style style:name="T77_43" style:family="text" style:parent-style-name="Default_20_Paragraph_20_Font"/>
    <style:style style:name="T77_44" style:family="text" style:parent-style-name="Default_20_Paragraph_20_Font"/>
    <style:style style:name="T77_45" style:family="text" style:parent-style-name="Default_20_Paragraph_20_Font"/>
    <style:style style:name="T77_46" style:family="text" style:parent-style-name="Default_20_Paragraph_20_Font"/>
    <style:style style:name="T77_47" style:family="text" style:parent-style-name="Default_20_Paragraph_20_Font"/>
    <style:style style:name="T77_48" style:family="text" style:parent-style-name="Default_20_Paragraph_20_Font"/>
    <style:style style:name="T77_49" style:family="text" style:parent-style-name="Default_20_Paragraph_20_Font"/>
    <style:style style:name="T77_50" style:family="text" style:parent-style-name="Default_20_Paragraph_20_Font"/>
    <style:style style:name="T77_51" style:family="text" style:parent-style-name="Default_20_Paragraph_20_Font"/>
    <style:style style:name="T77_52" style:family="text" style:parent-style-name="Default_20_Paragraph_20_Font"/>
    <style:style style:name="T77_53" style:family="text" style:parent-style-name="Default_20_Paragraph_20_Font"/>
    <style:style style:name="T77_54" style:family="text" style:parent-style-name="Default_20_Paragraph_20_Font"/>
    <style:style style:name="T77_55" style:family="text" style:parent-style-name="Default_20_Paragraph_20_Font"/>
    <style:style style:name="T77_56" style:family="text" style:parent-style-name="Default_20_Paragraph_20_Font"/>
    <style:style style:name="T77_57" style:family="text" style:parent-style-name="Default_20_Paragraph_20_Font"/>
    <style:style style:name="T77_58" style:family="text" style:parent-style-name="Default_20_Paragraph_20_Font"/>
    <style:style style:name="T77_59" style:family="text" style:parent-style-name="Default_20_Paragraph_20_Font"/>
    <style:style style:name="T77_60" style:family="text" style:parent-style-name="Default_20_Paragraph_20_Font"/>
    <style:style style:name="T77_61" style:family="text" style:parent-style-name="Default_20_Paragraph_20_Font"/>
    <style:style style:name="T77_62" style:family="text" style:parent-style-name="Default_20_Paragraph_20_Font"/>
    <style:style style:name="T77_63" style:family="text" style:parent-style-name="Default_20_Paragraph_20_Font"/>
    <style:style style:name="T77_64" style:family="text" style:parent-style-name="Default_20_Paragraph_20_Font"/>
    <style:style style:name="T77_65" style:family="text" style:parent-style-name="Default_20_Paragraph_20_Font"/>
    <style:style style:name="T77_66" style:family="text" style:parent-style-name="Default_20_Paragraph_20_Font"/>
    <style:style style:name="T77_67" style:family="text" style:parent-style-name="Default_20_Paragraph_20_Font"/>
    <style:style style:name="T77_68" style:family="text" style:parent-style-name="Default_20_Paragraph_20_Font"/>
    <style:style style:name="T77_69" style:family="text" style:parent-style-name="Default_20_Paragraph_20_Font"/>
    <style:style style:name="T77_70" style:family="text" style:parent-style-name="Default_20_Paragraph_20_Font"/>
    <style:style style:name="T77_71" style:family="text" style:parent-style-name="Default_20_Paragraph_20_Font"/>
    <style:style style:name="T77_72" style:family="text" style:parent-style-name="Default_20_Paragraph_20_Font"/>
    <style:style style:name="T77_73" style:family="text" style:parent-style-name="Default_20_Paragraph_20_Font"/>
    <style:style style:name="T77_74" style:family="text" style:parent-style-name="Default_20_Paragraph_20_Font"/>
    <style:style style:name="T77_75" style:family="text" style:parent-style-name="Default_20_Paragraph_20_Font"/>
    <style:style style:name="T77_76" style:family="text" style:parent-style-name="Default_20_Paragraph_20_Font"/>
    <style:style style:name="T77_77" style:family="text" style:parent-style-name="Default_20_Paragraph_20_Font"/>
    <style:style style:name="T77_78" style:family="text" style:parent-style-name="Default_20_Paragraph_20_Font"/>
    <style:style style:name="T77_79" style:family="text" style:parent-style-name="Default_20_Paragraph_20_Font"/>
    <style:style style:name="T77_80" style:family="text" style:parent-style-name="Default_20_Paragraph_20_Font"/>
    <style:style style:name="T77_81" style:family="text" style:parent-style-name="Default_20_Paragraph_20_Font"/>
    <style:style style:name="T77_82" style:family="text" style:parent-style-name="Default_20_Paragraph_20_Font"/>
    <style:style style:name="T77_83" style:family="text" style:parent-style-name="Default_20_Paragraph_20_Font"/>
    <style:style style:name="T77_84" style:family="text" style:parent-style-name="Default_20_Paragraph_20_Font"/>
    <style:style style:name="T77_85" style:family="text" style:parent-style-name="Default_20_Paragraph_20_Font"/>
    <style:style style:name="T77_86" style:family="text" style:parent-style-name="Default_20_Paragraph_20_Font"/>
    <style:style style:name="T77_87" style:family="text" style:parent-style-name="Default_20_Paragraph_20_Font"/>
    <style:style style:name="T77_88" style:family="text" style:parent-style-name="Default_20_Paragraph_20_Font"/>
    <style:style style:name="T77_89" style:family="text" style:parent-style-name="Default_20_Paragraph_20_Font"/>
    <style:style style:name="T77_90" style:family="text" style:parent-style-name="Default_20_Paragraph_20_Font"/>
    <style:style style:name="T77_91" style:family="text" style:parent-style-name="Default_20_Paragraph_20_Font"/>
    <style:style style:name="T77_92" style:family="text" style:parent-style-name="Default_20_Paragraph_20_Font"/>
    <style:style style:name="T77_93" style:family="text" style:parent-style-name="Default_20_Paragraph_20_Font"/>
    <style:style style:name="T77_94" style:family="text" style:parent-style-name="Default_20_Paragraph_20_Font"/>
    <style:style style:name="T77_95" style:family="text" style:parent-style-name="Default_20_Paragraph_20_Font"/>
    <style:style style:name="T77_96" style:family="text" style:parent-style-name="Default_20_Paragraph_20_Font"/>
    <style:style style:name="T77_97" style:family="text" style:parent-style-name="Default_20_Paragraph_20_Font"/>
    <style:style style:name="T77_98" style:family="text" style:parent-style-name="Default_20_Paragraph_20_Font"/>
    <style:style style:name="T77_99" style:family="text" style:parent-style-name="Default_20_Paragraph_20_Font"/>
    <style:style style:name="T77_100" style:family="text" style:parent-style-name="Default_20_Paragraph_20_Font"/>
    <style:style style:name="T77_101" style:family="text" style:parent-style-name="Default_20_Paragraph_20_Font"/>
    <style:style style:name="T77_102" style:family="text" style:parent-style-name="Default_20_Paragraph_20_Font"/>
    <style:style style:name="T77_103" style:family="text" style:parent-style-name="Default_20_Paragraph_20_Font"/>
    <style:style style:name="T77_104" style:family="text" style:parent-style-name="Default_20_Paragraph_20_Font"/>
    <style:style style:name="T77_105" style:family="text" style:parent-style-name="Default_20_Paragraph_20_Font"/>
    <style:style style:name="T77_106" style:family="text" style:parent-style-name="Default_20_Paragraph_20_Font"/>
    <style:style style:name="T77_107" style:family="text" style:parent-style-name="Default_20_Paragraph_20_Font"/>
    <style:style style:name="T77_108" style:family="text" style:parent-style-name="Default_20_Paragraph_20_Font"/>
    <style:style style:name="T77_109" style:family="text" style:parent-style-name="Default_20_Paragraph_20_Font"/>
    <style:style style:name="T77_110" style:family="text" style:parent-style-name="Default_20_Paragraph_20_Font"/>
    <style:style style:name="T77_111" style:family="text" style:parent-style-name="Default_20_Paragraph_20_Font"/>
    <style:style style:name="T77_112" style:family="text" style:parent-style-name="Default_20_Paragraph_20_Font"/>
    <style:style style:name="T77_113" style:family="text" style:parent-style-name="Default_20_Paragraph_20_Font"/>
    <style:style style:name="T77_114" style:family="text" style:parent-style-name="Default_20_Paragraph_20_Font"/>
    <style:style style:name="T77_115" style:family="text" style:parent-style-name="Default_20_Paragraph_20_Font"/>
    <style:style style:name="T77_116" style:family="text" style:parent-style-name="Default_20_Paragraph_20_Font"/>
    <style:style style:name="T77_117" style:family="text" style:parent-style-name="Default_20_Paragraph_20_Font"/>
    <style:style style:name="T77_118" style:family="text" style:parent-style-name="Default_20_Paragraph_20_Font"/>
    <style:style style:name="T77_119" style:family="text" style:parent-style-name="Default_20_Paragraph_20_Font"/>
    <style:style style:name="T77_120" style:family="text" style:parent-style-name="Default_20_Paragraph_20_Font"/>
    <style:style style:name="T77_121" style:family="text" style:parent-style-name="Default_20_Paragraph_20_Font"/>
    <style:style style:name="T77_122" style:family="text" style:parent-style-name="Default_20_Paragraph_20_Font"/>
    <style:style style:name="T77_123" style:family="text" style:parent-style-name="Default_20_Paragraph_20_Font"/>
    <style:style style:name="T77_124" style:family="text" style:parent-style-name="Default_20_Paragraph_20_Font"/>
    <style:style style:name="T77_125" style:family="text" style:parent-style-name="Default_20_Paragraph_20_Font"/>
    <style:style style:name="T77_126" style:family="text" style:parent-style-name="Default_20_Paragraph_20_Font"/>
    <style:style style:name="T77_127" style:family="text" style:parent-style-name="Default_20_Paragraph_20_Font"/>
    <style:style style:name="T77_128" style:family="text" style:parent-style-name="Default_20_Paragraph_20_Font"/>
    <style:style style:name="T77_129" style:family="text" style:parent-style-name="Default_20_Paragraph_20_Font"/>
    <style:style style:name="T77_130" style:family="text" style:parent-style-name="Default_20_Paragraph_20_Font"/>
    <style:style style:name="T77_131" style:family="text" style:parent-style-name="Default_20_Paragraph_20_Font"/>
    <style:style style:name="T77_132" style:family="text" style:parent-style-name="Default_20_Paragraph_20_Font"/>
    <style:style style:name="T77_133" style:family="text" style:parent-style-name="Default_20_Paragraph_20_Font">
      <style:text-properties fo:background-color="#ffff00"/>
    </style:style>
    <style:style style:name="T77_134" style:family="text" style:parent-style-name="Default_20_Paragraph_20_Font">
      <style:text-properties fo:background-color="#ffff00"/>
    </style:style>
    <style:style style:name="T77_135" style:family="text" style:parent-style-name="Default_20_Paragraph_20_Font">
      <style:text-properties fo:background-color="#ffff00"/>
    </style:style>
    <style:style style:name="T77_136" style:family="text" style:parent-style-name="Default_20_Paragraph_20_Font">
      <style:text-properties fo:background-color="#ffff00"/>
    </style:style>
    <style:style style:name="T77_137" style:family="text" style:parent-style-name="Default_20_Paragraph_20_Font">
      <style:text-properties fo:background-color="#ffff00"/>
    </style:style>
    <style:style style:name="T77_138" style:family="text" style:parent-style-name="Default_20_Paragraph_20_Font">
      <style:text-properties fo:background-color="#ffff00"/>
    </style:style>
    <style:style style:name="T77_139" style:family="text" style:parent-style-name="Default_20_Paragraph_20_Font">
      <style:text-properties fo:background-color="#ffff00"/>
    </style:style>
    <style:style style:name="T77_140" style:family="text" style:parent-style-name="Default_20_Paragraph_20_Font">
      <style:text-properties fo:background-color="#ffff00"/>
    </style:style>
    <style:style style:name="T77_141" style:family="text" style:parent-style-name="Default_20_Paragraph_20_Font">
      <style:text-properties fo:background-color="#ffff00"/>
    </style:style>
    <style:style style:name="T77_142" style:family="text" style:parent-style-name="Default_20_Paragraph_20_Font">
      <style:text-properties fo:background-color="#ffff00"/>
    </style:style>
    <style:style style:name="T77_143" style:family="text" style:parent-style-name="Default_20_Paragraph_20_Font">
      <style:text-properties fo:background-color="#ffff00"/>
    </style:style>
    <style:style style:name="T77_144" style:family="text" style:parent-style-name="Default_20_Paragraph_20_Font">
      <style:text-properties fo:background-color="#ffff00"/>
    </style:style>
    <style:style style:name="T77_145" style:family="text" style:parent-style-name="Default_20_Paragraph_20_Font">
      <style:text-properties fo:background-color="#ffff00"/>
    </style:style>
    <style:style style:name="T77_146" style:family="text" style:parent-style-name="Default_20_Paragraph_20_Font">
      <style:text-properties fo:background-color="#ffff00"/>
    </style:style>
    <style:style style:name="T77_147" style:family="text" style:parent-style-name="Default_20_Paragraph_20_Font">
      <style:text-properties fo:background-color="#ffff00"/>
    </style:style>
    <style:style style:name="T77_148" style:family="text" style:parent-style-name="Default_20_Paragraph_20_Font">
      <style:text-properties fo:background-color="#ffff00"/>
    </style:style>
    <style:style style:name="T77_149" style:family="text" style:parent-style-name="Default_20_Paragraph_20_Font">
      <style:text-properties fo:background-color="#ffff00"/>
    </style:style>
    <style:style style:name="T77_150" style:family="text" style:parent-style-name="Default_20_Paragraph_20_Font">
      <style:text-properties fo:background-color="#ffff00"/>
    </style:style>
    <style:style style:name="T77_151" style:family="text" style:parent-style-name="Default_20_Paragraph_20_Font">
      <style:text-properties fo:background-color="#ffff00"/>
    </style:style>
    <style:style style:name="T77_152" style:family="text" style:parent-style-name="Default_20_Paragraph_20_Font">
      <style:text-properties fo:background-color="#ffff00"/>
    </style:style>
    <style:style style:name="T77_153" style:family="text" style:parent-style-name="Default_20_Paragraph_20_Font">
      <style:text-properties fo:background-color="#ffff00"/>
    </style:style>
    <style:style style:name="T77_154" style:family="text" style:parent-style-name="Default_20_Paragraph_20_Font">
      <style:text-properties fo:background-color="#ffff00"/>
    </style:style>
    <style:style style:name="T77_155" style:family="text" style:parent-style-name="Default_20_Paragraph_20_Font">
      <style:text-properties fo:background-color="#ffff00"/>
    </style:style>
    <style:style style:name="T77_156" style:family="text" style:parent-style-name="Default_20_Paragraph_20_Font">
      <style:text-properties fo:background-color="#ffff00"/>
    </style:style>
    <style:style style:name="T77_157" style:family="text" style:parent-style-name="Default_20_Paragraph_20_Font">
      <style:text-properties fo:background-color="#ffff00"/>
    </style:style>
    <style:style style:name="T77_158" style:family="text" style:parent-style-name="Default_20_Paragraph_20_Font">
      <style:text-properties fo:background-color="#ffff00"/>
    </style:style>
    <style:style style:name="T77_159" style:family="text" style:parent-style-name="Default_20_Paragraph_20_Font">
      <style:text-properties fo:background-color="#ffff00"/>
    </style:style>
    <style:style style:name="T77_160" style:family="text" style:parent-style-name="Default_20_Paragraph_20_Font">
      <style:text-properties fo:background-color="#ffff00"/>
    </style:style>
    <style:style style:name="T77_161" style:family="text" style:parent-style-name="Default_20_Paragraph_20_Font">
      <style:text-properties fo:background-color="#ffff00"/>
    </style:style>
    <style:style style:name="T77_162" style:family="text" style:parent-style-name="Default_20_Paragraph_20_Font">
      <style:text-properties fo:background-color="#ffff00"/>
    </style:style>
    <style:style style:name="T77_163" style:family="text" style:parent-style-name="Default_20_Paragraph_20_Font">
      <style:text-properties fo:background-color="#ffff00"/>
    </style:style>
    <style:style style:name="T77_164" style:family="text" style:parent-style-name="Default_20_Paragraph_20_Font">
      <style:text-properties fo:background-color="#ffff00"/>
    </style:style>
    <style:style style:name="T77_165" style:family="text" style:parent-style-name="Default_20_Paragraph_20_Font">
      <style:text-properties fo:background-color="#ffff00"/>
    </style:style>
    <style:style style:name="T77_166" style:family="text" style:parent-style-name="Default_20_Paragraph_20_Font">
      <style:text-properties fo:background-color="#ffff00"/>
    </style:style>
    <style:style style:name="T77_167" style:family="text" style:parent-style-name="Default_20_Paragraph_20_Font">
      <style:text-properties fo:background-color="#ffff00"/>
    </style:style>
    <style:style style:name="T77_168" style:family="text" style:parent-style-name="Default_20_Paragraph_20_Font">
      <style:text-properties fo:background-color="#ffff00"/>
    </style:style>
    <style:style style:name="T77_169" style:family="text" style:parent-style-name="Default_20_Paragraph_20_Font">
      <style:text-properties fo:background-color="#ffff00"/>
    </style:style>
    <style:style style:name="T77_170" style:family="text" style:parent-style-name="Default_20_Paragraph_20_Font">
      <style:text-properties fo:background-color="#ffff00"/>
    </style:style>
    <style:style style:name="T77_171" style:family="text" style:parent-style-name="Default_20_Paragraph_20_Font">
      <style:text-properties fo:background-color="#ffff00"/>
    </style:style>
    <style:style style:name="T77_172" style:family="text" style:parent-style-name="Default_20_Paragraph_20_Font">
      <style:text-properties fo:background-color="#ffff00"/>
    </style:style>
    <style:style style:name="T77_173" style:family="text" style:parent-style-name="Default_20_Paragraph_20_Font">
      <style:text-properties fo:background-color="#ffff00"/>
    </style:style>
    <style:style style:name="T77_174" style:family="text" style:parent-style-name="Default_20_Paragraph_20_Font">
      <style:text-properties fo:background-color="#ffff00"/>
    </style:style>
    <style:style style:name="T77_175" style:family="text" style:parent-style-name="Default_20_Paragraph_20_Font">
      <style:text-properties fo:background-color="#ffff00"/>
    </style:style>
    <style:style style:name="T77_176" style:family="text" style:parent-style-name="Default_20_Paragraph_20_Font">
      <style:text-properties fo:background-color="#ffff00"/>
    </style:style>
    <style:style style:name="T77_177" style:family="text" style:parent-style-name="Default_20_Paragraph_20_Font">
      <style:text-properties fo:background-color="#ffff00"/>
    </style:style>
    <style:style style:name="T77_178" style:family="text" style:parent-style-name="Default_20_Paragraph_20_Font">
      <style:text-properties fo:background-color="#ffff00"/>
    </style:style>
    <style:style style:name="T77_179" style:family="text" style:parent-style-name="Default_20_Paragraph_20_Font">
      <style:text-properties fo:background-color="#ffff00"/>
    </style:style>
    <style:style style:name="T77_180" style:family="text" style:parent-style-name="Default_20_Paragraph_20_Font">
      <style:text-properties fo:background-color="#ffff00"/>
    </style:style>
    <style:style style:name="T77_181" style:family="text" style:parent-style-name="Default_20_Paragraph_20_Font">
      <style:text-properties fo:background-color="#ffff00"/>
    </style:style>
    <style:style style:name="T77_182" style:family="text" style:parent-style-name="Default_20_Paragraph_20_Font">
      <style:text-properties fo:background-color="#ffff00"/>
    </style:style>
    <style:style style:name="T77_183" style:family="text" style:parent-style-name="Default_20_Paragraph_20_Font">
      <style:text-properties fo:background-color="#ffff00"/>
    </style:style>
    <style:style style:name="T77_184" style:family="text" style:parent-style-name="Default_20_Paragraph_20_Font">
      <style:text-properties fo:background-color="#ffff00"/>
    </style:style>
    <style:style style:name="T77_185" style:family="text" style:parent-style-name="Default_20_Paragraph_20_Font">
      <style:text-properties fo:background-color="#ffff00"/>
    </style:style>
    <style:style style:name="T77_186" style:family="text" style:parent-style-name="Default_20_Paragraph_20_Font">
      <style:text-properties fo:background-color="#ffff00"/>
    </style:style>
    <style:style style:name="T77_187" style:family="text" style:parent-style-name="Default_20_Paragraph_20_Font">
      <style:text-properties fo:background-color="#ffff00"/>
    </style:style>
    <style:style style:name="T77_188" style:family="text" style:parent-style-name="Default_20_Paragraph_20_Font">
      <style:text-properties fo:background-color="#ffff00"/>
    </style:style>
    <style:style style:name="P78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78_1" style:family="text" style:parent-style-name="Default_20_Paragraph_20_Font"/>
    <style:style style:name="P79" style:family="paragraph" style:parent-style-name="Standard">
      <style:paragraph-properties fo:break-before="auto" fo:margin-top="0cm"/>
    </style:style>
    <style:style style:name="T79_1" style:family="text" style:parent-style-name="Default_20_Paragraph_20_Font"/>
    <style:style style:name="T79_2" style:family="text" style:parent-style-name="Default_20_Paragraph_20_Font"/>
    <style:style style:name="T79_3" style:family="text" style:parent-style-name="Default_20_Paragraph_20_Font"/>
    <style:style style:name="T79_4" style:family="text" style:parent-style-name="Default_20_Paragraph_20_Font"/>
    <style:style style:name="T79_5" style:family="text" style:parent-style-name="Default_20_Paragraph_20_Font"/>
    <style:style style:name="T79_6" style:family="text" style:parent-style-name="Default_20_Paragraph_20_Font"/>
    <style:style style:name="T79_7" style:family="text" style:parent-style-name="Default_20_Paragraph_20_Font"/>
    <style:style style:name="T79_8" style:family="text" style:parent-style-name="Default_20_Paragraph_20_Font"/>
    <style:style style:name="T79_9" style:family="text" style:parent-style-name="Default_20_Paragraph_20_Font"/>
    <style:style style:name="T79_10" style:family="text" style:parent-style-name="Default_20_Paragraph_20_Font"/>
    <style:style style:name="T79_11" style:family="text" style:parent-style-name="Default_20_Paragraph_20_Font"/>
    <style:style style:name="T79_12" style:family="text" style:parent-style-name="Default_20_Paragraph_20_Font"/>
    <style:style style:name="T79_13" style:family="text" style:parent-style-name="Default_20_Paragraph_20_Font"/>
    <style:style style:name="T79_14" style:family="text" style:parent-style-name="Default_20_Paragraph_20_Font"/>
    <style:style style:name="T79_15" style:family="text" style:parent-style-name="Default_20_Paragraph_20_Font"/>
    <style:style style:name="T79_16" style:family="text" style:parent-style-name="Default_20_Paragraph_20_Font"/>
    <style:style style:name="T79_17" style:family="text" style:parent-style-name="Default_20_Paragraph_20_Font"/>
    <style:style style:name="T79_18" style:family="text" style:parent-style-name="Default_20_Paragraph_20_Font"/>
    <style:style style:name="P80" style:family="paragraph" style:parent-style-name="Standard">
      <style:paragraph-properties fo:break-before="auto" fo:margin-top="0cm"/>
    </style:style>
    <style:style style:name="T80_1" style:family="text" style:parent-style-name="Default_20_Paragraph_20_Font"/>
    <style:style style:name="T80_2" style:family="text" style:parent-style-name="Default_20_Paragraph_20_Font"/>
    <style:style style:name="T80_3" style:family="text" style:parent-style-name="Default_20_Paragraph_20_Font"/>
    <style:style style:name="T80_4" style:family="text" style:parent-style-name="Default_20_Paragraph_20_Font"/>
    <style:style style:name="T80_5" style:family="text" style:parent-style-name="Default_20_Paragraph_20_Font"/>
    <style:style style:name="T80_6" style:family="text" style:parent-style-name="Default_20_Paragraph_20_Font"/>
    <style:style style:name="T80_7" style:family="text" style:parent-style-name="Default_20_Paragraph_20_Font"/>
    <style:style style:name="T80_8" style:family="text" style:parent-style-name="Default_20_Paragraph_20_Font"/>
    <style:style style:name="T80_9" style:family="text" style:parent-style-name="Default_20_Paragraph_20_Font"/>
    <style:style style:name="T80_10" style:family="text" style:parent-style-name="Default_20_Paragraph_20_Font"/>
    <style:style style:name="T80_11" style:family="text" style:parent-style-name="Default_20_Paragraph_20_Font"/>
    <style:style style:name="T80_12" style:family="text" style:parent-style-name="Default_20_Paragraph_20_Font"/>
    <style:style style:name="T80_13" style:family="text" style:parent-style-name="Default_20_Paragraph_20_Font"/>
    <style:style style:name="T80_14" style:family="text" style:parent-style-name="Default_20_Paragraph_20_Font"/>
    <style:style style:name="T80_15" style:family="text" style:parent-style-name="Default_20_Paragraph_20_Font"/>
    <style:style style:name="T80_16" style:family="text" style:parent-style-name="Default_20_Paragraph_20_Font"/>
    <style:style style:name="T80_17" style:family="text" style:parent-style-name="Default_20_Paragraph_20_Font"/>
    <style:style style:name="T80_18" style:family="text" style:parent-style-name="Default_20_Paragraph_20_Font"/>
    <style:style style:name="T80_19" style:family="text" style:parent-style-name="Default_20_Paragraph_20_Font"/>
    <style:style style:name="T80_20" style:family="text" style:parent-style-name="Default_20_Paragraph_20_Font"/>
    <style:style style:name="T80_21" style:family="text" style:parent-style-name="Default_20_Paragraph_20_Font"/>
    <style:style style:name="T80_22" style:family="text" style:parent-style-name="Default_20_Paragraph_20_Font"/>
    <style:style style:name="T80_23" style:family="text" style:parent-style-name="Default_20_Paragraph_20_Font"/>
    <style:style style:name="T80_24" style:family="text" style:parent-style-name="Default_20_Paragraph_20_Font"/>
    <style:style style:name="T80_25" style:family="text" style:parent-style-name="Default_20_Paragraph_20_Font"/>
    <style:style style:name="T80_26" style:family="text" style:parent-style-name="Default_20_Paragraph_20_Font"/>
    <style:style style:name="T80_27" style:family="text" style:parent-style-name="Default_20_Paragraph_20_Font"/>
    <style:style style:name="T80_28" style:family="text" style:parent-style-name="Default_20_Paragraph_20_Font"/>
    <style:style style:name="T80_29" style:family="text" style:parent-style-name="Default_20_Paragraph_20_Font"/>
    <style:style style:name="T80_30" style:family="text" style:parent-style-name="Default_20_Paragraph_20_Font"/>
    <style:style style:name="P81" style:family="paragraph" style:parent-style-name="Standard">
      <style:paragraph-properties fo:break-before="auto" fo:margin-top="0cm"/>
    </style:style>
    <style:style style:name="T81_1" style:family="text" style:parent-style-name="Default_20_Paragraph_20_Font"/>
    <style:style style:name="T81_2" style:family="text" style:parent-style-name="Default_20_Paragraph_20_Font"/>
    <style:style style:name="T81_3" style:family="text" style:parent-style-name="Default_20_Paragraph_20_Font"/>
    <style:style style:name="T81_4" style:family="text" style:parent-style-name="Default_20_Paragraph_20_Font"/>
    <style:style style:name="T81_5" style:family="text" style:parent-style-name="Default_20_Paragraph_20_Font"/>
    <style:style style:name="T81_6" style:family="text" style:parent-style-name="Default_20_Paragraph_20_Font"/>
    <style:style style:name="T81_7" style:family="text" style:parent-style-name="Default_20_Paragraph_20_Font"/>
    <style:style style:name="T81_8" style:family="text" style:parent-style-name="Default_20_Paragraph_20_Font"/>
    <style:style style:name="T81_9" style:family="text" style:parent-style-name="Default_20_Paragraph_20_Font"/>
    <style:style style:name="T81_10" style:family="text" style:parent-style-name="Default_20_Paragraph_20_Font"/>
    <style:style style:name="T81_11" style:family="text" style:parent-style-name="Default_20_Paragraph_20_Font"/>
    <style:style style:name="T81_12" style:family="text" style:parent-style-name="Default_20_Paragraph_20_Font"/>
    <style:style style:name="T81_13" style:family="text" style:parent-style-name="Default_20_Paragraph_20_Font"/>
    <style:style style:name="T81_14" style:family="text" style:parent-style-name="Default_20_Paragraph_20_Font"/>
    <style:style style:name="T81_15" style:family="text" style:parent-style-name="Default_20_Paragraph_20_Font"/>
    <style:style style:name="T81_16" style:family="text" style:parent-style-name="Default_20_Paragraph_20_Font"/>
    <style:style style:name="T81_17" style:family="text" style:parent-style-name="Default_20_Paragraph_20_Font"/>
    <style:style style:name="T81_18" style:family="text" style:parent-style-name="Default_20_Paragraph_20_Font"/>
    <style:style style:name="T81_19" style:family="text" style:parent-style-name="Default_20_Paragraph_20_Font"/>
    <style:style style:name="T81_20" style:family="text" style:parent-style-name="Default_20_Paragraph_20_Font"/>
    <style:style style:name="T81_21" style:family="text" style:parent-style-name="Default_20_Paragraph_20_Font"/>
    <style:style style:name="T81_22" style:family="text" style:parent-style-name="Default_20_Paragraph_20_Font"/>
    <style:style style:name="T81_23" style:family="text" style:parent-style-name="Default_20_Paragraph_20_Font"/>
    <style:style style:name="T81_24" style:family="text" style:parent-style-name="Default_20_Paragraph_20_Font"/>
    <style:style style:name="T81_25" style:family="text" style:parent-style-name="Default_20_Paragraph_20_Font"/>
    <style:style style:name="T81_26" style:family="text" style:parent-style-name="Default_20_Paragraph_20_Font"/>
    <style:style style:name="T81_27" style:family="text" style:parent-style-name="Default_20_Paragraph_20_Font"/>
    <style:style style:name="T81_28" style:family="text" style:parent-style-name="Default_20_Paragraph_20_Font"/>
    <style:style style:name="T81_29" style:family="text" style:parent-style-name="Default_20_Paragraph_20_Font"/>
    <style:style style:name="T81_30" style:family="text" style:parent-style-name="Default_20_Paragraph_20_Font"/>
    <style:style style:name="T81_31" style:family="text" style:parent-style-name="Default_20_Paragraph_20_Font"/>
    <style:style style:name="T81_32" style:family="text" style:parent-style-name="Default_20_Paragraph_20_Font"/>
    <style:style style:name="T81_33" style:family="text" style:parent-style-name="Default_20_Paragraph_20_Font"/>
    <style:style style:name="T81_34" style:family="text" style:parent-style-name="Default_20_Paragraph_20_Font"/>
    <style:style style:name="T81_35" style:family="text" style:parent-style-name="Default_20_Paragraph_20_Font"/>
    <style:style style:name="T81_36" style:family="text" style:parent-style-name="Default_20_Paragraph_20_Font"/>
    <style:style style:name="T81_37" style:family="text" style:parent-style-name="Default_20_Paragraph_20_Font"/>
    <style:style style:name="T81_38" style:family="text" style:parent-style-name="Default_20_Paragraph_20_Font"/>
    <style:style style:name="T81_39" style:family="text" style:parent-style-name="Default_20_Paragraph_20_Font"/>
    <style:style style:name="T81_40" style:family="text" style:parent-style-name="Default_20_Paragraph_20_Font"/>
    <style:style style:name="T81_41" style:family="text" style:parent-style-name="Default_20_Paragraph_20_Font"/>
    <style:style style:name="T81_42" style:family="text" style:parent-style-name="Default_20_Paragraph_20_Font"/>
    <style:style style:name="T81_43" style:family="text" style:parent-style-name="Default_20_Paragraph_20_Font"/>
    <style:style style:name="T81_44" style:family="text" style:parent-style-name="Default_20_Paragraph_20_Font"/>
    <style:style style:name="T81_45" style:family="text" style:parent-style-name="Default_20_Paragraph_20_Font"/>
    <style:style style:name="T81_46" style:family="text" style:parent-style-name="Default_20_Paragraph_20_Font"/>
    <style:style style:name="T81_47" style:family="text" style:parent-style-name="Default_20_Paragraph_20_Font"/>
    <style:style style:name="T81_48" style:family="text" style:parent-style-name="Default_20_Paragraph_20_Font"/>
    <style:style style:name="T81_49" style:family="text" style:parent-style-name="Default_20_Paragraph_20_Font"/>
    <style:style style:name="T81_50" style:family="text" style:parent-style-name="Default_20_Paragraph_20_Font"/>
    <style:style style:name="T81_51" style:family="text" style:parent-style-name="Default_20_Paragraph_20_Font"/>
    <style:style style:name="T81_52" style:family="text" style:parent-style-name="Default_20_Paragraph_20_Font"/>
    <style:style style:name="T81_53" style:family="text" style:parent-style-name="Default_20_Paragraph_20_Font"/>
    <style:style style:name="T81_54" style:family="text" style:parent-style-name="Default_20_Paragraph_20_Font"/>
    <style:style style:name="T81_55" style:family="text" style:parent-style-name="Default_20_Paragraph_20_Font"/>
    <style:style style:name="T81_56" style:family="text" style:parent-style-name="Default_20_Paragraph_20_Font"/>
    <style:style style:name="T81_57" style:family="text" style:parent-style-name="Default_20_Paragraph_20_Font"/>
    <style:style style:name="T81_58" style:family="text" style:parent-style-name="Default_20_Paragraph_20_Font"/>
    <style:style style:name="T81_59" style:family="text" style:parent-style-name="Default_20_Paragraph_20_Font"/>
    <style:style style:name="T81_60" style:family="text" style:parent-style-name="Default_20_Paragraph_20_Font"/>
    <style:style style:name="T81_61" style:family="text" style:parent-style-name="Default_20_Paragraph_20_Font"/>
    <style:style style:name="T81_62" style:family="text" style:parent-style-name="Default_20_Paragraph_20_Font"/>
    <style:style style:name="T81_63" style:family="text" style:parent-style-name="Default_20_Paragraph_20_Font"/>
    <style:style style:name="T81_64" style:family="text" style:parent-style-name="Default_20_Paragraph_20_Font"/>
    <style:style style:name="T81_65" style:family="text" style:parent-style-name="Default_20_Paragraph_20_Font"/>
    <style:style style:name="T81_66" style:family="text" style:parent-style-name="Default_20_Paragraph_20_Font"/>
    <style:style style:name="T81_67" style:family="text" style:parent-style-name="Default_20_Paragraph_20_Font"/>
    <style:style style:name="T81_68" style:family="text" style:parent-style-name="Default_20_Paragraph_20_Font"/>
    <style:style style:name="P82" style:family="paragraph" style:parent-style-name="Standard">
      <style:paragraph-properties fo:break-before="auto" fo:margin-top="0cm"/>
    </style:style>
    <style:style style:name="P83" style:family="paragraph" style:parent-style-name="Standard">
      <style:paragraph-properties fo:break-before="auto" fo:margin-top="0cm" fo:margin-bottom="0cm"/>
    </style:style>
    <style:style style:name="T83_1" style:family="text" style:parent-style-name="Default_20_Paragraph_20_Font"/>
    <style:style style:name="T83_2" style:family="text" style:parent-style-name="Default_20_Paragraph_20_Font"/>
    <style:style style:name="T83_3" style:family="text" style:parent-style-name="Default_20_Paragraph_20_Font"/>
    <style:style style:name="T83_4" style:family="text" style:parent-style-name="Default_20_Paragraph_20_Font"/>
    <style:style style:name="T83_5" style:family="text" style:parent-style-name="Default_20_Paragraph_20_Font"/>
    <style:style style:name="T83_6" style:family="text" style:parent-style-name="Default_20_Paragraph_20_Font"/>
    <style:style style:name="T83_7" style:family="text" style:parent-style-name="Default_20_Paragraph_20_Font"/>
    <style:style style:name="T83_8" style:family="text" style:parent-style-name="Default_20_Paragraph_20_Font"/>
    <style:style style:name="T83_9" style:family="text" style:parent-style-name="Default_20_Paragraph_20_Font"/>
    <style:style style:name="T83_10" style:family="text" style:parent-style-name="Default_20_Paragraph_20_Font"/>
    <style:style style:name="T83_11" style:family="text" style:parent-style-name="Default_20_Paragraph_20_Font"/>
    <style:style style:name="T83_12" style:family="text" style:parent-style-name="Default_20_Paragraph_20_Font"/>
    <style:style style:name="T83_13" style:family="text" style:parent-style-name="Default_20_Paragraph_20_Font"/>
    <style:style style:name="T83_14" style:family="text" style:parent-style-name="Default_20_Paragraph_20_Font"/>
    <style:style style:name="T83_15" style:family="text" style:parent-style-name="Default_20_Paragraph_20_Font"/>
    <style:style style:name="T83_16" style:family="text" style:parent-style-name="Default_20_Paragraph_20_Font"/>
    <style:style style:name="T83_17" style:family="text" style:parent-style-name="Default_20_Paragraph_20_Font"/>
    <style:style style:name="T83_18" style:family="text" style:parent-style-name="Default_20_Paragraph_20_Font"/>
    <style:style style:name="T83_19" style:family="text" style:parent-style-name="Default_20_Paragraph_20_Font"/>
    <style:style style:name="T83_20" style:family="text" style:parent-style-name="Default_20_Paragraph_20_Font"/>
    <style:style style:name="T83_21" style:family="text" style:parent-style-name="Default_20_Paragraph_20_Font"/>
    <style:style style:name="T83_22" style:family="text" style:parent-style-name="Default_20_Paragraph_20_Font"/>
    <style:style style:name="T83_23" style:family="text" style:parent-style-name="Default_20_Paragraph_20_Font"/>
    <style:style style:name="T83_24" style:family="text" style:parent-style-name="Default_20_Paragraph_20_Font"/>
    <style:style style:name="T83_25" style:family="text" style:parent-style-name="Default_20_Paragraph_20_Font"/>
    <style:style style:name="T83_26" style:family="text" style:parent-style-name="Default_20_Paragraph_20_Font"/>
    <style:style style:name="T83_27" style:family="text" style:parent-style-name="Default_20_Paragraph_20_Font"/>
    <style:style style:name="T83_28" style:family="text" style:parent-style-name="Default_20_Paragraph_20_Font"/>
    <style:style style:name="T83_29" style:family="text" style:parent-style-name="Default_20_Paragraph_20_Font"/>
    <style:style style:name="T83_30" style:family="text" style:parent-style-name="Default_20_Paragraph_20_Font"/>
    <style:style style:name="T83_31" style:family="text" style:parent-style-name="Default_20_Paragraph_20_Font"/>
    <style:style style:name="T83_32" style:family="text" style:parent-style-name="Default_20_Paragraph_20_Font"/>
    <style:style style:name="T83_33" style:family="text" style:parent-style-name="Default_20_Paragraph_20_Font"/>
    <style:style style:name="T83_34" style:family="text" style:parent-style-name="Default_20_Paragraph_20_Font"/>
    <style:style style:name="T83_35" style:family="text" style:parent-style-name="Default_20_Paragraph_20_Font"/>
    <style:style style:name="T83_36" style:family="text" style:parent-style-name="Default_20_Paragraph_20_Font"/>
    <style:style style:name="T83_37" style:family="text" style:parent-style-name="Default_20_Paragraph_20_Font"/>
    <style:style style:name="T83_38" style:family="text" style:parent-style-name="Default_20_Paragraph_20_Font"/>
    <style:style style:name="T83_39" style:family="text" style:parent-style-name="Default_20_Paragraph_20_Font"/>
    <style:style style:name="T83_40" style:family="text" style:parent-style-name="Default_20_Paragraph_20_Font"/>
    <style:style style:name="T83_41" style:family="text" style:parent-style-name="Default_20_Paragraph_20_Font"/>
    <style:style style:name="T83_42" style:family="text" style:parent-style-name="Default_20_Paragraph_20_Font"/>
    <style:style style:name="T83_43" style:family="text" style:parent-style-name="Default_20_Paragraph_20_Font"/>
    <style:style style:name="T83_44" style:family="text" style:parent-style-name="Default_20_Paragraph_20_Font"/>
    <style:style style:name="T83_45" style:family="text" style:parent-style-name="Default_20_Paragraph_20_Font"/>
    <style:style style:name="T83_46" style:family="text" style:parent-style-name="Default_20_Paragraph_20_Font"/>
    <style:style style:name="T83_47" style:family="text" style:parent-style-name="Default_20_Paragraph_20_Font"/>
    <style:style style:name="T83_48" style:family="text" style:parent-style-name="Default_20_Paragraph_20_Font"/>
    <style:style style:name="T83_49" style:family="text" style:parent-style-name="Default_20_Paragraph_20_Font"/>
    <style:style style:name="T83_50" style:family="text" style:parent-style-name="Default_20_Paragraph_20_Font"/>
    <style:style style:name="T83_51" style:family="text" style:parent-style-name="Default_20_Paragraph_20_Font"/>
    <style:style style:name="T83_52" style:family="text" style:parent-style-name="Default_20_Paragraph_20_Font"/>
    <style:style style:name="T83_53" style:family="text" style:parent-style-name="Default_20_Paragraph_20_Font"/>
    <style:style style:name="T83_54" style:family="text" style:parent-style-name="Default_20_Paragraph_20_Font"/>
    <style:style style:name="T83_55" style:family="text" style:parent-style-name="Default_20_Paragraph_20_Font"/>
    <style:style style:name="T83_56" style:family="text" style:parent-style-name="Default_20_Paragraph_20_Font"/>
    <style:style style:name="T83_57" style:family="text" style:parent-style-name="Default_20_Paragraph_20_Font"/>
    <style:style style:name="T83_58" style:family="text" style:parent-style-name="Default_20_Paragraph_20_Font"/>
    <style:style style:name="T83_59" style:family="text" style:parent-style-name="Default_20_Paragraph_20_Font"/>
    <style:style style:name="T83_60" style:family="text" style:parent-style-name="Default_20_Paragraph_20_Font"/>
    <style:style style:name="T83_61" style:family="text" style:parent-style-name="Default_20_Paragraph_20_Font"/>
    <style:style style:name="T83_62" style:family="text" style:parent-style-name="Default_20_Paragraph_20_Font"/>
    <style:style style:name="T83_63" style:family="text" style:parent-style-name="Default_20_Paragraph_20_Font"/>
    <style:style style:name="T83_64" style:family="text" style:parent-style-name="Default_20_Paragraph_20_Font"/>
    <style:style style:name="T83_65" style:family="text" style:parent-style-name="Default_20_Paragraph_20_Font"/>
    <style:style style:name="T83_66" style:family="text" style:parent-style-name="Default_20_Paragraph_20_Font"/>
    <style:style style:name="T83_67" style:family="text" style:parent-style-name="Default_20_Paragraph_20_Font"/>
    <style:style style:name="T83_68" style:family="text" style:parent-style-name="Default_20_Paragraph_20_Font"/>
    <style:style style:name="T83_69" style:family="text" style:parent-style-name="Default_20_Paragraph_20_Font"/>
    <style:style style:name="T83_70" style:family="text" style:parent-style-name="Default_20_Paragraph_20_Font"/>
    <style:style style:name="P84" style:family="paragraph" style:parent-style-name="Heading_20_4">
      <style:paragraph-properties fo:break-before="auto"/>
    </style:style>
    <style:style style:name="T84_1" style:family="text" style:parent-style-name="Default_20_Paragraph_20_Font"/>
    <style:style style:name="P85" style:family="paragraph" style:parent-style-name="Heading_20_5">
      <style:paragraph-properties fo:break-before="auto"/>
    </style:style>
    <style:style style:name="T85_1" style:family="text" style:parent-style-name="Default_20_Paragraph_20_Font"/>
    <style:style style:name="T85_2" style:family="text" style:parent-style-name="Default_20_Paragraph_20_Font"/>
    <style:style style:name="T85_3" style:family="text" style:parent-style-name="Default_20_Paragraph_20_Font"/>
    <style:style style:name="P86" style:family="paragraph" style:parent-style-name="Standard">
      <style:paragraph-properties fo:break-before="auto" fo:margin-top="0cm" fo:margin-bottom="0cm"/>
    </style:style>
    <style:style style:name="T86_1" style:family="text" style:parent-style-name="Default_20_Paragraph_20_Font"/>
    <style:style style:name="T86_2" style:family="text" style:parent-style-name="Default_20_Paragraph_20_Font"/>
    <style:style style:name="T86_3" style:family="text" style:parent-style-name="Default_20_Paragraph_20_Font"/>
    <style:style style:name="T86_4" style:family="text" style:parent-style-name="Default_20_Paragraph_20_Font"/>
    <style:style style:name="T86_5" style:family="text" style:parent-style-name="Default_20_Paragraph_20_Font"/>
    <style:style style:name="T86_6" style:family="text" style:parent-style-name="Default_20_Paragraph_20_Font"/>
    <style:style style:name="T86_7" style:family="text" style:parent-style-name="Default_20_Paragraph_20_Font"/>
    <style:style style:name="T86_8" style:family="text" style:parent-style-name="Default_20_Paragraph_20_Font"/>
    <style:style style:name="T86_9" style:family="text" style:parent-style-name="Default_20_Paragraph_20_Font"/>
    <style:style style:name="T86_10" style:family="text" style:parent-style-name="Default_20_Paragraph_20_Font"/>
    <style:style style:name="T86_11" style:family="text" style:parent-style-name="Default_20_Paragraph_20_Font"/>
    <style:style style:name="T86_12" style:family="text" style:parent-style-name="Default_20_Paragraph_20_Font"/>
    <style:style style:name="T86_13" style:family="text" style:parent-style-name="Default_20_Paragraph_20_Font"/>
    <style:style style:name="T86_14" style:family="text" style:parent-style-name="Default_20_Paragraph_20_Font"/>
    <style:style style:name="T86_15" style:family="text" style:parent-style-name="Default_20_Paragraph_20_Font"/>
    <style:style style:name="T86_16" style:family="text" style:parent-style-name="Default_20_Paragraph_20_Font"/>
    <style:style style:name="T86_17" style:family="text" style:parent-style-name="Default_20_Paragraph_20_Font"/>
    <style:style style:name="T86_18" style:family="text" style:parent-style-name="Default_20_Paragraph_20_Font"/>
    <style:style style:name="T86_19" style:family="text" style:parent-style-name="Default_20_Paragraph_20_Font"/>
    <style:style style:name="T86_20" style:family="text" style:parent-style-name="Default_20_Paragraph_20_Font"/>
    <style:style style:name="T86_21" style:family="text" style:parent-style-name="Default_20_Paragraph_20_Font"/>
    <style:style style:name="T86_22" style:family="text" style:parent-style-name="Default_20_Paragraph_20_Font"/>
    <style:style style:name="T86_23" style:family="text" style:parent-style-name="Default_20_Paragraph_20_Font"/>
    <style:style style:name="T86_24" style:family="text" style:parent-style-name="Default_20_Paragraph_20_Font"/>
    <style:style style:name="T86_25" style:family="text" style:parent-style-name="Default_20_Paragraph_20_Font"/>
    <style:style style:name="T86_26" style:family="text" style:parent-style-name="Default_20_Paragraph_20_Font"/>
    <style:style style:name="T86_27" style:family="text" style:parent-style-name="Default_20_Paragraph_20_Font"/>
    <style:style style:name="T86_28" style:family="text" style:parent-style-name="Default_20_Paragraph_20_Font"/>
    <style:style style:name="T86_29" style:family="text" style:parent-style-name="Default_20_Paragraph_20_Font"/>
    <style:style style:name="T86_30" style:family="text" style:parent-style-name="Default_20_Paragraph_20_Font"/>
    <style:style style:name="T86_31" style:family="text" style:parent-style-name="Default_20_Paragraph_20_Font"/>
    <style:style style:name="T86_32" style:family="text" style:parent-style-name="Default_20_Paragraph_20_Font"/>
    <style:style style:name="T86_33" style:family="text" style:parent-style-name="Default_20_Paragraph_20_Font"/>
    <style:style style:name="T86_34" style:family="text" style:parent-style-name="Default_20_Paragraph_20_Font"/>
    <style:style style:name="T86_35" style:family="text" style:parent-style-name="Default_20_Paragraph_20_Font"/>
    <style:style style:name="T86_36" style:family="text" style:parent-style-name="Default_20_Paragraph_20_Font"/>
    <style:style style:name="T86_37" style:family="text" style:parent-style-name="Default_20_Paragraph_20_Font"/>
    <style:style style:name="T86_38" style:family="text" style:parent-style-name="Default_20_Paragraph_20_Font"/>
    <style:style style:name="T86_39" style:family="text" style:parent-style-name="Default_20_Paragraph_20_Font"/>
    <style:style style:name="T86_40" style:family="text" style:parent-style-name="Default_20_Paragraph_20_Font"/>
    <style:style style:name="T86_41" style:family="text" style:parent-style-name="Default_20_Paragraph_20_Font"/>
    <style:style style:name="T86_42" style:family="text" style:parent-style-name="Default_20_Paragraph_20_Font"/>
    <style:style style:name="T86_43" style:family="text" style:parent-style-name="Default_20_Paragraph_20_Font"/>
    <style:style style:name="T86_44" style:family="text" style:parent-style-name="Default_20_Paragraph_20_Font"/>
    <style:style style:name="T86_45" style:family="text" style:parent-style-name="Default_20_Paragraph_20_Font"/>
    <style:style style:name="T86_46" style:family="text" style:parent-style-name="Default_20_Paragraph_20_Font"/>
    <style:style style:name="T86_47" style:family="text" style:parent-style-name="Default_20_Paragraph_20_Font"/>
    <style:style style:name="T86_48" style:family="text" style:parent-style-name="Default_20_Paragraph_20_Font"/>
    <style:style style:name="T86_49" style:family="text" style:parent-style-name="Default_20_Paragraph_20_Font"/>
    <style:style style:name="T86_50" style:family="text" style:parent-style-name="Default_20_Paragraph_20_Font"/>
    <style:style style:name="T86_51" style:family="text" style:parent-style-name="Default_20_Paragraph_20_Font"/>
    <style:style style:name="T86_52" style:family="text" style:parent-style-name="Default_20_Paragraph_20_Font"/>
    <style:style style:name="T86_53" style:family="text" style:parent-style-name="Default_20_Paragraph_20_Font"/>
    <style:style style:name="T86_54" style:family="text" style:parent-style-name="Default_20_Paragraph_20_Font"/>
    <style:style style:name="T86_55" style:family="text" style:parent-style-name="Default_20_Paragraph_20_Font"/>
    <style:style style:name="T86_56" style:family="text" style:parent-style-name="Default_20_Paragraph_20_Font"/>
    <style:style style:name="T86_57" style:family="text" style:parent-style-name="Default_20_Paragraph_20_Font"/>
    <style:style style:name="T86_58" style:family="text" style:parent-style-name="Default_20_Paragraph_20_Font"/>
    <style:style style:name="T86_59" style:family="text" style:parent-style-name="Default_20_Paragraph_20_Font"/>
    <style:style style:name="T86_60" style:family="text" style:parent-style-name="Default_20_Paragraph_20_Font"/>
    <style:style style:name="T86_61" style:family="text" style:parent-style-name="Default_20_Paragraph_20_Font"/>
    <style:style style:name="T86_62" style:family="text" style:parent-style-name="Default_20_Paragraph_20_Font"/>
    <style:style style:name="T86_63" style:family="text" style:parent-style-name="Default_20_Paragraph_20_Font"/>
    <style:style style:name="T86_64" style:family="text" style:parent-style-name="Default_20_Paragraph_20_Font"/>
    <style:style style:name="T86_65" style:family="text" style:parent-style-name="Default_20_Paragraph_20_Font"/>
    <style:style style:name="T86_66" style:family="text" style:parent-style-name="Default_20_Paragraph_20_Font"/>
    <style:style style:name="T86_67" style:family="text" style:parent-style-name="Default_20_Paragraph_20_Font"/>
    <style:style style:name="T86_68" style:family="text" style:parent-style-name="Default_20_Paragraph_20_Font"/>
    <style:style style:name="P87" style:family="paragraph" style:parent-style-name="Heading_20_5">
      <style:paragraph-properties fo:break-before="auto"/>
    </style:style>
    <style:style style:name="T87_1" style:family="text" style:parent-style-name="Default_20_Paragraph_20_Font"/>
    <style:style style:name="T87_2" style:family="text" style:parent-style-name="Default_20_Paragraph_20_Font"/>
    <style:style style:name="T87_3" style:family="text" style:parent-style-name="Default_20_Paragraph_20_Font"/>
    <style:style style:name="T87_4" style:family="text" style:parent-style-name="Default_20_Paragraph_20_Font"/>
    <style:style style:name="T87_5" style:family="text" style:parent-style-name="Default_20_Paragraph_20_Font"/>
    <style:style style:name="P88" style:family="paragraph" style:parent-style-name="Standard">
      <style:paragraph-properties fo:break-before="auto" fo:margin-top="0cm"/>
    </style:style>
    <style:style style:name="T88_1" style:family="text" style:parent-style-name="Default_20_Paragraph_20_Font"/>
    <style:style style:name="T88_2" style:family="text" style:parent-style-name="Default_20_Paragraph_20_Font"/>
    <style:style style:name="T88_3" style:family="text" style:parent-style-name="Default_20_Paragraph_20_Font"/>
    <style:style style:name="T88_4" style:family="text" style:parent-style-name="Default_20_Paragraph_20_Font"/>
    <style:style style:name="T88_5" style:family="text" style:parent-style-name="Default_20_Paragraph_20_Font"/>
    <style:style style:name="T88_6" style:family="text" style:parent-style-name="Default_20_Paragraph_20_Font"/>
    <style:style style:name="T88_7" style:family="text" style:parent-style-name="Default_20_Paragraph_20_Font"/>
    <style:style style:name="T88_8" style:family="text" style:parent-style-name="Default_20_Paragraph_20_Font"/>
    <style:style style:name="T88_9" style:family="text" style:parent-style-name="Default_20_Paragraph_20_Font"/>
    <style:style style:name="T88_10" style:family="text" style:parent-style-name="Default_20_Paragraph_20_Font"/>
    <style:style style:name="T88_11" style:family="text" style:parent-style-name="Default_20_Paragraph_20_Font"/>
    <style:style style:name="T88_12" style:family="text" style:parent-style-name="Default_20_Paragraph_20_Font"/>
    <style:style style:name="T88_13" style:family="text" style:parent-style-name="Default_20_Paragraph_20_Font"/>
    <style:style style:name="T88_14" style:family="text" style:parent-style-name="Default_20_Paragraph_20_Font"/>
    <style:style style:name="T88_15" style:family="text" style:parent-style-name="Default_20_Paragraph_20_Font"/>
    <style:style style:name="T88_16" style:family="text" style:parent-style-name="Default_20_Paragraph_20_Font"/>
    <style:style style:name="T88_17" style:family="text" style:parent-style-name="Default_20_Paragraph_20_Font"/>
    <style:style style:name="T88_18" style:family="text" style:parent-style-name="Default_20_Paragraph_20_Font"/>
    <style:style style:name="T88_19" style:family="text" style:parent-style-name="Default_20_Paragraph_20_Font"/>
    <style:style style:name="T88_20" style:family="text" style:parent-style-name="Default_20_Paragraph_20_Font"/>
    <style:style style:name="T88_21" style:family="text" style:parent-style-name="Default_20_Paragraph_20_Font"/>
    <style:style style:name="T88_22" style:family="text" style:parent-style-name="Default_20_Paragraph_20_Font"/>
    <style:style style:name="T88_23" style:family="text" style:parent-style-name="Default_20_Paragraph_20_Font"/>
    <style:style style:name="T88_24" style:family="text" style:parent-style-name="Default_20_Paragraph_20_Font"/>
    <style:style style:name="T88_25" style:family="text" style:parent-style-name="Default_20_Paragraph_20_Font"/>
    <style:style style:name="T88_26" style:family="text" style:parent-style-name="Default_20_Paragraph_20_Font"/>
    <style:style style:name="T88_27" style:family="text" style:parent-style-name="Default_20_Paragraph_20_Font"/>
    <style:style style:name="T88_28" style:family="text" style:parent-style-name="Default_20_Paragraph_20_Font"/>
    <style:style style:name="T88_29" style:family="text" style:parent-style-name="Default_20_Paragraph_20_Font"/>
    <style:style style:name="T88_30" style:family="text" style:parent-style-name="Default_20_Paragraph_20_Font"/>
    <style:style style:name="T88_31" style:family="text" style:parent-style-name="Default_20_Paragraph_20_Font"/>
    <style:style style:name="T88_32" style:family="text" style:parent-style-name="Default_20_Paragraph_20_Font"/>
    <style:style style:name="T88_33" style:family="text" style:parent-style-name="Default_20_Paragraph_20_Font"/>
    <style:style style:name="T88_34" style:family="text" style:parent-style-name="Default_20_Paragraph_20_Font"/>
    <style:style style:name="T88_35" style:family="text" style:parent-style-name="Default_20_Paragraph_20_Font"/>
    <style:style style:name="T88_36" style:family="text" style:parent-style-name="Default_20_Paragraph_20_Font"/>
    <style:style style:name="T88_37" style:family="text" style:parent-style-name="Default_20_Paragraph_20_Font"/>
    <style:style style:name="T88_38" style:family="text" style:parent-style-name="Default_20_Paragraph_20_Font"/>
    <style:style style:name="T88_39" style:family="text" style:parent-style-name="Default_20_Paragraph_20_Font"/>
    <style:style style:name="T88_40" style:family="text" style:parent-style-name="Default_20_Paragraph_20_Font"/>
    <style:style style:name="T88_41" style:family="text" style:parent-style-name="Default_20_Paragraph_20_Font"/>
    <style:style style:name="T88_42" style:family="text" style:parent-style-name="Default_20_Paragraph_20_Font"/>
    <style:style style:name="T88_43" style:family="text" style:parent-style-name="Default_20_Paragraph_20_Font"/>
    <style:style style:name="T88_44" style:family="text" style:parent-style-name="Default_20_Paragraph_20_Font"/>
    <style:style style:name="T88_45" style:family="text" style:parent-style-name="Default_20_Paragraph_20_Font"/>
    <style:style style:name="T88_46" style:family="text" style:parent-style-name="Default_20_Paragraph_20_Font"/>
    <style:style style:name="T88_47" style:family="text" style:parent-style-name="Default_20_Paragraph_20_Font"/>
    <style:style style:name="T88_48" style:family="text" style:parent-style-name="Default_20_Paragraph_20_Font"/>
    <style:style style:name="T88_49" style:family="text" style:parent-style-name="Default_20_Paragraph_20_Font"/>
    <style:style style:name="T88_50" style:family="text" style:parent-style-name="Default_20_Paragraph_20_Font"/>
    <style:style style:name="T88_51" style:family="text" style:parent-style-name="Default_20_Paragraph_20_Font"/>
    <style:style style:name="T88_52" style:family="text" style:parent-style-name="Default_20_Paragraph_20_Font"/>
    <style:style style:name="T88_53" style:family="text" style:parent-style-name="Default_20_Paragraph_20_Font"/>
    <style:style style:name="T88_54" style:family="text" style:parent-style-name="Default_20_Paragraph_20_Font"/>
    <style:style style:name="T88_55" style:family="text" style:parent-style-name="Default_20_Paragraph_20_Font"/>
    <style:style style:name="T88_56" style:family="text" style:parent-style-name="Default_20_Paragraph_20_Font"/>
    <style:style style:name="T88_57" style:family="text" style:parent-style-name="Default_20_Paragraph_20_Font"/>
    <style:style style:name="T88_58" style:family="text" style:parent-style-name="Default_20_Paragraph_20_Font"/>
    <style:style style:name="T88_59" style:family="text" style:parent-style-name="Default_20_Paragraph_20_Font"/>
    <style:style style:name="T88_60" style:family="text" style:parent-style-name="Default_20_Paragraph_20_Font"/>
    <style:style style:name="T88_61" style:family="text" style:parent-style-name="Default_20_Paragraph_20_Font"/>
    <style:style style:name="T88_62" style:family="text" style:parent-style-name="Default_20_Paragraph_20_Font"/>
    <style:style style:name="T88_63" style:family="text" style:parent-style-name="Default_20_Paragraph_20_Font"/>
    <style:style style:name="T88_64" style:family="text" style:parent-style-name="Default_20_Paragraph_20_Font"/>
    <style:style style:name="T88_65" style:family="text" style:parent-style-name="Default_20_Paragraph_20_Font"/>
    <style:style style:name="T88_66" style:family="text" style:parent-style-name="Default_20_Paragraph_20_Font"/>
    <style:style style:name="T88_67" style:family="text" style:parent-style-name="Default_20_Paragraph_20_Font"/>
    <style:style style:name="T88_68" style:family="text" style:parent-style-name="Default_20_Paragraph_20_Font"/>
    <style:style style:name="P89" style:family="paragraph" style:parent-style-name="Standard">
      <style:paragraph-properties fo:break-before="auto" fo:margin-top="0cm"/>
    </style:style>
    <style:style style:name="P90" style:family="paragraph" style:parent-style-name="Standard">
      <style:paragraph-properties fo:break-before="auto" fo:margin-top="0cm" fo:margin-bottom="0cm"/>
    </style:style>
    <style:style style:name="T90_1" style:family="text" style:parent-style-name="Default_20_Paragraph_20_Font"/>
    <style:style style:name="T90_2" style:family="text" style:parent-style-name="Default_20_Paragraph_20_Font"/>
    <style:style style:name="T90_3" style:family="text" style:parent-style-name="Default_20_Paragraph_20_Font"/>
    <style:style style:name="T90_4" style:family="text" style:parent-style-name="Default_20_Paragraph_20_Font"/>
    <style:style style:name="T90_5" style:family="text" style:parent-style-name="Default_20_Paragraph_20_Font"/>
    <style:style style:name="T90_6" style:family="text" style:parent-style-name="Default_20_Paragraph_20_Font"/>
    <style:style style:name="T90_7" style:family="text" style:parent-style-name="Default_20_Paragraph_20_Font"/>
    <style:style style:name="T90_8" style:family="text" style:parent-style-name="Default_20_Paragraph_20_Font"/>
    <style:style style:name="T90_9" style:family="text" style:parent-style-name="Default_20_Paragraph_20_Font"/>
    <style:style style:name="T90_10" style:family="text" style:parent-style-name="Default_20_Paragraph_20_Font"/>
    <style:style style:name="T90_11" style:family="text" style:parent-style-name="Default_20_Paragraph_20_Font"/>
    <style:style style:name="T90_12" style:family="text" style:parent-style-name="Default_20_Paragraph_20_Font"/>
    <style:style style:name="T90_13" style:family="text" style:parent-style-name="Default_20_Paragraph_20_Font"/>
    <style:style style:name="T90_14" style:family="text" style:parent-style-name="Default_20_Paragraph_20_Font"/>
    <style:style style:name="T90_15" style:family="text" style:parent-style-name="Default_20_Paragraph_20_Font"/>
    <style:style style:name="T90_16" style:family="text" style:parent-style-name="Default_20_Paragraph_20_Font"/>
    <style:style style:name="T90_17" style:family="text" style:parent-style-name="Default_20_Paragraph_20_Font"/>
    <style:style style:name="T90_18" style:family="text" style:parent-style-name="Default_20_Paragraph_20_Font"/>
    <style:style style:name="T90_19" style:family="text" style:parent-style-name="Default_20_Paragraph_20_Font"/>
    <style:style style:name="T90_20" style:family="text" style:parent-style-name="Default_20_Paragraph_20_Font"/>
    <style:style style:name="T90_21" style:family="text" style:parent-style-name="Default_20_Paragraph_20_Font"/>
    <style:style style:name="T90_22" style:family="text" style:parent-style-name="Default_20_Paragraph_20_Font"/>
    <style:style style:name="T90_23" style:family="text" style:parent-style-name="Default_20_Paragraph_20_Font"/>
    <style:style style:name="T90_24" style:family="text" style:parent-style-name="Default_20_Paragraph_20_Font"/>
    <style:style style:name="T90_25" style:family="text" style:parent-style-name="Default_20_Paragraph_20_Font"/>
    <style:style style:name="T90_26" style:family="text" style:parent-style-name="Default_20_Paragraph_20_Font"/>
    <style:style style:name="T90_27" style:family="text" style:parent-style-name="Default_20_Paragraph_20_Font"/>
    <style:style style:name="T90_28" style:family="text" style:parent-style-name="Default_20_Paragraph_20_Font"/>
    <style:style style:name="T90_29" style:family="text" style:parent-style-name="Default_20_Paragraph_20_Font"/>
    <style:style style:name="T90_30" style:family="text" style:parent-style-name="Default_20_Paragraph_20_Font"/>
    <style:style style:name="T90_31" style:family="text" style:parent-style-name="Default_20_Paragraph_20_Font"/>
    <style:style style:name="T90_32" style:family="text" style:parent-style-name="Default_20_Paragraph_20_Font"/>
    <style:style style:name="T90_33" style:family="text" style:parent-style-name="Default_20_Paragraph_20_Font"/>
    <style:style style:name="T90_34" style:family="text" style:parent-style-name="Default_20_Paragraph_20_Font"/>
    <style:style style:name="T90_35" style:family="text" style:parent-style-name="Default_20_Paragraph_20_Font"/>
    <style:style style:name="T90_36" style:family="text" style:parent-style-name="Default_20_Paragraph_20_Font"/>
    <style:style style:name="T90_37" style:family="text" style:parent-style-name="Default_20_Paragraph_20_Font"/>
    <style:style style:name="T90_38" style:family="text" style:parent-style-name="Default_20_Paragraph_20_Font"/>
    <style:style style:name="T90_39" style:family="text" style:parent-style-name="Default_20_Paragraph_20_Font"/>
    <style:style style:name="T90_40" style:family="text" style:parent-style-name="Default_20_Paragraph_20_Font"/>
    <style:style style:name="T90_41" style:family="text" style:parent-style-name="Default_20_Paragraph_20_Font"/>
    <style:style style:name="T90_42" style:family="text" style:parent-style-name="Default_20_Paragraph_20_Font"/>
    <style:style style:name="T90_43" style:family="text" style:parent-style-name="Default_20_Paragraph_20_Font"/>
    <style:style style:name="T90_44" style:family="text" style:parent-style-name="Default_20_Paragraph_20_Font"/>
    <style:style style:name="T90_45" style:family="text" style:parent-style-name="Default_20_Paragraph_20_Font"/>
    <style:style style:name="T90_46" style:family="text" style:parent-style-name="Default_20_Paragraph_20_Font"/>
    <style:style style:name="T90_47" style:family="text" style:parent-style-name="Default_20_Paragraph_20_Font"/>
    <style:style style:name="T90_48" style:family="text" style:parent-style-name="Default_20_Paragraph_20_Font"/>
    <style:style style:name="T90_49" style:family="text" style:parent-style-name="Default_20_Paragraph_20_Font"/>
    <style:style style:name="T90_50" style:family="text" style:parent-style-name="Default_20_Paragraph_20_Font"/>
    <style:style style:name="T90_51" style:family="text" style:parent-style-name="Default_20_Paragraph_20_Font"/>
    <style:style style:name="T90_52" style:family="text" style:parent-style-name="Default_20_Paragraph_20_Font"/>
    <style:style style:name="T90_53" style:family="text" style:parent-style-name="Default_20_Paragraph_20_Font"/>
    <style:style style:name="T90_54" style:family="text" style:parent-style-name="Default_20_Paragraph_20_Font"/>
    <style:style style:name="T90_55" style:family="text" style:parent-style-name="Default_20_Paragraph_20_Font"/>
    <style:style style:name="T90_56" style:family="text" style:parent-style-name="Default_20_Paragraph_20_Font"/>
    <style:style style:name="T90_57" style:family="text" style:parent-style-name="Default_20_Paragraph_20_Font"/>
    <style:style style:name="T90_58" style:family="text" style:parent-style-name="Default_20_Paragraph_20_Font"/>
    <style:style style:name="T90_59" style:family="text" style:parent-style-name="Default_20_Paragraph_20_Font"/>
    <style:style style:name="T90_60" style:family="text" style:parent-style-name="Default_20_Paragraph_20_Font"/>
    <style:style style:name="T90_61" style:family="text" style:parent-style-name="Default_20_Paragraph_20_Font"/>
    <style:style style:name="T90_62" style:family="text" style:parent-style-name="Default_20_Paragraph_20_Font"/>
    <style:style style:name="T90_63" style:family="text" style:parent-style-name="Default_20_Paragraph_20_Font"/>
    <style:style style:name="T90_64" style:family="text" style:parent-style-name="Default_20_Paragraph_20_Font"/>
    <style:style style:name="T90_65" style:family="text" style:parent-style-name="Default_20_Paragraph_20_Font"/>
    <style:style style:name="T90_66" style:family="text" style:parent-style-name="Default_20_Paragraph_20_Font"/>
    <style:style style:name="T90_67" style:family="text" style:parent-style-name="Default_20_Paragraph_20_Font"/>
    <style:style style:name="T90_68" style:family="text" style:parent-style-name="Default_20_Paragraph_20_Font"/>
    <style:style style:name="T90_69" style:family="text" style:parent-style-name="Default_20_Paragraph_20_Font"/>
    <style:style style:name="T90_70" style:family="text" style:parent-style-name="Default_20_Paragraph_20_Font"/>
    <style:style style:name="T90_71" style:family="text" style:parent-style-name="Default_20_Paragraph_20_Font"/>
    <style:style style:name="T90_72" style:family="text" style:parent-style-name="Default_20_Paragraph_20_Font"/>
    <style:style style:name="T90_73" style:family="text" style:parent-style-name="Default_20_Paragraph_20_Font"/>
    <style:style style:name="T90_74" style:family="text" style:parent-style-name="Default_20_Paragraph_20_Font"/>
    <style:style style:name="T90_75" style:family="text" style:parent-style-name="Default_20_Paragraph_20_Font"/>
    <style:style style:name="T90_76" style:family="text" style:parent-style-name="Default_20_Paragraph_20_Font"/>
    <style:style style:name="T90_77" style:family="text" style:parent-style-name="Default_20_Paragraph_20_Font"/>
    <style:style style:name="T90_78" style:family="text" style:parent-style-name="Default_20_Paragraph_20_Font"/>
    <style:style style:name="T90_79" style:family="text" style:parent-style-name="Default_20_Paragraph_20_Font"/>
    <style:style style:name="T90_80" style:family="text" style:parent-style-name="Default_20_Paragraph_20_Font"/>
    <style:style style:name="T90_81" style:family="text" style:parent-style-name="Default_20_Paragraph_20_Font"/>
    <style:style style:name="T90_82" style:family="text" style:parent-style-name="Default_20_Paragraph_20_Font"/>
    <style:style style:name="T90_83" style:family="text" style:parent-style-name="Default_20_Paragraph_20_Font"/>
    <style:style style:name="T90_84" style:family="text" style:parent-style-name="Default_20_Paragraph_20_Font"/>
    <style:style style:name="T90_85" style:family="text" style:parent-style-name="Default_20_Paragraph_20_Font"/>
    <style:style style:name="T90_86" style:family="text" style:parent-style-name="Default_20_Paragraph_20_Font"/>
    <style:style style:name="T90_87" style:family="text" style:parent-style-name="Default_20_Paragraph_20_Font"/>
    <style:style style:name="T90_88" style:family="text" style:parent-style-name="Default_20_Paragraph_20_Font"/>
    <style:style style:name="T90_89" style:family="text" style:parent-style-name="Default_20_Paragraph_20_Font"/>
    <style:style style:name="T90_90" style:family="text" style:parent-style-name="Default_20_Paragraph_20_Font"/>
    <style:style style:name="T90_91" style:family="text" style:parent-style-name="Default_20_Paragraph_20_Font"/>
    <style:style style:name="T90_92" style:family="text" style:parent-style-name="Default_20_Paragraph_20_Font"/>
    <style:style style:name="T90_93" style:family="text" style:parent-style-name="Default_20_Paragraph_20_Font"/>
    <style:style style:name="T90_94" style:family="text" style:parent-style-name="Default_20_Paragraph_20_Font"/>
    <style:style style:name="T90_95" style:family="text" style:parent-style-name="Default_20_Paragraph_20_Font">
      <style:text-properties fo:background-color="#ffff00"/>
    </style:style>
    <style:style style:name="T90_96" style:family="text" style:parent-style-name="Default_20_Paragraph_20_Font">
      <style:text-properties fo:background-color="#ffff00"/>
    </style:style>
    <style:style style:name="T90_97" style:family="text" style:parent-style-name="Default_20_Paragraph_20_Font">
      <style:text-properties fo:background-color="#ffff00"/>
    </style:style>
    <style:style style:name="T90_98" style:family="text" style:parent-style-name="Default_20_Paragraph_20_Font">
      <style:text-properties fo:background-color="#ffff00"/>
    </style:style>
    <style:style style:name="T90_99" style:family="text" style:parent-style-name="Default_20_Paragraph_20_Font">
      <style:text-properties fo:background-color="#ffff00"/>
    </style:style>
    <style:style style:name="T90_100" style:family="text" style:parent-style-name="Default_20_Paragraph_20_Font">
      <style:text-properties fo:background-color="#ffff00"/>
    </style:style>
    <style:style style:name="T90_101" style:family="text" style:parent-style-name="Default_20_Paragraph_20_Font">
      <style:text-properties fo:background-color="#ffff00"/>
    </style:style>
    <style:style style:name="T90_102" style:family="text" style:parent-style-name="Default_20_Paragraph_20_Font">
      <style:text-properties fo:background-color="#ffff00"/>
    </style:style>
    <style:style style:name="T90_103" style:family="text" style:parent-style-name="Default_20_Paragraph_20_Font">
      <style:text-properties fo:background-color="#ffff00"/>
    </style:style>
    <style:style style:name="T90_104" style:family="text" style:parent-style-name="Default_20_Paragraph_20_Font">
      <style:text-properties fo:background-color="#ffff00"/>
    </style:style>
    <style:style style:name="T90_105" style:family="text" style:parent-style-name="Default_20_Paragraph_20_Font">
      <style:text-properties fo:background-color="#ffff00"/>
    </style:style>
    <style:style style:name="T90_106" style:family="text" style:parent-style-name="Default_20_Paragraph_20_Font">
      <style:text-properties fo:background-color="#ffff00"/>
    </style:style>
    <style:style style:name="T90_107" style:family="text" style:parent-style-name="Default_20_Paragraph_20_Font">
      <style:text-properties fo:background-color="#ffff00"/>
    </style:style>
    <style:style style:name="T90_108" style:family="text" style:parent-style-name="Default_20_Paragraph_20_Font">
      <style:text-properties fo:background-color="#ffff00"/>
    </style:style>
    <style:style style:name="T90_109" style:family="text" style:parent-style-name="Default_20_Paragraph_20_Font">
      <style:text-properties fo:background-color="#ffff00"/>
    </style:style>
    <style:style style:name="T90_110" style:family="text" style:parent-style-name="Default_20_Paragraph_20_Font">
      <style:text-properties fo:background-color="#ffff00"/>
    </style:style>
    <style:style style:name="T90_111" style:family="text" style:parent-style-name="Default_20_Paragraph_20_Font">
      <style:text-properties fo:background-color="#ffff00"/>
    </style:style>
    <style:style style:name="T90_112" style:family="text" style:parent-style-name="Default_20_Paragraph_20_Font">
      <style:text-properties fo:background-color="#ffff00"/>
    </style:style>
    <style:style style:name="T90_113" style:family="text" style:parent-style-name="Default_20_Paragraph_20_Font">
      <style:text-properties fo:background-color="#ffff00"/>
    </style:style>
    <style:style style:name="T90_114" style:family="text" style:parent-style-name="Default_20_Paragraph_20_Font">
      <style:text-properties fo:background-color="#ffff00"/>
    </style:style>
    <style:style style:name="T90_115" style:family="text" style:parent-style-name="Default_20_Paragraph_20_Font">
      <style:text-properties fo:background-color="#ffff00"/>
    </style:style>
    <style:style style:name="T90_116" style:family="text" style:parent-style-name="Default_20_Paragraph_20_Font">
      <style:text-properties fo:background-color="#ffff00"/>
    </style:style>
    <style:style style:name="T90_117" style:family="text" style:parent-style-name="Default_20_Paragraph_20_Font">
      <style:text-properties fo:background-color="#ffff00"/>
    </style:style>
    <style:style style:name="T90_118" style:family="text" style:parent-style-name="Default_20_Paragraph_20_Font">
      <style:text-properties fo:background-color="#ffff00"/>
    </style:style>
    <style:style style:name="T90_119" style:family="text" style:parent-style-name="Default_20_Paragraph_20_Font">
      <style:text-properties fo:background-color="#ffff00"/>
    </style:style>
    <style:style style:name="T90_120" style:family="text" style:parent-style-name="Default_20_Paragraph_20_Font">
      <style:text-properties fo:background-color="#ffff00"/>
    </style:style>
    <style:style style:name="T90_121" style:family="text" style:parent-style-name="Default_20_Paragraph_20_Font">
      <style:text-properties fo:background-color="#ffff00"/>
    </style:style>
    <style:style style:name="T90_122" style:family="text" style:parent-style-name="Default_20_Paragraph_20_Font">
      <style:text-properties fo:background-color="#ffff00"/>
    </style:style>
    <style:style style:name="T90_123" style:family="text" style:parent-style-name="Default_20_Paragraph_20_Font">
      <style:text-properties fo:background-color="#ffff00"/>
    </style:style>
    <style:style style:name="T90_124" style:family="text" style:parent-style-name="Default_20_Paragraph_20_Font">
      <style:text-properties fo:background-color="#ffff00"/>
    </style:style>
    <style:style style:name="T90_125" style:family="text" style:parent-style-name="Default_20_Paragraph_20_Font">
      <style:text-properties fo:background-color="#ffff00"/>
    </style:style>
    <style:style style:name="T90_126" style:family="text" style:parent-style-name="Default_20_Paragraph_20_Font">
      <style:text-properties fo:background-color="#ffff00"/>
    </style:style>
    <style:style style:name="T90_127" style:family="text" style:parent-style-name="Default_20_Paragraph_20_Font">
      <style:text-properties fo:background-color="#ffff00"/>
    </style:style>
    <style:style style:name="T90_128" style:family="text" style:parent-style-name="Default_20_Paragraph_20_Font">
      <style:text-properties fo:background-color="#ffff00"/>
    </style:style>
    <style:style style:name="P91" style:family="paragraph" style:parent-style-name="Heading_20_5">
      <style:paragraph-properties fo:break-before="auto"/>
    </style:style>
    <style:style style:name="T91_1" style:family="text" style:parent-style-name="Default_20_Paragraph_20_Font"/>
    <style:style style:name="T91_2" style:family="text" style:parent-style-name="Default_20_Paragraph_20_Font"/>
    <style:style style:name="T91_3" style:family="text" style:parent-style-name="Default_20_Paragraph_20_Font"/>
    <style:style style:name="T91_4" style:family="text" style:parent-style-name="Default_20_Paragraph_20_Font"/>
    <style:style style:name="T91_5" style:family="text" style:parent-style-name="Default_20_Paragraph_20_Font"/>
    <style:style style:name="T91_6" style:family="text" style:parent-style-name="Default_20_Paragraph_20_Font"/>
    <style:style style:name="T91_7" style:family="text" style:parent-style-name="Default_20_Paragraph_20_Font"/>
    <style:style style:name="T91_8" style:family="text" style:parent-style-name="Default_20_Paragraph_20_Font"/>
    <style:style style:name="T91_9" style:family="text" style:parent-style-name="Default_20_Paragraph_20_Font"/>
    <style:style style:name="T91_10" style:family="text" style:parent-style-name="Default_20_Paragraph_20_Font"/>
    <style:style style:name="T91_11" style:family="text" style:parent-style-name="Default_20_Paragraph_20_Font"/>
    <style:style style:name="P92" style:family="paragraph" style:parent-style-name="Standard">
      <style:paragraph-properties fo:break-before="auto" fo:margin-top="0cm" fo:margin-bottom="0cm"/>
    </style:style>
    <style:style style:name="T92_1" style:family="text" style:parent-style-name="Default_20_Paragraph_20_Font"/>
    <style:style style:name="T92_2" style:family="text" style:parent-style-name="Default_20_Paragraph_20_Font"/>
    <style:style style:name="T92_3" style:family="text" style:parent-style-name="Default_20_Paragraph_20_Font"/>
    <style:style style:name="T92_4" style:family="text" style:parent-style-name="Default_20_Paragraph_20_Font"/>
    <style:style style:name="T92_5" style:family="text" style:parent-style-name="Default_20_Paragraph_20_Font"/>
    <style:style style:name="T92_6" style:family="text" style:parent-style-name="Default_20_Paragraph_20_Font"/>
    <style:style style:name="T92_7" style:family="text" style:parent-style-name="Default_20_Paragraph_20_Font"/>
    <style:style style:name="T92_8" style:family="text" style:parent-style-name="Default_20_Paragraph_20_Font"/>
    <style:style style:name="T92_9" style:family="text" style:parent-style-name="Default_20_Paragraph_20_Font"/>
    <style:style style:name="T92_10" style:family="text" style:parent-style-name="Default_20_Paragraph_20_Font"/>
    <style:style style:name="T92_11" style:family="text" style:parent-style-name="Default_20_Paragraph_20_Font"/>
    <style:style style:name="T92_12" style:family="text" style:parent-style-name="Default_20_Paragraph_20_Font"/>
    <style:style style:name="T92_13" style:family="text" style:parent-style-name="Default_20_Paragraph_20_Font"/>
    <style:style style:name="T92_14" style:family="text" style:parent-style-name="Default_20_Paragraph_20_Font"/>
    <style:style style:name="T92_15" style:family="text" style:parent-style-name="Default_20_Paragraph_20_Font"/>
    <style:style style:name="T92_16" style:family="text" style:parent-style-name="Default_20_Paragraph_20_Font"/>
    <style:style style:name="T92_17" style:family="text" style:parent-style-name="Default_20_Paragraph_20_Font"/>
    <style:style style:name="T92_18" style:family="text" style:parent-style-name="Default_20_Paragraph_20_Font"/>
    <style:style style:name="T92_19" style:family="text" style:parent-style-name="Default_20_Paragraph_20_Font"/>
    <style:style style:name="T92_20" style:family="text" style:parent-style-name="Default_20_Paragraph_20_Font"/>
    <style:style style:name="T92_21" style:family="text" style:parent-style-name="Default_20_Paragraph_20_Font"/>
    <style:style style:name="T92_22" style:family="text" style:parent-style-name="Default_20_Paragraph_20_Font"/>
    <style:style style:name="T92_23" style:family="text" style:parent-style-name="Default_20_Paragraph_20_Font"/>
    <style:style style:name="T92_24" style:family="text" style:parent-style-name="Default_20_Paragraph_20_Font"/>
    <style:style style:name="T92_25" style:family="text" style:parent-style-name="Default_20_Paragraph_20_Font"/>
    <style:style style:name="T92_26" style:family="text" style:parent-style-name="Default_20_Paragraph_20_Font"/>
    <style:style style:name="T92_27" style:family="text" style:parent-style-name="Default_20_Paragraph_20_Font"/>
    <style:style style:name="T92_28" style:family="text" style:parent-style-name="Default_20_Paragraph_20_Font"/>
    <style:style style:name="T92_29" style:family="text" style:parent-style-name="Default_20_Paragraph_20_Font"/>
    <style:style style:name="T92_30" style:family="text" style:parent-style-name="Default_20_Paragraph_20_Font"/>
    <style:style style:name="T92_31" style:family="text" style:parent-style-name="Default_20_Paragraph_20_Font"/>
    <style:style style:name="T92_32" style:family="text" style:parent-style-name="Default_20_Paragraph_20_Font"/>
    <style:style style:name="T92_33" style:family="text" style:parent-style-name="Default_20_Paragraph_20_Font"/>
    <style:style style:name="T92_34" style:family="text" style:parent-style-name="Default_20_Paragraph_20_Font"/>
    <style:style style:name="T92_35" style:family="text" style:parent-style-name="Default_20_Paragraph_20_Font"/>
    <style:style style:name="T92_36" style:family="text" style:parent-style-name="Default_20_Paragraph_20_Font"/>
    <style:style style:name="T92_37" style:family="text" style:parent-style-name="Default_20_Paragraph_20_Font"/>
    <style:style style:name="T92_38" style:family="text" style:parent-style-name="Default_20_Paragraph_20_Font"/>
    <style:style style:name="T92_39" style:family="text" style:parent-style-name="Default_20_Paragraph_20_Font"/>
    <style:style style:name="T92_40" style:family="text" style:parent-style-name="Default_20_Paragraph_20_Font"/>
    <style:style style:name="T92_41" style:family="text" style:parent-style-name="Default_20_Paragraph_20_Font"/>
    <style:style style:name="T92_42" style:family="text" style:parent-style-name="Default_20_Paragraph_20_Font"/>
    <style:style style:name="T92_43" style:family="text" style:parent-style-name="Default_20_Paragraph_20_Font"/>
    <style:style style:name="T92_44" style:family="text" style:parent-style-name="Default_20_Paragraph_20_Font"/>
    <style:style style:name="T92_45" style:family="text" style:parent-style-name="Default_20_Paragraph_20_Font"/>
    <style:style style:name="T92_46" style:family="text" style:parent-style-name="Default_20_Paragraph_20_Font"/>
    <style:style style:name="T92_47" style:family="text" style:parent-style-name="Default_20_Paragraph_20_Font"/>
    <style:style style:name="T92_48" style:family="text" style:parent-style-name="Default_20_Paragraph_20_Font"/>
    <style:style style:name="T92_49" style:family="text" style:parent-style-name="Default_20_Paragraph_20_Font"/>
    <style:style style:name="T92_50" style:family="text" style:parent-style-name="Default_20_Paragraph_20_Font"/>
    <style:style style:name="T92_51" style:family="text" style:parent-style-name="Default_20_Paragraph_20_Font"/>
    <style:style style:name="T92_52" style:family="text" style:parent-style-name="Default_20_Paragraph_20_Font"/>
    <style:style style:name="T92_53" style:family="text" style:parent-style-name="Default_20_Paragraph_20_Font"/>
    <style:style style:name="T92_54" style:family="text" style:parent-style-name="Default_20_Paragraph_20_Font"/>
    <style:style style:name="T92_55" style:family="text" style:parent-style-name="Default_20_Paragraph_20_Font"/>
    <style:style style:name="T92_56" style:family="text" style:parent-style-name="Default_20_Paragraph_20_Font"/>
    <style:style style:name="T92_57" style:family="text" style:parent-style-name="Default_20_Paragraph_20_Font"/>
    <style:style style:name="T92_58" style:family="text" style:parent-style-name="Default_20_Paragraph_20_Font"/>
    <style:style style:name="T92_59" style:family="text" style:parent-style-name="Default_20_Paragraph_20_Font"/>
    <style:style style:name="T92_60" style:family="text" style:parent-style-name="Default_20_Paragraph_20_Font"/>
    <style:style style:name="T92_61" style:family="text" style:parent-style-name="Default_20_Paragraph_20_Font"/>
    <style:style style:name="T92_62" style:family="text" style:parent-style-name="Default_20_Paragraph_20_Font"/>
    <style:style style:name="T92_63" style:family="text" style:parent-style-name="Default_20_Paragraph_20_Font"/>
    <style:style style:name="T92_64" style:family="text" style:parent-style-name="Default_20_Paragraph_20_Font"/>
    <style:style style:name="T92_65" style:family="text" style:parent-style-name="Default_20_Paragraph_20_Font"/>
    <style:style style:name="T92_66" style:family="text" style:parent-style-name="Default_20_Paragraph_20_Font"/>
    <style:style style:name="T92_67" style:family="text" style:parent-style-name="Default_20_Paragraph_20_Font"/>
    <style:style style:name="T92_68" style:family="text" style:parent-style-name="Default_20_Paragraph_20_Font"/>
    <style:style style:name="T92_69" style:family="text" style:parent-style-name="Default_20_Paragraph_20_Font"/>
    <style:style style:name="T92_70" style:family="text" style:parent-style-name="Default_20_Paragraph_20_Font"/>
    <style:style style:name="T92_71" style:family="text" style:parent-style-name="Default_20_Paragraph_20_Font"/>
    <style:style style:name="T92_72" style:family="text" style:parent-style-name="Default_20_Paragraph_20_Font"/>
    <style:style style:name="T92_73" style:family="text" style:parent-style-name="Default_20_Paragraph_20_Font"/>
    <style:style style:name="T92_74" style:family="text" style:parent-style-name="Default_20_Paragraph_20_Font"/>
    <style:style style:name="T92_75" style:family="text" style:parent-style-name="Default_20_Paragraph_20_Font"/>
    <style:style style:name="T92_76" style:family="text" style:parent-style-name="Default_20_Paragraph_20_Font"/>
    <style:style style:name="T92_77" style:family="text" style:parent-style-name="Default_20_Paragraph_20_Font"/>
    <style:style style:name="T92_78" style:family="text" style:parent-style-name="Default_20_Paragraph_20_Font"/>
    <style:style style:name="T92_79" style:family="text" style:parent-style-name="Default_20_Paragraph_20_Font"/>
    <style:style style:name="T92_80" style:family="text" style:parent-style-name="Default_20_Paragraph_20_Font"/>
    <style:style style:name="T92_81" style:family="text" style:parent-style-name="Default_20_Paragraph_20_Font"/>
    <style:style style:name="T92_82" style:family="text" style:parent-style-name="Default_20_Paragraph_20_Font"/>
    <style:style style:name="T92_83" style:family="text" style:parent-style-name="Default_20_Paragraph_20_Font"/>
    <style:style style:name="T92_84" style:family="text" style:parent-style-name="Default_20_Paragraph_20_Font"/>
    <style:style style:name="T92_85" style:family="text" style:parent-style-name="Default_20_Paragraph_20_Font"/>
    <style:style style:name="T92_86" style:family="text" style:parent-style-name="Default_20_Paragraph_20_Font"/>
    <style:style style:name="T92_87" style:family="text" style:parent-style-name="Default_20_Paragraph_20_Font"/>
    <style:style style:name="T92_88" style:family="text" style:parent-style-name="Default_20_Paragraph_20_Font"/>
    <style:style style:name="T92_89" style:family="text" style:parent-style-name="Default_20_Paragraph_20_Font"/>
    <style:style style:name="T92_90" style:family="text" style:parent-style-name="Default_20_Paragraph_20_Font"/>
    <style:style style:name="T92_91" style:family="text" style:parent-style-name="Default_20_Paragraph_20_Font"/>
    <style:style style:name="T92_92" style:family="text" style:parent-style-name="Default_20_Paragraph_20_Font"/>
    <style:style style:name="T92_93" style:family="text" style:parent-style-name="Default_20_Paragraph_20_Font"/>
    <style:style style:name="T92_94" style:family="text" style:parent-style-name="Default_20_Paragraph_20_Font"/>
    <style:style style:name="T92_95" style:family="text" style:parent-style-name="Default_20_Paragraph_20_Font"/>
    <style:style style:name="T92_96" style:family="text" style:parent-style-name="Default_20_Paragraph_20_Font"/>
    <style:style style:name="T92_97" style:family="text" style:parent-style-name="Default_20_Paragraph_20_Font"/>
    <style:style style:name="T92_98" style:family="text" style:parent-style-name="Default_20_Paragraph_20_Font"/>
    <style:style style:name="T92_99" style:family="text" style:parent-style-name="Default_20_Paragraph_20_Font"/>
    <style:style style:name="T92_100" style:family="text" style:parent-style-name="Default_20_Paragraph_20_Font"/>
    <style:style style:name="T92_101" style:family="text" style:parent-style-name="Default_20_Paragraph_20_Font"/>
    <style:style style:name="T92_102" style:family="text" style:parent-style-name="Default_20_Paragraph_20_Font"/>
    <style:style style:name="T92_103" style:family="text" style:parent-style-name="Default_20_Paragraph_20_Font"/>
    <style:style style:name="T92_104" style:family="text" style:parent-style-name="Default_20_Paragraph_20_Font"/>
    <style:style style:name="T92_105" style:family="text" style:parent-style-name="Default_20_Paragraph_20_Font"/>
    <style:style style:name="T92_106" style:family="text" style:parent-style-name="Default_20_Paragraph_20_Font"/>
    <style:style style:name="T92_107" style:family="text" style:parent-style-name="Default_20_Paragraph_20_Font"/>
    <style:style style:name="T92_108" style:family="text" style:parent-style-name="Default_20_Paragraph_20_Font"/>
    <style:style style:name="T92_109" style:family="text" style:parent-style-name="Default_20_Paragraph_20_Font"/>
    <style:style style:name="T92_110" style:family="text" style:parent-style-name="Default_20_Paragraph_20_Font"/>
    <style:style style:name="T92_111" style:family="text" style:parent-style-name="Default_20_Paragraph_20_Font"/>
    <style:style style:name="T92_112" style:family="text" style:parent-style-name="Default_20_Paragraph_20_Font"/>
    <style:style style:name="T92_113" style:family="text" style:parent-style-name="Default_20_Paragraph_20_Font"/>
    <style:style style:name="T92_114" style:family="text" style:parent-style-name="Default_20_Paragraph_20_Font"/>
    <style:style style:name="T92_115" style:family="text" style:parent-style-name="Default_20_Paragraph_20_Font"/>
    <style:style style:name="T92_116" style:family="text" style:parent-style-name="Default_20_Paragraph_20_Font"/>
    <style:style style:name="P93" style:family="paragraph" style:parent-style-name="Heading_20_4">
      <style:paragraph-properties fo:break-before="auto"/>
    </style:style>
    <style:style style:name="T93_1" style:family="text" style:parent-style-name="Default_20_Paragraph_20_Font"/>
    <style:style style:name="T93_2" style:family="text" style:parent-style-name="Default_20_Paragraph_20_Font"/>
    <style:style style:name="T93_3" style:family="text" style:parent-style-name="Default_20_Paragraph_20_Font"/>
    <style:style style:name="P94" style:family="paragraph" style:parent-style-name="Heading_20_5">
      <style:paragraph-properties fo:break-before="auto"/>
    </style:style>
    <style:style style:name="T94_1" style:family="text" style:parent-style-name="Default_20_Paragraph_20_Font"/>
    <style:style style:name="T94_2" style:family="text" style:parent-style-name="Default_20_Paragraph_20_Font"/>
    <style:style style:name="T94_3" style:family="text" style:parent-style-name="Default_20_Paragraph_20_Font"/>
    <style:style style:name="P95" style:family="paragraph" style:parent-style-name="Standard">
      <style:paragraph-properties fo:break-before="auto" fo:margin-top="0cm" fo:margin-bottom="0cm"/>
    </style:style>
    <style:style style:name="T95_1" style:family="text" style:parent-style-name="Default_20_Paragraph_20_Font"/>
    <style:style style:name="T95_2" style:family="text" style:parent-style-name="Default_20_Paragraph_20_Font"/>
    <style:style style:name="T95_3" style:family="text" style:parent-style-name="Default_20_Paragraph_20_Font"/>
    <style:style style:name="T95_4" style:family="text" style:parent-style-name="Default_20_Paragraph_20_Font"/>
    <style:style style:name="T95_5" style:family="text" style:parent-style-name="Default_20_Paragraph_20_Font"/>
    <style:style style:name="T95_6" style:family="text" style:parent-style-name="Default_20_Paragraph_20_Font"/>
    <style:style style:name="T95_7" style:family="text" style:parent-style-name="Default_20_Paragraph_20_Font"/>
    <style:style style:name="T95_8" style:family="text" style:parent-style-name="Default_20_Paragraph_20_Font"/>
    <style:style style:name="T95_9" style:family="text" style:parent-style-name="Default_20_Paragraph_20_Font"/>
    <style:style style:name="T95_10" style:family="text" style:parent-style-name="Default_20_Paragraph_20_Font"/>
    <style:style style:name="T95_11" style:family="text" style:parent-style-name="Default_20_Paragraph_20_Font"/>
    <style:style style:name="T95_12" style:family="text" style:parent-style-name="Default_20_Paragraph_20_Font"/>
    <style:style style:name="T95_13" style:family="text" style:parent-style-name="Default_20_Paragraph_20_Font"/>
    <style:style style:name="T95_14" style:family="text" style:parent-style-name="Default_20_Paragraph_20_Font"/>
    <style:style style:name="T95_15" style:family="text" style:parent-style-name="Default_20_Paragraph_20_Font"/>
    <style:style style:name="T95_16" style:family="text" style:parent-style-name="Default_20_Paragraph_20_Font"/>
    <style:style style:name="T95_17" style:family="text" style:parent-style-name="Default_20_Paragraph_20_Font"/>
    <style:style style:name="T95_18" style:family="text" style:parent-style-name="Default_20_Paragraph_20_Font"/>
    <style:style style:name="T95_19" style:family="text" style:parent-style-name="Default_20_Paragraph_20_Font"/>
    <style:style style:name="T95_20" style:family="text" style:parent-style-name="Default_20_Paragraph_20_Font"/>
    <style:style style:name="T95_21" style:family="text" style:parent-style-name="Default_20_Paragraph_20_Font"/>
    <style:style style:name="T95_22" style:family="text" style:parent-style-name="Default_20_Paragraph_20_Font"/>
    <style:style style:name="T95_23" style:family="text" style:parent-style-name="Default_20_Paragraph_20_Font"/>
    <style:style style:name="T95_24" style:family="text" style:parent-style-name="Default_20_Paragraph_20_Font"/>
    <style:style style:name="T95_25" style:family="text" style:parent-style-name="Default_20_Paragraph_20_Font"/>
    <style:style style:name="T95_26" style:family="text" style:parent-style-name="Default_20_Paragraph_20_Font"/>
    <style:style style:name="T95_27" style:family="text" style:parent-style-name="Default_20_Paragraph_20_Font"/>
    <style:style style:name="T95_28" style:family="text" style:parent-style-name="Default_20_Paragraph_20_Font"/>
    <style:style style:name="T95_29" style:family="text" style:parent-style-name="Default_20_Paragraph_20_Font"/>
    <style:style style:name="T95_30" style:family="text" style:parent-style-name="Default_20_Paragraph_20_Font"/>
    <style:style style:name="T95_31" style:family="text" style:parent-style-name="Default_20_Paragraph_20_Font"/>
    <style:style style:name="T95_32" style:family="text" style:parent-style-name="Default_20_Paragraph_20_Font"/>
    <style:style style:name="T95_33" style:family="text" style:parent-style-name="Default_20_Paragraph_20_Font"/>
    <style:style style:name="T95_34" style:family="text" style:parent-style-name="Default_20_Paragraph_20_Font"/>
    <style:style style:name="T95_35" style:family="text" style:parent-style-name="Default_20_Paragraph_20_Font"/>
    <style:style style:name="T95_36" style:family="text" style:parent-style-name="Default_20_Paragraph_20_Font"/>
    <style:style style:name="T95_37" style:family="text" style:parent-style-name="Default_20_Paragraph_20_Font"/>
    <style:style style:name="T95_38" style:family="text" style:parent-style-name="Default_20_Paragraph_20_Font"/>
    <style:style style:name="T95_39" style:family="text" style:parent-style-name="Default_20_Paragraph_20_Font"/>
    <style:style style:name="T95_40" style:family="text" style:parent-style-name="Default_20_Paragraph_20_Font"/>
    <style:style style:name="T95_41" style:family="text" style:parent-style-name="Default_20_Paragraph_20_Font"/>
    <style:style style:name="T95_42" style:family="text" style:parent-style-name="Default_20_Paragraph_20_Font"/>
    <style:style style:name="T95_43" style:family="text" style:parent-style-name="Default_20_Paragraph_20_Font"/>
    <style:style style:name="T95_44" style:family="text" style:parent-style-name="Default_20_Paragraph_20_Font"/>
    <style:style style:name="T95_45" style:family="text" style:parent-style-name="Default_20_Paragraph_20_Font"/>
    <style:style style:name="T95_46" style:family="text" style:parent-style-name="Default_20_Paragraph_20_Font"/>
    <style:style style:name="T95_47" style:family="text" style:parent-style-name="Default_20_Paragraph_20_Font"/>
    <style:style style:name="T95_48" style:family="text" style:parent-style-name="Default_20_Paragraph_20_Font"/>
    <style:style style:name="T95_49" style:family="text" style:parent-style-name="Default_20_Paragraph_20_Font"/>
    <style:style style:name="T95_50" style:family="text" style:parent-style-name="Default_20_Paragraph_20_Font"/>
    <style:style style:name="T95_51" style:family="text" style:parent-style-name="Default_20_Paragraph_20_Font"/>
    <style:style style:name="T95_52" style:family="text" style:parent-style-name="Default_20_Paragraph_20_Font"/>
    <style:style style:name="T95_53" style:family="text" style:parent-style-name="Default_20_Paragraph_20_Font"/>
    <style:style style:name="T95_54" style:family="text" style:parent-style-name="Default_20_Paragraph_20_Font"/>
    <style:style style:name="T95_55" style:family="text" style:parent-style-name="Default_20_Paragraph_20_Font"/>
    <style:style style:name="T95_56" style:family="text" style:parent-style-name="Default_20_Paragraph_20_Font"/>
    <style:style style:name="T95_57" style:family="text" style:parent-style-name="Default_20_Paragraph_20_Font"/>
    <style:style style:name="T95_58" style:family="text" style:parent-style-name="Default_20_Paragraph_20_Font"/>
    <style:style style:name="T95_59" style:family="text" style:parent-style-name="Default_20_Paragraph_20_Font"/>
    <style:style style:name="T95_60" style:family="text" style:parent-style-name="Default_20_Paragraph_20_Font"/>
    <style:style style:name="T95_61" style:family="text" style:parent-style-name="Default_20_Paragraph_20_Font"/>
    <style:style style:name="T95_62" style:family="text" style:parent-style-name="Default_20_Paragraph_20_Font"/>
    <style:style style:name="T95_63" style:family="text" style:parent-style-name="Default_20_Paragraph_20_Font"/>
    <style:style style:name="T95_64" style:family="text" style:parent-style-name="Default_20_Paragraph_20_Font"/>
    <style:style style:name="T95_65" style:family="text" style:parent-style-name="Default_20_Paragraph_20_Font"/>
    <style:style style:name="T95_66" style:family="text" style:parent-style-name="Default_20_Paragraph_20_Font"/>
    <style:style style:name="T95_67" style:family="text" style:parent-style-name="Default_20_Paragraph_20_Font"/>
    <style:style style:name="T95_68" style:family="text" style:parent-style-name="Default_20_Paragraph_20_Font"/>
    <style:style style:name="T95_69" style:family="text" style:parent-style-name="Default_20_Paragraph_20_Font"/>
    <style:style style:name="T95_70" style:family="text" style:parent-style-name="Default_20_Paragraph_20_Font"/>
    <style:style style:name="T95_71" style:family="text" style:parent-style-name="Default_20_Paragraph_20_Font"/>
    <style:style style:name="T95_72" style:family="text" style:parent-style-name="Default_20_Paragraph_20_Font"/>
    <style:style style:name="T95_73" style:family="text" style:parent-style-name="Default_20_Paragraph_20_Font"/>
    <style:style style:name="T95_74" style:family="text" style:parent-style-name="Default_20_Paragraph_20_Font"/>
    <style:style style:name="T95_75" style:family="text" style:parent-style-name="Default_20_Paragraph_20_Font"/>
    <style:style style:name="T95_76" style:family="text" style:parent-style-name="Default_20_Paragraph_20_Font"/>
    <style:style style:name="T95_77" style:family="text" style:parent-style-name="Default_20_Paragraph_20_Font"/>
    <style:style style:name="T95_78" style:family="text" style:parent-style-name="Default_20_Paragraph_20_Font"/>
    <style:style style:name="T95_79" style:family="text" style:parent-style-name="Default_20_Paragraph_20_Font"/>
    <style:style style:name="T95_80" style:family="text" style:parent-style-name="Default_20_Paragraph_20_Font"/>
    <style:style style:name="T95_81" style:family="text" style:parent-style-name="Default_20_Paragraph_20_Font"/>
    <style:style style:name="T95_82" style:family="text" style:parent-style-name="Default_20_Paragraph_20_Font"/>
    <style:style style:name="T95_83" style:family="text" style:parent-style-name="Default_20_Paragraph_20_Font"/>
    <style:style style:name="T95_84" style:family="text" style:parent-style-name="Default_20_Paragraph_20_Font"/>
    <style:style style:name="T95_85" style:family="text" style:parent-style-name="Default_20_Paragraph_20_Font"/>
    <style:style style:name="T95_86" style:family="text" style:parent-style-name="Default_20_Paragraph_20_Font"/>
    <style:style style:name="T95_87" style:family="text" style:parent-style-name="Default_20_Paragraph_20_Font"/>
    <style:style style:name="T95_88" style:family="text" style:parent-style-name="Default_20_Paragraph_20_Font"/>
    <style:style style:name="T95_89" style:family="text" style:parent-style-name="Default_20_Paragraph_20_Font"/>
    <style:style style:name="T95_90" style:family="text" style:parent-style-name="Default_20_Paragraph_20_Font"/>
    <style:style style:name="T95_91" style:family="text" style:parent-style-name="Default_20_Paragraph_20_Font"/>
    <style:style style:name="T95_92" style:family="text" style:parent-style-name="Default_20_Paragraph_20_Font"/>
    <style:style style:name="T95_93" style:family="text" style:parent-style-name="Default_20_Paragraph_20_Font"/>
    <style:style style:name="T95_94" style:family="text" style:parent-style-name="Default_20_Paragraph_20_Font"/>
    <style:style style:name="T95_95" style:family="text" style:parent-style-name="Default_20_Paragraph_20_Font"/>
    <style:style style:name="T95_96" style:family="text" style:parent-style-name="Default_20_Paragraph_20_Font"/>
    <style:style style:name="T95_97" style:family="text" style:parent-style-name="Default_20_Paragraph_20_Font"/>
    <style:style style:name="T95_98" style:family="text" style:parent-style-name="Default_20_Paragraph_20_Font"/>
    <style:style style:name="T95_99" style:family="text" style:parent-style-name="Default_20_Paragraph_20_Font"/>
    <style:style style:name="T95_100" style:family="text" style:parent-style-name="Default_20_Paragraph_20_Font"/>
    <style:style style:name="T95_101" style:family="text" style:parent-style-name="Default_20_Paragraph_20_Font"/>
    <style:style style:name="T95_102" style:family="text" style:parent-style-name="Default_20_Paragraph_20_Font"/>
    <style:style style:name="T95_103" style:family="text" style:parent-style-name="Default_20_Paragraph_20_Font"/>
    <style:style style:name="T95_104" style:family="text" style:parent-style-name="Default_20_Paragraph_20_Font"/>
    <style:style style:name="T95_105" style:family="text" style:parent-style-name="Default_20_Paragraph_20_Font"/>
    <style:style style:name="T95_106" style:family="text" style:parent-style-name="Default_20_Paragraph_20_Font"/>
    <style:style style:name="P96" style:family="paragraph" style:parent-style-name="Heading_20_5">
      <style:paragraph-properties fo:break-before="auto"/>
    </style:style>
    <style:style style:name="T96_1" style:family="text" style:parent-style-name="Default_20_Paragraph_20_Font"/>
    <style:style style:name="T96_2" style:family="text" style:parent-style-name="Default_20_Paragraph_20_Font"/>
    <style:style style:name="T96_3" style:family="text" style:parent-style-name="Default_20_Paragraph_20_Font"/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97_1" style:family="text" style:parent-style-name="Default_20_Paragraph_20_Font"/>
    <style:style style:name="T97_2" style:family="text" style:parent-style-name="Default_20_Paragraph_20_Font"/>
    <style:style style:name="T97_3" style:family="text" style:parent-style-name="Default_20_Paragraph_20_Font"/>
    <style:style style:name="T97_4" style:family="text" style:parent-style-name="Default_20_Paragraph_20_Font"/>
    <style:style style:name="T97_5" style:family="text" style:parent-style-name="Default_20_Paragraph_20_Font"/>
    <style:style style:name="T97_6" style:family="text" style:parent-style-name="Default_20_Paragraph_20_Font"/>
    <style:style style:name="T97_7" style:family="text" style:parent-style-name="Default_20_Paragraph_20_Font"/>
    <style:style style:name="T97_8" style:family="text" style:parent-style-name="Default_20_Paragraph_20_Font"/>
    <style:style style:name="T97_9" style:family="text" style:parent-style-name="Default_20_Paragraph_20_Font"/>
    <style:style style:name="T97_10" style:family="text" style:parent-style-name="Default_20_Paragraph_20_Font"/>
    <style:style style:name="T97_11" style:family="text" style:parent-style-name="Default_20_Paragraph_20_Font"/>
    <style:style style:name="T97_12" style:family="text" style:parent-style-name="Default_20_Paragraph_20_Font"/>
    <style:style style:name="T97_13" style:family="text" style:parent-style-name="Default_20_Paragraph_20_Font"/>
    <style:style style:name="T97_14" style:family="text" style:parent-style-name="Default_20_Paragraph_20_Font"/>
    <style:style style:name="T97_15" style:family="text" style:parent-style-name="Default_20_Paragraph_20_Font"/>
    <style:style style:name="T97_16" style:family="text" style:parent-style-name="Default_20_Paragraph_20_Font"/>
    <style:style style:name="T97_17" style:family="text" style:parent-style-name="Default_20_Paragraph_20_Font"/>
    <style:style style:name="T97_18" style:family="text" style:parent-style-name="Default_20_Paragraph_20_Font"/>
    <style:style style:name="T97_19" style:family="text" style:parent-style-name="Default_20_Paragraph_20_Font"/>
    <style:style style:name="T97_20" style:family="text" style:parent-style-name="Default_20_Paragraph_20_Font"/>
    <style:style style:name="T97_21" style:family="text" style:parent-style-name="Default_20_Paragraph_20_Font"/>
    <style:style style:name="T97_22" style:family="text" style:parent-style-name="Default_20_Paragraph_20_Font"/>
    <style:style style:name="T97_23" style:family="text" style:parent-style-name="Default_20_Paragraph_20_Font"/>
    <style:style style:name="T97_24" style:family="text" style:parent-style-name="Default_20_Paragraph_20_Font"/>
    <style:style style:name="T97_25" style:family="text" style:parent-style-name="Default_20_Paragraph_20_Font"/>
    <style:style style:name="T97_26" style:family="text" style:parent-style-name="Default_20_Paragraph_20_Font"/>
    <style:style style:name="T97_27" style:family="text" style:parent-style-name="Default_20_Paragraph_20_Font"/>
    <style:style style:name="T97_28" style:family="text" style:parent-style-name="Default_20_Paragraph_20_Font"/>
    <style:style style:name="T97_29" style:family="text" style:parent-style-name="Default_20_Paragraph_20_Font"/>
    <style:style style:name="T97_30" style:family="text" style:parent-style-name="Default_20_Paragraph_20_Font"/>
    <style:style style:name="T97_31" style:family="text" style:parent-style-name="Default_20_Paragraph_20_Font"/>
    <style:style style:name="T97_32" style:family="text" style:parent-style-name="Default_20_Paragraph_20_Font"/>
    <style:style style:name="T97_33" style:family="text" style:parent-style-name="Default_20_Paragraph_20_Font"/>
    <style:style style:name="T97_34" style:family="text" style:parent-style-name="Default_20_Paragraph_20_Font"/>
    <style:style style:name="T97_35" style:family="text" style:parent-style-name="Default_20_Paragraph_20_Font"/>
    <style:style style:name="T97_36" style:family="text" style:parent-style-name="Default_20_Paragraph_20_Font"/>
    <style:style style:name="T97_37" style:family="text" style:parent-style-name="Default_20_Paragraph_20_Font"/>
    <style:style style:name="T97_38" style:family="text" style:parent-style-name="Default_20_Paragraph_20_Font"/>
    <style:style style:name="T97_39" style:family="text" style:parent-style-name="Default_20_Paragraph_20_Font"/>
    <style:style style:name="T97_40" style:family="text" style:parent-style-name="Default_20_Paragraph_20_Font"/>
    <style:style style:name="T97_41" style:family="text" style:parent-style-name="Default_20_Paragraph_20_Font"/>
    <style:style style:name="T97_42" style:family="text" style:parent-style-name="Default_20_Paragraph_20_Font"/>
    <style:style style:name="T97_43" style:family="text" style:parent-style-name="Default_20_Paragraph_20_Font"/>
    <style:style style:name="T97_44" style:family="text" style:parent-style-name="Default_20_Paragraph_20_Font"/>
    <style:style style:name="T97_45" style:family="text" style:parent-style-name="Default_20_Paragraph_20_Font"/>
    <style:style style:name="T97_46" style:family="text" style:parent-style-name="Default_20_Paragraph_20_Font"/>
    <style:style style:name="T97_47" style:family="text" style:parent-style-name="Default_20_Paragraph_20_Font"/>
    <style:style style:name="T97_48" style:family="text" style:parent-style-name="Default_20_Paragraph_20_Font"/>
    <style:style style:name="T97_49" style:family="text" style:parent-style-name="Default_20_Paragraph_20_Font"/>
    <style:style style:name="T97_50" style:family="text" style:parent-style-name="Default_20_Paragraph_20_Font"/>
    <style:style style:name="T97_51" style:family="text" style:parent-style-name="Default_20_Paragraph_20_Font"/>
    <style:style style:name="T97_52" style:family="text" style:parent-style-name="Default_20_Paragraph_20_Font"/>
    <style:style style:name="T97_53" style:family="text" style:parent-style-name="Default_20_Paragraph_20_Font"/>
    <style:style style:name="T97_54" style:family="text" style:parent-style-name="Default_20_Paragraph_20_Font"/>
    <style:style style:name="T97_55" style:family="text" style:parent-style-name="Default_20_Paragraph_20_Font"/>
    <style:style style:name="T97_56" style:family="text" style:parent-style-name="Default_20_Paragraph_20_Font"/>
    <style:style style:name="T97_57" style:family="text" style:parent-style-name="Default_20_Paragraph_20_Font"/>
    <style:style style:name="T97_58" style:family="text" style:parent-style-name="Default_20_Paragraph_20_Font"/>
    <style:style style:name="T97_59" style:family="text" style:parent-style-name="Default_20_Paragraph_20_Font"/>
    <style:style style:name="T97_60" style:family="text" style:parent-style-name="Default_20_Paragraph_20_Font"/>
    <style:style style:name="T97_61" style:family="text" style:parent-style-name="Default_20_Paragraph_20_Font"/>
    <style:style style:name="T97_62" style:family="text" style:parent-style-name="Default_20_Paragraph_20_Font"/>
    <style:style style:name="T97_63" style:family="text" style:parent-style-name="Default_20_Paragraph_20_Font"/>
    <style:style style:name="T97_64" style:family="text" style:parent-style-name="Default_20_Paragraph_20_Font"/>
    <style:style style:name="T97_65" style:family="text" style:parent-style-name="Default_20_Paragraph_20_Font"/>
    <style:style style:name="T97_66" style:family="text" style:parent-style-name="Default_20_Paragraph_20_Font"/>
    <style:style style:name="T97_67" style:family="text" style:parent-style-name="Default_20_Paragraph_20_Font"/>
    <style:style style:name="T97_68" style:family="text" style:parent-style-name="Default_20_Paragraph_20_Font"/>
    <style:style style:name="T97_69" style:family="text" style:parent-style-name="Default_20_Paragraph_20_Font"/>
    <style:style style:name="T97_70" style:family="text" style:parent-style-name="Default_20_Paragraph_20_Font"/>
    <style:style style:name="T97_71" style:family="text" style:parent-style-name="Default_20_Paragraph_20_Font"/>
    <style:style style:name="T97_72" style:family="text" style:parent-style-name="Default_20_Paragraph_20_Font"/>
    <style:style style:name="T97_73" style:family="text" style:parent-style-name="Default_20_Paragraph_20_Font"/>
    <style:style style:name="T97_74" style:family="text" style:parent-style-name="Default_20_Paragraph_20_Font"/>
    <style:style style:name="T97_75" style:family="text" style:parent-style-name="Default_20_Paragraph_20_Font"/>
    <style:style style:name="T97_76" style:family="text" style:parent-style-name="Default_20_Paragraph_20_Font"/>
    <style:style style:name="T97_77" style:family="text" style:parent-style-name="Default_20_Paragraph_20_Font"/>
    <style:style style:name="T97_78" style:family="text" style:parent-style-name="Default_20_Paragraph_20_Font"/>
    <style:style style:name="T97_79" style:family="text" style:parent-style-name="Default_20_Paragraph_20_Font"/>
    <style:style style:name="T97_80" style:family="text" style:parent-style-name="Default_20_Paragraph_20_Font"/>
    <style:style style:name="T97_81" style:family="text" style:parent-style-name="Default_20_Paragraph_20_Font"/>
    <style:style style:name="T97_82" style:family="text" style:parent-style-name="Default_20_Paragraph_20_Font"/>
    <style:style style:name="T97_83" style:family="text" style:parent-style-name="Default_20_Paragraph_20_Font"/>
    <style:style style:name="T97_84" style:family="text" style:parent-style-name="Default_20_Paragraph_20_Font"/>
    <style:style style:name="T97_85" style:family="text" style:parent-style-name="Default_20_Paragraph_20_Font"/>
    <style:style style:name="T97_86" style:family="text" style:parent-style-name="Default_20_Paragraph_20_Font"/>
    <style:style style:name="T97_87" style:family="text" style:parent-style-name="Default_20_Paragraph_20_Font"/>
    <style:style style:name="T97_88" style:family="text" style:parent-style-name="Default_20_Paragraph_20_Font"/>
    <style:style style:name="T97_89" style:family="text" style:parent-style-name="Default_20_Paragraph_20_Font"/>
    <style:style style:name="T97_90" style:family="text" style:parent-style-name="Default_20_Paragraph_20_Font"/>
    <style:style style:name="T97_91" style:family="text" style:parent-style-name="Default_20_Paragraph_20_Font"/>
    <style:style style:name="T97_92" style:family="text" style:parent-style-name="Default_20_Paragraph_20_Font"/>
    <style:style style:name="T97_93" style:family="text" style:parent-style-name="Default_20_Paragraph_20_Font"/>
    <style:style style:name="T97_94" style:family="text" style:parent-style-name="Default_20_Paragraph_20_Font"/>
    <style:style style:name="T97_95" style:family="text" style:parent-style-name="Default_20_Paragraph_20_Font"/>
    <style:style style:name="T97_96" style:family="text" style:parent-style-name="Default_20_Paragraph_20_Font"/>
    <style:style style:name="T97_97" style:family="text" style:parent-style-name="Default_20_Paragraph_20_Font"/>
    <style:style style:name="T97_98" style:family="text" style:parent-style-name="Default_20_Paragraph_20_Font"/>
    <style:style style:name="T97_99" style:family="text" style:parent-style-name="Default_20_Paragraph_20_Font"/>
    <style:style style:name="T97_100" style:family="text" style:parent-style-name="Default_20_Paragraph_20_Font"/>
    <style:style style:name="T97_101" style:family="text" style:parent-style-name="Default_20_Paragraph_20_Font"/>
    <style:style style:name="T97_102" style:family="text" style:parent-style-name="Default_20_Paragraph_20_Font"/>
    <style:style style:name="T97_103" style:family="text" style:parent-style-name="Default_20_Paragraph_20_Font"/>
    <style:style style:name="T97_104" style:family="text" style:parent-style-name="Default_20_Paragraph_20_Font"/>
    <style:style style:name="T97_105" style:family="text" style:parent-style-name="Default_20_Paragraph_20_Font"/>
    <style:style style:name="T97_106" style:family="text" style:parent-style-name="Default_20_Paragraph_20_Font"/>
    <style:style style:name="T97_107" style:family="text" style:parent-style-name="Default_20_Paragraph_20_Font"/>
    <style:style style:name="T97_108" style:family="text" style:parent-style-name="Default_20_Paragraph_20_Font"/>
    <style:style style:name="P98" style:family="paragraph" style:parent-style-name="Heading_20_5">
      <style:paragraph-properties fo:break-before="auto"/>
    </style:style>
    <style:style style:name="T98_1" style:family="text" style:parent-style-name="Default_20_Paragraph_20_Font"/>
    <style:style style:name="P99" style:family="paragraph" style:parent-style-name="Standard">
      <style:paragraph-properties fo:break-before="auto" fo:margin-top="0cm" fo:margin-bottom="0cm"/>
    </style:style>
    <style:style style:name="T99_1" style:family="text" style:parent-style-name="Default_20_Paragraph_20_Font"/>
    <style:style style:name="T99_2" style:family="text" style:parent-style-name="Default_20_Paragraph_20_Font"/>
    <style:style style:name="T99_3" style:family="text" style:parent-style-name="Default_20_Paragraph_20_Font"/>
    <style:style style:name="T99_4" style:family="text" style:parent-style-name="Default_20_Paragraph_20_Font"/>
    <style:style style:name="T99_5" style:family="text" style:parent-style-name="Default_20_Paragraph_20_Font"/>
    <style:style style:name="T99_6" style:family="text" style:parent-style-name="Default_20_Paragraph_20_Font"/>
    <style:style style:name="T99_7" style:family="text" style:parent-style-name="Default_20_Paragraph_20_Font"/>
    <style:style style:name="T99_8" style:family="text" style:parent-style-name="Default_20_Paragraph_20_Font"/>
    <style:style style:name="T99_9" style:family="text" style:parent-style-name="Default_20_Paragraph_20_Font"/>
    <style:style style:name="T99_10" style:family="text" style:parent-style-name="Default_20_Paragraph_20_Font"/>
    <style:style style:name="T99_11" style:family="text" style:parent-style-name="Default_20_Paragraph_20_Font"/>
    <style:style style:name="T99_12" style:family="text" style:parent-style-name="Default_20_Paragraph_20_Font"/>
    <style:style style:name="T99_13" style:family="text" style:parent-style-name="Default_20_Paragraph_20_Font"/>
    <style:style style:name="T99_14" style:family="text" style:parent-style-name="Default_20_Paragraph_20_Font"/>
    <style:style style:name="T99_15" style:family="text" style:parent-style-name="Default_20_Paragraph_20_Font"/>
    <style:style style:name="T99_16" style:family="text" style:parent-style-name="Default_20_Paragraph_20_Font"/>
    <style:style style:name="T99_17" style:family="text" style:parent-style-name="Default_20_Paragraph_20_Font"/>
    <style:style style:name="T99_18" style:family="text" style:parent-style-name="Default_20_Paragraph_20_Font"/>
    <style:style style:name="T99_19" style:family="text" style:parent-style-name="Default_20_Paragraph_20_Font">
      <style:text-properties fo:background-color="#ffff00"/>
    </style:style>
    <style:style style:name="T99_20" style:family="text" style:parent-style-name="Default_20_Paragraph_20_Font">
      <style:text-properties fo:background-color="#ffff00"/>
    </style:style>
    <style:style style:name="T99_21" style:family="text" style:parent-style-name="Default_20_Paragraph_20_Font">
      <style:text-properties fo:background-color="#ffff00"/>
    </style:style>
    <style:style style:name="T99_22" style:family="text" style:parent-style-name="Default_20_Paragraph_20_Font">
      <style:text-properties fo:background-color="#ffff00"/>
    </style:style>
    <style:style style:name="T99_23" style:family="text" style:parent-style-name="Default_20_Paragraph_20_Font">
      <style:text-properties fo:background-color="#ffff00"/>
    </style:style>
    <style:style style:name="T99_24" style:family="text" style:parent-style-name="Default_20_Paragraph_20_Font">
      <style:text-properties fo:background-color="#ffff00"/>
    </style:style>
    <style:style style:name="T99_25" style:family="text" style:parent-style-name="Default_20_Paragraph_20_Font">
      <style:text-properties fo:background-color="#ffff00"/>
    </style:style>
    <style:style style:name="T99_26" style:family="text" style:parent-style-name="Default_20_Paragraph_20_Font">
      <style:text-properties fo:background-color="#ffff00"/>
    </style:style>
    <style:style style:name="T99_27" style:family="text" style:parent-style-name="Default_20_Paragraph_20_Font">
      <style:text-properties fo:background-color="#ffff00"/>
    </style:style>
    <style:style style:name="T99_28" style:family="text" style:parent-style-name="Default_20_Paragraph_20_Font">
      <style:text-properties fo:background-color="#ffff00"/>
    </style:style>
    <style:style style:name="T99_29" style:family="text" style:parent-style-name="Default_20_Paragraph_20_Font">
      <style:text-properties fo:background-color="#ffff00"/>
    </style:style>
    <style:style style:name="T99_30" style:family="text" style:parent-style-name="Default_20_Paragraph_20_Font">
      <style:text-properties fo:background-color="#ffff00"/>
    </style:style>
    <style:style style:name="T99_31" style:family="text" style:parent-style-name="Default_20_Paragraph_20_Font">
      <style:text-properties fo:background-color="#ffff00"/>
    </style:style>
    <style:style style:name="T99_32" style:family="text" style:parent-style-name="Default_20_Paragraph_20_Font">
      <style:text-properties fo:background-color="#ffff00"/>
    </style:style>
    <style:style style:name="T99_33" style:family="text" style:parent-style-name="Default_20_Paragraph_20_Font">
      <style:text-properties fo:background-color="#ffff00"/>
    </style:style>
    <style:style style:name="T99_34" style:family="text" style:parent-style-name="Default_20_Paragraph_20_Font">
      <style:text-properties fo:background-color="#ffff00"/>
    </style:style>
    <style:style style:name="T99_35" style:family="text" style:parent-style-name="Default_20_Paragraph_20_Font">
      <style:text-properties fo:background-color="#ffff00"/>
    </style:style>
    <style:style style:name="T99_36" style:family="text" style:parent-style-name="Default_20_Paragraph_20_Font">
      <style:text-properties fo:background-color="#ffff00"/>
    </style:style>
    <style:style style:name="T99_37" style:family="text" style:parent-style-name="Default_20_Paragraph_20_Font">
      <style:text-properties fo:background-color="#ffff00"/>
    </style:style>
    <style:style style:name="T99_38" style:family="text" style:parent-style-name="Default_20_Paragraph_20_Font">
      <style:text-properties fo:background-color="#ffff00"/>
    </style:style>
    <style:style style:name="T99_39" style:family="text" style:parent-style-name="Default_20_Paragraph_20_Font">
      <style:text-properties fo:background-color="#ffff00"/>
    </style:style>
    <style:style style:name="T99_40" style:family="text" style:parent-style-name="Default_20_Paragraph_20_Font">
      <style:text-properties fo:background-color="#ffff00"/>
    </style:style>
    <style:style style:name="T99_41" style:family="text" style:parent-style-name="Default_20_Paragraph_20_Font">
      <style:text-properties fo:background-color="#ffff00"/>
    </style:style>
    <style:style style:name="T99_42" style:family="text" style:parent-style-name="Default_20_Paragraph_20_Font">
      <style:text-properties fo:background-color="#ffff00"/>
    </style:style>
    <style:style style:name="T99_43" style:family="text" style:parent-style-name="Default_20_Paragraph_20_Font">
      <style:text-properties fo:background-color="#ffff00"/>
    </style:style>
    <style:style style:name="T99_44" style:family="text" style:parent-style-name="Default_20_Paragraph_20_Font">
      <style:text-properties fo:background-color="#ffff00"/>
    </style:style>
    <style:style style:name="P100" style:family="paragraph" style:parent-style-name="Heading_20_4">
      <style:paragraph-properties fo:break-before="auto"/>
    </style:style>
    <style:style style:name="T100_1" style:family="text" style:parent-style-name="Default_20_Paragraph_20_Font"/>
    <style:style style:name="T100_2" style:family="text" style:parent-style-name="Default_20_Paragraph_20_Font"/>
    <style:style style:name="T100_3" style:family="text" style:parent-style-name="Default_20_Paragraph_20_Font"/>
    <style:style style:name="T100_4" style:family="text" style:parent-style-name="Default_20_Paragraph_20_Font"/>
    <style:style style:name="T100_5" style:family="text" style:parent-style-name="Default_20_Paragraph_20_Font"/>
    <style:style style:name="T100_6" style:family="text" style:parent-style-name="Default_20_Paragraph_20_Font"/>
    <style:style style:name="T100_7" style:family="text" style:parent-style-name="Default_20_Paragraph_20_Font"/>
    <style:style style:name="T100_8" style:family="text" style:parent-style-name="Default_20_Paragraph_20_Font"/>
    <style:style style:name="T100_9" style:family="text" style:parent-style-name="Default_20_Paragraph_20_Font"/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01_1" style:family="text" style:parent-style-name="Default_20_Paragraph_20_Font"/>
    <style:style style:name="T101_2" style:family="text" style:parent-style-name="Default_20_Paragraph_20_Font"/>
    <style:style style:name="T101_3" style:family="text" style:parent-style-name="Default_20_Paragraph_20_Font"/>
    <style:style style:name="T101_4" style:family="text" style:parent-style-name="Default_20_Paragraph_20_Font"/>
    <style:style style:name="T101_5" style:family="text" style:parent-style-name="Default_20_Paragraph_20_Font"/>
    <style:style style:name="T101_6" style:family="text" style:parent-style-name="Default_20_Paragraph_20_Font"/>
    <style:style style:name="T101_7" style:family="text" style:parent-style-name="Default_20_Paragraph_20_Font"/>
    <style:style style:name="T101_8" style:family="text" style:parent-style-name="Default_20_Paragraph_20_Font"/>
    <style:style style:name="T101_9" style:family="text" style:parent-style-name="Default_20_Paragraph_20_Font"/>
    <style:style style:name="T101_10" style:family="text" style:parent-style-name="Default_20_Paragraph_20_Font"/>
    <style:style style:name="T101_11" style:family="text" style:parent-style-name="Default_20_Paragraph_20_Font"/>
    <style:style style:name="T101_12" style:family="text" style:parent-style-name="Default_20_Paragraph_20_Font"/>
    <style:style style:name="T101_13" style:family="text" style:parent-style-name="Default_20_Paragraph_20_Font"/>
    <style:style style:name="T101_14" style:family="text" style:parent-style-name="Default_20_Paragraph_20_Font"/>
    <style:style style:name="T101_15" style:family="text" style:parent-style-name="Default_20_Paragraph_20_Font"/>
    <style:style style:name="T101_16" style:family="text" style:parent-style-name="Default_20_Paragraph_20_Font"/>
    <style:style style:name="T101_17" style:family="text" style:parent-style-name="Default_20_Paragraph_20_Font"/>
    <style:style style:name="T101_18" style:family="text" style:parent-style-name="Default_20_Paragraph_20_Font"/>
    <style:style style:name="T101_19" style:family="text" style:parent-style-name="Default_20_Paragraph_20_Font"/>
    <style:style style:name="T101_20" style:family="text" style:parent-style-name="Default_20_Paragraph_20_Font"/>
    <style:style style:name="T101_21" style:family="text" style:parent-style-name="Default_20_Paragraph_20_Font"/>
    <style:style style:name="T101_22" style:family="text" style:parent-style-name="Default_20_Paragraph_20_Font"/>
    <style:style style:name="T101_23" style:family="text" style:parent-style-name="Default_20_Paragraph_20_Font"/>
    <style:style style:name="T101_24" style:family="text" style:parent-style-name="Default_20_Paragraph_20_Font"/>
    <style:style style:name="T101_25" style:family="text" style:parent-style-name="Default_20_Paragraph_20_Font"/>
    <style:style style:name="T101_26" style:family="text" style:parent-style-name="Default_20_Paragraph_20_Font"/>
    <style:style style:name="T101_27" style:family="text" style:parent-style-name="Default_20_Paragraph_20_Font"/>
    <style:style style:name="T101_28" style:family="text" style:parent-style-name="Default_20_Paragraph_20_Font"/>
    <style:style style:name="T101_29" style:family="text" style:parent-style-name="Default_20_Paragraph_20_Font"/>
    <style:style style:name="T101_30" style:family="text" style:parent-style-name="Default_20_Paragraph_20_Font"/>
    <style:style style:name="T101_31" style:family="text" style:parent-style-name="Default_20_Paragraph_20_Font"/>
    <style:style style:name="T101_32" style:family="text" style:parent-style-name="Default_20_Paragraph_20_Font"/>
    <style:style style:name="T101_33" style:family="text" style:parent-style-name="Default_20_Paragraph_20_Font"/>
    <style:style style:name="T101_34" style:family="text" style:parent-style-name="Default_20_Paragraph_20_Font"/>
    <style:style style:name="T101_35" style:family="text" style:parent-style-name="Default_20_Paragraph_20_Font"/>
    <style:style style:name="T101_36" style:family="text" style:parent-style-name="Default_20_Paragraph_20_Font"/>
    <style:style style:name="T101_37" style:family="text" style:parent-style-name="Default_20_Paragraph_20_Font"/>
    <style:style style:name="T101_38" style:family="text" style:parent-style-name="Default_20_Paragraph_20_Font"/>
    <style:style style:name="T101_39" style:family="text" style:parent-style-name="Default_20_Paragraph_20_Font"/>
    <style:style style:name="T101_40" style:family="text" style:parent-style-name="Default_20_Paragraph_20_Font"/>
    <style:style style:name="T101_41" style:family="text" style:parent-style-name="Default_20_Paragraph_20_Font"/>
    <style:style style:name="T101_42" style:family="text" style:parent-style-name="Default_20_Paragraph_20_Font"/>
    <style:style style:name="T101_43" style:family="text" style:parent-style-name="Default_20_Paragraph_20_Font"/>
    <style:style style:name="T101_44" style:family="text" style:parent-style-name="Default_20_Paragraph_20_Font"/>
    <style:style style:name="T101_45" style:family="text" style:parent-style-name="Default_20_Paragraph_20_Font"/>
    <style:style style:name="T101_46" style:family="text" style:parent-style-name="Default_20_Paragraph_20_Font"/>
    <style:style style:name="T101_47" style:family="text" style:parent-style-name="Default_20_Paragraph_20_Font"/>
    <style:style style:name="T101_48" style:family="text" style:parent-style-name="Default_20_Paragraph_20_Font"/>
    <style:style style:name="T101_49" style:family="text" style:parent-style-name="Default_20_Paragraph_20_Font"/>
    <style:style style:name="T101_50" style:family="text" style:parent-style-name="Default_20_Paragraph_20_Font"/>
    <style:style style:name="T101_51" style:family="text" style:parent-style-name="Default_20_Paragraph_20_Font"/>
    <style:style style:name="T101_52" style:family="text" style:parent-style-name="Default_20_Paragraph_20_Font"/>
    <style:style style:name="T101_53" style:family="text" style:parent-style-name="Default_20_Paragraph_20_Font"/>
    <style:style style:name="T101_54" style:family="text" style:parent-style-name="Default_20_Paragraph_20_Font"/>
    <style:style style:name="T101_55" style:family="text" style:parent-style-name="Default_20_Paragraph_20_Font"/>
    <style:style style:name="T101_56" style:family="text" style:parent-style-name="Default_20_Paragraph_20_Font"/>
    <style:style style:name="T101_57" style:family="text" style:parent-style-name="Default_20_Paragraph_20_Font"/>
    <style:style style:name="T101_58" style:family="text" style:parent-style-name="Default_20_Paragraph_20_Font"/>
    <style:style style:name="T101_59" style:family="text" style:parent-style-name="Default_20_Paragraph_20_Font"/>
    <style:style style:name="T101_60" style:family="text" style:parent-style-name="Default_20_Paragraph_20_Font"/>
    <style:style style:name="T101_61" style:family="text" style:parent-style-name="Default_20_Paragraph_20_Font"/>
    <style:style style:name="T101_62" style:family="text" style:parent-style-name="Default_20_Paragraph_20_Font"/>
    <style:style style:name="T101_63" style:family="text" style:parent-style-name="Default_20_Paragraph_20_Font"/>
    <style:style style:name="T101_64" style:family="text" style:parent-style-name="Default_20_Paragraph_20_Font"/>
    <style:style style:name="T101_65" style:family="text" style:parent-style-name="Default_20_Paragraph_20_Font"/>
    <style:style style:name="T101_66" style:family="text" style:parent-style-name="Default_20_Paragraph_20_Font"/>
    <style:style style:name="T101_67" style:family="text" style:parent-style-name="Default_20_Paragraph_20_Font"/>
    <style:style style:name="T101_68" style:family="text" style:parent-style-name="Default_20_Paragraph_20_Font"/>
    <style:style style:name="T101_69" style:family="text" style:parent-style-name="Default_20_Paragraph_20_Font"/>
    <style:style style:name="T101_70" style:family="text" style:parent-style-name="Default_20_Paragraph_20_Font"/>
    <style:style style:name="T101_71" style:family="text" style:parent-style-name="Default_20_Paragraph_20_Font"/>
    <style:style style:name="T101_72" style:family="text" style:parent-style-name="Default_20_Paragraph_20_Font"/>
    <style:style style:name="T101_73" style:family="text" style:parent-style-name="Default_20_Paragraph_20_Font"/>
    <style:style style:name="T101_74" style:family="text" style:parent-style-name="Default_20_Paragraph_20_Font"/>
    <style:style style:name="T101_75" style:family="text" style:parent-style-name="Default_20_Paragraph_20_Font"/>
    <style:style style:name="T101_76" style:family="text" style:parent-style-name="Default_20_Paragraph_20_Font"/>
    <style:style style:name="T101_77" style:family="text" style:parent-style-name="Default_20_Paragraph_20_Font"/>
    <style:style style:name="T101_78" style:family="text" style:parent-style-name="Default_20_Paragraph_20_Font"/>
    <style:style style:name="T101_79" style:family="text" style:parent-style-name="Default_20_Paragraph_20_Font"/>
    <style:style style:name="T101_80" style:family="text" style:parent-style-name="Default_20_Paragraph_20_Font"/>
    <style:style style:name="T101_81" style:family="text" style:parent-style-name="Default_20_Paragraph_20_Font"/>
    <style:style style:name="T101_82" style:family="text" style:parent-style-name="Default_20_Paragraph_20_Font"/>
    <style:style style:name="T101_83" style:family="text" style:parent-style-name="Default_20_Paragraph_20_Font"/>
    <style:style style:name="T101_84" style:family="text" style:parent-style-name="Default_20_Paragraph_20_Font"/>
    <style:style style:name="T101_85" style:family="text" style:parent-style-name="Default_20_Paragraph_20_Font"/>
    <style:style style:name="T101_86" style:family="text" style:parent-style-name="Default_20_Paragraph_20_Font"/>
    <style:style style:name="T101_87" style:family="text" style:parent-style-name="Default_20_Paragraph_20_Font"/>
    <style:style style:name="T101_88" style:family="text" style:parent-style-name="Default_20_Paragraph_20_Font"/>
    <style:style style:name="T101_89" style:family="text" style:parent-style-name="Default_20_Paragraph_20_Font"/>
    <style:style style:name="T101_90" style:family="text" style:parent-style-name="Default_20_Paragraph_20_Font"/>
    <style:style style:name="T101_91" style:family="text" style:parent-style-name="Default_20_Paragraph_20_Font"/>
    <style:style style:name="T101_92" style:family="text" style:parent-style-name="Default_20_Paragraph_20_Font"/>
    <style:style style:name="T101_93" style:family="text" style:parent-style-name="Default_20_Paragraph_20_Font"/>
    <style:style style:name="T101_94" style:family="text" style:parent-style-name="Default_20_Paragraph_20_Font"/>
    <style:style style:name="T101_95" style:family="text" style:parent-style-name="Default_20_Paragraph_20_Font"/>
    <style:style style:name="T101_96" style:family="text" style:parent-style-name="Default_20_Paragraph_20_Font"/>
    <style:style style:name="T101_97" style:family="text" style:parent-style-name="Default_20_Paragraph_20_Font"/>
    <style:style style:name="T101_98" style:family="text" style:parent-style-name="Default_20_Paragraph_20_Font"/>
    <style:style style:name="T101_99" style:family="text" style:parent-style-name="Default_20_Paragraph_20_Font"/>
    <style:style style:name="T101_100" style:family="text" style:parent-style-name="Default_20_Paragraph_20_Font"/>
    <style:style style:name="T101_101" style:family="text" style:parent-style-name="Default_20_Paragraph_20_Font"/>
    <style:style style:name="T101_102" style:family="text" style:parent-style-name="Default_20_Paragraph_20_Font"/>
    <style:style style:name="T101_103" style:family="text" style:parent-style-name="Default_20_Paragraph_20_Font"/>
    <style:style style:name="T101_104" style:family="text" style:parent-style-name="Default_20_Paragraph_20_Font"/>
    <style:style style:name="T101_105" style:family="text" style:parent-style-name="Default_20_Paragraph_20_Font"/>
    <style:style style:name="T101_106" style:family="text" style:parent-style-name="Default_20_Paragraph_20_Font"/>
    <style:style style:name="T101_107" style:family="text" style:parent-style-name="Default_20_Paragraph_20_Font"/>
    <style:style style:name="T101_108" style:family="text" style:parent-style-name="Default_20_Paragraph_20_Font"/>
    <style:style style:name="T101_109" style:family="text" style:parent-style-name="Default_20_Paragraph_20_Font"/>
    <style:style style:name="T101_110" style:family="text" style:parent-style-name="Default_20_Paragraph_20_Font"/>
    <style:style style:name="T101_111" style:family="text" style:parent-style-name="Default_20_Paragraph_20_Font"/>
    <style:style style:name="T101_112" style:family="text" style:parent-style-name="Default_20_Paragraph_20_Font"/>
    <style:style style:name="T101_113" style:family="text" style:parent-style-name="Default_20_Paragraph_20_Font"/>
    <style:style style:name="T101_114" style:family="text" style:parent-style-name="Default_20_Paragraph_20_Font"/>
    <style:style style:name="T101_115" style:family="text" style:parent-style-name="Default_20_Paragraph_20_Font"/>
    <style:style style:name="T101_116" style:family="text" style:parent-style-name="Default_20_Paragraph_20_Font"/>
    <style:style style:name="P102" style:family="paragraph" style:parent-style-name="Heading_20_4">
      <style:paragraph-properties fo:break-before="auto"/>
    </style:style>
    <style:style style:name="T102_1" style:family="text" style:parent-style-name="Default_20_Paragraph_20_Font"/>
    <style:style style:name="T102_2" style:family="text" style:parent-style-name="Default_20_Paragraph_20_Font"/>
    <style:style style:name="T102_3" style:family="text" style:parent-style-name="Default_20_Paragraph_20_Font"/>
    <style:style style:name="P103" style:family="paragraph" style:parent-style-name="Heading_20_5">
      <style:paragraph-properties fo:break-before="auto"/>
    </style:style>
    <style:style style:name="T103_1" style:family="text" style:parent-style-name="Default_20_Paragraph_20_Font"/>
    <style:style style:name="T103_2" style:family="text" style:parent-style-name="Default_20_Paragraph_20_Font"/>
    <style:style style:name="T103_3" style:family="text" style:parent-style-name="Default_20_Paragraph_20_Font"/>
    <style:style style:name="T103_4" style:family="text" style:parent-style-name="Default_20_Paragraph_20_Font"/>
    <style:style style:name="T103_5" style:family="text" style:parent-style-name="Default_20_Paragraph_20_Font"/>
    <style:style style:name="T103_6" style:family="text" style:parent-style-name="Default_20_Paragraph_20_Font"/>
    <style:style style:name="T103_7" style:family="text" style:parent-style-name="Default_20_Paragraph_20_Font"/>
    <style:style style:name="T103_8" style:family="text" style:parent-style-name="Default_20_Paragraph_20_Font"/>
    <style:style style:name="T103_9" style:family="text" style:parent-style-name="Default_20_Paragraph_20_Font"/>
    <style:style style:name="T103_10" style:family="text" style:parent-style-name="Default_20_Paragraph_20_Font"/>
    <style:style style:name="T103_11" style:family="text" style:parent-style-name="Default_20_Paragraph_20_Font"/>
    <style:style style:name="P104" style:family="paragraph" style:parent-style-name="Standard">
      <style:paragraph-properties fo:break-before="auto"/>
    </style:style>
    <style:style style:name="T104_1" style:family="text" style:parent-style-name="Default_20_Paragraph_20_Font"/>
    <style:style style:name="T104_2" style:family="text" style:parent-style-name="Default_20_Paragraph_20_Font"/>
    <style:style style:name="T104_3" style:family="text" style:parent-style-name="Default_20_Paragraph_20_Font"/>
    <style:style style:name="T104_4" style:family="text" style:parent-style-name="Default_20_Paragraph_20_Font"/>
    <style:style style:name="T104_5" style:family="text" style:parent-style-name="Default_20_Paragraph_20_Font"/>
    <style:style style:name="T104_6" style:family="text" style:parent-style-name="Default_20_Paragraph_20_Font"/>
    <style:style style:name="T104_7" style:family="text" style:parent-style-name="Default_20_Paragraph_20_Font"/>
    <style:style style:name="T104_8" style:family="text" style:parent-style-name="Default_20_Paragraph_20_Font"/>
    <style:style style:name="T104_9" style:family="text" style:parent-style-name="Default_20_Paragraph_20_Font"/>
    <style:style style:name="T104_10" style:family="text" style:parent-style-name="Default_20_Paragraph_20_Font"/>
    <style:style style:name="T104_11" style:family="text" style:parent-style-name="Default_20_Paragraph_20_Font"/>
    <style:style style:name="T104_12" style:family="text" style:parent-style-name="Default_20_Paragraph_20_Font"/>
    <style:style style:name="T104_13" style:family="text" style:parent-style-name="Default_20_Paragraph_20_Font"/>
    <style:style style:name="T104_14" style:family="text" style:parent-style-name="Default_20_Paragraph_20_Font"/>
    <style:style style:name="T104_15" style:family="text" style:parent-style-name="Default_20_Paragraph_20_Font"/>
    <style:style style:name="T104_16" style:family="text" style:parent-style-name="Default_20_Paragraph_20_Font"/>
    <style:style style:name="T104_17" style:family="text" style:parent-style-name="Default_20_Paragraph_20_Font"/>
    <style:style style:name="T104_18" style:family="text" style:parent-style-name="Default_20_Paragraph_20_Font"/>
    <style:style style:name="T104_19" style:family="text" style:parent-style-name="Default_20_Paragraph_20_Font"/>
    <style:style style:name="T104_20" style:family="text" style:parent-style-name="Default_20_Paragraph_20_Font"/>
    <style:style style:name="T104_21" style:family="text" style:parent-style-name="Default_20_Paragraph_20_Font"/>
    <style:style style:name="T104_22" style:family="text" style:parent-style-name="Default_20_Paragraph_20_Font"/>
    <style:style style:name="T104_23" style:family="text" style:parent-style-name="Default_20_Paragraph_20_Font"/>
    <style:style style:name="T104_24" style:family="text" style:parent-style-name="Default_20_Paragraph_20_Font"/>
    <style:style style:name="T104_25" style:family="text" style:parent-style-name="Default_20_Paragraph_20_Font"/>
    <style:style style:name="T104_26" style:family="text" style:parent-style-name="Default_20_Paragraph_20_Font"/>
    <style:style style:name="T104_27" style:family="text" style:parent-style-name="Default_20_Paragraph_20_Font"/>
    <style:style style:name="T104_28" style:family="text" style:parent-style-name="Default_20_Paragraph_20_Font"/>
    <style:style style:name="T104_29" style:family="text" style:parent-style-name="Default_20_Paragraph_20_Font"/>
    <style:style style:name="T104_30" style:family="text" style:parent-style-name="Default_20_Paragraph_20_Font"/>
    <style:style style:name="T104_31" style:family="text" style:parent-style-name="Default_20_Paragraph_20_Font"/>
    <style:style style:name="T104_32" style:family="text" style:parent-style-name="Default_20_Paragraph_20_Font"/>
    <style:style style:name="T104_33" style:family="text" style:parent-style-name="Default_20_Paragraph_20_Font"/>
    <style:style style:name="T104_34" style:family="text" style:parent-style-name="Default_20_Paragraph_20_Font"/>
    <style:style style:name="T104_35" style:family="text" style:parent-style-name="Default_20_Paragraph_20_Font"/>
    <style:style style:name="T104_36" style:family="text" style:parent-style-name="Default_20_Paragraph_20_Font"/>
    <style:style style:name="T104_37" style:family="text" style:parent-style-name="Default_20_Paragraph_20_Font"/>
    <style:style style:name="T104_38" style:family="text" style:parent-style-name="Default_20_Paragraph_20_Font"/>
    <style:style style:name="T104_39" style:family="text" style:parent-style-name="Default_20_Paragraph_20_Font"/>
    <style:style style:name="T104_40" style:family="text" style:parent-style-name="Default_20_Paragraph_20_Font"/>
    <style:style style:name="T104_41" style:family="text" style:parent-style-name="Default_20_Paragraph_20_Font"/>
    <style:style style:name="T104_42" style:family="text" style:parent-style-name="Default_20_Paragraph_20_Font"/>
    <style:style style:name="T104_43" style:family="text" style:parent-style-name="Default_20_Paragraph_20_Font"/>
    <style:style style:name="T104_44" style:family="text" style:parent-style-name="Default_20_Paragraph_20_Font"/>
    <style:style style:name="T104_45" style:family="text" style:parent-style-name="Default_20_Paragraph_20_Font"/>
    <style:style style:name="T104_46" style:family="text" style:parent-style-name="Default_20_Paragraph_20_Font"/>
    <style:style style:name="T104_47" style:family="text" style:parent-style-name="Default_20_Paragraph_20_Font"/>
    <style:style style:name="T104_48" style:family="text" style:parent-style-name="Default_20_Paragraph_20_Font"/>
    <style:style style:name="T104_49" style:family="text" style:parent-style-name="Default_20_Paragraph_20_Font"/>
    <style:style style:name="T104_50" style:family="text" style:parent-style-name="Default_20_Paragraph_20_Font"/>
    <style:style style:name="T104_51" style:family="text" style:parent-style-name="Default_20_Paragraph_20_Font"/>
    <style:style style:name="T104_52" style:family="text" style:parent-style-name="Default_20_Paragraph_20_Font"/>
    <style:style style:name="T104_53" style:family="text" style:parent-style-name="Default_20_Paragraph_20_Font"/>
    <style:style style:name="T104_54" style:family="text" style:parent-style-name="Default_20_Paragraph_20_Font"/>
    <style:style style:name="T104_55" style:family="text" style:parent-style-name="Default_20_Paragraph_20_Font"/>
    <style:style style:name="T104_56" style:family="text" style:parent-style-name="Default_20_Paragraph_20_Font"/>
    <style:style style:name="T104_57" style:family="text" style:parent-style-name="Default_20_Paragraph_20_Font"/>
    <style:style style:name="T104_58" style:family="text" style:parent-style-name="Default_20_Paragraph_20_Font"/>
    <style:style style:name="T104_59" style:family="text" style:parent-style-name="Default_20_Paragraph_20_Font"/>
    <style:style style:name="T104_60" style:family="text" style:parent-style-name="Default_20_Paragraph_20_Font"/>
    <style:style style:name="T104_61" style:family="text" style:parent-style-name="Default_20_Paragraph_20_Font"/>
    <style:style style:name="T104_62" style:family="text" style:parent-style-name="Default_20_Paragraph_20_Font"/>
    <style:style style:name="T104_63" style:family="text" style:parent-style-name="Default_20_Paragraph_20_Font"/>
    <style:style style:name="T104_64" style:family="text" style:parent-style-name="Default_20_Paragraph_20_Font"/>
    <style:style style:name="P105" style:family="paragraph" style:parent-style-name="Heading_20_4">
      <style:paragraph-properties fo:break-before="auto"/>
    </style:style>
    <style:style style:name="T105_1" style:family="text" style:parent-style-name="Default_20_Paragraph_20_Font"/>
    <style:style style:name="T105_2" style:family="text" style:parent-style-name="Default_20_Paragraph_20_Font"/>
    <style:style style:name="T105_3" style:family="text" style:parent-style-name="Default_20_Paragraph_20_Font"/>
    <style:style style:name="P106" style:family="paragraph" style:parent-style-name="Heading_20_5">
      <style:paragraph-properties fo:break-before="auto"/>
    </style:style>
    <style:style style:name="T106_1" style:family="text" style:parent-style-name="Default_20_Paragraph_20_Font"/>
    <style:style style:name="T106_2" style:family="text" style:parent-style-name="Default_20_Paragraph_20_Font"/>
    <style:style style:name="T106_3" style:family="text" style:parent-style-name="Default_20_Paragraph_20_Font"/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07_1" style:family="text" style:parent-style-name="Default_20_Paragraph_20_Font"/>
    <style:style style:name="T107_2" style:family="text" style:parent-style-name="Default_20_Paragraph_20_Font"/>
    <style:style style:name="T107_3" style:family="text" style:parent-style-name="Default_20_Paragraph_20_Font"/>
    <style:style style:name="T107_4" style:family="text" style:parent-style-name="Default_20_Paragraph_20_Font"/>
    <style:style style:name="T107_5" style:family="text" style:parent-style-name="Default_20_Paragraph_20_Font"/>
    <style:style style:name="T107_6" style:family="text" style:parent-style-name="Default_20_Paragraph_20_Font"/>
    <style:style style:name="T107_7" style:family="text" style:parent-style-name="Default_20_Paragraph_20_Font"/>
    <style:style style:name="T107_8" style:family="text" style:parent-style-name="Default_20_Paragraph_20_Font"/>
    <style:style style:name="T107_9" style:family="text" style:parent-style-name="Default_20_Paragraph_20_Font"/>
    <style:style style:name="T107_10" style:family="text" style:parent-style-name="Default_20_Paragraph_20_Font"/>
    <style:style style:name="T107_11" style:family="text" style:parent-style-name="Default_20_Paragraph_20_Font"/>
    <style:style style:name="T107_12" style:family="text" style:parent-style-name="Default_20_Paragraph_20_Font"/>
    <style:style style:name="T107_13" style:family="text" style:parent-style-name="Default_20_Paragraph_20_Font"/>
    <style:style style:name="T107_14" style:family="text" style:parent-style-name="Default_20_Paragraph_20_Font"/>
    <style:style style:name="T107_15" style:family="text" style:parent-style-name="Default_20_Paragraph_20_Font"/>
    <style:style style:name="T107_16" style:family="text" style:parent-style-name="Default_20_Paragraph_20_Font"/>
    <style:style style:name="T107_17" style:family="text" style:parent-style-name="Default_20_Paragraph_20_Font"/>
    <style:style style:name="T107_18" style:family="text" style:parent-style-name="Default_20_Paragraph_20_Font"/>
    <style:style style:name="T107_19" style:family="text" style:parent-style-name="Default_20_Paragraph_20_Font"/>
    <style:style style:name="T107_20" style:family="text" style:parent-style-name="Default_20_Paragraph_20_Font"/>
    <style:style style:name="T107_21" style:family="text" style:parent-style-name="Default_20_Paragraph_20_Font"/>
    <style:style style:name="T107_22" style:family="text" style:parent-style-name="Default_20_Paragraph_20_Font"/>
    <style:style style:name="T107_23" style:family="text" style:parent-style-name="Default_20_Paragraph_20_Font"/>
    <style:style style:name="T107_24" style:family="text" style:parent-style-name="Default_20_Paragraph_20_Font"/>
    <style:style style:name="T107_25" style:family="text" style:parent-style-name="Default_20_Paragraph_20_Font"/>
    <style:style style:name="T107_26" style:family="text" style:parent-style-name="Default_20_Paragraph_20_Font"/>
    <style:style style:name="T107_27" style:family="text" style:parent-style-name="Default_20_Paragraph_20_Font"/>
    <style:style style:name="T107_28" style:family="text" style:parent-style-name="Default_20_Paragraph_20_Font"/>
    <style:style style:name="T107_29" style:family="text" style:parent-style-name="Default_20_Paragraph_20_Font"/>
    <style:style style:name="T107_30" style:family="text" style:parent-style-name="Default_20_Paragraph_20_Font"/>
    <style:style style:name="T107_31" style:family="text" style:parent-style-name="Default_20_Paragraph_20_Font"/>
    <style:style style:name="T107_32" style:family="text" style:parent-style-name="Default_20_Paragraph_20_Font"/>
    <style:style style:name="T107_33" style:family="text" style:parent-style-name="Default_20_Paragraph_20_Font"/>
    <style:style style:name="T107_34" style:family="text" style:parent-style-name="Default_20_Paragraph_20_Font"/>
    <style:style style:name="T107_35" style:family="text" style:parent-style-name="Default_20_Paragraph_20_Font"/>
    <style:style style:name="T107_36" style:family="text" style:parent-style-name="Default_20_Paragraph_20_Font"/>
    <style:style style:name="T107_37" style:family="text" style:parent-style-name="Default_20_Paragraph_20_Font"/>
    <style:style style:name="T107_38" style:family="text" style:parent-style-name="Default_20_Paragraph_20_Font"/>
    <style:style style:name="T107_39" style:family="text" style:parent-style-name="Default_20_Paragraph_20_Font"/>
    <style:style style:name="T107_40" style:family="text" style:parent-style-name="Default_20_Paragraph_20_Font"/>
    <style:style style:name="T107_41" style:family="text" style:parent-style-name="Default_20_Paragraph_20_Font"/>
    <style:style style:name="T107_42" style:family="text" style:parent-style-name="Default_20_Paragraph_20_Font"/>
    <style:style style:name="T107_43" style:family="text" style:parent-style-name="Default_20_Paragraph_20_Font"/>
    <style:style style:name="T107_44" style:family="text" style:parent-style-name="Default_20_Paragraph_20_Font"/>
    <style:style style:name="T107_45" style:family="text" style:parent-style-name="Default_20_Paragraph_20_Font"/>
    <style:style style:name="T107_46" style:family="text" style:parent-style-name="Default_20_Paragraph_20_Font"/>
    <style:style style:name="T107_47" style:family="text" style:parent-style-name="Default_20_Paragraph_20_Font"/>
    <style:style style:name="T107_48" style:family="text" style:parent-style-name="Default_20_Paragraph_20_Font"/>
    <style:style style:name="T107_49" style:family="text" style:parent-style-name="Default_20_Paragraph_20_Font"/>
    <style:style style:name="T107_50" style:family="text" style:parent-style-name="Default_20_Paragraph_20_Font"/>
    <style:style style:name="T107_51" style:family="text" style:parent-style-name="Default_20_Paragraph_20_Font"/>
    <style:style style:name="T107_52" style:family="text" style:parent-style-name="Default_20_Paragraph_20_Font"/>
    <style:style style:name="T107_53" style:family="text" style:parent-style-name="Default_20_Paragraph_20_Font"/>
    <style:style style:name="T107_54" style:family="text" style:parent-style-name="Default_20_Paragraph_20_Font"/>
    <style:style style:name="T107_55" style:family="text" style:parent-style-name="Default_20_Paragraph_20_Font"/>
    <style:style style:name="T107_56" style:family="text" style:parent-style-name="Default_20_Paragraph_20_Font"/>
    <style:style style:name="T107_57" style:family="text" style:parent-style-name="Default_20_Paragraph_20_Font"/>
    <style:style style:name="T107_58" style:family="text" style:parent-style-name="Default_20_Paragraph_20_Font"/>
    <style:style style:name="T107_59" style:family="text" style:parent-style-name="Default_20_Paragraph_20_Font"/>
    <style:style style:name="T107_60" style:family="text" style:parent-style-name="Default_20_Paragraph_20_Font"/>
    <style:style style:name="T107_61" style:family="text" style:parent-style-name="Default_20_Paragraph_20_Font"/>
    <style:style style:name="T107_62" style:family="text" style:parent-style-name="Default_20_Paragraph_20_Font"/>
    <style:style style:name="T107_63" style:family="text" style:parent-style-name="Default_20_Paragraph_20_Font"/>
    <style:style style:name="T107_64" style:family="text" style:parent-style-name="Default_20_Paragraph_20_Font"/>
    <style:style style:name="T107_65" style:family="text" style:parent-style-name="Default_20_Paragraph_20_Font"/>
    <style:style style:name="T107_66" style:family="text" style:parent-style-name="Default_20_Paragraph_20_Font"/>
    <style:style style:name="T107_67" style:family="text" style:parent-style-name="Default_20_Paragraph_20_Font"/>
    <style:style style:name="T107_68" style:family="text" style:parent-style-name="Default_20_Paragraph_20_Font"/>
    <style:style style:name="T107_69" style:family="text" style:parent-style-name="Default_20_Paragraph_20_Font"/>
    <style:style style:name="T107_70" style:family="text" style:parent-style-name="Default_20_Paragraph_20_Font"/>
    <style:style style:name="T107_71" style:family="text" style:parent-style-name="Default_20_Paragraph_20_Font"/>
    <style:style style:name="T107_72" style:family="text" style:parent-style-name="Default_20_Paragraph_20_Font"/>
    <style:style style:name="P108" style:family="paragraph" style:parent-style-name="Heading_20_5">
      <style:paragraph-properties fo:break-before="auto"/>
    </style:style>
    <style:style style:name="T108_1" style:family="text" style:parent-style-name="Default_20_Paragraph_20_Font"/>
    <style:style style:name="T108_2" style:family="text" style:parent-style-name="Default_20_Paragraph_20_Font"/>
    <style:style style:name="T108_3" style:family="text" style:parent-style-name="Default_20_Paragraph_20_Font"/>
    <style:style style:name="T108_4" style:family="text" style:parent-style-name="Default_20_Paragraph_20_Font"/>
    <style:style style:name="T108_5" style:family="text" style:parent-style-name="Default_20_Paragraph_20_Font"/>
    <style:style style:name="T108_6" style:family="text" style:parent-style-name="Default_20_Paragraph_20_Font"/>
    <style:style style:name="T108_7" style:family="text" style:parent-style-name="Default_20_Paragraph_20_Font"/>
    <style:style style:name="T108_8" style:family="text" style:parent-style-name="Default_20_Paragraph_20_Font"/>
    <style:style style:name="T108_9" style:family="text" style:parent-style-name="Default_20_Paragraph_20_Font"/>
    <style:style style:name="T108_10" style:family="text" style:parent-style-name="Default_20_Paragraph_20_Font"/>
    <style:style style:name="T108_11" style:family="text" style:parent-style-name="Default_20_Paragraph_20_Font"/>
    <style:style style:name="P109" style:family="paragraph" style:parent-style-name="Standard">
      <style:paragraph-properties fo:break-before="auto" fo:margin-top="0cm" fo:margin-bottom="0cm"/>
    </style:style>
    <style:style style:name="T109_1" style:family="text" style:parent-style-name="Default_20_Paragraph_20_Font"/>
    <style:style style:name="T109_2" style:family="text" style:parent-style-name="Default_20_Paragraph_20_Font"/>
    <style:style style:name="T109_3" style:family="text" style:parent-style-name="Default_20_Paragraph_20_Font"/>
    <style:style style:name="T109_4" style:family="text" style:parent-style-name="Default_20_Paragraph_20_Font"/>
    <style:style style:name="T109_5" style:family="text" style:parent-style-name="Default_20_Paragraph_20_Font"/>
    <style:style style:name="T109_6" style:family="text" style:parent-style-name="Default_20_Paragraph_20_Font"/>
    <style:style style:name="T109_7" style:family="text" style:parent-style-name="Default_20_Paragraph_20_Font"/>
    <style:style style:name="T109_8" style:family="text" style:parent-style-name="Default_20_Paragraph_20_Font"/>
    <style:style style:name="T109_9" style:family="text" style:parent-style-name="Default_20_Paragraph_20_Font"/>
    <style:style style:name="T109_10" style:family="text" style:parent-style-name="Default_20_Paragraph_20_Font"/>
    <style:style style:name="T109_11" style:family="text" style:parent-style-name="Default_20_Paragraph_20_Font"/>
    <style:style style:name="T109_12" style:family="text" style:parent-style-name="Default_20_Paragraph_20_Font"/>
    <style:style style:name="T109_13" style:family="text" style:parent-style-name="Default_20_Paragraph_20_Font"/>
    <style:style style:name="T109_14" style:family="text" style:parent-style-name="Default_20_Paragraph_20_Font"/>
    <style:style style:name="T109_15" style:family="text" style:parent-style-name="Default_20_Paragraph_20_Font"/>
    <style:style style:name="T109_16" style:family="text" style:parent-style-name="Default_20_Paragraph_20_Font"/>
    <style:style style:name="T109_17" style:family="text" style:parent-style-name="Default_20_Paragraph_20_Font"/>
    <style:style style:name="T109_18" style:family="text" style:parent-style-name="Default_20_Paragraph_20_Font"/>
    <style:style style:name="T109_19" style:family="text" style:parent-style-name="Default_20_Paragraph_20_Font"/>
    <style:style style:name="T109_20" style:family="text" style:parent-style-name="Default_20_Paragraph_20_Font"/>
    <style:style style:name="T109_21" style:family="text" style:parent-style-name="Default_20_Paragraph_20_Font"/>
    <style:style style:name="T109_22" style:family="text" style:parent-style-name="Default_20_Paragraph_20_Font"/>
    <style:style style:name="T109_23" style:family="text" style:parent-style-name="Default_20_Paragraph_20_Font"/>
    <style:style style:name="T109_24" style:family="text" style:parent-style-name="Default_20_Paragraph_20_Font"/>
    <style:style style:name="T109_25" style:family="text" style:parent-style-name="Default_20_Paragraph_20_Font"/>
    <style:style style:name="T109_26" style:family="text" style:parent-style-name="Default_20_Paragraph_20_Font"/>
    <style:style style:name="T109_27" style:family="text" style:parent-style-name="Default_20_Paragraph_20_Font"/>
    <style:style style:name="T109_28" style:family="text" style:parent-style-name="Default_20_Paragraph_20_Font"/>
    <style:style style:name="T109_29" style:family="text" style:parent-style-name="Default_20_Paragraph_20_Font"/>
    <style:style style:name="T109_30" style:family="text" style:parent-style-name="Default_20_Paragraph_20_Font"/>
    <style:style style:name="T109_31" style:family="text" style:parent-style-name="Default_20_Paragraph_20_Font"/>
    <style:style style:name="T109_32" style:family="text" style:parent-style-name="Default_20_Paragraph_20_Font"/>
    <style:style style:name="T109_33" style:family="text" style:parent-style-name="Default_20_Paragraph_20_Font"/>
    <style:style style:name="T109_34" style:family="text" style:parent-style-name="Default_20_Paragraph_20_Font"/>
    <style:style style:name="T109_35" style:family="text" style:parent-style-name="Default_20_Paragraph_20_Font"/>
    <style:style style:name="T109_36" style:family="text" style:parent-style-name="Default_20_Paragraph_20_Font"/>
    <style:style style:name="T109_37" style:family="text" style:parent-style-name="Default_20_Paragraph_20_Font"/>
    <style:style style:name="T109_38" style:family="text" style:parent-style-name="Default_20_Paragraph_20_Font"/>
    <style:style style:name="T109_39" style:family="text" style:parent-style-name="Default_20_Paragraph_20_Font"/>
    <style:style style:name="T109_40" style:family="text" style:parent-style-name="Default_20_Paragraph_20_Font"/>
    <style:style style:name="T109_41" style:family="text" style:parent-style-name="Default_20_Paragraph_20_Font"/>
    <style:style style:name="T109_42" style:family="text" style:parent-style-name="Default_20_Paragraph_20_Font"/>
    <style:style style:name="T109_43" style:family="text" style:parent-style-name="Default_20_Paragraph_20_Font"/>
    <style:style style:name="T109_44" style:family="text" style:parent-style-name="Default_20_Paragraph_20_Font"/>
    <style:style style:name="T109_45" style:family="text" style:parent-style-name="Default_20_Paragraph_20_Font"/>
    <style:style style:name="T109_46" style:family="text" style:parent-style-name="Default_20_Paragraph_20_Font"/>
    <style:style style:name="T109_47" style:family="text" style:parent-style-name="Default_20_Paragraph_20_Font"/>
    <style:style style:name="T109_48" style:family="text" style:parent-style-name="Default_20_Paragraph_20_Font"/>
    <style:style style:name="T109_49" style:family="text" style:parent-style-name="Default_20_Paragraph_20_Font"/>
    <style:style style:name="T109_50" style:family="text" style:parent-style-name="Default_20_Paragraph_20_Font"/>
    <style:style style:name="T109_51" style:family="text" style:parent-style-name="Default_20_Paragraph_20_Font"/>
    <style:style style:name="T109_52" style:family="text" style:parent-style-name="Default_20_Paragraph_20_Font"/>
    <style:style style:name="T109_53" style:family="text" style:parent-style-name="Default_20_Paragraph_20_Font"/>
    <style:style style:name="T109_54" style:family="text" style:parent-style-name="Default_20_Paragraph_20_Font"/>
    <style:style style:name="T109_55" style:family="text" style:parent-style-name="Default_20_Paragraph_20_Font"/>
    <style:style style:name="T109_56" style:family="text" style:parent-style-name="Default_20_Paragraph_20_Font"/>
    <style:style style:name="T109_57" style:family="text" style:parent-style-name="Default_20_Paragraph_20_Font"/>
    <style:style style:name="T109_58" style:family="text" style:parent-style-name="Default_20_Paragraph_20_Font"/>
    <style:style style:name="T109_59" style:family="text" style:parent-style-name="Default_20_Paragraph_20_Font"/>
    <style:style style:name="T109_60" style:family="text" style:parent-style-name="Default_20_Paragraph_20_Font"/>
    <style:style style:name="T109_61" style:family="text" style:parent-style-name="Default_20_Paragraph_20_Font"/>
    <style:style style:name="T109_62" style:family="text" style:parent-style-name="Default_20_Paragraph_20_Font"/>
    <style:style style:name="T109_63" style:family="text" style:parent-style-name="Default_20_Paragraph_20_Font"/>
    <style:style style:name="T109_64" style:family="text" style:parent-style-name="Default_20_Paragraph_20_Font"/>
    <style:style style:name="T109_65" style:family="text" style:parent-style-name="Default_20_Paragraph_20_Font"/>
    <style:style style:name="T109_66" style:family="text" style:parent-style-name="Default_20_Paragraph_20_Font"/>
    <style:style style:name="T109_67" style:family="text" style:parent-style-name="Default_20_Paragraph_20_Font"/>
    <style:style style:name="T109_68" style:family="text" style:parent-style-name="Default_20_Paragraph_20_Font"/>
    <style:style style:name="T109_69" style:family="text" style:parent-style-name="Default_20_Paragraph_20_Font"/>
    <style:style style:name="T109_70" style:family="text" style:parent-style-name="Default_20_Paragraph_20_Font"/>
    <style:style style:name="T109_71" style:family="text" style:parent-style-name="Default_20_Paragraph_20_Font"/>
    <style:style style:name="T109_72" style:family="text" style:parent-style-name="Default_20_Paragraph_20_Font"/>
    <style:style style:name="T109_73" style:family="text" style:parent-style-name="Default_20_Paragraph_20_Font"/>
    <style:style style:name="T109_74" style:family="text" style:parent-style-name="Default_20_Paragraph_20_Font"/>
    <style:style style:name="T109_75" style:family="text" style:parent-style-name="Default_20_Paragraph_20_Font"/>
    <style:style style:name="T109_76" style:family="text" style:parent-style-name="Default_20_Paragraph_20_Font"/>
    <style:style style:name="T109_77" style:family="text" style:parent-style-name="Default_20_Paragraph_20_Font"/>
    <style:style style:name="T109_78" style:family="text" style:parent-style-name="Default_20_Paragraph_20_Font"/>
    <style:style style:name="T109_79" style:family="text" style:parent-style-name="Default_20_Paragraph_20_Font"/>
    <style:style style:name="T109_80" style:family="text" style:parent-style-name="Default_20_Paragraph_20_Font"/>
    <style:style style:name="T109_81" style:family="text" style:parent-style-name="Default_20_Paragraph_20_Font"/>
    <style:style style:name="T109_82" style:family="text" style:parent-style-name="Default_20_Paragraph_20_Font"/>
    <style:style style:name="T109_83" style:family="text" style:parent-style-name="Default_20_Paragraph_20_Font"/>
    <style:style style:name="T109_84" style:family="text" style:parent-style-name="Default_20_Paragraph_20_Font"/>
    <style:style style:name="T109_85" style:family="text" style:parent-style-name="Default_20_Paragraph_20_Font"/>
    <style:style style:name="T109_86" style:family="text" style:parent-style-name="Default_20_Paragraph_20_Font"/>
    <style:style style:name="T109_87" style:family="text" style:parent-style-name="Default_20_Paragraph_20_Font"/>
    <style:style style:name="T109_88" style:family="text" style:parent-style-name="Default_20_Paragraph_20_Font"/>
    <style:style style:name="T109_89" style:family="text" style:parent-style-name="Default_20_Paragraph_20_Font"/>
    <style:style style:name="T109_90" style:family="text" style:parent-style-name="Default_20_Paragraph_20_Font"/>
    <style:style style:name="T109_91" style:family="text" style:parent-style-name="Default_20_Paragraph_20_Font"/>
    <style:style style:name="T109_92" style:family="text" style:parent-style-name="Default_20_Paragraph_20_Font"/>
    <style:style style:name="T109_93" style:family="text" style:parent-style-name="Default_20_Paragraph_20_Font"/>
    <style:style style:name="T109_94" style:family="text" style:parent-style-name="Default_20_Paragraph_20_Font"/>
    <style:style style:name="T109_95" style:family="text" style:parent-style-name="Default_20_Paragraph_20_Font"/>
    <style:style style:name="T109_96" style:family="text" style:parent-style-name="Default_20_Paragraph_20_Font"/>
    <style:style style:name="T109_97" style:family="text" style:parent-style-name="Default_20_Paragraph_20_Font"/>
    <style:style style:name="T109_98" style:family="text" style:parent-style-name="Default_20_Paragraph_20_Font"/>
    <style:style style:name="P110" style:family="paragraph" style:parent-style-name="Heading_20_2">
      <style:paragraph-properties fo:break-before="auto"/>
    </style:style>
    <style:style style:name="T110_1" style:family="text" style:parent-style-name="Default_20_Paragraph_20_Font"/>
    <style:style style:name="T110_2" style:family="text" style:parent-style-name="Default_20_Paragraph_20_Font"/>
    <style:style style:name="T110_3" style:family="text" style:parent-style-name="Default_20_Paragraph_20_Font"/>
    <style:style style:name="P111" style:family="paragraph" style:parent-style-name="Standard">
      <style:paragraph-properties fo:break-before="auto"/>
    </style:style>
    <style:style style:name="T111_1" style:family="text" style:parent-style-name="Default_20_Paragraph_20_Font"/>
    <style:style style:name="T111_2" style:family="text" style:parent-style-name="Default_20_Paragraph_20_Font"/>
    <style:style style:name="T111_3" style:family="text" style:parent-style-name="Default_20_Paragraph_20_Font"/>
    <style:style style:name="T111_4" style:family="text" style:parent-style-name="Default_20_Paragraph_20_Font"/>
    <style:style style:name="T111_5" style:family="text" style:parent-style-name="Default_20_Paragraph_20_Font"/>
    <style:style style:name="T111_6" style:family="text" style:parent-style-name="Default_20_Paragraph_20_Font"/>
    <style:style style:name="T111_7" style:family="text" style:parent-style-name="Default_20_Paragraph_20_Font"/>
    <style:style style:name="T111_8" style:family="text" style:parent-style-name="Default_20_Paragraph_20_Font"/>
    <style:style style:name="T111_9" style:family="text" style:parent-style-name="Default_20_Paragraph_20_Font"/>
    <style:style style:name="T111_10" style:family="text" style:parent-style-name="Default_20_Paragraph_20_Font"/>
    <style:style style:name="T111_11" style:family="text" style:parent-style-name="Default_20_Paragraph_20_Font"/>
    <style:style style:name="T111_12" style:family="text" style:parent-style-name="Default_20_Paragraph_20_Font"/>
    <style:style style:name="T111_13" style:family="text" style:parent-style-name="Default_20_Paragraph_20_Font"/>
    <style:style style:name="T111_14" style:family="text" style:parent-style-name="Default_20_Paragraph_20_Font"/>
    <style:style style:name="T111_15" style:family="text" style:parent-style-name="Default_20_Paragraph_20_Font"/>
    <style:style style:name="T111_16" style:family="text" style:parent-style-name="Default_20_Paragraph_20_Font"/>
    <style:style style:name="T111_17" style:family="text" style:parent-style-name="Default_20_Paragraph_20_Font"/>
    <style:style style:name="T111_18" style:family="text" style:parent-style-name="Default_20_Paragraph_20_Font"/>
    <style:style style:name="T111_19" style:family="text" style:parent-style-name="Default_20_Paragraph_20_Font"/>
    <style:style style:name="T111_20" style:family="text" style:parent-style-name="Default_20_Paragraph_20_Font"/>
    <style:style style:name="T111_21" style:family="text" style:parent-style-name="Default_20_Paragraph_20_Font"/>
    <style:style style:name="T111_22" style:family="text" style:parent-style-name="Default_20_Paragraph_20_Font"/>
    <style:style style:name="T111_23" style:family="text" style:parent-style-name="Default_20_Paragraph_20_Font"/>
    <style:style style:name="T111_24" style:family="text" style:parent-style-name="Default_20_Paragraph_20_Font"/>
    <style:style style:name="T111_25" style:family="text" style:parent-style-name="Default_20_Paragraph_20_Font"/>
    <style:style style:name="T111_26" style:family="text" style:parent-style-name="Default_20_Paragraph_20_Font"/>
    <style:style style:name="T111_27" style:family="text" style:parent-style-name="Default_20_Paragraph_20_Font"/>
    <style:style style:name="T111_28" style:family="text" style:parent-style-name="Default_20_Paragraph_20_Font"/>
    <style:style style:name="P112" style:family="paragraph" style:parent-style-name="Standard">
      <style:paragraph-properties fo:break-before="auto"/>
    </style:style>
    <style:style style:name="P113" style:family="paragraph" style:parent-style-name="Standard">
      <style:paragraph-properties fo:break-before="auto"/>
    </style:style>
    <style:style style:name="T113_1" style:family="text" style:parent-style-name="Default_20_Paragraph_20_Font"/>
    <style:style style:name="T113_2" style:family="text" style:parent-style-name="Default_20_Paragraph_20_Font"/>
    <style:style style:name="T113_3" style:family="text" style:parent-style-name="Default_20_Paragraph_20_Font"/>
    <style:style style:name="T113_4" style:family="text" style:parent-style-name="Default_20_Paragraph_20_Font"/>
    <style:style style:name="T113_5" style:family="text" style:parent-style-name="Default_20_Paragraph_20_Font"/>
    <style:style style:name="T113_6" style:family="text" style:parent-style-name="Default_20_Paragraph_20_Font"/>
    <style:style style:name="T113_7" style:family="text" style:parent-style-name="Default_20_Paragraph_20_Font"/>
    <style:style style:name="T113_8" style:family="text" style:parent-style-name="Default_20_Paragraph_20_Font"/>
    <style:style style:name="T113_9" style:family="text" style:parent-style-name="Default_20_Paragraph_20_Font"/>
    <style:style style:name="P114" style:family="paragraph" style:parent-style-name="Standard">
      <style:paragraph-properties fo:break-before="auto"/>
    </style:style>
    <style:style style:name="T114_1" style:family="text" style:parent-style-name="Default_20_Paragraph_20_Font"/>
    <style:style style:name="T114_2" style:family="text" style:parent-style-name="Default_20_Paragraph_20_Font"/>
    <style:style style:name="P115" style:family="paragraph" style:parent-style-name="Standard">
      <style:paragraph-properties fo:break-before="auto"/>
    </style:style>
    <style:style style:name="T115_1" style:family="text" style:parent-style-name="Default_20_Paragraph_20_Font"/>
    <style:style style:name="T115_2" style:family="text" style:parent-style-name="Default_20_Paragraph_20_Font"/>
    <style:style style:name="P116" style:family="paragraph" style:parent-style-name="Standard">
      <style:paragraph-properties fo:break-before="auto"/>
    </style:style>
    <style:style style:name="T116_1" style:family="text" style:parent-style-name="Default_20_Paragraph_20_Font"/>
    <style:style style:name="T116_2" style:family="text" style:parent-style-name="Default_20_Paragraph_20_Font"/>
    <style:style style:name="P117" style:family="paragraph" style:parent-style-name="Standard">
      <style:paragraph-properties fo:break-before="auto"/>
    </style:style>
    <style:style style:name="T117_1" style:family="text" style:parent-style-name="Default_20_Paragraph_20_Font"/>
    <style:style style:name="T117_2" style:family="text" style:parent-style-name="Default_20_Paragraph_20_Font"/>
    <style:style style:name="T117_3" style:family="text" style:parent-style-name="Default_20_Paragraph_20_Font"/>
    <style:style style:name="P118" style:family="paragraph" style:parent-style-name="Standard">
      <style:paragraph-properties fo:break-before="auto"/>
    </style:style>
    <style:style style:name="T118_1" style:family="text" style:parent-style-name="Default_20_Paragraph_20_Font"/>
    <style:style style:name="T118_2" style:family="text" style:parent-style-name="Default_20_Paragraph_20_Font"/>
    <style:style style:name="T118_3" style:family="text" style:parent-style-name="Default_20_Paragraph_20_Font"/>
    <style:style style:name="T118_4" style:family="text" style:parent-style-name="Default_20_Paragraph_20_Font">
      <style:text-properties fo:color="#000099" style:text-underline-style="solid" style:text-underline-color="font-color"/>
    </style:style>
    <style:style style:name="T118_5" style:family="text" style:parent-style-name="Default_20_Paragraph_20_Font"/>
    <style:style style:name="T118_6" style:family="text" style:parent-style-name="Default_20_Paragraph_20_Font">
      <style:text-properties fo:color="#000099" style:text-underline-style="solid" style:text-underline-color="font-color"/>
    </style:style>
    <style:style style:name="T118_7" style:family="text" style:parent-style-name="Default_20_Paragraph_20_Font"/>
    <style:style style:name="T118_8" style:family="text" style:parent-style-name="Default_20_Paragraph_20_Font">
      <style:text-properties fo:color="#000099" style:text-underline-style="solid" style:text-underline-color="font-color"/>
    </style:style>
    <style:style style:name="T118_9" style:family="text" style:parent-style-name="Default_20_Paragraph_20_Font"/>
    <style:style style:name="T118_10" style:family="text" style:parent-style-name="Default_20_Paragraph_20_Font">
      <style:text-properties fo:color="#000099" style:text-underline-style="solid" style:text-underline-color="font-color"/>
    </style:style>
    <style:style style:name="T118_11" style:family="text" style:parent-style-name="Default_20_Paragraph_20_Font"/>
    <style:style style:name="T118_12" style:family="text" style:parent-style-name="Default_20_Paragraph_20_Font">
      <style:text-properties fo:color="#000099" style:text-underline-style="solid" style:text-underline-color="font-color"/>
    </style:style>
    <style:style style:name="T118_13" style:family="text" style:parent-style-name="Default_20_Paragraph_20_Font"/>
    <style:style style:name="T118_14" style:family="text" style:parent-style-name="Default_20_Paragraph_20_Font">
      <style:text-properties fo:color="#000099" style:text-underline-style="solid" style:text-underline-color="font-color"/>
    </style:style>
    <style:style style:name="T118_15" style:family="text" style:parent-style-name="Default_20_Paragraph_20_Font"/>
    <style:style style:name="T118_16" style:family="text" style:parent-style-name="Default_20_Paragraph_20_Font">
      <style:text-properties fo:color="#000099" style:text-underline-style="solid" style:text-underline-color="font-color"/>
    </style:style>
    <style:style style:name="P119" style:family="paragraph" style:parent-style-name="Standard">
      <style:paragraph-properties fo:break-before="auto"/>
    </style:style>
    <style:style style:name="T119_1" style:family="text" style:parent-style-name="Default_20_Paragraph_20_Font"/>
    <style:style style:name="T119_2" style:family="text" style:parent-style-name="Default_20_Paragraph_20_Font"/>
    <style:style style:name="T119_3" style:family="text" style:parent-style-name="Default_20_Paragraph_20_Font"/>
    <style:style style:name="T119_4" style:family="text" style:parent-style-name="Default_20_Paragraph_20_Font"/>
    <style:style style:name="T119_5" style:family="text" style:parent-style-name="Default_20_Paragraph_20_Font"/>
    <style:style style:name="T119_6" style:family="text" style:parent-style-name="Default_20_Paragraph_20_Font"/>
    <style:style style:name="T119_7" style:family="text" style:parent-style-name="Default_20_Paragraph_20_Font"/>
    <style:style style:name="T119_8" style:family="text" style:parent-style-name="Default_20_Paragraph_20_Font"/>
    <style:style style:name="T119_9" style:family="text" style:parent-style-name="Default_20_Paragraph_20_Font"/>
    <style:style style:name="T119_10" style:family="text" style:parent-style-name="Default_20_Paragraph_20_Font"/>
    <style:style style:name="T119_11" style:family="text" style:parent-style-name="Default_20_Paragraph_20_Font"/>
    <style:style style:name="T119_12" style:family="text" style:parent-style-name="Default_20_Paragraph_20_Font"/>
    <style:style style:name="T119_13" style:family="text" style:parent-style-name="Default_20_Paragraph_20_Font"/>
    <style:style style:name="T119_14" style:family="text" style:parent-style-name="Default_20_Paragraph_20_Font"/>
    <style:style style:name="T119_15" style:family="text" style:parent-style-name="Default_20_Paragraph_20_Font"/>
    <style:style style:name="T119_16" style:family="text" style:parent-style-name="Default_20_Paragraph_20_Font"/>
    <style:style style:name="T119_17" style:family="text" style:parent-style-name="Default_20_Paragraph_20_Font"/>
    <style:style style:name="P120" style:family="paragraph" style:parent-style-name="Standard">
      <style:paragraph-properties fo:break-before="auto"/>
    </style:style>
    <style:style style:name="P121" style:family="paragraph" style:parent-style-name="Standard">
      <style:paragraph-properties fo:break-before="auto"/>
    </style:style>
    <style:style style:name="T121_1" style:family="text" style:parent-style-name="Default_20_Paragraph_20_Font"/>
    <style:style style:name="T121_2" style:family="text" style:parent-style-name="Default_20_Paragraph_20_Font"/>
    <style:style style:name="T121_3" style:family="text" style:parent-style-name="Default_20_Paragraph_20_Font"/>
    <style:style style:name="T121_4" style:family="text" style:parent-style-name="Default_20_Paragraph_20_Font"/>
    <style:style style:name="T121_5" style:family="text" style:parent-style-name="Default_20_Paragraph_20_Font"/>
    <style:style style:name="T121_6" style:family="text" style:parent-style-name="Default_20_Paragraph_20_Font"/>
    <style:style style:name="T121_7" style:family="text" style:parent-style-name="Default_20_Paragraph_20_Font"/>
    <style:style style:name="T121_8" style:family="text" style:parent-style-name="Default_20_Paragraph_20_Font"/>
    <style:style style:name="T121_9" style:family="text" style:parent-style-name="Default_20_Paragraph_20_Font"/>
    <style:style style:name="T121_10" style:family="text" style:parent-style-name="Default_20_Paragraph_20_Font"/>
    <style:style style:name="P122" style:family="paragraph" style:parent-style-name="Standard">
      <style:paragraph-properties fo:break-before="auto"/>
    </style:style>
    <style:style style:name="T122_1" style:family="text" style:parent-style-name="Default_20_Paragraph_20_Font"/>
    <style:style style:name="T122_2" style:family="text" style:parent-style-name="Default_20_Paragraph_20_Font"/>
    <style:style style:name="T122_3" style:family="text" style:parent-style-name="Default_20_Paragraph_20_Font"/>
    <style:style style:name="P123" style:family="paragraph" style:parent-style-name="Standard">
      <style:paragraph-properties fo:break-before="auto"/>
    </style:style>
    <style:style style:name="T123_1" style:family="text" style:parent-style-name="Default_20_Paragraph_20_Font"/>
    <style:style style:name="T123_2" style:family="text" style:parent-style-name="Default_20_Paragraph_20_Font"/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4_1" style:family="text" style:parent-style-name="Default_20_Paragraph_20_Font"/>
    <style:style style:name="T124_2" style:family="text" style:parent-style-name="Default_20_Paragraph_20_Font"/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5_1" style:family="text" style:parent-style-name="Default_20_Paragraph_20_Font"/>
    <style:style style:name="T125_2" style:family="text" style:parent-style-name="Default_20_Paragraph_20_Font"/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6_1" style:family="text" style:parent-style-name="Default_20_Paragraph_20_Font">
      <style:text-properties fo:color="#000066"/>
    </style:style>
    <style:style style:name="T126_2" style:family="text" style:parent-style-name="Default_20_Paragraph_20_Font">
      <style:text-properties fo:color="#000066"/>
    </style:style>
    <style:style style:name="T126_3" style:family="text" style:parent-style-name="Default_20_Paragraph_20_Font"/>
    <style:style style:name="T126_4" style:family="text" style:parent-style-name="Default_20_Paragraph_20_Font">
      <style:text-properties fo:color="#000099" style:text-underline-style="solid" style:text-underline-color="font-color"/>
    </style:style>
    <style:style style:name="T126_5" style:family="text" style:parent-style-name="Default_20_Paragraph_20_Font"/>
    <style:style style:name="T126_6" style:family="text" style:parent-style-name="Default_20_Paragraph_20_Font">
      <style:text-properties fo:color="#000099" style:text-underline-style="solid" style:text-underline-color="font-color"/>
    </style:style>
    <style:style style:name="T126_7" style:family="text" style:parent-style-name="Default_20_Paragraph_20_Font"/>
    <style:style style:name="T126_8" style:family="text" style:parent-style-name="Default_20_Paragraph_20_Font">
      <style:text-properties fo:color="#000099" style:text-underline-style="solid" style:text-underline-color="font-color"/>
    </style:style>
    <style:style style:name="T126_9" style:family="text" style:parent-style-name="Default_20_Paragraph_20_Font"/>
    <style:style style:name="T126_10" style:family="text" style:parent-style-name="Default_20_Paragraph_20_Font">
      <style:text-properties fo:color="#000099" style:text-underline-style="solid" style:text-underline-color="font-color"/>
    </style:style>
    <style:style style:name="T126_11" style:family="text" style:parent-style-name="Default_20_Paragraph_20_Font"/>
    <style:style style:name="T126_12" style:family="text" style:parent-style-name="Default_20_Paragraph_20_Font">
      <style:text-properties fo:color="#000099" style:text-underline-style="solid" style:text-underline-color="font-color"/>
    </style:style>
    <style:style style:name="T126_13" style:family="text" style:parent-style-name="Default_20_Paragraph_20_Font"/>
    <style:style style:name="T126_14" style:family="text" style:parent-style-name="Default_20_Paragraph_20_Font">
      <style:text-properties fo:color="#000099" style:text-underline-style="solid" style:text-underline-color="font-color"/>
    </style:style>
    <style:style style:name="T126_15" style:family="text" style:parent-style-name="Default_20_Paragraph_20_Font"/>
    <style:style style:name="T126_16" style:family="text" style:parent-style-name="Default_20_Paragraph_20_Font">
      <style:text-properties fo:color="#000099" style:text-underline-style="solid" style:text-underline-color="font-color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27_1" style:family="text" style:parent-style-name="Default_20_Paragraph_20_Font"/>
    <style:style style:name="T127_2" style:family="text" style:parent-style-name="Default_20_Paragraph_20_Font"/>
    <style:style style:name="T127_3" style:family="text" style:parent-style-name="Default_20_Paragraph_20_Font"/>
    <style:style style:name="T127_4" style:family="text" style:parent-style-name="Default_20_Paragraph_20_Font"/>
    <style:style style:name="T127_5" style:family="text" style:parent-style-name="Default_20_Paragraph_20_Font"/>
    <style:style style:name="T127_6" style:family="text" style:parent-style-name="Default_20_Paragraph_20_Font"/>
    <style:style style:name="T127_7" style:family="text" style:parent-style-name="Default_20_Paragraph_20_Font"/>
    <style:style style:name="T127_8" style:family="text" style:parent-style-name="Default_20_Paragraph_20_Font"/>
    <style:style style:name="T127_9" style:family="text" style:parent-style-name="Default_20_Paragraph_20_Font"/>
    <style:style style:name="T127_10" style:family="text" style:parent-style-name="Default_20_Paragraph_20_Font"/>
    <style:style style:name="T127_11" style:family="text" style:parent-style-name="Default_20_Paragraph_20_Font"/>
    <style:style style:name="T127_12" style:family="text" style:parent-style-name="Default_20_Paragraph_20_Font"/>
    <style:style style:name="T127_13" style:family="text" style:parent-style-name="Default_20_Paragraph_20_Font"/>
    <style:style style:name="T127_14" style:family="text" style:parent-style-name="Default_20_Paragraph_20_Font"/>
    <style:style style:name="T127_15" style:family="text" style:parent-style-name="Default_20_Paragraph_20_Font"/>
    <style:style style:name="T127_16" style:family="text" style:parent-style-name="Default_20_Paragraph_20_Font"/>
    <style:style style:name="T127_17" style:family="text" style:parent-style-name="Default_20_Paragraph_20_Font"/>
    <style:style style:name="T127_18" style:family="text" style:parent-style-name="Default_20_Paragraph_20_Font"/>
    <style:style style:name="T127_19" style:family="text" style:parent-style-name="Default_20_Paragraph_20_Font"/>
    <style:style style:name="T127_20" style:family="text" style:parent-style-name="Default_20_Paragraph_20_Font"/>
    <style:style style:name="T127_21" style:family="text" style:parent-style-name="Default_20_Paragraph_20_Font"/>
    <style:style style:name="T127_22" style:family="text" style:parent-style-name="Default_20_Paragraph_20_Font"/>
    <style:style style:name="T127_23" style:family="text" style:parent-style-name="Default_20_Paragraph_20_Font"/>
    <style:style style:name="T127_24" style:family="text" style:parent-style-name="Default_20_Paragraph_20_Font"/>
    <style:style style:name="T127_25" style:family="text" style:parent-style-name="Default_20_Paragraph_20_Font"/>
    <style:style style:name="T127_26" style:family="text" style:parent-style-name="Default_20_Paragraph_20_Font"/>
    <style:style style:name="T127_27" style:family="text" style:parent-style-name="Default_20_Paragraph_20_Font"/>
    <style:style style:name="T127_28" style:family="text" style:parent-style-name="Default_20_Paragraph_20_Font"/>
    <style:style style:name="T127_29" style:family="text" style:parent-style-name="Default_20_Paragraph_20_Font"/>
    <style:style style:name="T127_30" style:family="text" style:parent-style-name="Default_20_Paragraph_20_Font"/>
    <style:style style:name="T127_31" style:family="text" style:parent-style-name="Default_20_Paragraph_20_Font"/>
    <style:style style:name="T127_32" style:family="text" style:parent-style-name="Default_20_Paragraph_20_Font"/>
    <style:style style:name="T127_33" style:family="text" style:parent-style-name="Default_20_Paragraph_20_Font"/>
    <style:style style:name="T127_34" style:family="text" style:parent-style-name="Default_20_Paragraph_20_Font"/>
    <style:style style:name="T127_35" style:family="text" style:parent-style-name="Default_20_Paragraph_20_Font"/>
    <style:style style:name="T127_36" style:family="text" style:parent-style-name="Default_20_Paragraph_20_Font"/>
    <style:style style:name="T127_37" style:family="text" style:parent-style-name="Default_20_Paragraph_20_Font"/>
    <style:style style:name="T127_38" style:family="text" style:parent-style-name="Default_20_Paragraph_20_Font"/>
    <style:style style:name="T127_39" style:family="text" style:parent-style-name="Default_20_Paragraph_20_Font"/>
    <style:style style:name="T127_40" style:family="text" style:parent-style-name="Default_20_Paragraph_20_Font"/>
    <style:style style:name="T127_41" style:family="text" style:parent-style-name="Default_20_Paragraph_20_Font"/>
    <style:style style:name="T127_42" style:family="text" style:parent-style-name="Default_20_Paragraph_20_Font"/>
    <style:style style:name="T127_43" style:family="text" style:parent-style-name="Default_20_Paragraph_20_Font"/>
    <style:style style:name="T127_44" style:family="text" style:parent-style-name="Default_20_Paragraph_20_Font"/>
    <style:style style:name="P128" style:family="paragraph" style:parent-style-name="Standard">
      <style:paragraph-properties fo:break-before="auto"/>
    </style:style>
    <style:style style:name="P129" style:family="paragraph" style:parent-style-name="Standard">
      <style:paragraph-properties fo:break-before="auto"/>
    </style:style>
    <style:style style:name="T129_1" style:family="text" style:parent-style-name="Default_20_Paragraph_20_Font"/>
    <style:style style:name="P130" style:family="paragraph" style:parent-style-name="Standard">
      <style:paragraph-properties fo:break-before="auto"/>
    </style:style>
    <style:style style:name="T130_1" style:family="text" style:parent-style-name="Default_20_Paragraph_20_Font"/>
    <style:style style:name="T130_2" style:family="text" style:parent-style-name="Default_20_Paragraph_20_Font"/>
    <style:style style:name="T130_3" style:family="text" style:parent-style-name="Default_20_Paragraph_20_Font"/>
    <style:style style:name="P131" style:family="paragraph" style:parent-style-name="Standard">
      <style:paragraph-properties fo:break-before="auto"/>
    </style:style>
    <style:style style:name="T131_1" style:family="text" style:parent-style-name="Default_20_Paragraph_20_Font"/>
    <style:style style:name="T131_2" style:family="text" style:parent-style-name="Default_20_Paragraph_20_Font"/>
    <style:style style:name="P132" style:family="paragraph" style:parent-style-name="Standard">
      <style:paragraph-properties fo:break-before="auto"/>
    </style:style>
    <style:style style:name="T132_1" style:family="text" style:parent-style-name="Default_20_Paragraph_20_Font"/>
    <style:style style:name="T132_2" style:family="text" style:parent-style-name="Default_20_Paragraph_20_Font"/>
    <style:style style:name="T132_3" style:family="text" style:parent-style-name="Default_20_Paragraph_20_Font"/>
    <style:style style:name="T132_4" style:family="text" style:parent-style-name="Default_20_Paragraph_20_Font"/>
    <style:style style:name="P133" style:family="paragraph" style:parent-style-name="Standard">
      <style:paragraph-properties fo:break-before="auto"/>
    </style:style>
    <style:style style:name="T133_1" style:family="text" style:parent-style-name="Default_20_Paragraph_20_Font"/>
    <style:style style:name="T133_2" style:family="text" style:parent-style-name="Default_20_Paragraph_20_Font"/>
    <style:style style:name="P134" style:family="paragraph" style:parent-style-name="Standard">
      <style:paragraph-properties fo:break-before="auto"/>
    </style:style>
    <style:style style:name="T134_1" style:family="text" style:parent-style-name="Default_20_Paragraph_20_Font"/>
    <style:style style:name="T134_2" style:family="text" style:parent-style-name="Default_20_Paragraph_20_Font"/>
    <style:style style:name="T134_3" style:family="text" style:parent-style-name="Default_20_Paragraph_20_Font"/>
    <style:style style:name="T134_4" style:family="text" style:parent-style-name="Default_20_Paragraph_20_Font">
      <style:text-properties fo:color="#000099" style:text-underline-style="solid" style:text-underline-color="font-color"/>
    </style:style>
    <style:style style:name="T134_5" style:family="text" style:parent-style-name="Default_20_Paragraph_20_Font"/>
    <style:style style:name="T134_6" style:family="text" style:parent-style-name="Default_20_Paragraph_20_Font">
      <style:text-properties fo:color="#000099" style:text-underline-style="solid" style:text-underline-color="font-color"/>
    </style:style>
    <style:style style:name="T134_7" style:family="text" style:parent-style-name="Default_20_Paragraph_20_Font"/>
    <style:style style:name="T134_8" style:family="text" style:parent-style-name="Default_20_Paragraph_20_Font">
      <style:text-properties fo:color="#000099" style:text-underline-style="solid" style:text-underline-color="font-color"/>
    </style:style>
    <style:style style:name="T134_9" style:family="text" style:parent-style-name="Default_20_Paragraph_20_Font"/>
    <style:style style:name="T134_10" style:family="text" style:parent-style-name="Default_20_Paragraph_20_Font">
      <style:text-properties fo:color="#000099" style:text-underline-style="solid" style:text-underline-color="font-color"/>
    </style:style>
    <style:style style:name="T134_11" style:family="text" style:parent-style-name="Default_20_Paragraph_20_Font"/>
    <style:style style:name="T134_12" style:family="text" style:parent-style-name="Default_20_Paragraph_20_Font">
      <style:text-properties fo:color="#000099" style:text-underline-style="solid" style:text-underline-color="font-color"/>
    </style:style>
    <style:style style:name="T134_13" style:family="text" style:parent-style-name="Default_20_Paragraph_20_Font"/>
    <style:style style:name="T134_14" style:family="text" style:parent-style-name="Default_20_Paragraph_20_Font">
      <style:text-properties fo:color="#000099" style:text-underline-style="solid" style:text-underline-color="font-color"/>
    </style:style>
    <style:style style:name="T134_15" style:family="text" style:parent-style-name="Default_20_Paragraph_20_Font"/>
    <style:style style:name="T134_16" style:family="text" style:parent-style-name="Default_20_Paragraph_20_Font">
      <style:text-properties fo:color="#000099" style:text-underline-style="solid" style:text-underline-color="font-color"/>
    </style:style>
    <style:style style:name="P135" style:family="paragraph" style:parent-style-name="Standard">
      <style:paragraph-properties fo:break-before="auto"/>
    </style:style>
    <style:style style:name="T135_1" style:family="text" style:parent-style-name="Default_20_Paragraph_20_Font"/>
    <style:style style:name="T135_2" style:family="text" style:parent-style-name="Default_20_Paragraph_20_Font"/>
    <style:style style:name="T135_3" style:family="text" style:parent-style-name="Default_20_Paragraph_20_Font"/>
    <style:style style:name="T135_4" style:family="text" style:parent-style-name="Default_20_Paragraph_20_Font"/>
    <style:style style:name="T135_5" style:family="text" style:parent-style-name="Default_20_Paragraph_20_Font"/>
    <style:style style:name="T135_6" style:family="text" style:parent-style-name="Default_20_Paragraph_20_Font"/>
    <style:style style:name="T135_7" style:family="text" style:parent-style-name="Default_20_Paragraph_20_Font"/>
    <style:style style:name="T135_8" style:family="text" style:parent-style-name="Default_20_Paragraph_20_Font"/>
    <style:style style:name="T135_9" style:family="text" style:parent-style-name="Default_20_Paragraph_20_Font"/>
    <style:style style:name="T135_10" style:family="text" style:parent-style-name="Default_20_Paragraph_20_Font"/>
    <style:style style:name="T135_11" style:family="text" style:parent-style-name="Default_20_Paragraph_20_Font"/>
    <style:style style:name="T135_12" style:family="text" style:parent-style-name="Default_20_Paragraph_20_Font"/>
    <style:style style:name="T135_13" style:family="text" style:parent-style-name="Default_20_Paragraph_20_Font"/>
    <style:style style:name="T135_14" style:family="text" style:parent-style-name="Default_20_Paragraph_20_Font"/>
    <style:style style:name="T135_15" style:family="text" style:parent-style-name="Default_20_Paragraph_20_Font"/>
    <style:style style:name="T135_16" style:family="text" style:parent-style-name="Default_20_Paragraph_20_Font"/>
    <style:style style:name="T135_17" style:family="text" style:parent-style-name="Default_20_Paragraph_20_Font"/>
    <style:style style:name="T135_18" style:family="text" style:parent-style-name="Default_20_Paragraph_20_Font"/>
    <style:style style:name="T135_19" style:family="text" style:parent-style-name="Default_20_Paragraph_20_Font"/>
    <style:style style:name="T135_20" style:family="text" style:parent-style-name="Default_20_Paragraph_20_Font"/>
    <style:style style:name="T135_21" style:family="text" style:parent-style-name="Default_20_Paragraph_20_Font"/>
    <style:style style:name="T135_22" style:family="text" style:parent-style-name="Default_20_Paragraph_20_Font"/>
    <style:style style:name="T135_23" style:family="text" style:parent-style-name="Default_20_Paragraph_20_Font"/>
    <style:style style:name="T135_24" style:family="text" style:parent-style-name="Default_20_Paragraph_20_Font"/>
    <style:style style:name="T135_25" style:family="text" style:parent-style-name="Default_20_Paragraph_20_Font"/>
    <style:style style:name="T135_26" style:family="text" style:parent-style-name="Default_20_Paragraph_20_Font"/>
    <style:style style:name="T135_27" style:family="text" style:parent-style-name="Default_20_Paragraph_20_Font"/>
    <style:style style:name="T135_28" style:family="text" style:parent-style-name="Default_20_Paragraph_20_Font"/>
    <style:style style:name="P136" style:family="paragraph" style:parent-style-name="Standard">
      <style:paragraph-properties fo:break-before="auto"/>
    </style:style>
    <style:style style:name="P137" style:family="paragraph" style:parent-style-name="Standard">
      <style:paragraph-properties fo:break-before="auto"/>
    </style:style>
    <style:style style:name="T137_1" style:family="text" style:parent-style-name="Default_20_Paragraph_20_Font"/>
    <style:style style:name="T137_2" style:family="text" style:parent-style-name="Default_20_Paragraph_20_Font"/>
    <style:style style:name="T137_3" style:family="text" style:parent-style-name="Default_20_Paragraph_20_Font"/>
    <style:style style:name="T137_4" style:family="text" style:parent-style-name="Default_20_Paragraph_20_Font"/>
    <style:style style:name="T137_5" style:family="text" style:parent-style-name="Default_20_Paragraph_20_Font"/>
    <style:style style:name="T137_6" style:family="text" style:parent-style-name="Default_20_Paragraph_20_Font"/>
    <style:style style:name="T137_7" style:family="text" style:parent-style-name="Default_20_Paragraph_20_Font"/>
    <style:style style:name="T137_8" style:family="text" style:parent-style-name="Default_20_Paragraph_20_Font"/>
    <style:style style:name="T137_9" style:family="text" style:parent-style-name="Default_20_Paragraph_20_Font"/>
    <style:style style:name="P138" style:family="paragraph" style:parent-style-name="Standard">
      <style:paragraph-properties fo:break-before="auto"/>
    </style:style>
    <style:style style:name="T138_1" style:family="text" style:parent-style-name="Default_20_Paragraph_20_Font"/>
    <style:style style:name="T138_2" style:family="text" style:parent-style-name="Default_20_Paragraph_20_Font"/>
    <style:style style:name="T138_3" style:family="text" style:parent-style-name="Default_20_Paragraph_20_Font"/>
    <style:style style:name="P139" style:family="paragraph" style:parent-style-name="Standard">
      <style:paragraph-properties fo:break-before="auto"/>
    </style:style>
    <style:style style:name="T139_1" style:family="text" style:parent-style-name="Default_20_Paragraph_20_Font"/>
    <style:style style:name="T139_2" style:family="text" style:parent-style-name="Default_20_Paragraph_20_Font"/>
    <style:style style:name="P140" style:family="paragraph" style:parent-style-name="Standard">
      <style:paragraph-properties fo:break-before="auto"/>
    </style:style>
    <style:style style:name="T140_1" style:family="text" style:parent-style-name="Default_20_Paragraph_20_Font"/>
    <style:style style:name="T140_2" style:family="text" style:parent-style-name="Default_20_Paragraph_20_Font"/>
    <style:style style:name="P141" style:family="paragraph" style:parent-style-name="Standard">
      <style:paragraph-properties fo:break-before="auto"/>
    </style:style>
    <style:style style:name="T141_1" style:family="text" style:parent-style-name="Default_20_Paragraph_20_Font"/>
    <style:style style:name="T141_2" style:family="text" style:parent-style-name="Default_20_Paragraph_20_Font"/>
    <style:style style:name="P142" style:family="paragraph" style:parent-style-name="Standard">
      <style:paragraph-properties fo:break-before="auto"/>
    </style:style>
    <style:style style:name="T142_1" style:family="text" style:parent-style-name="Default_20_Paragraph_20_Font"/>
    <style:style style:name="T142_2" style:family="text" style:parent-style-name="Default_20_Paragraph_20_Font"/>
    <style:style style:name="T142_3" style:family="text" style:parent-style-name="Default_20_Paragraph_20_Font"/>
    <style:style style:name="T142_4" style:family="text" style:parent-style-name="Default_20_Paragraph_20_Font">
      <style:text-properties fo:color="#000099" style:text-underline-style="solid" style:text-underline-color="font-color"/>
    </style:style>
    <style:style style:name="T142_5" style:family="text" style:parent-style-name="Default_20_Paragraph_20_Font"/>
    <style:style style:name="T142_6" style:family="text" style:parent-style-name="Default_20_Paragraph_20_Font">
      <style:text-properties fo:color="#000099" style:text-underline-style="solid" style:text-underline-color="font-color"/>
    </style:style>
    <style:style style:name="T142_7" style:family="text" style:parent-style-name="Default_20_Paragraph_20_Font"/>
    <style:style style:name="T142_8" style:family="text" style:parent-style-name="Default_20_Paragraph_20_Font">
      <style:text-properties fo:color="#000099" style:text-underline-style="solid" style:text-underline-color="font-color"/>
    </style:style>
    <style:style style:name="T142_9" style:family="text" style:parent-style-name="Default_20_Paragraph_20_Font"/>
    <style:style style:name="T142_10" style:family="text" style:parent-style-name="Default_20_Paragraph_20_Font">
      <style:text-properties fo:color="#000099" style:text-underline-style="solid" style:text-underline-color="font-color"/>
    </style:style>
    <style:style style:name="T142_11" style:family="text" style:parent-style-name="Default_20_Paragraph_20_Font"/>
    <style:style style:name="T142_12" style:family="text" style:parent-style-name="Default_20_Paragraph_20_Font">
      <style:text-properties fo:color="#000099" style:text-underline-style="solid" style:text-underline-color="font-color"/>
    </style:style>
    <style:style style:name="T142_13" style:family="text" style:parent-style-name="Default_20_Paragraph_20_Font"/>
    <style:style style:name="T142_14" style:family="text" style:parent-style-name="Default_20_Paragraph_20_Font">
      <style:text-properties fo:color="#000099" style:text-underline-style="solid" style:text-underline-color="font-color"/>
    </style:style>
    <style:style style:name="T142_15" style:family="text" style:parent-style-name="Default_20_Paragraph_20_Font"/>
    <style:style style:name="T142_16" style:family="text" style:parent-style-name="Default_20_Paragraph_20_Font">
      <style:text-properties fo:color="#000099" style:text-underline-style="solid" style:text-underline-color="font-color"/>
    </style:style>
    <style:style style:name="T142_17" style:family="text" style:parent-style-name="Default_20_Paragraph_20_Font"/>
    <style:style style:name="T142_18" style:family="text" style:parent-style-name="Default_20_Paragraph_20_Font">
      <style:text-properties fo:color="#000099" style:text-underline-style="solid" style:text-underline-color="font-color"/>
    </style:style>
    <style:style style:name="T142_19" style:family="text" style:parent-style-name="Default_20_Paragraph_20_Font"/>
    <style:style style:name="T142_20" style:family="text" style:parent-style-name="Default_20_Paragraph_20_Font">
      <style:text-properties fo:color="#000099" style:text-underline-style="solid" style:text-underline-color="font-color"/>
    </style:style>
    <style:style style:name="P143" style:family="paragraph" style:parent-style-name="Standard">
      <style:paragraph-properties fo:break-before="auto"/>
    </style:style>
    <style:style style:name="T143_1" style:family="text" style:parent-style-name="Default_20_Paragraph_20_Font"/>
    <style:style style:name="T143_2" style:family="text" style:parent-style-name="Default_20_Paragraph_20_Font"/>
    <style:style style:name="T143_3" style:family="text" style:parent-style-name="Default_20_Paragraph_20_Font"/>
    <style:style style:name="T143_4" style:family="text" style:parent-style-name="Default_20_Paragraph_20_Font"/>
    <style:style style:name="T143_5" style:family="text" style:parent-style-name="Default_20_Paragraph_20_Font"/>
    <style:style style:name="T143_6" style:family="text" style:parent-style-name="Default_20_Paragraph_20_Font"/>
    <style:style style:name="T143_7" style:family="text" style:parent-style-name="Default_20_Paragraph_20_Font"/>
    <style:style style:name="T143_8" style:family="text" style:parent-style-name="Default_20_Paragraph_20_Font"/>
    <style:style style:name="T143_9" style:family="text" style:parent-style-name="Default_20_Paragraph_20_Font"/>
    <style:style style:name="T143_10" style:family="text" style:parent-style-name="Default_20_Paragraph_20_Font"/>
    <style:style style:name="T143_11" style:family="text" style:parent-style-name="Default_20_Paragraph_20_Font"/>
    <style:style style:name="T143_12" style:family="text" style:parent-style-name="Default_20_Paragraph_20_Font"/>
    <style:style style:name="T143_13" style:family="text" style:parent-style-name="Default_20_Paragraph_20_Font"/>
    <style:style style:name="T143_14" style:family="text" style:parent-style-name="Default_20_Paragraph_20_Font"/>
    <style:style style:name="T143_15" style:family="text" style:parent-style-name="Default_20_Paragraph_20_Font"/>
    <style:style style:name="T143_16" style:family="text" style:parent-style-name="Default_20_Paragraph_20_Font"/>
    <style:style style:name="T143_17" style:family="text" style:parent-style-name="Default_20_Paragraph_20_Font"/>
    <style:style style:name="T143_18" style:family="text" style:parent-style-name="Default_20_Paragraph_20_Font"/>
    <style:style style:name="T143_19" style:family="text" style:parent-style-name="Default_20_Paragraph_20_Font"/>
    <style:style style:name="P144" style:family="paragraph" style:parent-style-name="Standard">
      <style:paragraph-properties fo:break-before="auto"/>
    </style:style>
    <style:style style:name="P145" style:family="paragraph" style:parent-style-name="Standard">
      <style:paragraph-properties fo:break-before="auto"/>
    </style:style>
    <style:style style:name="T145_1" style:family="text" style:parent-style-name="Default_20_Paragraph_20_Font"/>
    <style:style style:name="T145_2" style:family="text" style:parent-style-name="Default_20_Paragraph_20_Font"/>
    <style:style style:name="T145_3" style:family="text" style:parent-style-name="Default_20_Paragraph_20_Font"/>
    <style:style style:name="T145_4" style:family="text" style:parent-style-name="Default_20_Paragraph_20_Font"/>
    <style:style style:name="T145_5" style:family="text" style:parent-style-name="Default_20_Paragraph_20_Font"/>
    <style:style style:name="T145_6" style:family="text" style:parent-style-name="Default_20_Paragraph_20_Font"/>
    <style:style style:name="T145_7" style:family="text" style:parent-style-name="Default_20_Paragraph_20_Font"/>
    <style:style style:name="T145_8" style:family="text" style:parent-style-name="Default_20_Paragraph_20_Font"/>
    <style:style style:name="T145_9" style:family="text" style:parent-style-name="Default_20_Paragraph_20_Font"/>
    <style:style style:name="T145_10" style:family="text" style:parent-style-name="Default_20_Paragraph_20_Font"/>
    <style:style style:name="T145_11" style:family="text" style:parent-style-name="Default_20_Paragraph_20_Font"/>
    <style:style style:name="T145_12" style:family="text" style:parent-style-name="Default_20_Paragraph_20_Font"/>
    <style:style style:name="T145_13" style:family="text" style:parent-style-name="Default_20_Paragraph_20_Font"/>
    <style:style style:name="T145_14" style:family="text" style:parent-style-name="Default_20_Paragraph_20_Font"/>
    <style:style style:name="T145_15" style:family="text" style:parent-style-name="Default_20_Paragraph_20_Font"/>
    <style:style style:name="P146" style:family="paragraph" style:parent-style-name="Standard">
      <style:paragraph-properties fo:break-before="auto"/>
    </style:style>
    <style:style style:name="T146_1" style:family="text" style:parent-style-name="Default_20_Paragraph_20_Font"/>
    <style:style style:name="T146_2" style:family="text" style:parent-style-name="Default_20_Paragraph_20_Font"/>
    <style:style style:name="T146_3" style:family="text" style:parent-style-name="Default_20_Paragraph_20_Font"/>
    <style:style style:name="P147" style:family="paragraph" style:parent-style-name="Standard">
      <style:paragraph-properties fo:break-before="auto"/>
    </style:style>
    <style:style style:name="T147_1" style:family="text" style:parent-style-name="Default_20_Paragraph_20_Font"/>
    <style:style style:name="T147_2" style:family="text" style:parent-style-name="Default_20_Paragraph_20_Font"/>
    <style:style style:name="T147_3" style:family="text" style:parent-style-name="Default_20_Paragraph_20_Font"/>
    <style:style style:name="P148" style:family="paragraph" style:parent-style-name="Standard">
      <style:paragraph-properties fo:break-before="auto"/>
    </style:style>
    <style:style style:name="T148_1" style:family="text" style:parent-style-name="Default_20_Paragraph_20_Font"/>
    <style:style style:name="T148_2" style:family="text" style:parent-style-name="Default_20_Paragraph_20_Font"/>
    <style:style style:name="P149" style:family="paragraph" style:parent-style-name="Standard">
      <style:paragraph-properties fo:break-before="auto"/>
    </style:style>
    <style:style style:name="T149_1" style:family="text" style:parent-style-name="Default_20_Paragraph_20_Font"/>
    <style:style style:name="T149_2" style:family="text" style:parent-style-name="Default_20_Paragraph_20_Font"/>
    <style:style style:name="T149_3" style:family="text" style:parent-style-name="Default_20_Paragraph_20_Font"/>
    <style:style style:name="T149_4" style:family="text" style:parent-style-name="Default_20_Paragraph_20_Font">
      <style:text-properties fo:color="#000099" style:text-underline-style="solid" style:text-underline-color="font-color"/>
    </style:style>
    <style:style style:name="T149_5" style:family="text" style:parent-style-name="Default_20_Paragraph_20_Font"/>
    <style:style style:name="T149_6" style:family="text" style:parent-style-name="Default_20_Paragraph_20_Font">
      <style:text-properties fo:color="#000099" style:text-underline-style="solid" style:text-underline-color="font-color"/>
    </style:style>
    <style:style style:name="T149_7" style:family="text" style:parent-style-name="Default_20_Paragraph_20_Font"/>
    <style:style style:name="T149_8" style:family="text" style:parent-style-name="Default_20_Paragraph_20_Font">
      <style:text-properties fo:color="#000099" style:text-underline-style="solid" style:text-underline-color="font-color"/>
    </style:style>
    <style:style style:name="T149_9" style:family="text" style:parent-style-name="Default_20_Paragraph_20_Font"/>
    <style:style style:name="T149_10" style:family="text" style:parent-style-name="Default_20_Paragraph_20_Font">
      <style:text-properties fo:color="#000099" style:text-underline-style="solid" style:text-underline-color="font-color"/>
    </style:style>
    <style:style style:name="T149_11" style:family="text" style:parent-style-name="Default_20_Paragraph_20_Font"/>
    <style:style style:name="T149_12" style:family="text" style:parent-style-name="Default_20_Paragraph_20_Font">
      <style:text-properties fo:color="#000099" style:text-underline-style="solid" style:text-underline-color="font-color"/>
    </style:style>
    <style:style style:name="T149_13" style:family="text" style:parent-style-name="Default_20_Paragraph_20_Font"/>
    <style:style style:name="T149_14" style:family="text" style:parent-style-name="Default_20_Paragraph_20_Font">
      <style:text-properties fo:color="#000099" style:text-underline-style="solid" style:text-underline-color="font-color"/>
    </style:style>
    <style:style style:name="T149_15" style:family="text" style:parent-style-name="Default_20_Paragraph_20_Font"/>
    <style:style style:name="T149_16" style:family="text" style:parent-style-name="Default_20_Paragraph_20_Font">
      <style:text-properties fo:color="#000099" style:text-underline-style="solid" style:text-underline-color="font-color"/>
    </style:style>
    <style:style style:name="P150" style:family="paragraph" style:parent-style-name="Standard">
      <style:paragraph-properties fo:break-before="auto"/>
    </style:style>
    <style:style style:name="T150_1" style:family="text" style:parent-style-name="Default_20_Paragraph_20_Font"/>
    <style:style style:name="T150_2" style:family="text" style:parent-style-name="Default_20_Paragraph_20_Font"/>
    <style:style style:name="T150_3" style:family="text" style:parent-style-name="Default_20_Paragraph_20_Font"/>
    <style:style style:name="T150_4" style:family="text" style:parent-style-name="Default_20_Paragraph_20_Font"/>
    <style:style style:name="T150_5" style:family="text" style:parent-style-name="Default_20_Paragraph_20_Font"/>
    <style:style style:name="T150_6" style:family="text" style:parent-style-name="Default_20_Paragraph_20_Font"/>
    <style:style style:name="T150_7" style:family="text" style:parent-style-name="Default_20_Paragraph_20_Font"/>
    <style:style style:name="T150_8" style:family="text" style:parent-style-name="Default_20_Paragraph_20_Font"/>
    <style:style style:name="T150_9" style:family="text" style:parent-style-name="Default_20_Paragraph_20_Font"/>
    <style:style style:name="T150_10" style:family="text" style:parent-style-name="Default_20_Paragraph_20_Font"/>
    <style:style style:name="T150_11" style:family="text" style:parent-style-name="Default_20_Paragraph_20_Font"/>
    <style:style style:name="T150_12" style:family="text" style:parent-style-name="Default_20_Paragraph_20_Font"/>
    <style:style style:name="T150_13" style:family="text" style:parent-style-name="Default_20_Paragraph_20_Font"/>
    <style:style style:name="T150_14" style:family="text" style:parent-style-name="Default_20_Paragraph_20_Font"/>
    <style:style style:name="T150_15" style:family="text" style:parent-style-name="Default_20_Paragraph_20_Font"/>
    <style:style style:name="T150_16" style:family="text" style:parent-style-name="Default_20_Paragraph_20_Font"/>
    <style:style style:name="T150_17" style:family="text" style:parent-style-name="Default_20_Paragraph_20_Font"/>
    <style:style style:name="T150_18" style:family="text" style:parent-style-name="Default_20_Paragraph_20_Font"/>
    <style:style style:name="T150_19" style:family="text" style:parent-style-name="Default_20_Paragraph_20_Font"/>
    <style:style style:name="P151" style:family="paragraph" style:parent-style-name="Standard">
      <style:paragraph-properties fo:break-before="auto"/>
    </style:style>
    <style:style style:name="P152" style:family="paragraph" style:parent-style-name="Standard">
      <style:paragraph-properties fo:break-before="auto"/>
    </style:style>
    <style:style style:name="T152_1" style:family="text" style:parent-style-name="Default_20_Paragraph_20_Font"/>
    <style:style style:name="T152_2" style:family="text" style:parent-style-name="Default_20_Paragraph_20_Font"/>
    <style:style style:name="T152_3" style:family="text" style:parent-style-name="Default_20_Paragraph_20_Font"/>
    <style:style style:name="T152_4" style:family="text" style:parent-style-name="Default_20_Paragraph_20_Font"/>
    <style:style style:name="T152_5" style:family="text" style:parent-style-name="Default_20_Paragraph_20_Font"/>
    <style:style style:name="T152_6" style:family="text" style:parent-style-name="Default_20_Paragraph_20_Font"/>
    <style:style style:name="T152_7" style:family="text" style:parent-style-name="Default_20_Paragraph_20_Font"/>
    <style:style style:name="T152_8" style:family="text" style:parent-style-name="Default_20_Paragraph_20_Font"/>
    <style:style style:name="T152_9" style:family="text" style:parent-style-name="Default_20_Paragraph_20_Font"/>
    <style:style style:name="T152_10" style:family="text" style:parent-style-name="Default_20_Paragraph_20_Font"/>
    <style:style style:name="T152_11" style:family="text" style:parent-style-name="Default_20_Paragraph_20_Font"/>
    <style:style style:name="T152_12" style:family="text" style:parent-style-name="Default_20_Paragraph_20_Font"/>
    <style:style style:name="T152_13" style:family="text" style:parent-style-name="Default_20_Paragraph_20_Font"/>
    <style:style style:name="T152_14" style:family="text" style:parent-style-name="Default_20_Paragraph_20_Font"/>
    <style:style style:name="T152_15" style:family="text" style:parent-style-name="Default_20_Paragraph_20_Font"/>
    <style:style style:name="P153" style:family="paragraph" style:parent-style-name="Standard">
      <style:paragraph-properties fo:break-before="auto"/>
    </style:style>
    <style:style style:name="T153_1" style:family="text" style:parent-style-name="Default_20_Paragraph_20_Font"/>
    <style:style style:name="T153_2" style:family="text" style:parent-style-name="Default_20_Paragraph_20_Font"/>
    <style:style style:name="T153_3" style:family="text" style:parent-style-name="Default_20_Paragraph_20_Font"/>
    <style:style style:name="P154" style:family="paragraph" style:parent-style-name="Standard">
      <style:paragraph-properties fo:break-before="auto"/>
    </style:style>
    <style:style style:name="T154_1" style:family="text" style:parent-style-name="Default_20_Paragraph_20_Font"/>
    <style:style style:name="T154_2" style:family="text" style:parent-style-name="Default_20_Paragraph_20_Font">
      <style:text-properties fo:color="#000099" style:text-underline-style="solid" style:text-underline-color="font-color"/>
    </style:style>
    <style:style style:name="T154_3" style:family="text" style:parent-style-name="Default_20_Paragraph_20_Font"/>
    <style:style style:name="T154_4" style:family="text" style:parent-style-name="Default_20_Paragraph_20_Font">
      <style:text-properties fo:color="#000099" style:text-underline-style="solid" style:text-underline-color="font-color"/>
    </style:style>
    <style:style style:name="T154_5" style:family="text" style:parent-style-name="Default_20_Paragraph_20_Font"/>
    <style:style style:name="T154_6" style:family="text" style:parent-style-name="Default_20_Paragraph_20_Font">
      <style:text-properties fo:color="#000099" style:text-underline-style="solid" style:text-underline-color="font-color"/>
    </style:style>
    <style:style style:name="T154_7" style:family="text" style:parent-style-name="Default_20_Paragraph_20_Font"/>
    <style:style style:name="T154_8" style:family="text" style:parent-style-name="Default_20_Paragraph_20_Font">
      <style:text-properties fo:color="#000099" style:text-underline-style="solid" style:text-underline-color="font-color"/>
    </style:style>
    <style:style style:name="T154_9" style:family="text" style:parent-style-name="Default_20_Paragraph_20_Font"/>
    <style:style style:name="T154_10" style:family="text" style:parent-style-name="Default_20_Paragraph_20_Font">
      <style:text-properties fo:color="#000099" style:text-underline-style="solid" style:text-underline-color="font-color"/>
    </style:style>
    <style:style style:name="T154_11" style:family="text" style:parent-style-name="Default_20_Paragraph_20_Font"/>
    <style:style style:name="T154_12" style:family="text" style:parent-style-name="Default_20_Paragraph_20_Font">
      <style:text-properties fo:color="#000099" style:text-underline-style="solid" style:text-underline-color="font-color"/>
    </style:style>
    <style:style style:name="P155" style:family="paragraph" style:parent-style-name="Standard">
      <style:paragraph-properties fo:break-before="auto"/>
    </style:style>
    <style:style style:name="T155_1" style:family="text" style:parent-style-name="Default_20_Paragraph_20_Font"/>
    <style:style style:name="T155_2" style:family="text" style:parent-style-name="Default_20_Paragraph_20_Font"/>
    <style:style style:name="T155_3" style:family="text" style:parent-style-name="Default_20_Paragraph_20_Font"/>
    <style:style style:name="P156" style:family="paragraph" style:parent-style-name="Standard">
      <style:paragraph-properties fo:break-before="auto"/>
    </style:style>
    <style:style style:name="T156_1" style:family="text" style:parent-style-name="Default_20_Paragraph_20_Font"/>
    <style:style style:name="T156_2" style:family="text" style:parent-style-name="Default_20_Paragraph_20_Font"/>
    <style:style style:name="T156_3" style:family="text" style:parent-style-name="Default_20_Paragraph_20_Font"/>
    <style:style style:name="T156_4" style:family="text" style:parent-style-name="Default_20_Paragraph_20_Font"/>
    <style:style style:name="P157" style:family="paragraph" style:parent-style-name="Standard">
      <style:paragraph-properties fo:break-before="auto"/>
    </style:style>
    <style:style style:name="T157_1" style:family="text" style:parent-style-name="Default_20_Paragraph_20_Font"/>
    <style:style style:name="T157_2" style:family="text" style:parent-style-name="Default_20_Paragraph_20_Font"/>
    <style:style style:name="P158" style:family="paragraph" style:parent-style-name="Standard">
      <style:paragraph-properties fo:break-before="auto"/>
    </style:style>
    <style:style style:name="T158_1" style:family="text" style:parent-style-name="Default_20_Paragraph_20_Font"/>
    <style:style style:name="T158_2" style:family="text" style:parent-style-name="Default_20_Paragraph_20_Font"/>
    <style:style style:name="T158_3" style:family="text" style:parent-style-name="Default_20_Paragraph_20_Font"/>
    <style:style style:name="T158_4" style:family="text" style:parent-style-name="Default_20_Paragraph_20_Font">
      <style:text-properties fo:color="#000099" style:text-underline-style="solid" style:text-underline-color="font-color"/>
    </style:style>
    <style:style style:name="T158_5" style:family="text" style:parent-style-name="Default_20_Paragraph_20_Font"/>
    <style:style style:name="T158_6" style:family="text" style:parent-style-name="Default_20_Paragraph_20_Font">
      <style:text-properties fo:color="#000099" style:text-underline-style="solid" style:text-underline-color="font-color"/>
    </style:style>
    <style:style style:name="T158_7" style:family="text" style:parent-style-name="Default_20_Paragraph_20_Font"/>
    <style:style style:name="T158_8" style:family="text" style:parent-style-name="Default_20_Paragraph_20_Font">
      <style:text-properties fo:color="#000099" style:text-underline-style="solid" style:text-underline-color="font-color"/>
    </style:style>
    <style:style style:name="T158_9" style:family="text" style:parent-style-name="Default_20_Paragraph_20_Font"/>
    <style:style style:name="T158_10" style:family="text" style:parent-style-name="Default_20_Paragraph_20_Font">
      <style:text-properties fo:color="#000099" style:text-underline-style="solid" style:text-underline-color="font-color"/>
    </style:style>
    <style:style style:name="T158_11" style:family="text" style:parent-style-name="Default_20_Paragraph_20_Font"/>
    <style:style style:name="T158_12" style:family="text" style:parent-style-name="Default_20_Paragraph_20_Font">
      <style:text-properties fo:color="#000099" style:text-underline-style="solid" style:text-underline-color="font-color"/>
    </style:style>
    <style:style style:name="T158_13" style:family="text" style:parent-style-name="Default_20_Paragraph_20_Font"/>
    <style:style style:name="T158_14" style:family="text" style:parent-style-name="Default_20_Paragraph_20_Font">
      <style:text-properties fo:color="#000099" style:text-underline-style="solid" style:text-underline-color="font-color"/>
    </style:style>
    <style:style style:name="T158_15" style:family="text" style:parent-style-name="Default_20_Paragraph_20_Font"/>
    <style:style style:name="T158_16" style:family="text" style:parent-style-name="Default_20_Paragraph_20_Font">
      <style:text-properties fo:color="#000099" style:text-underline-style="solid" style:text-underline-color="font-color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9_1" style:family="text" style:parent-style-name="Default_20_Paragraph_20_Font"/>
    <style:style style:name="T159_2" style:family="text" style:parent-style-name="Default_20_Paragraph_20_Font"/>
    <style:style style:name="T159_3" style:family="text" style:parent-style-name="Default_20_Paragraph_20_Font"/>
    <style:style style:name="T159_4" style:family="text" style:parent-style-name="Default_20_Paragraph_20_Font"/>
    <style:style style:name="T159_5" style:family="text" style:parent-style-name="Default_20_Paragraph_20_Font"/>
    <style:style style:name="T159_6" style:family="text" style:parent-style-name="Default_20_Paragraph_20_Font"/>
    <style:style style:name="T159_7" style:family="text" style:parent-style-name="Default_20_Paragraph_20_Font"/>
    <style:style style:name="T159_8" style:family="text" style:parent-style-name="Default_20_Paragraph_20_Font"/>
    <style:style style:name="T159_9" style:family="text" style:parent-style-name="Default_20_Paragraph_20_Font"/>
    <style:style style:name="T159_10" style:family="text" style:parent-style-name="Default_20_Paragraph_20_Font"/>
    <style:style style:name="T159_11" style:family="text" style:parent-style-name="Default_20_Paragraph_20_Font"/>
    <style:style style:name="T159_12" style:family="text" style:parent-style-name="Default_20_Paragraph_20_Font"/>
    <style:style style:name="T159_13" style:family="text" style:parent-style-name="Default_20_Paragraph_20_Font"/>
    <style:style style:name="T159_14" style:family="text" style:parent-style-name="Default_20_Paragraph_20_Font"/>
    <style:style style:name="T159_15" style:family="text" style:parent-style-name="Default_20_Paragraph_20_Font"/>
    <style:style style:name="T159_16" style:family="text" style:parent-style-name="Default_20_Paragraph_20_Font"/>
    <style:style style:name="T159_17" style:family="text" style:parent-style-name="Default_20_Paragraph_20_Font"/>
    <style:style style:name="T159_18" style:family="text" style:parent-style-name="Default_20_Paragraph_20_Font"/>
    <style:style style:name="T159_19" style:family="text" style:parent-style-name="Default_20_Paragraph_20_Font"/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2_1" style:family="text" style:parent-style-name="Default_20_Paragraph_20_Font"/>
    <style:style style:name="T162_2" style:family="text" style:parent-style-name="Default_20_Paragraph_20_Font"/>
    <style:style style:name="T162_3" style:family="text" style:parent-style-name="Default_20_Paragraph_20_Font"/>
    <style:style style:name="T162_4" style:family="text" style:parent-style-name="Default_20_Paragraph_20_Font"/>
    <style:style style:name="T162_5" style:family="text" style:parent-style-name="Default_20_Paragraph_20_Font"/>
    <style:style style:name="T162_6" style:family="text" style:parent-style-name="Default_20_Paragraph_20_Font"/>
    <style:style style:name="T162_7" style:family="text" style:parent-style-name="Default_20_Paragraph_20_Font"/>
    <style:style style:name="T162_8" style:family="text" style:parent-style-name="Default_20_Paragraph_20_Font"/>
    <style:style style:name="T162_9" style:family="text" style:parent-style-name="Default_20_Paragraph_20_Font"/>
    <style:style style:name="T162_10" style:family="text" style:parent-style-name="Default_20_Paragraph_20_Font"/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3_1" style:family="text" style:parent-style-name="Default_20_Paragraph_20_Font"/>
    <style:style style:name="T163_2" style:family="text" style:parent-style-name="Default_20_Paragraph_20_Font"/>
    <style:style style:name="T163_3" style:family="text" style:parent-style-name="Default_20_Paragraph_20_Font"/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4_1" style:family="text" style:parent-style-name="Default_20_Paragraph_20_Font"/>
    <style:style style:name="T164_2" style:family="text" style:parent-style-name="Default_20_Paragraph_20_Font"/>
    <style:style style:name="T164_3" style:family="text" style:parent-style-name="Default_20_Paragraph_20_Font"/>
    <style:style style:name="T164_4" style:family="text" style:parent-style-name="Default_20_Paragraph_20_Font"/>
    <style:style style:name="T164_5" style:family="text" style:parent-style-name="Default_20_Paragraph_20_Font"/>
    <style:style style:name="T164_6" style:family="text" style:parent-style-name="Default_20_Paragraph_20_Font"/>
    <style:style style:name="P16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5_1" style:family="text" style:parent-style-name="Default_20_Paragraph_20_Font"/>
    <style:style style:name="T165_2" style:family="text" style:parent-style-name="Default_20_Paragraph_20_Font"/>
    <style:style style:name="T165_3" style:family="text" style:parent-style-name="Default_20_Paragraph_20_Font"/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6_1" style:family="text" style:parent-style-name="Default_20_Paragraph_20_Font"/>
    <style:style style:name="T166_2" style:family="text" style:parent-style-name="Default_20_Paragraph_20_Font"/>
    <style:style style:name="T166_3" style:family="text" style:parent-style-name="Default_20_Paragraph_20_Font"/>
    <style:style style:name="T166_4" style:family="text" style:parent-style-name="Default_20_Paragraph_20_Font"/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7_1" style:family="text" style:parent-style-name="Default_20_Paragraph_20_Font"/>
    <style:style style:name="T167_2" style:family="text" style:parent-style-name="Default_20_Paragraph_20_Font"/>
    <style:style style:name="T167_3" style:family="text" style:parent-style-name="Default_20_Paragraph_20_Font"/>
    <style:style style:name="T167_4" style:family="text" style:parent-style-name="Default_20_Paragraph_20_Font"/>
    <style:style style:name="T167_5" style:family="text" style:parent-style-name="Default_20_Paragraph_20_Font"/>
    <style:style style:name="T167_6" style:family="text" style:parent-style-name="Default_20_Paragraph_20_Font"/>
    <style:style style:name="T167_7" style:family="text" style:parent-style-name="Default_20_Paragraph_20_Font"/>
    <style:style style:name="T167_8" style:family="text" style:parent-style-name="Default_20_Paragraph_20_Font"/>
    <style:style style:name="T167_9" style:family="text" style:parent-style-name="Default_20_Paragraph_20_Font"/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69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</office:automatic-styles>
  <office:body>
    <office:text>
      <text:h text:style-name="P1"><text:bookmark-start text:name="h.n4y9mm2xjynx"/><text:bookmark-end text:name="h.n4y9mm2xjynx"/><text:span text:style-name="T1_1">QGIS</text:span><text:span text:style-name="T1_2"><text:s/></text:span><text:span text:style-name="T1_3">Waste</text:span><text:span text:style-name="T1_4">-</text:span><text:span text:style-name="T1_5">Water</text:span><text:span text:style-name="T1_6"><text:s/></text:span><text:span text:style-name="T1_7">Application</text:span><text:span text:style-name="T1_8"><text:s/></text:span><text:span text:style-name="T1_9">Requirements</text:span><text:span text:style-name="T1_10"><text:s/></text:span><text:span text:style-name="T1_11">Document</text:span></text:h>
      <text:h text:style-name="P2"><text:bookmark-start text:name="h.2g95vi3iro79"/><text:bookmark-end text:name="h.2g95vi3iro79"/><text:span text:style-name="T2_1">Purpose</text:span></text:h>
      <text:p text:style-name="P3"><text:span text:style-name="T3_1">Collection</text:span><text:span text:style-name="T3_2"><text:s/></text:span><text:span text:style-name="T3_3">of</text:span><text:span text:style-name="T3_4"><text:s/></text:span><text:span text:style-name="T3_5">Requirements</text:span><text:span text:style-name="T3_6"><text:s/></text:span><text:span text:style-name="T3_7">for</text:span><text:span text:style-name="T3_8"><text:s/></text:span><text:span text:style-name="T3_9">the</text:span><text:span text:style-name="T3_10"><text:s/></text:span><text:span text:style-name="T3_11">Development</text:span><text:span text:style-name="T3_12"><text:s/></text:span><text:span text:style-name="T3_13">of</text:span><text:span text:style-name="T3_14"><text:s/></text:span><text:span text:style-name="T3_15">a</text:span><text:span text:style-name="T3_16"><text:s/></text:span><text:span text:style-name="T3_17">VSA</text:span><text:span text:style-name="T3_18">-</text:span><text:span text:style-name="T3_19">DSS</text:span><text:span text:style-name="T3_20"><text:s/></text:span><text:span text:style-name="T3_21">compatible</text:span><text:span text:style-name="T3_22"><text:s/></text:span><text:span text:style-name="T3_23">waste</text:span><text:span text:style-name="T3_24">-</text:span><text:span text:style-name="T3_25">water</text:span><text:span text:style-name="T3_26"><text:s/></text:span><text:span text:style-name="T3_27">documentation</text:span><text:span text:style-name="T3_28"><text:s/></text:span><text:span text:style-name="T3_29">and</text:span><text:span text:style-name="T3_30"><text:s/></text:span><text:span text:style-name="T3_31">management</text:span><text:span text:style-name="T3_32"><text:s/></text:span><text:span text:style-name="T3_33">system</text:span><text:span text:style-name="T3_34"><text:s/></text:span><text:span text:style-name="T3_35">based</text:span><text:span text:style-name="T3_36"><text:s/></text:span><text:span text:style-name="T3_37">on</text:span><text:span text:style-name="T3_38"><text:s/></text:span><text:span text:style-name="T3_39">Quantum</text:span><text:span text:style-name="T3_40"><text:s/></text:span><text:span text:style-name="T3_41">GIS</text:span><text:span text:style-name="T3_42"><text:s/>(</text:span><text:span text:style-name="T3_43">QGIS</text:span><text:span text:style-name="T3_44">).</text:span></text:p>
      <text:h text:style-name="P4"><text:bookmark-start text:name="h.1ynjq4jyvn5z"/><text:bookmark-end text:name="h.1ynjq4jyvn5z"/><text:span text:style-name="T4_1">Conventions</text:span></text:h>
      <text:p text:style-name="P5"><text:span text:style-name="T5_1">In</text:span><text:span text:style-name="T5_2"><text:s/></text:span><text:span text:style-name="T5_3">this</text:span><text:span text:style-name="T5_4"><text:s/></text:span><text:span text:style-name="T5_5">document</text:span><text:span text:style-name="T5_6"><text:s/></text:span><text:span text:style-name="T5_7">we</text:span><text:span text:style-name="T5_8"><text:s/></text:span><text:span text:style-name="T5_9">distinguish</text:span><text:span text:style-name="T5_10"><text:s/></text:span><text:span text:style-name="T5_11">between</text:span><text:span text:style-name="T5_12"><text:s/>“</text:span><text:span text:style-name="T5_13">must</text:span><text:span text:style-name="T5_14">”,<text:s/>“</text:span><text:span text:style-name="T5_15">should</text:span><text:span text:style-name="T5_16">”<text:s/></text:span><text:span text:style-name="T5_17">and</text:span><text:span text:style-name="T5_18"><text:s/>“</text:span><text:span text:style-name="T5_19">may</text:span><text:span text:style-name="T5_20">”.<text:s/></text:span><text:span text:style-name="T5_21">Must</text:span><text:span text:style-name="T5_22"><text:s/></text:span><text:span text:style-name="T5_23">items</text:span><text:span text:style-name="T5_24"><text:s/></text:span><text:span text:style-name="T5_25">must</text:span><text:span text:style-name="T5_26"><text:s/></text:span><text:span text:style-name="T5_27">be</text:span><text:span text:style-name="T5_28"><text:s/></text:span><text:span text:style-name="T5_29">implemented</text:span><text:span text:style-name="T5_30"><text:s/>(</text:span><text:span text:style-name="T5_31">first</text:span><text:span text:style-name="T5_32"><text:s/></text:span><text:span text:style-name="T5_33">priority</text:span><text:span text:style-name="T5_34">),<text:s/></text:span><text:span text:style-name="T5_35">should</text:span><text:span text:style-name="T5_36"><text:s/></text:span><text:span text:style-name="T5_37">items</text:span><text:span text:style-name="T5_38"><text:s/></text:span><text:span text:style-name="T5_39">should</text:span><text:span text:style-name="T5_40"><text:s/></text:span><text:span text:style-name="T5_41">be</text:span><text:span text:style-name="T5_42"><text:s/></text:span><text:span text:style-name="T5_43">implemented</text:span><text:span text:style-name="T5_44"><text:s/></text:span><text:span text:style-name="T5_45">if</text:span><text:span text:style-name="T5_46"><text:s/></text:span><text:span text:style-name="T5_47">there</text:span><text:span text:style-name="T5_48"><text:s/></text:span><text:span text:style-name="T5_49">are</text:span><text:span text:style-name="T5_50"><text:s/></text:span><text:span text:style-name="T5_51">enough</text:span><text:span text:style-name="T5_52"><text:s/></text:span><text:span text:style-name="T5_53">resources</text:span><text:span text:style-name="T5_54"><text:s/></text:span><text:span text:style-name="T5_55">available</text:span><text:span text:style-name="T5_56"><text:s/>(</text:span><text:span text:style-name="T5_57">second</text:span><text:span text:style-name="T5_58"><text:s/></text:span><text:span text:style-name="T5_59">priority</text:span><text:span text:style-name="T5_60">).<text:s/></text:span><text:span text:style-name="T5_61">May</text:span><text:span text:style-name="T5_62"><text:s/></text:span><text:span text:style-name="T5_63">items</text:span><text:span text:style-name="T5_64"><text:s/></text:span><text:span text:style-name="T5_65">are</text:span><text:span text:style-name="T5_66"><text:s/>“</text:span><text:span text:style-name="T5_67">nice</text:span><text:span text:style-name="T5_68"><text:s/></text:span><text:span text:style-name="T5_69">to</text:span><text:span text:style-name="T5_70"><text:s/></text:span><text:span text:style-name="T5_71">have</text:span><text:span text:style-name="T5_72">”.<text:s/></text:span><text:span text:style-name="T5_73">The</text:span><text:span text:style-name="T5_74"><text:s/></text:span><text:span text:style-name="T5_75">term</text:span><text:span text:style-name="T5_76"><text:s/>“</text:span><text:span text:style-name="T5_77">the</text:span><text:span text:style-name="T5_78"><text:s/></text:span><text:span text:style-name="T5_79">system</text:span><text:span text:style-name="T5_80">”<text:s/></text:span><text:span text:style-name="T5_81">is</text:span><text:span text:style-name="T5_82"><text:s/></text:span><text:span text:style-name="T5_83">used</text:span><text:span text:style-name="T5_84"><text:s/></text:span><text:span text:style-name="T5_85">as</text:span><text:span text:style-name="T5_86"><text:s/></text:span><text:span text:style-name="T5_87">a</text:span><text:span text:style-name="T5_88"><text:s/></text:span><text:span text:style-name="T5_89">short</text:span><text:span text:style-name="T5_90"><text:s/></text:span><text:span text:style-name="T5_91">hand</text:span><text:span text:style-name="T5_92"><text:s/></text:span><text:span text:style-name="T5_93">of</text:span><text:span text:style-name="T5_94"><text:s/></text:span><text:span text:style-name="T5_95">the</text:span><text:span text:style-name="T5_96"><text:s/>“</text:span><text:span text:style-name="T5_97">waste</text:span><text:span text:style-name="T5_98"><text:s/></text:span><text:span text:style-name="T5_99">water</text:span><text:span text:style-name="T5_100"><text:s/></text:span><text:span text:style-name="T5_101">documentation</text:span><text:span text:style-name="T5_102"><text:s/></text:span><text:span text:style-name="T5_103">and</text:span><text:span text:style-name="T5_104"><text:s/></text:span><text:span text:style-name="T5_105">management</text:span><text:span text:style-name="T5_106">”<text:s/></text:span><text:span text:style-name="T5_107">system</text:span><text:span text:style-name="T5_108">.</text:span></text:p>
      <text:h text:style-name="P6"><text:bookmark-start text:name="h.v4pz2lhd015c"/><text:bookmark-end text:name="h.v4pz2lhd015c"/><text:span text:style-name="T6_1">Terminology</text:span></text:h>
      <text:p text:style-name="P7"><text:span text:style-name="T7_1">When</text:span><text:span text:style-name="T7_2"><text:s/></text:span><text:span text:style-name="T7_3">localizing</text:span><text:span text:style-name="T7_4"><text:s/></text:span><text:span text:style-name="T7_5">the</text:span><text:span text:style-name="T7_6"><text:s/></text:span><text:span text:style-name="T7_7">GUI</text:span><text:span text:style-name="T7_8"><text:s/></text:span><text:span text:style-name="T7_9">and</text:span><text:span text:style-name="T7_10"><text:s/></text:span><text:span text:style-name="T7_11">user</text:span><text:span text:style-name="T7_12">-</text:span><text:span text:style-name="T7_13">centric</text:span><text:span text:style-name="T7_14"><text:s/></text:span><text:span text:style-name="T7_15">documentation</text:span><text:span text:style-name="T7_16">,<text:s/></text:span><text:span text:style-name="T7_17">the</text:span><text:span text:style-name="T7_18"><text:s/></text:span><text:span text:style-name="T7_19">VSA</text:span><text:span text:style-name="T7_20"><text:s/></text:span><text:span text:style-name="T7_21">glossary</text:span><text:span text:style-name="T7_22"><text:s/></text:span><text:span text:style-name="T7_23">should</text:span><text:span text:style-name="T7_24"><text:s/></text:span><text:span text:style-name="T7_25">be</text:span><text:span text:style-name="T7_26"><text:s/></text:span><text:span text:style-name="T7_27">used</text:span><text:span text:style-name="T7_28">:<text:s/></text:span><text:span text:style-name="T7_29"><text:a xlink:type="simple" xlink:href="http://www.vsa.ch/glossar"><text:span text:style-name="T7_30">http</text:span></text:a></text:span><text:span text:style-name="T7_31"><text:a xlink:type="simple" xlink:href="http://www.vsa.ch/glossar"><text:span text:style-name="T7_32">://</text:span></text:a></text:span><text:span text:style-name="T7_33"><text:a xlink:type="simple" xlink:href="http://www.vsa.ch/glossar"><text:span text:style-name="T7_34">www</text:span></text:a></text:span><text:span text:style-name="T7_35"><text:a xlink:type="simple" xlink:href="http://www.vsa.ch/glossar"><text:span text:style-name="T7_36">.</text:span></text:a></text:span><text:span text:style-name="T7_37"><text:a xlink:type="simple" xlink:href="http://www.vsa.ch/glossar"><text:span text:style-name="T7_38">vsa</text:span></text:a></text:span><text:span text:style-name="T7_39"><text:a xlink:type="simple" xlink:href="http://www.vsa.ch/glossar"><text:span text:style-name="T7_40">.</text:span></text:a></text:span><text:span text:style-name="T7_41"><text:a xlink:type="simple" xlink:href="http://www.vsa.ch/glossar"><text:span text:style-name="T7_42">ch</text:span></text:a></text:span><text:span text:style-name="T7_43"><text:a xlink:type="simple" xlink:href="http://www.vsa.ch/glossar"><text:span text:style-name="T7_44">/</text:span></text:a></text:span><text:span text:style-name="T7_45"><text:a xlink:type="simple" xlink:href="http://www.vsa.ch/glossar"><text:span text:style-name="T7_46">glossar</text:span></text:a></text:span><text:span text:style-name="T7_47"><text:s/>-<text:s/></text:span><text:span text:style-name="T7_48">it</text:span><text:span text:style-name="T7_49"><text:s/></text:span><text:span text:style-name="T7_50">is</text:span><text:span text:style-name="T7_51"><text:s/></text:span><text:span text:style-name="T7_52">the</text:span><text:span text:style-name="T7_53"><text:s/></text:span><text:span text:style-name="T7_54">task</text:span><text:span text:style-name="T7_55"><text:s/></text:span><text:span text:style-name="T7_56">of</text:span><text:span text:style-name="T7_57"><text:s/></text:span><text:span text:style-name="T7_58">the</text:span><text:span text:style-name="T7_59"><text:s/></text:span><text:span text:style-name="T7_60">waste</text:span><text:span text:style-name="T7_61">-</text:span><text:span text:style-name="T7_62">water</text:span><text:span text:style-name="T7_63"><text:s/></text:span><text:span text:style-name="T7_64">specialists</text:span><text:span text:style-name="T7_65">/</text:span><text:span text:style-name="T7_66">engineers</text:span><text:span text:style-name="T7_67"><text:s/></text:span><text:span text:style-name="T7_68">to</text:span><text:span text:style-name="T7_69"><text:s/></text:span><text:span text:style-name="T7_70">ensure</text:span><text:span text:style-name="T7_71"><text:s/></text:span><text:span text:style-name="T7_72">proper</text:span><text:span text:style-name="T7_73"><text:s/></text:span><text:span text:style-name="T7_74">terminology</text:span><text:span text:style-name="T7_75"><text:s/></text:span><text:span text:style-name="T7_76">in</text:span><text:span text:style-name="T7_77"><text:s/></text:span><text:span text:style-name="T7_78">documentation</text:span><text:span text:style-name="T7_79"><text:s/></text:span><text:span text:style-name="T7_80">and</text:span><text:span text:style-name="T7_81"><text:s/></text:span><text:span text:style-name="T7_82">user</text:span><text:span text:style-name="T7_83"><text:s/></text:span><text:span text:style-name="T7_84">interface</text:span><text:span text:style-name="T7_85">.</text:span></text:p>
      <text:h text:style-name="P8"><text:bookmark-start text:name="h.22b26121jw5y"/><text:bookmark-end text:name="h.22b26121jw5y"/><text:span text:style-name="T8_1">Requirements</text:span></text:h>
      <text:h text:style-name="P9"><text:bookmark-start text:name="h.d3l0vohrbmf9"/><text:bookmark-end text:name="h.d3l0vohrbmf9"/><text:span text:style-name="T9_1">Data</text:span><text:span text:style-name="T9_2"><text:s/></text:span><text:span text:style-name="T9_3">Model</text:span></text:h>
      <text:p text:style-name="P10"><text:span text:style-name="T10_1">The</text:span><text:span text:style-name="T10_2"><text:s/></text:span><text:span text:style-name="T10_3">system</text:span><text:span text:style-name="T10_4"><text:s/></text:span><text:span text:style-name="T10_5">must</text:span><text:span text:style-name="T10_6"><text:s/></text:span><text:span text:style-name="T10_7">be</text:span><text:span text:style-name="T10_8"><text:s/></text:span><text:span text:style-name="T10_9">using</text:span><text:span text:style-name="T10_10"><text:s/></text:span><text:span text:style-name="T10_11">the</text:span><text:span text:style-name="T10_12"><text:s/></text:span><text:span text:style-name="T10_13">VSA</text:span><text:span text:style-name="T10_14">-</text:span><text:span text:style-name="T10_15">DSS</text:span><text:span text:style-name="T10_16"><text:s/></text:span><text:span text:style-name="T10_17">model</text:span><text:span text:style-name="T10_18">:<text:s/></text:span><text:span text:style-name="T10_19"><text:a xlink:type="simple" xlink:href="http://www.vsa.ch/vsa-dss/datenmodell/"><text:span text:style-name="T10_20">http</text:span></text:a></text:span><text:span text:style-name="T10_21"><text:a xlink:type="simple" xlink:href="http://www.vsa.ch/vsa-dss/datenmodell/"><text:span text:style-name="T10_22">://</text:span></text:a></text:span><text:span text:style-name="T10_23"><text:a xlink:type="simple" xlink:href="http://www.vsa.ch/vsa-dss/datenmodell/"><text:span text:style-name="T10_24">www</text:span></text:a></text:span><text:span text:style-name="T10_25"><text:a xlink:type="simple" xlink:href="http://www.vsa.ch/vsa-dss/datenmodell/"><text:span text:style-name="T10_26">.</text:span></text:a></text:span><text:span text:style-name="T10_27"><text:a xlink:type="simple" xlink:href="http://www.vsa.ch/vsa-dss/datenmodell/"><text:span text:style-name="T10_28">vsa</text:span></text:a></text:span><text:span text:style-name="T10_29"><text:a xlink:type="simple" xlink:href="http://www.vsa.ch/vsa-dss/datenmodell/"><text:span text:style-name="T10_30">.</text:span></text:a></text:span><text:span text:style-name="T10_31"><text:a xlink:type="simple" xlink:href="http://www.vsa.ch/vsa-dss/datenmodell/"><text:span text:style-name="T10_32">ch</text:span></text:a></text:span><text:span text:style-name="T10_33"><text:a xlink:type="simple" xlink:href="http://www.vsa.ch/vsa-dss/datenmodell/"><text:span text:style-name="T10_34">/</text:span></text:a></text:span><text:span text:style-name="T10_35"><text:a xlink:type="simple" xlink:href="http://www.vsa.ch/vsa-dss/datenmodell/"><text:span text:style-name="T10_36">vsa</text:span></text:a></text:span><text:span text:style-name="T10_37"><text:a xlink:type="simple" xlink:href="http://www.vsa.ch/vsa-dss/datenmodell/"><text:span text:style-name="T10_38">-</text:span></text:a></text:span><text:span text:style-name="T10_39"><text:a xlink:type="simple" xlink:href="http://www.vsa.ch/vsa-dss/datenmodell/"><text:span text:style-name="T10_40">dss</text:span></text:a></text:span><text:span text:style-name="T10_41"><text:a xlink:type="simple" xlink:href="http://www.vsa.ch/vsa-dss/datenmodell/"><text:span text:style-name="T10_42">/</text:span></text:a></text:span><text:span text:style-name="T10_43"><text:a xlink:type="simple" xlink:href="http://www.vsa.ch/vsa-dss/datenmodell/"><text:span text:style-name="T10_44">datenmodell</text:span></text:a></text:span><text:span text:style-name="T10_45"><text:a xlink:type="simple" xlink:href="http://www.vsa.ch/vsa-dss/datenmodell/"><text:span text:style-name="T10_46">/</text:span></text:a></text:span><text:span text:style-name="T10_47"><text:s/></text:span></text:p>
      <text:h text:style-name="P11"><text:bookmark-start text:name="h.xw6nbzw5rheu"/><text:bookmark-end text:name="h.xw6nbzw5rheu"/><text:span text:style-name="T11_1">Language</text:span></text:h>
      <text:p text:style-name="P12"><text:span text:style-name="T12_1">The</text:span><text:span text:style-name="T12_2"><text:s/></text:span><text:span text:style-name="T12_3">data</text:span><text:span text:style-name="T12_4"><text:s/></text:span><text:span text:style-name="T12_5">model</text:span><text:span text:style-name="T12_6"><text:s/></text:span><text:span text:style-name="T12_7">and</text:span><text:span text:style-name="T12_8"><text:s/></text:span><text:span text:style-name="T12_9">system</text:span><text:span text:style-name="T12_10"><text:s/></text:span><text:span text:style-name="T12_11">documentation</text:span><text:span text:style-name="T12_12"><text:s/></text:span><text:span text:style-name="T12_13">must</text:span><text:span text:style-name="T12_14"><text:s/></text:span><text:span text:style-name="T12_15">be</text:span><text:span text:style-name="T12_16"><text:s/></text:span><text:span text:style-name="T12_17">in</text:span><text:span text:style-name="T12_18"><text:s/></text:span><text:span text:style-name="T12_19">english</text:span><text:span text:style-name="T12_20">.<text:s/></text:span><text:span text:style-name="T12_21">The</text:span><text:span text:style-name="T12_22"><text:s/></text:span><text:span text:style-name="T12_23">user</text:span><text:span text:style-name="T12_24"><text:s/></text:span><text:span text:style-name="T12_25">interface</text:span><text:span text:style-name="T12_26"><text:s/>(</text:span><text:span text:style-name="T12_27">GUI</text:span><text:span text:style-name="T12_28">)<text:s/></text:span><text:span text:style-name="T12_29">and</text:span><text:span text:style-name="T12_30"><text:s/></text:span><text:span text:style-name="T12_31">user</text:span><text:span text:style-name="T12_32">-</text:span><text:span text:style-name="T12_33">centric</text:span><text:span text:style-name="T12_34"><text:s/></text:span><text:span text:style-name="T12_35">documentation</text:span><text:span text:style-name="T12_36"><text:s/></text:span><text:span text:style-name="T12_37">must</text:span><text:span text:style-name="T12_38"><text:s/></text:span><text:span text:style-name="T12_39">be</text:span><text:span text:style-name="T12_40"><text:s/></text:span><text:span text:style-name="T12_41">multilingual</text:span><text:span text:style-name="T12_42">.<text:s/></text:span><text:span text:style-name="T12_43">There</text:span><text:span text:style-name="T12_44"><text:s/></text:span><text:span text:style-name="T12_45">must</text:span><text:span text:style-name="T12_46"><text:s/></text:span><text:span text:style-name="T12_47">be</text:span><text:span text:style-name="T12_48"><text:s/></text:span><text:span text:style-name="T12_49">localized</text:span><text:span text:style-name="T12_50"><text:s/></text:span><text:span text:style-name="T12_51">versions</text:span><text:span text:style-name="T12_52"><text:s/></text:span><text:span text:style-name="T12_53">for</text:span><text:span text:style-name="T12_54"><text:s/></text:span><text:span text:style-name="T12_55">the</text:span><text:span text:style-name="T12_56"><text:s/></text:span><text:span text:style-name="T12_57">german</text:span><text:span text:style-name="T12_58"><text:s/></text:span><text:span text:style-name="T12_59">and</text:span><text:span text:style-name="T12_60"><text:s/></text:span><text:span text:style-name="T12_61">french</text:span><text:span text:style-name="T12_62"><text:s/></text:span><text:span text:style-name="T12_63">language</text:span><text:span text:style-name="T12_64"><text:s/></text:span><text:span text:style-name="T12_65">and</text:span><text:span text:style-name="T12_66"><text:s/></text:span><text:span text:style-name="T12_67">there</text:span><text:span text:style-name="T12_68"><text:s/></text:span><text:span text:style-name="T12_69">should</text:span><text:span text:style-name="T12_70"><text:s/></text:span><text:span text:style-name="T12_71">be</text:span><text:span text:style-name="T12_72"><text:s/></text:span><text:span text:style-name="T12_73">an</text:span><text:span text:style-name="T12_74"><text:s/></text:span><text:span text:style-name="T12_75">english</text:span><text:span text:style-name="T12_76"><text:s/></text:span><text:span text:style-name="T12_77">version</text:span><text:span text:style-name="T12_78">.<text:s/></text:span><text:span text:style-name="T12_79">If</text:span><text:span text:style-name="T12_80"><text:s/></text:span><text:span text:style-name="T12_81">there</text:span><text:span text:style-name="T12_82"><text:s/></text:span><text:span text:style-name="T12_83">is</text:span><text:span text:style-name="T12_84"><text:s/></text:span><text:span text:style-name="T12_85">interest</text:span><text:span text:style-name="T12_86"><text:s/></text:span><text:span text:style-name="T12_87">in</text:span><text:span text:style-name="T12_88"><text:s/></text:span><text:span text:style-name="T12_89">an</text:span><text:span text:style-name="T12_90"><text:s/></text:span><text:span text:style-name="T12_91">italian</text:span><text:span text:style-name="T12_92"><text:s/></text:span><text:span text:style-name="T12_93">version</text:span><text:span text:style-name="T12_94"><text:s/></text:span><text:span text:style-name="T12_95">we</text:span><text:span text:style-name="T12_96"><text:s/></text:span><text:span text:style-name="T12_97">may</text:span><text:span text:style-name="T12_98"><text:s/></text:span><text:span text:style-name="T12_99">add</text:span><text:span text:style-name="T12_100"><text:s/></text:span><text:span text:style-name="T12_101">localization</text:span><text:span text:style-name="T12_102"><text:s/></text:span><text:span text:style-name="T12_103">for</text:span><text:span text:style-name="T12_104"><text:s/></text:span><text:span text:style-name="T12_105">the</text:span><text:span text:style-name="T12_106"><text:s/></text:span><text:span text:style-name="T12_107">italian</text:span><text:span text:style-name="T12_108"><text:s/></text:span><text:span text:style-name="T12_109">language</text:span><text:span text:style-name="T12_110">.</text:span></text:p>
      <text:h text:style-name="P13"><text:bookmark-start text:name="h.wc2fmd7rcmk1"/><text:bookmark-end text:name="h.wc2fmd7rcmk1"/><text:span text:style-name="T13_1">Database</text:span></text:h>
      <text:p text:style-name="P14"><text:span text:style-name="T14_1">The</text:span><text:span text:style-name="T14_2"><text:s/></text:span><text:span text:style-name="T14_3">central</text:span><text:span text:style-name="T14_4"><text:s/></text:span><text:span text:style-name="T14_5">database</text:span><text:span text:style-name="T14_6"><text:s/></text:span><text:span text:style-name="T14_7">must</text:span><text:span text:style-name="T14_8"><text:s/></text:span><text:span text:style-name="T14_9">be</text:span><text:span text:style-name="T14_10"><text:s/></text:span><text:span text:style-name="T14_11">PostgreSQL</text:span><text:span text:style-name="T14_12">/</text:span><text:span text:style-name="T14_13">Postgis</text:span><text:span text:style-name="T14_14">.<text:s/></text:span><text:span text:style-name="T14_15">PostgreSQL</text:span><text:span text:style-name="T14_16"><text:s/></text:span><text:span text:style-name="T14_17">is</text:span><text:span text:style-name="T14_18"><text:s/></text:span><text:span text:style-name="T14_19">the</text:span><text:span text:style-name="T14_20"><text:s/></text:span><text:span text:style-name="T14_21">most</text:span><text:span text:style-name="T14_22"><text:s/></text:span><text:span text:style-name="T14_23">advanced</text:span><text:span text:style-name="T14_24"><text:s/></text:span><text:span text:style-name="T14_25">open</text:span><text:span text:style-name="T14_26"><text:s/></text:span><text:span text:style-name="T14_27">source</text:span><text:span text:style-name="T14_28"><text:s/></text:span><text:span text:style-name="T14_29">database</text:span><text:span text:style-name="T14_30"><text:s/></text:span><text:span text:style-name="T14_31">and</text:span><text:span text:style-name="T14_32"><text:s/></text:span><text:span text:style-name="T14_33">is</text:span><text:span text:style-name="T14_34"><text:s/></text:span><text:span text:style-name="T14_35">already</text:span><text:span text:style-name="T14_36"><text:s/></text:span><text:span text:style-name="T14_37">widely</text:span><text:span text:style-name="T14_38"><text:s/></text:span><text:span text:style-name="T14_39">deployed</text:span><text:span text:style-name="T14_40"><text:s/></text:span><text:span text:style-name="T14_41">in</text:span><text:span text:style-name="T14_42"><text:s/></text:span><text:span text:style-name="T14_43">Switzerland</text:span><text:span text:style-name="T14_44">.</text:span></text:p>
      <text:h text:style-name="P15"><text:bookmark-start text:name="h.ottem5zergt2"/><text:bookmark-end text:name="h.ottem5zergt2"/><text:span text:style-name="T15_1">Roles</text:span></text:h>
      <text:p text:style-name="P16"><text:span text:style-name="T16_1">The</text:span><text:span text:style-name="T16_2"><text:s/></text:span><text:span text:style-name="T16_3">system</text:span><text:span text:style-name="T16_4"><text:s/></text:span><text:span text:style-name="T16_5">should</text:span><text:span text:style-name="T16_6"><text:s/></text:span><text:span text:style-name="T16_7">support</text:span><text:span text:style-name="T16_8"><text:s/></text:span><text:span text:style-name="T16_9">different</text:span><text:span text:style-name="T16_10"><text:s/></text:span><text:span text:style-name="T16_11">user</text:span><text:span text:style-name="T16_12"><text:s/></text:span><text:span text:style-name="T16_13">roles</text:span><text:span text:style-name="T16_14"><text:s/></text:span><text:span text:style-name="T16_15">that</text:span><text:span text:style-name="T16_16"><text:s/></text:span><text:span text:style-name="T16_17">have</text:span><text:span text:style-name="T16_18"><text:s/></text:span><text:span text:style-name="T16_19">different</text:span><text:span text:style-name="T16_20"><text:s/></text:span><text:span text:style-name="T16_21">tasks</text:span><text:span text:style-name="T16_22"><text:s/></text:span><text:span text:style-name="T16_23">to</text:span><text:span text:style-name="T16_24"><text:s/></text:span><text:span text:style-name="T16_25">solve</text:span><text:span text:style-name="T16_26">.</text:span></text:p>
      <text:h text:style-name="P17"><text:bookmark-start text:name="h.frqp3epjig43"/><text:bookmark-end text:name="h.frqp3epjig43"/><text:span text:style-name="T17_1">Viewer</text:span><text:span text:style-name="T17_2"><text:s/></text:span><text:span text:style-name="T17_3">Role</text:span></text:h>
      <text:p text:style-name="P18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9"><text:span text:style-name="T19_1">Typical</text:span><text:span text:style-name="T19_2"><text:s/></text:span><text:span text:style-name="T19_3">Representatives</text:span></text:p>
          </table:table-cell>
          <table:table-cell table:style-name="Cell2">
            <text:p text:style-name="P20"><text:span text:style-name="T20_1">house</text:span><text:span text:style-name="T20_2"><text:s/></text:span><text:span text:style-name="T20_3">owner</text:span><text:span text:style-name="T20_4">,<text:s/></text:span><text:span text:style-name="T20_5">architect</text:span><text:span text:style-name="T20_6">,<text:s/></text:span><text:span text:style-name="T20_7">engineer</text:span></text:p>
          </table:table-cell>
        </table:table-row>
        <table:table-row table:style-name="Row2">
          <table:table-cell table:style-name="Cell3">
            <text:p text:style-name="P21"><text:span text:style-name="T21_1">Tasks</text:span></text:p>
          </table:table-cell>
          <table:table-cell table:style-name="Cell4">
            <text:p text:style-name="P22"><text:span text:style-name="T22_1">view</text:span><text:span text:style-name="T22_2">-</text:span><text:span text:style-name="T22_3">only</text:span><text:span text:style-name="T22_4">,<text:s/></text:span><text:span text:style-name="T22_5">only</text:span><text:span text:style-name="T22_6"><text:s/></text:span><text:span text:style-name="T22_7">most</text:span><text:span text:style-name="T22_8"><text:s/></text:span><text:span text:style-name="T22_9">important</text:span><text:span text:style-name="T22_10"><text:s/></text:span><text:span text:style-name="T22_11">maps</text:span><text:span text:style-name="T22_12"><text:s/></text:span><text:span text:style-name="T22_13">and</text:span><text:span text:style-name="T22_14"><text:s/></text:span><text:span text:style-name="T22_15">layers</text:span><text:span text:style-name="T22_16">,<text:s/></text:span><text:span text:style-name="T22_17">limited</text:span><text:span text:style-name="T22_18"><text:s/></text:span><text:span text:style-name="T22_19">set</text:span><text:span text:style-name="T22_20"><text:s/></text:span><text:span text:style-name="T22_21">of</text:span><text:span text:style-name="T22_22"><text:s/></text:span><text:span text:style-name="T22_23">attributes</text:span></text:p>
          </table:table-cell>
        </table:table-row>
        <table:table-row table:style-name="Row3">
          <table:table-cell table:style-name="Cell5">
            <text:p text:style-name="P23"><text:span text:style-name="T23_1">Functions</text:span></text:p>
          </table:table-cell>
          <table:table-cell table:style-name="Cell6">
            <text:p text:style-name="P24"><text:span text:style-name="T24_1">Viewing</text:span><text:span text:style-name="T24_2"><text:s/>(</text:span><text:span text:style-name="T24_3">Webgis</text:span><text:span text:style-name="T24_4">),<text:s/></text:span><text:span text:style-name="T24_5">Printing</text:span></text:p>
          </table:table-cell>
        </table:table-row>
        <table:table-row table:style-name="Row4">
          <table:table-cell table:style-name="Cell7">
            <text:p text:style-name="P25"><text:span text:style-name="T25_1">Training</text:span></text:p>
          </table:table-cell>
          <table:table-cell table:style-name="Cell8">
            <text:p text:style-name="P26"><text:span text:style-name="T26_1">none</text:span></text:p>
          </table:table-cell>
        </table:table-row>
      </table:table>
      <text:h text:style-name="P27"><text:bookmark-start text:name="h.uwx9rl7fiidd"/><text:bookmark-end text:name="h.uwx9rl7fiidd"/><text:span text:style-name="T27_1">User</text:span></text:h>
      <table:table table:style-name="Table2">
        <table:table-column table:style-name="Column3"/>
        <table:table-column table:style-name="Column4"/>
        <table:table-row table:style-name="Row5">
          <table:table-cell table:style-name="Cell9">
            <text:p text:style-name="P28"><text:span text:style-name="T28_1">Typical</text:span><text:span text:style-name="T28_2"><text:s/></text:span><text:span text:style-name="T28_3">Representatives</text:span></text:p>
          </table:table-cell>
          <table:table-cell table:style-name="Cell10">
            <text:p text:style-name="P29"><text:span text:style-name="T29_1">city</text:span><text:span text:style-name="T29_2"><text:s/></text:span><text:span text:style-name="T29_3">administration</text:span><text:span text:style-name="T29_4">,<text:s/></text:span><text:span text:style-name="T29_5">building</text:span><text:span text:style-name="T29_6"><text:s/></text:span><text:span text:style-name="T29_7">permission</text:span><text:span text:style-name="T29_8"><text:s/></text:span><text:span text:style-name="T29_9">process</text:span><text:span text:style-name="T29_10">,<text:s/></text:span><text:span text:style-name="T29_11">urban</text:span><text:span text:style-name="T29_12"><text:s/></text:span><text:span text:style-name="T29_13">planning</text:span></text:p>
          </table:table-cell>
        </table:table-row>
        <table:table-row table:style-name="Row6">
          <table:table-cell table:style-name="Cell11">
            <text:p text:style-name="P30"><text:span text:style-name="T30_1">Tasks</text:span></text:p>
          </table:table-cell>
          <table:table-cell table:style-name="Cell12">
            <text:p text:style-name="P31"><text:span text:style-name="T31_1">viewing</text:span><text:span text:style-name="T31_2"><text:s/></text:span><text:span text:style-name="T31_3">of</text:span><text:span text:style-name="T31_4"><text:s/></text:span><text:span text:style-name="T31_5">data</text:span><text:span text:style-name="T31_6">,<text:s/></text:span><text:span text:style-name="T31_7">minimal</text:span><text:span text:style-name="T31_8"><text:s/></text:span><text:span text:style-name="T31_9">editing</text:span><text:span text:style-name="T31_10"><text:s/></text:span><text:span text:style-name="T31_11">of</text:span><text:span text:style-name="T31_12"><text:s/></text:span><text:span text:style-name="T31_13">attribute</text:span><text:span text:style-name="T31_14"><text:s/></text:span><text:span text:style-name="T31_15">data</text:span><text:span text:style-name="T31_16"><text:s/>(</text:span><text:span text:style-name="T31_17">e</text:span><text:span text:style-name="T31_18">.</text:span><text:span text:style-name="T31_19">g</text:span><text:span text:style-name="T31_20">.<text:s/></text:span><text:span text:style-name="T31_21">reports</text:span><text:span text:style-name="T31_22"><text:s/></text:span><text:span text:style-name="T31_23">after</text:span><text:span text:style-name="T31_24"><text:s/></text:span><text:span text:style-name="T31_25">cleaning</text:span><text:span text:style-name="T31_26"><text:s/></text:span><text:span text:style-name="T31_27">and</text:span><text:span text:style-name="T31_28"><text:s/></text:span><text:span text:style-name="T31_29">maintenance</text:span><text:span text:style-name="T31_30">),<text:s/></text:span><text:span text:style-name="T31_31">no</text:span><text:span text:style-name="T31_32"><text:s/></text:span><text:span text:style-name="T31_33">geometry</text:span><text:span text:style-name="T31_34"><text:s/></text:span><text:span text:style-name="T31_35">edits</text:span></text:p>
          </table:table-cell>
        </table:table-row>
        <table:table-row table:style-name="Row7">
          <table:table-cell table:style-name="Cell13">
            <text:p text:style-name="P32"><text:span text:style-name="T32_1">Functions</text:span></text:p>
          </table:table-cell>
          <table:table-cell table:style-name="Cell14">
            <text:p text:style-name="P33"><text:span text:style-name="T33_1">Viewing</text:span><text:span text:style-name="T33_2"><text:s/>(</text:span><text:span text:style-name="T33_3">Webgis</text:span><text:span text:style-name="T33_4">),<text:s/></text:span><text:span text:style-name="T33_5">Printing</text:span><text:span text:style-name="T33_6">,<text:s/></text:span><text:span text:style-name="T33_7">mutations</text:span><text:span text:style-name="T33_8"><text:s/></text:span><text:span text:style-name="T33_9">through</text:span><text:span text:style-name="T33_10"><text:s/></text:span><text:span text:style-name="T33_11">simple</text:span><text:span text:style-name="T33_12"><text:s/></text:span><text:span text:style-name="T33_13">forms</text:span></text:p>
          </table:table-cell>
        </table:table-row>
        <table:table-row table:style-name="Row8">
          <table:table-cell table:style-name="Cell15">
            <text:p text:style-name="P34"><text:span text:style-name="T34_1">Training</text:span></text:p>
          </table:table-cell>
          <table:table-cell table:style-name="Cell16">
            <text:p text:style-name="P35"><text:span text:style-name="T35_1">minimal</text:span></text:p>
          </table:table-cell>
        </table:table-row>
      </table:table>
      <text:h text:style-name="P36"><text:bookmark-start text:name="h.ybaheqp4cb5d"/><text:bookmark-end text:name="h.ybaheqp4cb5d"/><text:span text:style-name="T36_1">Power</text:span><text:span text:style-name="T36_2"><text:s/></text:span><text:span text:style-name="T36_3">User</text:span></text:h>
      <table:table table:style-name="Table3">
        <table:table-column table:style-name="Column5"/>
        <table:table-column table:style-name="Column6"/>
        <table:table-row table:style-name="Row9">
          <table:table-cell table:style-name="Cell17">
            <text:p text:style-name="P37"><text:span text:style-name="T37_1">Typical</text:span><text:span text:style-name="T37_2"><text:s/></text:span><text:span text:style-name="T37_3">Representatives</text:span></text:p>
          </table:table-cell>
          <table:table-cell table:style-name="Cell18">
            <text:p text:style-name="P38"><text:span text:style-name="T38_1">waste</text:span><text:span text:style-name="T38_2">-</text:span><text:span text:style-name="T38_3">water</text:span><text:span text:style-name="T38_4"><text:s/>(</text:span><text:span text:style-name="T38_5">GEP</text:span><text:span text:style-name="T38_6">)<text:s/></text:span><text:span text:style-name="T38_7">engineer</text:span><text:span text:style-name="T38_8">,<text:s/></text:span><text:span text:style-name="T38_9">GIS</text:span><text:span text:style-name="T38_10"><text:s/></text:span><text:span text:style-name="T38_11">operator</text:span></text:p>
          </table:table-cell>
        </table:table-row>
        <table:table-row table:style-name="Row10">
          <table:table-cell table:style-name="Cell19">
            <text:p text:style-name="P39"><text:span text:style-name="T39_1">Tasks</text:span></text:p>
          </table:table-cell>
          <table:table-cell table:style-name="Cell20">
            <text:p text:style-name="P40"><text:span text:style-name="T40_1">Viewing</text:span><text:span text:style-name="T40_2"><text:s/></text:span><text:span text:style-name="T40_3">and</text:span><text:span text:style-name="T40_4"><text:s/></text:span><text:span text:style-name="T40_5">Editing</text:span><text:span text:style-name="T40_6"><text:s/></text:span><text:span text:style-name="T40_7">of</text:span><text:span text:style-name="T40_8"><text:s/></text:span><text:span text:style-name="T40_9">Data</text:span><text:span text:style-name="T40_10">,<text:s/></text:span><text:span text:style-name="T40_11">direct</text:span><text:span text:style-name="T40_12"><text:s/></text:span><text:span text:style-name="T40_13">data</text:span><text:span text:style-name="T40_14"><text:s/></text:span><text:span text:style-name="T40_15">manipulations</text:span><text:span text:style-name="T40_16"><text:s/></text:span><text:span text:style-name="T40_17">through</text:span><text:span text:style-name="T40_18"><text:s/></text:span><text:span text:style-name="T40_19">Desktop</text:span><text:span text:style-name="T40_20"><text:s/></text:span><text:span text:style-name="T40_21">GIS</text:span></text:p>
          </table:table-cell>
        </table:table-row>
        <table:table-row table:style-name="Row11">
          <table:table-cell table:style-name="Cell21">
            <text:p text:style-name="P41"><text:span text:style-name="T41_1">Functions</text:span></text:p>
          </table:table-cell>
          <table:table-cell table:style-name="Cell22">
            <text:p text:style-name="P42"><text:span text:style-name="T42_1">direct</text:span><text:span text:style-name="T42_2"><text:s/></text:span><text:span text:style-name="T42_3">access</text:span><text:span text:style-name="T42_4"><text:s/></text:span><text:span text:style-name="T42_5">to</text:span><text:span text:style-name="T42_6"><text:s/></text:span><text:span text:style-name="T42_7">database</text:span><text:span text:style-name="T42_8">,<text:s/></text:span><text:span text:style-name="T42_9">editing</text:span><text:span text:style-name="T42_10"><text:s/></text:span><text:span text:style-name="T42_11">of</text:span><text:span text:style-name="T42_12"><text:s/></text:span><text:span text:style-name="T42_13">geometry</text:span><text:span text:style-name="T42_14"><text:s/></text:span><text:span text:style-name="T42_15">and</text:span><text:span text:style-name="T42_16"><text:s/></text:span><text:span text:style-name="T42_17">attributes</text:span><text:span text:style-name="T42_18">,<text:s/></text:span><text:span text:style-name="T42_19">forms</text:span><text:span text:style-name="T42_20">,<text:s/></text:span><text:span text:style-name="T42_21">reports</text:span><text:span text:style-name="T42_22">,<text:s/></text:span><text:span text:style-name="T42_23">changing</text:span><text:span text:style-name="T42_24"><text:s/></text:span><text:span text:style-name="T42_25">map</text:span><text:span text:style-name="T42_26"><text:s/></text:span><text:span text:style-name="T42_27">styles</text:span><text:span text:style-name="T42_28"><text:s/></text:span><text:span text:style-name="T42_29">and</text:span><text:span text:style-name="T42_30"><text:s/></text:span><text:span text:style-name="T42_31">layouts</text:span><text:span text:style-name="T42_32">,<text:s/></text:span><text:span text:style-name="T42_33">data</text:span><text:span text:style-name="T42_34"><text:s/></text:span><text:span text:style-name="T42_35">quality</text:span><text:span text:style-name="T42_36"><text:s/></text:span><text:span text:style-name="T42_37">assurance</text:span><text:span text:style-name="T42_38">,<text:s/></text:span><text:span text:style-name="T42_39">etc</text:span><text:span text:style-name="T42_40">.</text:span></text:p>
          </table:table-cell>
        </table:table-row>
        <table:table-row table:style-name="Row12">
          <table:table-cell table:style-name="Cell23">
            <text:p text:style-name="P43"><text:span text:style-name="T43_1">Training</text:span></text:p>
          </table:table-cell>
          <table:table-cell table:style-name="Cell24">
            <text:p text:style-name="P44"><text:span text:style-name="T44_1">extensive</text:span></text:p>
          </table:table-cell>
        </table:table-row>
      </table:table>
      <text:h text:style-name="P45"><text:bookmark-start text:name="h.1i2n98vm8lbw"/><text:bookmark-end text:name="h.1i2n98vm8lbw"/><text:span text:style-name="T45_1">Administrator</text:span></text:h>
      <text:p text:style-name="P46"/>
      <table:table table:style-name="Table4">
        <table:table-column table:style-name="Column7"/>
        <table:table-column table:style-name="Column8"/>
        <table:table-row table:style-name="Row13">
          <table:table-cell table:style-name="Cell25">
            <text:p text:style-name="P47"><text:span text:style-name="T47_1">Typical</text:span><text:span text:style-name="T47_2"><text:s/></text:span><text:span text:style-name="T47_3">Representatives</text:span></text:p>
          </table:table-cell>
          <table:table-cell table:style-name="Cell26">
            <text:p text:style-name="P48"><text:span text:style-name="T48_1">GIS</text:span><text:span text:style-name="T48_2"><text:s/></text:span><text:span text:style-name="T48_3">manager</text:span><text:span text:style-name="T48_4">,<text:s/></text:span><text:span text:style-name="T48_5">IT</text:span><text:span text:style-name="T48_6"><text:s/></text:span><text:span text:style-name="T48_7">responsible</text:span><text:span text:style-name="T48_8">,<text:s/></text:span><text:span text:style-name="T48_9">system</text:span><text:span text:style-name="T48_10"><text:s/></text:span><text:span text:style-name="T48_11">and</text:span><text:span text:style-name="T48_12"><text:s/></text:span><text:span text:style-name="T48_13">DB</text:span><text:span text:style-name="T48_14"><text:s/></text:span><text:span text:style-name="T48_15">administrators</text:span></text:p>
          </table:table-cell>
        </table:table-row>
        <table:table-row table:style-name="Row14">
          <table:table-cell table:style-name="Cell27">
            <text:p text:style-name="P49"><text:span text:style-name="T49_1">Task</text:span></text:p>
          </table:table-cell>
          <table:table-cell table:style-name="Cell28">
            <text:p text:style-name="P50"><text:span text:style-name="T50_1">Setup</text:span><text:span text:style-name="T50_2"><text:s/></text:span><text:span text:style-name="T50_3">and</text:span><text:span text:style-name="T50_4"><text:s/></text:span><text:span text:style-name="T50_5">maintenance</text:span><text:span text:style-name="T50_6"><text:s/></text:span><text:span text:style-name="T50_7">of</text:span><text:span text:style-name="T50_8"><text:s/></text:span><text:span text:style-name="T50_9">Database</text:span><text:span text:style-name="T50_10">,<text:s/></text:span><text:span text:style-name="T50_11">forms</text:span><text:span text:style-name="T50_12">,<text:s/></text:span><text:span text:style-name="T50_13">custom</text:span><text:span text:style-name="T50_14"><text:s/></text:span><text:span text:style-name="T50_15">functions</text:span><text:span text:style-name="T50_16">,<text:s/></text:span><text:span text:style-name="T50_17">etc</text:span><text:span text:style-name="T50_18">.</text:span></text:p>
          </table:table-cell>
        </table:table-row>
        <table:table-row table:style-name="Row15">
          <table:table-cell table:style-name="Cell29">
            <text:p text:style-name="P51"><text:span text:style-name="T51_1">Functions</text:span></text:p>
          </table:table-cell>
          <table:table-cell table:style-name="Cell30">
            <text:p text:style-name="P52"><text:span text:style-name="T52_1">Database</text:span><text:span text:style-name="T52_2"><text:s/></text:span><text:span text:style-name="T52_3">management</text:span><text:span text:style-name="T52_4"><text:s/></text:span><text:span text:style-name="T52_5">tools</text:span><text:span text:style-name="T52_6">,<text:s/></text:span><text:span text:style-name="T52_7">Development</text:span><text:span text:style-name="T52_8"><text:s/></text:span><text:span text:style-name="T52_9">tools</text:span><text:span text:style-name="T52_10"><text:s/>(</text:span><text:span text:style-name="T52_11">e</text:span><text:span text:style-name="T52_12">.</text:span><text:span text:style-name="T52_13">g</text:span><text:span text:style-name="T52_14">.<text:s/></text:span><text:span text:style-name="T52_15">forms</text:span><text:span text:style-name="T52_16"><text:s/></text:span><text:span text:style-name="T52_17">editor</text:span><text:span text:style-name="T52_18">,<text:s/></text:span><text:span text:style-name="T52_19">Python</text:span><text:span text:style-name="T52_20"><text:s/></text:span><text:span text:style-name="T52_21">editor</text:span><text:span text:style-name="T52_22">,<text:s/></text:span><text:span text:style-name="T52_23">etc</text:span><text:span text:style-name="T52_24">.)</text:span></text:p>
          </table:table-cell>
        </table:table-row>
        <table:table-row table:style-name="Row16">
          <table:table-cell table:style-name="Cell31">
            <text:p text:style-name="P53"><text:span text:style-name="T53_1">Training</text:span></text:p>
          </table:table-cell>
          <table:table-cell table:style-name="Cell32">
            <text:p text:style-name="P54"><text:span text:style-name="T54_1">extensive</text:span></text:p>
          </table:table-cell>
        </table:table-row>
      </table:table>
      <text:h text:style-name="P55"><text:bookmark-start text:name="h.45yf5d268shb"/><text:bookmark-end text:name="h.45yf5d268shb"/><text:span text:style-name="T55_1">Functionality</text:span></text:h>
      <text:h text:style-name="P56"><text:bookmark-start text:name="h.ddjzne6zjcwx"/><text:bookmark-end text:name="h.ddjzne6zjcwx"/><text:span text:style-name="T56_1">Import</text:span><text:span text:style-name="T56_2">/</text:span><text:span text:style-name="T56_3">Generation</text:span><text:span text:style-name="T56_4"><text:s/></text:span><text:span text:style-name="T56_5">of</text:span><text:span text:style-name="T56_6"><text:s/></text:span><text:span text:style-name="T56_7">Inital</text:span><text:span text:style-name="T56_8"><text:s/></text:span><text:span text:style-name="T56_9">Database</text:span><text:span text:style-name="T56_10"><text:s/></text:span><text:span text:style-name="T56_11">Schema</text:span></text:h>
      <text:p text:style-name="P57"><text:span text:style-name="T57_1">A</text:span><text:span text:style-name="T57_2"><text:s/></text:span><text:span text:style-name="T57_3">SQL</text:span><text:span text:style-name="T57_4"><text:s/></text:span><text:span text:style-name="T57_5">file</text:span><text:span text:style-name="T57_6"><text:s/></text:span><text:span text:style-name="T57_7">describing</text:span><text:span text:style-name="T57_8"><text:s/></text:span><text:span text:style-name="T57_9">an</text:span><text:span text:style-name="T57_10"><text:s/></text:span><text:span text:style-name="T57_11">empty</text:span><text:span text:style-name="T57_12">,<text:s/></text:span><text:span text:style-name="T57_13">complete</text:span><text:span text:style-name="T57_14"><text:s/></text:span><text:span text:style-name="T57_15">schema</text:span><text:span text:style-name="T57_16"><text:s/></text:span><text:span text:style-name="T57_17">containing</text:span><text:span text:style-name="T57_18"><text:s/></text:span><text:span text:style-name="T57_19">all</text:span><text:span text:style-name="T57_20"><text:s/></text:span><text:span text:style-name="T57_21">necessary</text:span><text:span text:style-name="T57_22"><text:s/></text:span><text:span text:style-name="T57_23">database</text:span><text:span text:style-name="T57_24"><text:s/></text:span><text:span text:style-name="T57_25">objects</text:span><text:span text:style-name="T57_26">,<text:s/></text:span><text:span text:style-name="T57_27">such</text:span><text:span text:style-name="T57_28"><text:s/></text:span><text:span text:style-name="T57_29">as</text:span><text:span text:style-name="T57_30"><text:s/></text:span><text:span text:style-name="T57_31">schemas</text:span><text:span text:style-name="T57_32">,<text:s/></text:span><text:span text:style-name="T57_33">tables</text:span><text:span text:style-name="T57_34">,<text:s/></text:span><text:span text:style-name="T57_35">views</text:span><text:span text:style-name="T57_36">,<text:s/></text:span><text:span text:style-name="T57_37">triggers</text:span><text:span text:style-name="T57_38">,<text:s/></text:span><text:span text:style-name="T57_39">rules</text:span><text:span text:style-name="T57_40">,<text:s/></text:span><text:span text:style-name="T57_41">etc</text:span><text:span text:style-name="T57_42">.<text:s/></text:span><text:span text:style-name="T57_43">must</text:span><text:span text:style-name="T57_44"><text:s/></text:span><text:span text:style-name="T57_45">be</text:span><text:span text:style-name="T57_46"><text:s/></text:span><text:span text:style-name="T57_47">provided</text:span><text:span text:style-name="T57_48">.<text:s/></text:span><text:span text:style-name="T57_49">There</text:span><text:span text:style-name="T57_50"><text:s/></text:span><text:span text:style-name="T57_51">should</text:span><text:span text:style-name="T57_52"><text:s/></text:span><text:span text:style-name="T57_53">be</text:span><text:span text:style-name="T57_54"><text:s/></text:span><text:span text:style-name="T57_55">a</text:span><text:span text:style-name="T57_56"><text:s/></text:span><text:span text:style-name="T57_57">demo</text:span><text:span text:style-name="T57_58">-</text:span><text:span text:style-name="T57_59">dataset</text:span><text:span text:style-name="T57_60"><text:s/></text:span><text:span text:style-name="T57_61">available</text:span><text:span text:style-name="T57_62"><text:s/></text:span><text:span text:style-name="T57_63">that</text:span><text:span text:style-name="T57_64"><text:s/></text:span><text:span text:style-name="T57_65">can</text:span><text:span text:style-name="T57_66"><text:s/></text:span><text:span text:style-name="T57_67">be</text:span><text:span text:style-name="T57_68"><text:s/></text:span><text:span text:style-name="T57_69">used</text:span><text:span text:style-name="T57_70"><text:s/></text:span><text:span text:style-name="T57_71">to</text:span><text:span text:style-name="T57_72"><text:s/></text:span><text:span text:style-name="T57_73">demonstrate</text:span><text:span text:style-name="T57_74"><text:s/></text:span><text:span text:style-name="T57_75">the</text:span><text:span text:style-name="T57_76"><text:s/></text:span><text:span text:style-name="T57_77">system</text:span><text:span text:style-name="T57_78"><text:s/></text:span><text:span text:style-name="T57_79">to</text:span><text:span text:style-name="T57_80"><text:s/></text:span><text:span text:style-name="T57_81">interested</text:span><text:span text:style-name="T57_82"><text:s/></text:span><text:span text:style-name="T57_83">organizations</text:span><text:span text:style-name="T57_84">/</text:span><text:span text:style-name="T57_85">customers</text:span><text:span text:style-name="T57_86">.</text:span></text:p>
      <text:h text:style-name="P58"><text:bookmark-start text:name="h.78cid4c5v1fe"/><text:bookmark-end text:name="h.78cid4c5v1fe"/><text:span text:style-name="T58_1">Import</text:span></text:h>
      <text:h text:style-name="P59"><text:bookmark-start text:name="h.1i94b2i2gjue"/><text:bookmark-end text:name="h.1i94b2i2gjue"/><text:span text:style-name="T59_1">INTERLIS</text:span><text:span text:style-name="T59_2">-</text:span><text:span text:style-name="T59_3">Import</text:span></text:h>
      <text:p text:style-name="P60"><text:span text:style-name="T60_1">The</text:span><text:span text:style-name="T60_2"><text:s/></text:span><text:span text:style-name="T60_3">system</text:span><text:span text:style-name="T60_4"><text:s/></text:span><text:span text:style-name="T60_5">must</text:span><text:span text:style-name="T60_6"><text:s/></text:span><text:span text:style-name="T60_7">support</text:span><text:span text:style-name="T60_8"><text:s/></text:span><text:span text:style-name="T60_9">import</text:span><text:span text:style-name="T60_10"><text:s/></text:span><text:span text:style-name="T60_11">from</text:span><text:span text:style-name="T60_12"><text:s/></text:span><text:span text:style-name="T60_13">VSA</text:span><text:span text:style-name="T60_14">-</text:span><text:span text:style-name="T60_15">DSS</text:span><text:span text:style-name="T60_16"><text:s/></text:span><text:span text:style-name="T60_17">INTERLIS</text:span><text:span text:style-name="T60_18"><text:s/></text:span><text:span text:style-name="T60_19">files</text:span><text:span text:style-name="T60_20">.<text:s/></text:span><text:span text:style-name="T60_21">Discussion</text:span><text:span text:style-name="T60_22">:<text:s/></text:span><text:span text:style-name="T60_23">is</text:span><text:span text:style-name="T60_24"><text:s/></text:span><text:span text:style-name="T60_25">it</text:span><text:span text:style-name="T60_26"><text:s/></text:span><text:span text:style-name="T60_27">acceptable</text:span><text:span text:style-name="T60_28"><text:s/></text:span><text:span text:style-name="T60_29">that</text:span><text:span text:style-name="T60_30"><text:s/></text:span><text:span text:style-name="T60_31">in</text:span><text:span text:style-name="T60_32"><text:s/></text:span><text:span text:style-name="T60_33">a</text:span><text:span text:style-name="T60_34"><text:s/></text:span><text:span text:style-name="T60_35">first</text:span><text:span text:style-name="T60_36"><text:s/></text:span><text:span text:style-name="T60_37">iteration</text:span><text:span text:style-name="T60_38"><text:s/></text:span><text:span text:style-name="T60_39">there</text:span><text:span text:style-name="T60_40"><text:s/></text:span><text:span text:style-name="T60_41">are</text:span><text:span text:style-name="T60_42"><text:s/></text:span><text:span text:style-name="T60_43">only</text:span><text:span text:style-name="T60_44"><text:s/></text:span><text:span text:style-name="T60_45">command</text:span><text:span text:style-name="T60_46">-</text:span><text:span text:style-name="T60_47">line</text:span><text:span text:style-name="T60_48"><text:s/></text:span><text:span text:style-name="T60_49">based</text:span><text:span text:style-name="T60_50"><text:s/></text:span><text:span text:style-name="T60_51">utilities</text:span><text:span text:style-name="T60_52"><text:s/></text:span><text:span text:style-name="T60_53">for</text:span><text:span text:style-name="T60_54"><text:s/></text:span><text:span text:style-name="T60_55">the</text:span><text:span text:style-name="T60_56"><text:s/></text:span><text:span text:style-name="T60_57">INTERLIS</text:span><text:span text:style-name="T60_58"><text:s/></text:span><text:span text:style-name="T60_59">import</text:span><text:span text:style-name="T60_60"><text:s/></text:span><text:span text:style-name="T60_61">and</text:span><text:span text:style-name="T60_62"><text:s/></text:span><text:span text:style-name="T60_63">a</text:span><text:span text:style-name="T60_64"><text:s/></text:span><text:span text:style-name="T60_65">GUI</text:span><text:span text:style-name="T60_66"><text:s/></text:span><text:span text:style-name="T60_67">may</text:span><text:span text:style-name="T60_68"><text:s/></text:span><text:span text:style-name="T60_69">be</text:span><text:span text:style-name="T60_70"><text:s/></text:span><text:span text:style-name="T60_71">added</text:span><text:span text:style-name="T60_72"><text:s/></text:span><text:span text:style-name="T60_73">at</text:span><text:span text:style-name="T60_74"><text:s/></text:span><text:span text:style-name="T60_75">a</text:span><text:span text:style-name="T60_76"><text:s/></text:span><text:span text:style-name="T60_77">later</text:span><text:span text:style-name="T60_78"><text:s/></text:span><text:span text:style-name="T60_79">stage</text:span><text:span text:style-name="T60_80">?<text:s/></text:span><text:span text:style-name="T60_81">Discussion</text:span><text:span text:style-name="T60_82">:<text:s/></text:span><text:span text:style-name="T60_83">which</text:span><text:span text:style-name="T60_84"><text:s/></text:span><text:span text:style-name="T60_85">INTERLIS</text:span><text:span text:style-name="T60_86"><text:s/></text:span><text:span text:style-name="T60_87">versions</text:span><text:span text:style-name="T60_88">?<text:s/>1,<text:s/>2.3<text:s/></text:span><text:span text:style-name="T60_89">or</text:span><text:span text:style-name="T60_90"><text:s/></text:span><text:span text:style-name="T60_91">both</text:span><text:span text:style-name="T60_92">?</text:span></text:p>
      <text:p text:style-name="P61"/>
      <text:p text:style-name="P62"><text:span text:style-name="T62_1">Stefan</text:span><text:span text:style-name="T62_2"><text:s/></text:span><text:span text:style-name="T62_3">Burckhardt</text:span><text:span text:style-name="T62_4"><text:s/></text:span><text:span text:style-name="T62_5">has</text:span><text:span text:style-name="T62_6"><text:s/></text:span><text:span text:style-name="T62_7">a</text:span><text:span text:style-name="T62_8"><text:s/></text:span><text:span text:style-name="T62_9">working</text:span><text:span text:style-name="T62_10"><text:s/></text:span><text:span text:style-name="T62_11">INTERLIS</text:span><text:span text:style-name="T62_12"><text:s/></text:span><text:span text:style-name="T62_13">Import</text:span><text:span text:style-name="T62_14"><text:s/>/<text:s/></text:span><text:span text:style-name="T62_15">Export</text:span><text:span text:style-name="T62_16"><text:s/></text:span><text:span text:style-name="T62_17">GUI</text:span><text:span text:style-name="T62_18"><text:s/></text:span><text:span text:style-name="T62_19">that</text:span><text:span text:style-name="T62_20"><text:s/></text:span><text:span text:style-name="T62_21">could</text:span><text:span text:style-name="T62_22"><text:s/></text:span><text:span text:style-name="T62_23">be</text:span><text:span text:style-name="T62_24"><text:s/></text:span><text:span text:style-name="T62_25">used</text:span><text:span text:style-name="T62_26"><text:s/></text:span><text:span text:style-name="T62_27">for</text:span><text:span text:style-name="T62_28"><text:s/></text:span><text:span text:style-name="T62_29">QGIS</text:span><text:span text:style-name="T62_30">,<text:s/></text:span><text:span text:style-name="T62_31">if</text:span><text:span text:style-name="T62_32"><text:s/></text:span><text:span text:style-name="T62_33">the</text:span><text:span text:style-name="T62_34"><text:s/></text:span><text:span text:style-name="T62_35">Database</text:span><text:span text:style-name="T62_36"><text:s/></text:span><text:span text:style-name="T62_37">he</text:span><text:span text:style-name="T62_38"><text:s/></text:span><text:span text:style-name="T62_39">uses</text:span><text:span text:style-name="T62_40"><text:s/></text:span><text:span text:style-name="T62_41">now</text:span><text:span text:style-name="T62_42"><text:s/>(</text:span><text:span text:style-name="T62_43">DABASE</text:span><text:span text:style-name="T62_44">)<text:s/></text:span><text:span text:style-name="T62_45">could</text:span><text:span text:style-name="T62_46"><text:s/></text:span><text:span text:style-name="T62_47">be</text:span><text:span text:style-name="T62_48"><text:s/>“</text:span><text:span text:style-name="T62_49">imitated</text:span><text:span text:style-name="T62_50">”<text:s/></text:span><text:span text:style-name="T62_51">by</text:span><text:span text:style-name="T62_52"><text:s/></text:span><text:span text:style-name="T62_53">Views</text:span><text:span text:style-name="T62_54"><text:s/></text:span><text:span text:style-name="T62_55">in</text:span><text:span text:style-name="T62_56"><text:s/></text:span><text:span text:style-name="T62_57">QGIS</text:span><text:span text:style-name="T62_58">.<text:s/></text:span><text:span text:style-name="T62_59">This</text:span><text:span text:style-name="T62_60"><text:s/></text:span><text:span text:style-name="T62_61">interface</text:span><text:span text:style-name="T62_62"><text:s/></text:span><text:span text:style-name="T62_63">allows</text:span><text:span text:style-name="T62_64"><text:s/></text:span><text:span text:style-name="T62_65">to</text:span><text:span text:style-name="T62_66"><text:s/></text:span><text:span text:style-name="T62_67">import</text:span><text:span text:style-name="T62_68">/</text:span><text:span text:style-name="T62_69">export</text:span><text:span text:style-name="T62_70"><text:s/></text:span><text:span text:style-name="T62_71">INTERLIS</text:span><text:span text:style-name="T62_72"><text:s/>1<text:s/></text:span><text:span text:style-name="T62_73">VSA</text:span><text:span text:style-name="T62_74">-</text:span><text:span text:style-name="T62_75">DSS</text:span><text:span text:style-name="T62_76"><text:s/></text:span><text:span text:style-name="T62_77">versions</text:span><text:span text:style-name="T62_78"><text:s/>2004<text:s/></text:span><text:span text:style-name="T62_79">and</text:span><text:span text:style-name="T62_80"><text:s/>2008<text:s/></text:span><text:span text:style-name="T62_81">and</text:span><text:span text:style-name="T62_82"><text:s/></text:span><text:span text:style-name="T62_83">SIA</text:span><text:span text:style-name="T62_84"><text:s/>405<text:s/></text:span><text:span text:style-name="T62_85">Abwasser</text:span><text:span text:style-name="T62_86"><text:s/>(</text:span><text:span text:style-name="T62_87">German</text:span><text:span text:style-name="T62_88"><text:s/></text:span><text:span text:style-name="T62_89">and</text:span><text:span text:style-name="T62_90"><text:s/></text:span><text:span text:style-name="T62_91">French</text:span><text:span text:style-name="T62_92">)</text:span></text:p>
      <text:h text:style-name="P63"><text:bookmark-start text:name="h.152t8yrjwx8z"/><text:bookmark-end text:name="h.152t8yrjwx8z"/><text:span text:style-name="T63_1">Import</text:span><text:span text:style-name="T63_2"><text:s/></text:span><text:span text:style-name="T63_3">of</text:span><text:span text:style-name="T63_4"><text:s/></text:span><text:span text:style-name="T63_5">other</text:span><text:span text:style-name="T63_6"><text:s/></text:span><text:span text:style-name="T63_7">data</text:span><text:span text:style-name="T63_8"><text:s/></text:span><text:span text:style-name="T63_9">formats</text:span></text:h>
      <text:p text:style-name="P64"><text:span text:style-name="T64_1">This</text:span><text:span text:style-name="T64_2"><text:s/></text:span><text:span text:style-name="T64_3">is</text:span><text:span text:style-name="T64_4"><text:s/></text:span><text:span text:style-name="T64_5">not</text:span><text:span text:style-name="T64_6"><text:s/></text:span><text:span text:style-name="T64_7">part</text:span><text:span text:style-name="T64_8"><text:s/></text:span><text:span text:style-name="T64_9">of</text:span><text:span text:style-name="T64_10"><text:s/></text:span><text:span text:style-name="T64_11">the</text:span><text:span text:style-name="T64_12"><text:s/></text:span><text:span text:style-name="T64_13">system</text:span><text:span text:style-name="T64_14">.<text:s/></text:span><text:span text:style-name="T64_15">Conversion</text:span><text:span text:style-name="T64_16"><text:s/></text:span><text:span text:style-name="T64_17">tools</text:span><text:span text:style-name="T64_18"><text:s/></text:span><text:span text:style-name="T64_19">like</text:span><text:span text:style-name="T64_20"><text:s/></text:span><text:span text:style-name="T64_21">FME</text:span><text:span text:style-name="T64_22">,<text:s/></text:span><text:span text:style-name="T64_23">ogr</text:span><text:span text:style-name="T64_24">,<text:s/></text:span><text:span text:style-name="T64_25">Geokettle</text:span><text:span text:style-name="T64_26">,<text:s/></text:span><text:span text:style-name="T64_27">etc</text:span><text:span text:style-name="T64_28">.<text:s/></text:span><text:span text:style-name="T64_29">may</text:span><text:span text:style-name="T64_30"><text:s/></text:span><text:span text:style-name="T64_31">be</text:span><text:span text:style-name="T64_32"><text:s/></text:span><text:span text:style-name="T64_33">used</text:span><text:span text:style-name="T64_34"><text:s/></text:span><text:span text:style-name="T64_35">for</text:span><text:span text:style-name="T64_36"><text:s/></text:span><text:span text:style-name="T64_37">this</text:span><text:span text:style-name="T64_38"><text:s/></text:span><text:span text:style-name="T64_39">task</text:span><text:span text:style-name="T64_40">.<text:s/></text:span><text:span text:style-name="T64_41">The</text:span><text:span text:style-name="T64_42"><text:s/></text:span><text:span text:style-name="T64_43">system</text:span><text:span text:style-name="T64_44"><text:s/></text:span><text:span text:style-name="T64_45">may</text:span><text:span text:style-name="T64_46"><text:s/></text:span><text:span text:style-name="T64_47">add</text:span><text:span text:style-name="T64_48"><text:s/></text:span><text:span text:style-name="T64_49">GUI</text:span><text:span text:style-name="T64_50">-</text:span><text:span text:style-name="T64_51">based</text:span><text:span text:style-name="T64_52"><text:s/></text:span><text:span text:style-name="T64_53">data</text:span><text:span text:style-name="T64_54"><text:s/></text:span><text:span text:style-name="T64_55">import</text:span><text:span text:style-name="T64_56"><text:s/></text:span><text:span text:style-name="T64_57">at</text:span><text:span text:style-name="T64_58"><text:s/></text:span><text:span text:style-name="T64_59">a</text:span><text:span text:style-name="T64_60"><text:s/></text:span><text:span text:style-name="T64_61">later</text:span><text:span text:style-name="T64_62"><text:s/></text:span><text:span text:style-name="T64_63">stage</text:span><text:span text:style-name="T64_64">.</text:span></text:p>
      <text:p text:style-name="P65"><text:span text:style-name="T65_1">Important</text:span><text:span text:style-name="T65_2"><text:s/></text:span><text:span text:style-name="T65_3">Vector</text:span><text:span text:style-name="T65_4"><text:s/></text:span><text:span text:style-name="T65_5">Formats</text:span><text:span text:style-name="T65_6">:</text:span></text:p>
      <text:list text:style-name="LS1" xml:id="list0">
        <text:list-item>
          <text:p text:style-name="P66"><text:span text:style-name="T66_1">DXF</text:span></text:p>
        </text:list-item>
        <text:list-item>
          <text:p text:style-name="P67"><text:span text:style-name="T67_1">DWG</text:span></text:p>
        </text:list-item>
        <text:list-item>
          <text:p text:style-name="P68"><text:span text:style-name="T68_1">SHP</text:span></text:p>
        </text:list-item>
      </text:list>
      <text:p text:style-name="P69"><text:span text:style-name="T69_1">Important</text:span><text:span text:style-name="T69_2"><text:s/></text:span><text:span text:style-name="T69_3">Raster</text:span><text:span text:style-name="T69_4"><text:s/></text:span><text:span text:style-name="T69_5">Formats</text:span></text:p>
      <text:list text:style-name="LS2" xml:id="list3">
        <text:list-item>
          <text:p text:style-name="P70"><text:span text:style-name="T70_1">TIFF</text:span><text:span text:style-name="T70_2">/</text:span><text:span text:style-name="T70_3">Geotiff</text:span></text:p>
        </text:list-item>
        <text:list-item>
          <text:p text:style-name="P71"><text:span text:style-name="T71_1">JPEG</text:span></text:p>
        </text:list-item>
      </text:list>
      <text:p text:style-name="P72"><text:span text:style-name="T72_1">Table</text:span><text:span text:style-name="T72_2"><text:s/></text:span><text:span text:style-name="T72_3">Data</text:span><text:span text:style-name="T72_4">/</text:span><text:span text:style-name="T72_5">Databases</text:span><text:span text:style-name="T72_6"><text:s/>(</text:span><text:span text:style-name="T72_7">for</text:span><text:span text:style-name="T72_8"><text:s/></text:span><text:span text:style-name="T72_9">attributes</text:span><text:span text:style-name="T72_10">)</text:span></text:p>
      <text:list text:style-name="LS3" xml:id="list5">
        <text:list-item>
          <text:p text:style-name="P73"><text:span text:style-name="T73_1">ODBC</text:span></text:p>
        </text:list-item>
        <text:list-item>
          <text:p text:style-name="P74"><text:span text:style-name="T74_1">Excel</text:span><text:span text:style-name="T74_2">/</text:span><text:span text:style-name="T74_3">Openoffice</text:span></text:p>
        </text:list-item>
        <text:list-item>
          <text:p text:style-name="P75"><text:span text:style-name="T75_1">other</text:span><text:span text:style-name="T75_2"><text:s/></text:span><text:span text:style-name="T75_3">Database</text:span><text:span text:style-name="T75_4"><text:s/></text:span><text:span text:style-name="T75_5">Servers</text:span><text:span text:style-name="T75_6"><text:s/>(</text:span><text:span text:style-name="T75_7">SQL</text:span><text:span text:style-name="T75_8"><text:s/></text:span><text:span text:style-name="T75_9">server</text:span><text:span text:style-name="T75_10">,<text:s/></text:span><text:span text:style-name="T75_11">MySQL</text:span><text:span text:style-name="T75_12">,<text:s/></text:span><text:span text:style-name="T75_13">Oracle</text:span><text:span text:style-name="T75_14">,<text:s/></text:span><text:span text:style-name="T75_15">etc</text:span><text:span text:style-name="T75_16">.)</text:span></text:p>
        </text:list-item>
      </text:list>
      <text:h text:style-name="P76"><text:bookmark-start text:name="h.p2o83v2x99b"/><text:bookmark-end text:name="h.p2o83v2x99b"/><text:span text:style-name="T76_1">Import</text:span><text:span text:style-name="T76_2"><text:s/></text:span><text:span text:style-name="T76_3">of</text:span><text:span text:style-name="T76_4"><text:s/></text:span><text:span text:style-name="T76_5">GPS</text:span><text:span text:style-name="T76_6"><text:s/></text:span><text:span text:style-name="T76_7">data</text:span></text:h>
      <text:p text:style-name="P77"><text:span text:style-name="T77_1">The</text:span><text:span text:style-name="T77_2"><text:s/></text:span><text:span text:style-name="T77_3">system</text:span><text:span text:style-name="T77_4"><text:s/></text:span><text:span text:style-name="T77_5">must</text:span><text:span text:style-name="T77_6"><text:s/></text:span><text:span text:style-name="T77_7">support</text:span><text:span text:style-name="T77_8"><text:s/></text:span><text:span text:style-name="T77_9">import</text:span><text:span text:style-name="T77_10"><text:s/></text:span><text:span text:style-name="T77_11">of</text:span><text:span text:style-name="T77_12"><text:s/></text:span><text:span text:style-name="T77_13">GPS</text:span><text:span text:style-name="T77_14"><text:s/></text:span><text:span text:style-name="T77_15">point</text:span><text:span text:style-name="T77_16"><text:s/></text:span><text:span text:style-name="T77_17">data</text:span><text:span text:style-name="T77_18"><text:s/></text:span><text:span text:style-name="T77_19">from</text:span><text:span text:style-name="T77_20"><text:s/></text:span><text:span text:style-name="T77_21">text</text:span><text:span text:style-name="T77_22">-</text:span><text:span text:style-name="T77_23">based</text:span><text:span text:style-name="T77_24"><text:s/></text:span><text:span text:style-name="T77_25">formats</text:span><text:span text:style-name="T77_26">.<text:s/></text:span><text:span text:style-name="T77_27">Based</text:span><text:span text:style-name="T77_28"><text:s/></text:span><text:span text:style-name="T77_29">on</text:span><text:span text:style-name="T77_30"><text:s/></text:span><text:span text:style-name="T77_31">field</text:span><text:span text:style-name="T77_32"><text:s/></text:span><text:span text:style-name="T77_33">codes</text:span><text:span text:style-name="T77_34"><text:s/></text:span><text:span text:style-name="T77_35">the</text:span><text:span text:style-name="T77_36"><text:s/></text:span><text:span text:style-name="T77_37">system</text:span><text:span text:style-name="T77_38"><text:s/></text:span><text:span text:style-name="T77_39">must</text:span><text:span text:style-name="T77_40"><text:s/></text:span><text:span text:style-name="T77_41">decide</text:span><text:span text:style-name="T77_42"><text:s/></text:span><text:span text:style-name="T77_43">in</text:span><text:span text:style-name="T77_44"><text:s/></text:span><text:span text:style-name="T77_45">which</text:span><text:span text:style-name="T77_46"><text:s/></text:span><text:span text:style-name="T77_47">tables</text:span><text:span text:style-name="T77_48"><text:s/></text:span><text:span text:style-name="T77_49">the</text:span><text:span text:style-name="T77_50"><text:s/></text:span><text:span text:style-name="T77_51">data</text:span><text:span text:style-name="T77_52"><text:s/></text:span><text:span text:style-name="T77_53">has</text:span><text:span text:style-name="T77_54"><text:s/></text:span><text:span text:style-name="T77_55">to</text:span><text:span text:style-name="T77_56"><text:s/></text:span><text:span text:style-name="T77_57">be</text:span><text:span text:style-name="T77_58"><text:s/></text:span><text:span text:style-name="T77_59">imported</text:span><text:span text:style-name="T77_60"><text:s/></text:span><text:span text:style-name="T77_61">and</text:span><text:span text:style-name="T77_62"><text:s/></text:span><text:span text:style-name="T77_63">which</text:span><text:span text:style-name="T77_64"><text:s/></text:span><text:span text:style-name="T77_65">attributes</text:span><text:span text:style-name="T77_66"><text:s/></text:span><text:span text:style-name="T77_67">has</text:span><text:span text:style-name="T77_68"><text:s/></text:span><text:span text:style-name="T77_69">to</text:span><text:span text:style-name="T77_70"><text:s/></text:span><text:span text:style-name="T77_71">be</text:span><text:span text:style-name="T77_72"><text:s/></text:span><text:span text:style-name="T77_73">set</text:span><text:span text:style-name="T77_74"><text:s/></text:span><text:span text:style-name="T77_75">automatically</text:span><text:span text:style-name="T77_76">.<text:s/></text:span><text:span text:style-name="T77_77">Point</text:span><text:span text:style-name="T77_78"><text:s/></text:span><text:span text:style-name="T77_79">data</text:span><text:span text:style-name="T77_80"><text:s/></text:span><text:span text:style-name="T77_81">can</text:span><text:span text:style-name="T77_82"><text:s/></text:span><text:span text:style-name="T77_83">be</text:span><text:span text:style-name="T77_84"><text:s/></text:span><text:span text:style-name="T77_85">imported</text:span><text:span text:style-name="T77_86"><text:s/></text:span><text:span text:style-name="T77_87">in</text:span><text:span text:style-name="T77_88"><text:s/></text:span><text:span text:style-name="T77_89">to</text:span><text:span text:style-name="T77_90"><text:s/></text:span><text:span text:style-name="T77_91">point</text:span><text:span text:style-name="T77_92"><text:s/></text:span><text:span text:style-name="T77_93">features</text:span><text:span text:style-name="T77_94"><text:s/></text:span><text:span text:style-name="T77_95">existing</text:span><text:span text:style-name="T77_96"><text:s/></text:span><text:span text:style-name="T77_97">in</text:span><text:span text:style-name="T77_98"><text:s/></text:span><text:span text:style-name="T77_99">the</text:span><text:span text:style-name="T77_100"><text:s/></text:span><text:span text:style-name="T77_101">VSA</text:span><text:span text:style-name="T77_102">-</text:span><text:span text:style-name="T77_103">DSS</text:span><text:span text:style-name="T77_104"><text:s/></text:span><text:span text:style-name="T77_105">structure</text:span><text:span text:style-name="T77_106"><text:s/>(</text:span><text:span text:style-name="T77_107">e</text:span><text:span text:style-name="T77_108">.</text:span><text:span text:style-name="T77_109">g</text:span><text:span text:style-name="T77_110">.<text:s/></text:span><text:span text:style-name="T77_111">manholes</text:span><text:span text:style-name="T77_112">)<text:s/></text:span><text:span text:style-name="T77_113">but</text:span><text:span text:style-name="T77_114"><text:s/></text:span><text:span text:style-name="T77_115">could</text:span><text:span text:style-name="T77_116"><text:s/></text:span><text:span text:style-name="T77_117">also</text:span><text:span text:style-name="T77_118"><text:s/></text:span><text:span text:style-name="T77_119">be</text:span><text:span text:style-name="T77_120"><text:s/></text:span><text:span text:style-name="T77_121">imported</text:span><text:span text:style-name="T77_122"><text:s/></text:span><text:span text:style-name="T77_123">into</text:span><text:span text:style-name="T77_124"><text:s/></text:span><text:span text:style-name="T77_125">temporary</text:span><text:span text:style-name="T77_126"><text:s/></text:span><text:span text:style-name="T77_127">layers</text:span><text:span text:style-name="T77_128"><text:s/></text:span><text:span text:style-name="T77_129">for</text:span><text:span text:style-name="T77_130"><text:s/></text:span><text:span text:style-name="T77_131">construction</text:span><text:span text:style-name="T77_132">.<text:s/></text:span><text:span text:style-name="T77_133">Discussion</text:span><text:span text:style-name="T77_134">:<text:s/></text:span><text:span text:style-name="T77_135">should</text:span><text:span text:style-name="T77_136"><text:s/></text:span><text:span text:style-name="T77_137">there</text:span><text:span text:style-name="T77_138"><text:s/></text:span><text:span text:style-name="T77_139">be</text:span><text:span text:style-name="T77_140"><text:s/></text:span><text:span text:style-name="T77_141">a</text:span><text:span text:style-name="T77_142"><text:s/></text:span><text:span text:style-name="T77_143">fixed</text:span><text:span text:style-name="T77_144"><text:s/></text:span><text:span text:style-name="T77_145">layer</text:span><text:span text:style-name="T77_146"><text:s/></text:span><text:span text:style-name="T77_147">in</text:span><text:span text:style-name="T77_148"><text:s/></text:span><text:span text:style-name="T77_149">Postgis</text:span><text:span text:style-name="T77_150"><text:s/></text:span><text:span text:style-name="T77_151">for</text:span><text:span text:style-name="T77_152"><text:s/></text:span><text:span text:style-name="T77_153">construction</text:span><text:span text:style-name="T77_154"><text:s/></text:span><text:span text:style-name="T77_155">points</text:span><text:span text:style-name="T77_156"><text:s/></text:span><text:span text:style-name="T77_157">or</text:span><text:span text:style-name="T77_158"><text:s/></text:span><text:span text:style-name="T77_159">should</text:span><text:span text:style-name="T77_160"><text:s/></text:span><text:span text:style-name="T77_161">we</text:span><text:span text:style-name="T77_162"><text:s/></text:span><text:span text:style-name="T77_163">use</text:span><text:span text:style-name="T77_164"><text:s/></text:span><text:span text:style-name="T77_165">a</text:span><text:span text:style-name="T77_166"><text:s/></text:span><text:span text:style-name="T77_167">separate</text:span><text:span text:style-name="T77_168"><text:s/></text:span><text:span text:style-name="T77_169">spatialite</text:span><text:span text:style-name="T77_170"><text:s/></text:span><text:span text:style-name="T77_171">database</text:span><text:span text:style-name="T77_172"><text:s/></text:span><text:span text:style-name="T77_173">outside</text:span><text:span text:style-name="T77_174"><text:s/></text:span><text:span text:style-name="T77_175">of</text:span><text:span text:style-name="T77_176"><text:s/></text:span><text:span text:style-name="T77_177">the</text:span><text:span text:style-name="T77_178"><text:s/></text:span><text:span text:style-name="T77_179">main</text:span><text:span text:style-name="T77_180"><text:s/></text:span><text:span text:style-name="T77_181">datasource</text:span><text:span text:style-name="T77_182"><text:s/></text:span><text:span text:style-name="T77_183">for</text:span><text:span text:style-name="T77_184"><text:s/></text:span><text:span text:style-name="T77_185">this</text:span><text:span text:style-name="T77_186"><text:s/></text:span><text:span text:style-name="T77_187">purpose</text:span><text:span text:style-name="T77_188">?</text:span></text:p>
      <text:h text:style-name="P78"><text:bookmark-start text:name="h.x4s6mwbr51ia"/><text:bookmark-end text:name="h.x4s6mwbr51ia"/><text:span text:style-name="T78_1">Export</text:span></text:h>
      <text:p text:style-name="P79"><text:span text:style-name="T79_1">The</text:span><text:span text:style-name="T79_2"><text:s/></text:span><text:span text:style-name="T79_3">system</text:span><text:span text:style-name="T79_4"><text:s/></text:span><text:span text:style-name="T79_5">must</text:span><text:span text:style-name="T79_6"><text:s/></text:span><text:span text:style-name="T79_7">support</text:span><text:span text:style-name="T79_8"><text:s/></text:span><text:span text:style-name="T79_9">export</text:span><text:span text:style-name="T79_10"><text:s/></text:span><text:span text:style-name="T79_11">to</text:span><text:span text:style-name="T79_12"><text:s/></text:span><text:span text:style-name="T79_13">VSA</text:span><text:span text:style-name="T79_14">-</text:span><text:span text:style-name="T79_15">DSS</text:span><text:span text:style-name="T79_16"><text:s/></text:span><text:span text:style-name="T79_17">Interlis</text:span><text:span text:style-name="T79_18">.</text:span></text:p>
      <text:p text:style-name="P80"><text:span text:style-name="T80_1">The</text:span><text:span text:style-name="T80_2"><text:s/></text:span><text:span text:style-name="T80_3">system</text:span><text:span text:style-name="T80_4"><text:s/></text:span><text:span text:style-name="T80_5">must</text:span><text:span text:style-name="T80_6"><text:s/></text:span><text:span text:style-name="T80_7">support</text:span><text:span text:style-name="T80_8"><text:s/></text:span><text:span text:style-name="T80_9">export</text:span><text:span text:style-name="T80_10"><text:s/></text:span><text:span text:style-name="T80_11">to</text:span><text:span text:style-name="T80_12"><text:s/></text:span><text:span text:style-name="T80_13">the</text:span><text:span text:style-name="T80_14"><text:s/></text:span><text:span text:style-name="T80_15">current</text:span><text:span text:style-name="T80_16"><text:s/></text:span><text:span text:style-name="T80_17">Geo</text:span><text:span text:style-name="T80_18">405<text:s/></text:span><text:span text:style-name="T80_19">Interlis</text:span><text:span text:style-name="T80_20"><text:s/></text:span><text:span text:style-name="T80_21">format</text:span><text:span text:style-name="T80_22"><text:s/>(</text:span><text:span text:style-name="T80_23">for</text:span><text:span text:style-name="T80_24"><text:s/></text:span><text:span text:style-name="T80_25">Leitungskataster</text:span><text:span text:style-name="T80_26">/</text:span><text:span text:style-name="T80_27">underground</text:span><text:span text:style-name="T80_28"><text:s/></text:span><text:span text:style-name="T80_29">cadastre</text:span><text:span text:style-name="T80_30">).</text:span></text:p>
      <text:p text:style-name="P81"><text:span text:style-name="T81_1">The</text:span><text:span text:style-name="T81_2"><text:s/></text:span><text:span text:style-name="T81_3">system</text:span><text:span text:style-name="T81_4"><text:s/></text:span><text:span text:style-name="T81_5">must</text:span><text:span text:style-name="T81_6"><text:s/></text:span><text:span text:style-name="T81_7">support</text:span><text:span text:style-name="T81_8"><text:s/></text:span><text:span text:style-name="T81_9">export</text:span><text:span text:style-name="T81_10"><text:s/></text:span><text:span text:style-name="T81_11">to</text:span><text:span text:style-name="T81_12"><text:s/></text:span><text:span text:style-name="T81_13">DXF</text:span><text:span text:style-name="T81_14"><text:s/></text:span><text:span text:style-name="T81_15">format</text:span><text:span text:style-name="T81_16"><text:s/></text:span><text:span text:style-name="T81_17">based</text:span><text:span text:style-name="T81_18"><text:s/></text:span><text:span text:style-name="T81_19">on</text:span><text:span text:style-name="T81_20"><text:s/></text:span><text:span text:style-name="T81_21">the</text:span><text:span text:style-name="T81_22"><text:s/></text:span><text:span text:style-name="T81_23">Geo</text:span><text:span text:style-name="T81_24">405<text:s/></text:span><text:span text:style-name="T81_25">structure</text:span><text:span text:style-name="T81_26">.<text:s/></text:span><text:span text:style-name="T81_27">A</text:span><text:span text:style-name="T81_28"><text:s/></text:span><text:span text:style-name="T81_29">header</text:span><text:span text:style-name="T81_30"><text:s/></text:span><text:span text:style-name="T81_31">dxf</text:span><text:span text:style-name="T81_32"><text:s/></text:span><text:span text:style-name="T81_33">file</text:span><text:span text:style-name="T81_34"><text:s/></text:span><text:span text:style-name="T81_35">containing</text:span><text:span text:style-name="T81_36"><text:s/></text:span><text:span text:style-name="T81_37">blocks</text:span><text:span text:style-name="T81_38"><text:s/></text:span><text:span text:style-name="T81_39">for</text:span><text:span text:style-name="T81_40"><text:s/></text:span><text:span text:style-name="T81_41">export</text:span><text:span text:style-name="T81_42"><text:s/></text:span><text:span text:style-name="T81_43">of</text:span><text:span text:style-name="T81_44"><text:s/></text:span><text:span text:style-name="T81_45">point</text:span><text:span text:style-name="T81_46"><text:s/></text:span><text:span text:style-name="T81_47">features</text:span><text:span text:style-name="T81_48">,<text:s/></text:span><text:span text:style-name="T81_49">such</text:span><text:span text:style-name="T81_50"><text:s/></text:span><text:span text:style-name="T81_51">as</text:span><text:span text:style-name="T81_52"><text:s/></text:span><text:span text:style-name="T81_53">manholes</text:span><text:span text:style-name="T81_54">,<text:s/></text:span><text:span text:style-name="T81_55">coordinate</text:span><text:span text:style-name="T81_56"><text:s/></text:span><text:span text:style-name="T81_57">grid</text:span><text:span text:style-name="T81_58"><text:s/></text:span><text:span text:style-name="T81_59">points</text:span><text:span text:style-name="T81_60">,<text:s/></text:span><text:span text:style-name="T81_61">etc</text:span><text:span text:style-name="T81_62">.<text:s/></text:span><text:span text:style-name="T81_63">must</text:span><text:span text:style-name="T81_64"><text:s/></text:span><text:span text:style-name="T81_65">be</text:span><text:span text:style-name="T81_66"><text:s/></text:span><text:span text:style-name="T81_67">provided</text:span><text:span text:style-name="T81_68">.</text:span></text:p>
      <text:p text:style-name="P82"/>
      <text:p text:style-name="P83"><text:span text:style-name="T83_1">Remark</text:span><text:span text:style-name="T83_2">:<text:s/></text:span><text:span text:style-name="T83_3">ogr</text:span><text:span text:style-name="T83_4"><text:s/></text:span><text:span text:style-name="T83_5">supports</text:span><text:span text:style-name="T83_6"><text:s/></text:span><text:span text:style-name="T83_7">export</text:span><text:span text:style-name="T83_8"><text:s/></text:span><text:span text:style-name="T83_9">to</text:span><text:span text:style-name="T83_10"><text:s/></text:span><text:span text:style-name="T83_11">various</text:span><text:span text:style-name="T83_12"><text:s/></text:span><text:span text:style-name="T83_13">formats</text:span><text:span text:style-name="T83_14">,<text:s/></text:span><text:span text:style-name="T83_15">incl</text:span><text:span text:style-name="T83_16">.<text:s/></text:span><text:span text:style-name="T83_17">dxf</text:span><text:span text:style-name="T83_18">,<text:s/></text:span><text:span text:style-name="T83_19">shp</text:span><text:span text:style-name="T83_20">,<text:s/></text:span><text:span text:style-name="T83_21">Spatialite</text:span><text:span text:style-name="T83_22"><text:s/></text:span><text:span text:style-name="T83_23">and</text:span><text:span text:style-name="T83_24"><text:s/></text:span><text:span text:style-name="T83_25">Interlis</text:span><text:span text:style-name="T83_26"><text:s/>.<text:s/></text:span><text:span text:style-name="T83_27">We</text:span><text:span text:style-name="T83_28"><text:s/></text:span><text:span text:style-name="T83_29">would</text:span><text:span text:style-name="T83_30"><text:s/></text:span><text:span text:style-name="T83_31">probably</text:span><text:span text:style-name="T83_32"><text:s/></text:span><text:span text:style-name="T83_33">define</text:span><text:span text:style-name="T83_34"><text:s/></text:span><text:span text:style-name="T83_35">views</text:span><text:span text:style-name="T83_36"><text:s/></text:span><text:span text:style-name="T83_37">in</text:span><text:span text:style-name="T83_38"><text:s/></text:span><text:span text:style-name="T83_39">Postgis</text:span><text:span text:style-name="T83_40"><text:s/></text:span><text:span text:style-name="T83_41">for</text:span><text:span text:style-name="T83_42"><text:s/></text:span><text:span text:style-name="T83_43">export</text:span><text:span text:style-name="T83_44"><text:s/></text:span><text:span text:style-name="T83_45">purposes</text:span><text:span text:style-name="T83_46">.<text:s/></text:span><text:span text:style-name="T83_47">Certain</text:span><text:span text:style-name="T83_48"><text:s/></text:span><text:span text:style-name="T83_49">data</text:span><text:span text:style-name="T83_50"><text:s/></text:span><text:span text:style-name="T83_51">formats</text:span><text:span text:style-name="T83_52"><text:s/></text:span><text:span text:style-name="T83_53">require</text:span><text:span text:style-name="T83_54"><text:s/></text:span><text:span text:style-name="T83_55">different</text:span><text:span text:style-name="T83_56"><text:s/></text:span><text:span text:style-name="T83_57">data</text:span><text:span text:style-name="T83_58"><text:s/></text:span><text:span text:style-name="T83_59">structures</text:span><text:span text:style-name="T83_60"><text:s/></text:span><text:span text:style-name="T83_61">and</text:span><text:span text:style-name="T83_62"><text:s/></text:span><text:span text:style-name="T83_63">styling</text:span><text:span text:style-name="T83_64"><text:s/></text:span><text:span text:style-name="T83_65">attributes</text:span><text:span text:style-name="T83_66"><text:s/></text:span><text:span text:style-name="T83_67">for</text:span><text:span text:style-name="T83_68"><text:s/></text:span><text:span text:style-name="T83_69">export</text:span><text:span text:style-name="T83_70">.</text:span></text:p>
      <text:h text:style-name="P84"><text:bookmark-start text:name="h.t0asgpdy5gnr"/><text:bookmark-end text:name="h.t0asgpdy5gnr"/><text:span text:style-name="T84_1">Digitizing</text:span></text:h>
      <text:h text:style-name="P85"><text:bookmark-start text:name="h.y484pq8nyp7l"/><text:bookmark-end text:name="h.y484pq8nyp7l"/><text:span text:style-name="T85_1">Snapping</text:span><text:span text:style-name="T85_2"><text:s/></text:span><text:span text:style-name="T85_3">Options</text:span></text:h>
      <text:p text:style-name="P86"><text:span text:style-name="T86_1">The</text:span><text:span text:style-name="T86_2"><text:s/></text:span><text:span text:style-name="T86_3">system</text:span><text:span text:style-name="T86_4"><text:s/></text:span><text:span text:style-name="T86_5">should</text:span><text:span text:style-name="T86_6"><text:s/></text:span><text:span text:style-name="T86_7">provide</text:span><text:span text:style-name="T86_8"><text:s/></text:span><text:span text:style-name="T86_9">an</text:span><text:span text:style-name="T86_10"><text:s/></text:span><text:span text:style-name="T86_11">option</text:span><text:span text:style-name="T86_12"><text:s/></text:span><text:span text:style-name="T86_13">to</text:span><text:span text:style-name="T86_14"><text:s/></text:span><text:span text:style-name="T86_15">easily</text:span><text:span text:style-name="T86_16"><text:s/></text:span><text:span text:style-name="T86_17">set</text:span><text:span text:style-name="T86_18">/</text:span><text:span text:style-name="T86_19">reset</text:span><text:span text:style-name="T86_20"><text:s/></text:span><text:span text:style-name="T86_21">snapping</text:span><text:span text:style-name="T86_22"><text:s/></text:span><text:span text:style-name="T86_23">options</text:span><text:span text:style-name="T86_24"><text:s/></text:span><text:span text:style-name="T86_25">with</text:span><text:span text:style-name="T86_26"><text:s/></text:span><text:span text:style-name="T86_27">useful</text:span><text:span text:style-name="T86_28"><text:s/></text:span><text:span text:style-name="T86_29">default</text:span><text:span text:style-name="T86_30"><text:s/></text:span><text:span text:style-name="T86_31">values</text:span><text:span text:style-name="T86_32">.<text:s/></text:span><text:span text:style-name="T86_33">Remark</text:span><text:span text:style-name="T86_34">:<text:s/></text:span><text:span text:style-name="T86_35">this</text:span><text:span text:style-name="T86_36"><text:s/></text:span><text:span text:style-name="T86_37">could</text:span><text:span text:style-name="T86_38"><text:s/></text:span><text:span text:style-name="T86_39">be</text:span><text:span text:style-name="T86_40"><text:s/></text:span><text:span text:style-name="T86_41">done</text:span><text:span text:style-name="T86_42"><text:s/></text:span><text:span text:style-name="T86_43">with</text:span><text:span text:style-name="T86_44"><text:s/></text:span><text:span text:style-name="T86_45">a</text:span><text:span text:style-name="T86_46"><text:s/></text:span><text:span text:style-name="T86_47">python</text:span><text:span text:style-name="T86_48"><text:s/></text:span><text:span text:style-name="T86_49">script</text:span><text:span text:style-name="T86_50"><text:s/></text:span><text:span text:style-name="T86_51">which</text:span><text:span text:style-name="T86_52"><text:s/></text:span><text:span text:style-name="T86_53">would</text:span><text:span text:style-name="T86_54"><text:s/></text:span><text:span text:style-name="T86_55">also</text:span><text:span text:style-name="T86_56"><text:s/></text:span><text:span text:style-name="T86_57">allow</text:span><text:span text:style-name="T86_58"><text:s/></text:span><text:span text:style-name="T86_59">to</text:span><text:span text:style-name="T86_60"><text:s/></text:span><text:span text:style-name="T86_61">specify</text:span><text:span text:style-name="T86_62"><text:s/></text:span><text:span text:style-name="T86_63">individual</text:span><text:span text:style-name="T86_64"><text:s/></text:span><text:span text:style-name="T86_65">default</text:span><text:span text:style-name="T86_66"><text:s/></text:span><text:span text:style-name="T86_67">values</text:span><text:span text:style-name="T86_68">.</text:span></text:p>
      <text:h text:style-name="P87"><text:bookmark-start text:name="h.ltmqzm8zdbko"/><text:bookmark-end text:name="h.ltmqzm8zdbko"/><text:span text:style-name="T87_1">Advanced</text:span><text:span text:style-name="T87_2"><text:s/></text:span><text:span text:style-name="T87_3">Digitizing</text:span><text:span text:style-name="T87_4"><text:s/></text:span><text:span text:style-name="T87_5">Tools</text:span></text:h>
      <text:p text:style-name="P88"><text:span text:style-name="T88_1">QGIS</text:span><text:span text:style-name="T88_2"><text:s/></text:span><text:span text:style-name="T88_3">already</text:span><text:span text:style-name="T88_4"><text:s/></text:span><text:span text:style-name="T88_5">offers</text:span><text:span text:style-name="T88_6"><text:s/></text:span><text:span text:style-name="T88_7">a</text:span><text:span text:style-name="T88_8"><text:s/></text:span><text:span text:style-name="T88_9">lot</text:span><text:span text:style-name="T88_10"><text:s/></text:span><text:span text:style-name="T88_11">of</text:span><text:span text:style-name="T88_12"><text:s/></text:span><text:span text:style-name="T88_13">digitizing</text:span><text:span text:style-name="T88_14"><text:s/></text:span><text:span text:style-name="T88_15">tools</text:span><text:span text:style-name="T88_16">.<text:s/></text:span><text:span text:style-name="T88_17">The</text:span><text:span text:style-name="T88_18"><text:s/></text:span><text:span text:style-name="T88_19">additional</text:span><text:span text:style-name="T88_20"><text:s/></text:span><text:span text:style-name="T88_21">CAD</text:span><text:span text:style-name="T88_22"><text:s/></text:span><text:span text:style-name="T88_23">tools</text:span><text:span text:style-name="T88_24"><text:s/></text:span><text:span text:style-name="T88_25">plugins</text:span><text:span text:style-name="T88_26"><text:s/></text:span><text:span text:style-name="T88_27">adds</text:span><text:span text:style-name="T88_28"><text:s/></text:span><text:span text:style-name="T88_29">a</text:span><text:span text:style-name="T88_30"><text:s/></text:span><text:span text:style-name="T88_31">few</text:span><text:span text:style-name="T88_32"><text:s/></text:span><text:span text:style-name="T88_33">constructive</text:span><text:span text:style-name="T88_34"><text:s/></text:span><text:span text:style-name="T88_35">methods</text:span><text:span text:style-name="T88_36"><text:s/></text:span><text:span text:style-name="T88_37">to</text:span><text:span text:style-name="T88_38"><text:s/></text:span><text:span text:style-name="T88_39">digitize</text:span><text:span text:style-name="T88_40">/</text:span><text:span text:style-name="T88_41">construct</text:span><text:span text:style-name="T88_42"><text:s/></text:span><text:span text:style-name="T88_43">data</text:span><text:span text:style-name="T88_44">.<text:s/></text:span><text:span text:style-name="T88_45">We</text:span><text:span text:style-name="T88_46"><text:s/></text:span><text:span text:style-name="T88_47">need</text:span><text:span text:style-name="T88_48"><text:s/></text:span><text:span text:style-name="T88_49">to</text:span><text:span text:style-name="T88_50"><text:s/></text:span><text:span text:style-name="T88_51">investigate</text:span><text:span text:style-name="T88_52"><text:s/></text:span><text:span text:style-name="T88_53">which</text:span><text:span text:style-name="T88_54"><text:s/></text:span><text:span text:style-name="T88_55">construction</text:span><text:span text:style-name="T88_56"><text:s/></text:span><text:span text:style-name="T88_57">method</text:span><text:span text:style-name="T88_58"><text:s/></text:span><text:span text:style-name="T88_59">are</text:span><text:span text:style-name="T88_60"><text:s/></text:span><text:span text:style-name="T88_61">still</text:span><text:span text:style-name="T88_62"><text:s/></text:span><text:span text:style-name="T88_63">lacking</text:span><text:span text:style-name="T88_64"><text:s/></text:span><text:span text:style-name="T88_65">in</text:span><text:span text:style-name="T88_66"><text:s/></text:span><text:span text:style-name="T88_67">QGIS</text:span><text:span text:style-name="T88_68">.</text:span></text:p>
      <text:p text:style-name="P89"/>
      <text:p text:style-name="P90"><text:span text:style-name="T90_1">Automated</text:span><text:span text:style-name="T90_2"><text:s/></text:span><text:span text:style-name="T90_3">breaking</text:span><text:span text:style-name="T90_4"><text:s/></text:span><text:span text:style-name="T90_5">of</text:span><text:span text:style-name="T90_6"><text:s/></text:span><text:span text:style-name="T90_7">section</text:span><text:span text:style-name="T90_8"><text:s/></text:span><text:span text:style-name="T90_9">features</text:span><text:span text:style-name="T90_10">:<text:s/></text:span><text:span text:style-name="T90_11">When</text:span><text:span text:style-name="T90_12"><text:s/></text:span><text:span text:style-name="T90_13">a</text:span><text:span text:style-name="T90_14"><text:s/></text:span><text:span text:style-name="T90_15">new</text:span><text:span text:style-name="T90_16"><text:s/></text:span><text:span text:style-name="T90_17">section</text:span><text:span text:style-name="T90_18"><text:s/></text:span><text:span text:style-name="T90_19">enters</text:span><text:span text:style-name="T90_20"><text:s/></text:span><text:span text:style-name="T90_21">an</text:span><text:span text:style-name="T90_22"><text:s/></text:span><text:span text:style-name="T90_23">existing</text:span><text:span text:style-name="T90_24"><text:s/></text:span><text:span text:style-name="T90_25">section</text:span><text:span text:style-name="T90_26">,<text:s/></text:span><text:span text:style-name="T90_27">the</text:span><text:span text:style-name="T90_28"><text:s/></text:span><text:span text:style-name="T90_29">old</text:span><text:span text:style-name="T90_30"><text:s/></text:span><text:span text:style-name="T90_31">section</text:span><text:span text:style-name="T90_32"><text:s/></text:span><text:span text:style-name="T90_33">needs</text:span><text:span text:style-name="T90_34"><text:s/></text:span><text:span text:style-name="T90_35">to</text:span><text:span text:style-name="T90_36"><text:s/></text:span><text:span text:style-name="T90_37">be</text:span><text:span text:style-name="T90_38"><text:s/></text:span><text:span text:style-name="T90_39">split</text:span><text:span text:style-name="T90_40"><text:s/></text:span><text:span text:style-name="T90_41">and</text:span><text:span text:style-name="T90_42"><text:s/></text:span><text:span text:style-name="T90_43">attribute</text:span><text:span text:style-name="T90_44"><text:s/></text:span><text:span text:style-name="T90_45">data</text:span><text:span text:style-name="T90_46"><text:s/></text:span><text:span text:style-name="T90_47">automatically</text:span><text:span text:style-name="T90_48"><text:s/></text:span><text:span text:style-name="T90_49">updated</text:span><text:span text:style-name="T90_50">.<text:s/></text:span><text:span text:style-name="T90_51">The</text:span><text:span text:style-name="T90_52"><text:s/></text:span><text:span text:style-name="T90_53">system</text:span><text:span text:style-name="T90_54"><text:s/></text:span><text:span text:style-name="T90_55">must</text:span><text:span text:style-name="T90_56"><text:s/></text:span><text:span text:style-name="T90_57">generate</text:span><text:span text:style-name="T90_58"><text:s/></text:span><text:span text:style-name="T90_59">the</text:span><text:span text:style-name="T90_60"><text:s/></text:span><text:span text:style-name="T90_61">necessary</text:span><text:span text:style-name="T90_62"><text:s/></text:span><text:span text:style-name="T90_63">objects</text:span><text:span text:style-name="T90_64"><text:s/></text:span><text:span text:style-name="T90_65">in</text:span><text:span text:style-name="T90_66"><text:s/></text:span><text:span text:style-name="T90_67">the</text:span><text:span text:style-name="T90_68"><text:s/></text:span><text:span text:style-name="T90_69">VSA</text:span><text:span text:style-name="T90_70">-</text:span><text:span text:style-name="T90_71">DSS</text:span><text:span text:style-name="T90_72"><text:s/></text:span><text:span text:style-name="T90_73">data</text:span><text:span text:style-name="T90_74"><text:s/></text:span><text:span text:style-name="T90_75">structure</text:span><text:span text:style-name="T90_76"><text:s/></text:span><text:span text:style-name="T90_77">offering</text:span><text:span text:style-name="T90_78"><text:s/></text:span><text:span text:style-name="T90_79">the</text:span><text:span text:style-name="T90_80"><text:s/></text:span><text:span text:style-name="T90_81">operator</text:span><text:span text:style-name="T90_82"><text:s/></text:span><text:span text:style-name="T90_83">a</text:span><text:span text:style-name="T90_84"><text:s/></text:span><text:span text:style-name="T90_85">choice</text:span><text:span text:style-name="T90_86"><text:s/></text:span><text:span text:style-name="T90_87">of</text:span><text:span text:style-name="T90_88"><text:s/></text:span><text:span text:style-name="T90_89">various</text:span><text:span text:style-name="T90_90"><text:s/></text:span><text:span text:style-name="T90_91">potential</text:span><text:span text:style-name="T90_92"><text:s/></text:span><text:span text:style-name="T90_93">connections</text:span><text:span text:style-name="T90_94">.<text:s/>-<text:s/></text:span><text:span text:style-name="T90_95">this</text:span><text:span text:style-name="T90_96"><text:s/></text:span><text:span text:style-name="T90_97">needs</text:span><text:span text:style-name="T90_98"><text:s/></text:span><text:span text:style-name="T90_99">to</text:span><text:span text:style-name="T90_100"><text:s/></text:span><text:span text:style-name="T90_101">be</text:span><text:span text:style-name="T90_102"><text:s/></text:span><text:span text:style-name="T90_103">discussed</text:span><text:span text:style-name="T90_104"><text:s/></text:span><text:span text:style-name="T90_105">with</text:span><text:span text:style-name="T90_106"><text:s/></text:span><text:span text:style-name="T90_107">Stefan</text:span><text:span text:style-name="T90_108">/</text:span><text:span text:style-name="T90_109">Koni</text:span><text:span text:style-name="T90_110"><text:s/></text:span><text:span text:style-name="T90_111">to</text:span><text:span text:style-name="T90_112"><text:s/></text:span><text:span text:style-name="T90_113">understand</text:span><text:span text:style-name="T90_114"><text:s/></text:span><text:span text:style-name="T90_115">the</text:span><text:span text:style-name="T90_116"><text:s/></text:span><text:span text:style-name="T90_117">VSA</text:span><text:span text:style-name="T90_118">/</text:span><text:span text:style-name="T90_119">DSS</text:span><text:span text:style-name="T90_120"><text:s/></text:span><text:span text:style-name="T90_121">requirements</text:span><text:span text:style-name="T90_122"><text:s/></text:span><text:span text:style-name="T90_123">during</text:span><text:span text:style-name="T90_124"><text:s/></text:span><text:span text:style-name="T90_125">editing</text:span><text:span text:style-name="T90_126"><text:s/></text:span><text:span text:style-name="T90_127">better</text:span><text:span text:style-name="T90_128">.</text:span></text:p>
      <text:h text:style-name="P91"><text:bookmark-start text:name="h.pulnph4au6i3"/><text:bookmark-end text:name="h.pulnph4au6i3"/><text:span text:style-name="T91_1">Automatic</text:span><text:span text:style-name="T91_2"><text:s/></text:span><text:span text:style-name="T91_3">calculation</text:span><text:span text:style-name="T91_4"><text:s/></text:span><text:span text:style-name="T91_5">of</text:span><text:span text:style-name="T91_6"><text:s/></text:span><text:span text:style-name="T91_7">certain</text:span><text:span text:style-name="T91_8"><text:s/></text:span><text:span text:style-name="T91_9">attribute</text:span><text:span text:style-name="T91_10"><text:s/></text:span><text:span text:style-name="T91_11">values</text:span></text:h>
      <text:p text:style-name="P92"><text:span text:style-name="T92_1">Wherever</text:span><text:span text:style-name="T92_2"><text:s/></text:span><text:span text:style-name="T92_3">possible</text:span><text:span text:style-name="T92_4"><text:s/></text:span><text:span text:style-name="T92_5">and</text:span><text:span text:style-name="T92_6"><text:s/></text:span><text:span text:style-name="T92_7">useful</text:span><text:span text:style-name="T92_8">,<text:s/></text:span><text:span text:style-name="T92_9">the</text:span><text:span text:style-name="T92_10"><text:s/></text:span><text:span text:style-name="T92_11">system</text:span><text:span text:style-name="T92_12"><text:s/></text:span><text:span text:style-name="T92_13">should</text:span><text:span text:style-name="T92_14"><text:s/></text:span><text:span text:style-name="T92_15">provide</text:span><text:span text:style-name="T92_16"><text:s/></text:span><text:span text:style-name="T92_17">automated</text:span><text:span text:style-name="T92_18"><text:s/></text:span><text:span text:style-name="T92_19">calculations</text:span><text:span text:style-name="T92_20">.<text:s/></text:span><text:span text:style-name="T92_21">E</text:span><text:span text:style-name="T92_22">.</text:span><text:span text:style-name="T92_23">g</text:span><text:span text:style-name="T92_24">.<text:s/></text:span><text:span text:style-name="T92_25">the</text:span><text:span text:style-name="T92_26"><text:s/></text:span><text:span text:style-name="T92_27">input</text:span><text:span text:style-name="T92_28">/</text:span><text:span text:style-name="T92_29">output</text:span><text:span text:style-name="T92_30"><text:s/></text:span><text:span text:style-name="T92_31">heights</text:span><text:span text:style-name="T92_32"><text:s/></text:span><text:span text:style-name="T92_33">of</text:span><text:span text:style-name="T92_34"><text:s/></text:span><text:span text:style-name="T92_35">sections</text:span><text:span text:style-name="T92_36"><text:s/></text:span><text:span text:style-name="T92_37">can</text:span><text:span text:style-name="T92_38"><text:s/></text:span><text:span text:style-name="T92_39">be</text:span><text:span text:style-name="T92_40"><text:s/></text:span><text:span text:style-name="T92_41">derived</text:span><text:span text:style-name="T92_42"><text:s/></text:span><text:span text:style-name="T92_43">from</text:span><text:span text:style-name="T92_44"><text:s/></text:span><text:span text:style-name="T92_45">the</text:span><text:span text:style-name="T92_46"><text:s/></text:span><text:span text:style-name="T92_47">heights</text:span><text:span text:style-name="T92_48"><text:s/></text:span><text:span text:style-name="T92_49">specified</text:span><text:span text:style-name="T92_50"><text:s/></text:span><text:span text:style-name="T92_51">in</text:span><text:span text:style-name="T92_52"><text:s/></text:span><text:span text:style-name="T92_53">the</text:span><text:span text:style-name="T92_54"><text:s/></text:span><text:span text:style-name="T92_55">manholes</text:span><text:span text:style-name="T92_56">.<text:s/></text:span><text:span text:style-name="T92_57">If</text:span><text:span text:style-name="T92_58"><text:s/></text:span><text:span text:style-name="T92_59">a</text:span><text:span text:style-name="T92_60"><text:s/></text:span><text:span text:style-name="T92_61">elevation</text:span><text:span text:style-name="T92_62"><text:s/></text:span><text:span text:style-name="T92_63">values</text:span><text:span text:style-name="T92_64"><text:s/></text:span><text:span text:style-name="T92_65">are</text:span><text:span text:style-name="T92_66"><text:s/></text:span><text:span text:style-name="T92_67">changed</text:span><text:span text:style-name="T92_68"><text:s/></text:span><text:span text:style-name="T92_69">in</text:span><text:span text:style-name="T92_70"><text:s/></text:span><text:span text:style-name="T92_71">manholes</text:span><text:span text:style-name="T92_72">,<text:s/></text:span><text:span text:style-name="T92_73">the</text:span><text:span text:style-name="T92_74"><text:s/></text:span><text:span text:style-name="T92_75">elevations</text:span><text:span text:style-name="T92_76"><text:s/></text:span><text:span text:style-name="T92_77">in</text:span><text:span text:style-name="T92_78"><text:s/></text:span><text:span text:style-name="T92_79">sections</text:span><text:span text:style-name="T92_80"><text:s/></text:span><text:span text:style-name="T92_81">must</text:span><text:span text:style-name="T92_82"><text:s/></text:span><text:span text:style-name="T92_83">be</text:span><text:span text:style-name="T92_84"><text:s/></text:span><text:span text:style-name="T92_85">updated</text:span><text:span text:style-name="T92_86"><text:s/></text:span><text:span text:style-name="T92_87">as</text:span><text:span text:style-name="T92_88"><text:s/></text:span><text:span text:style-name="T92_89">well</text:span><text:span text:style-name="T92_90">.<text:s/></text:span><text:span text:style-name="T92_91">Other</text:span><text:span text:style-name="T92_92"><text:s/></text:span><text:span text:style-name="T92_93">examples</text:span><text:span text:style-name="T92_94"><text:s/></text:span><text:span text:style-name="T92_95">of</text:span><text:span text:style-name="T92_96"><text:s/></text:span><text:span text:style-name="T92_97">automatic</text:span><text:span text:style-name="T92_98"><text:s/></text:span><text:span text:style-name="T92_99">calculations</text:span><text:span text:style-name="T92_100"><text:s/></text:span><text:span text:style-name="T92_101">are</text:span><text:span text:style-name="T92_102"><text:s/></text:span><text:span text:style-name="T92_103">length</text:span><text:span text:style-name="T92_104"><text:s/></text:span><text:span text:style-name="T92_105">and</text:span><text:span text:style-name="T92_106"><text:s/></text:span><text:span text:style-name="T92_107">slope</text:span><text:span text:style-name="T92_108"><text:s/></text:span><text:span text:style-name="T92_109">values</text:span><text:span text:style-name="T92_110">,<text:s/></text:span><text:span text:style-name="T92_111">derived</text:span><text:span text:style-name="T92_112"><text:s/></text:span><text:span text:style-name="T92_113">from</text:span><text:span text:style-name="T92_114"><text:s/></text:span><text:span text:style-name="T92_115">values</text:span><text:span text:style-name="T92_116">.</text:span></text:p>
      <text:h text:style-name="P93"><text:bookmark-start text:name="h.zeosb5vhnpgz"/><text:bookmark-end text:name="h.zeosb5vhnpgz"/><text:span text:style-name="T93_1">Map</text:span><text:span text:style-name="T93_2"><text:s/></text:span><text:span text:style-name="T93_3">Symbolization</text:span></text:h>
      <text:h text:style-name="P94"><text:bookmark-start text:name="h.y8a2bsngasq4"/><text:bookmark-end text:name="h.y8a2bsngasq4"/><text:span text:style-name="T94_1">Advanced</text:span><text:span text:style-name="T94_2"><text:s/></text:span><text:span text:style-name="T94_3">Symbolization</text:span></text:h>
      <text:p text:style-name="P95"><text:span text:style-name="T95_1">A</text:span><text:span text:style-name="T95_2"><text:s/></text:span><text:span text:style-name="T95_3">lot</text:span><text:span text:style-name="T95_4"><text:s/></text:span><text:span text:style-name="T95_5">of</text:span><text:span text:style-name="T95_6"><text:s/></text:span><text:span text:style-name="T95_7">the</text:span><text:span text:style-name="T95_8"><text:s/></text:span><text:span text:style-name="T95_9">necessary</text:span><text:span text:style-name="T95_10"><text:s/></text:span><text:span text:style-name="T95_11">symbology</text:span><text:span text:style-name="T95_12"><text:s/></text:span><text:span text:style-name="T95_13">options</text:span><text:span text:style-name="T95_14"><text:s/></text:span><text:span text:style-name="T95_15">already</text:span><text:span text:style-name="T95_16"><text:s/></text:span><text:span text:style-name="T95_17">exist</text:span><text:span text:style-name="T95_18">.<text:s/></text:span><text:span text:style-name="T95_19">With</text:span><text:span text:style-name="T95_20"><text:s/></text:span><text:span text:style-name="T95_21">the</text:span><text:span text:style-name="T95_22"><text:s/></text:span><text:span text:style-name="T95_23">new</text:span><text:span text:style-name="T95_24"><text:s/></text:span><text:span text:style-name="T95_25">symbology</text:span><text:span text:style-name="T95_26"><text:s/></text:span><text:span text:style-name="T95_27">engine</text:span><text:span text:style-name="T95_28"><text:s/></text:span><text:span text:style-name="T95_29">we</text:span><text:span text:style-name="T95_30"><text:s/></text:span><text:span text:style-name="T95_31">need</text:span><text:span text:style-name="T95_32"><text:s/></text:span><text:span text:style-name="T95_33">to</text:span><text:span text:style-name="T95_34"><text:s/></text:span><text:span text:style-name="T95_35">again</text:span><text:span text:style-name="T95_36"><text:s/></text:span><text:span text:style-name="T95_37">integrate</text:span><text:span text:style-name="T95_38"><text:s/></text:span><text:span text:style-name="T95_39">data</text:span><text:span text:style-name="T95_40">-</text:span><text:span text:style-name="T95_41">defined</text:span><text:span text:style-name="T95_42"><text:s/></text:span><text:span text:style-name="T95_43">styling</text:span><text:span text:style-name="T95_44"><text:s/>(</text:span><text:span text:style-name="T95_45">based</text:span><text:span text:style-name="T95_46"><text:s/></text:span><text:span text:style-name="T95_47">on</text:span><text:span text:style-name="T95_48"><text:s/></text:span><text:span text:style-name="T95_49">attribute</text:span><text:span text:style-name="T95_50"><text:s/></text:span><text:span text:style-name="T95_51">values</text:span><text:span text:style-name="T95_52">,<text:s/></text:span><text:span text:style-name="T95_53">e</text:span><text:span text:style-name="T95_54">.</text:span><text:span text:style-name="T95_55">g</text:span><text:span text:style-name="T95_56">.<text:s/></text:span><text:span text:style-name="T95_57">stroke</text:span><text:span text:style-name="T95_58">-</text:span><text:span text:style-name="T95_59">width</text:span><text:span text:style-name="T95_60"><text:s/></text:span><text:span text:style-name="T95_61">based</text:span><text:span text:style-name="T95_62"><text:s/></text:span><text:span text:style-name="T95_63">on</text:span><text:span text:style-name="T95_64"><text:s/></text:span><text:span text:style-name="T95_65">diameter</text:span><text:span text:style-name="T95_66">,<text:s/></text:span><text:span text:style-name="T95_67">data</text:span><text:span text:style-name="T95_68">-</text:span><text:span text:style-name="T95_69">defined</text:span><text:span text:style-name="T95_70"><text:s/></text:span><text:span text:style-name="T95_71">offsets</text:span><text:span text:style-name="T95_72">,<text:s/></text:span><text:span text:style-name="T95_73">etc</text:span><text:span text:style-name="T95_74">.)<text:s/></text:span><text:span text:style-name="T95_75">which</text:span><text:span text:style-name="T95_76"><text:s/></text:span><text:span text:style-name="T95_77">needs</text:span><text:span text:style-name="T95_78"><text:s/></text:span><text:span text:style-name="T95_79">to</text:span><text:span text:style-name="T95_80"><text:s/></text:span><text:span text:style-name="T95_81">be</text:span><text:span text:style-name="T95_82"><text:s/></text:span><text:span text:style-name="T95_83">applied</text:span><text:span text:style-name="T95_84"><text:s/></text:span><text:span text:style-name="T95_85">on</text:span><text:span text:style-name="T95_86"><text:s/></text:span><text:span text:style-name="T95_87">the</text:span><text:span text:style-name="T95_88"><text:s/></text:span><text:span text:style-name="T95_89">symbol</text:span><text:span text:style-name="T95_90"><text:s/></text:span><text:span text:style-name="T95_91">level</text:span><text:span text:style-name="T95_92">.<text:s/></text:span><text:span text:style-name="T95_93">Martin</text:span><text:span text:style-name="T95_94"><text:s/></text:span><text:span text:style-name="T95_95">Dobias</text:span><text:span text:style-name="T95_96"><text:s/></text:span><text:span text:style-name="T95_97">is</text:span><text:span text:style-name="T95_98"><text:s/></text:span><text:span text:style-name="T95_99">already</text:span><text:span text:style-name="T95_100"><text:s/></text:span><text:span text:style-name="T95_101">working</text:span><text:span text:style-name="T95_102"><text:s/></text:span><text:span text:style-name="T95_103">on</text:span><text:span text:style-name="T95_104"><text:s/></text:span><text:span text:style-name="T95_105">this</text:span><text:span text:style-name="T95_106">.</text:span></text:p>
      <text:h text:style-name="P96"><text:bookmark-start text:name="h.s8rzehu7ono1"/><text:bookmark-end text:name="h.s8rzehu7ono1"/><text:span text:style-name="T96_1">Advanced</text:span><text:span text:style-name="T96_2"><text:s/></text:span><text:span text:style-name="T96_3">Labeling</text:span></text:h>
      <text:p text:style-name="P97"><text:span text:style-name="T97_1">All</text:span><text:span text:style-name="T97_2"><text:s/></text:span><text:span text:style-name="T97_3">necessary</text:span><text:span text:style-name="T97_4"><text:s/></text:span><text:span text:style-name="T97_5">options</text:span><text:span text:style-name="T97_6"><text:s/></text:span><text:span text:style-name="T97_7">for</text:span><text:span text:style-name="T97_8"><text:s/></text:span><text:span text:style-name="T97_9">labeling</text:span><text:span text:style-name="T97_10"><text:s/></text:span><text:span text:style-name="T97_11">should</text:span><text:span text:style-name="T97_12"><text:s/></text:span><text:span text:style-name="T97_13">already</text:span><text:span text:style-name="T97_14"><text:s/></text:span><text:span text:style-name="T97_15">be</text:span><text:span text:style-name="T97_16"><text:s/></text:span><text:span text:style-name="T97_17">in</text:span><text:span text:style-name="T97_18"><text:s/></text:span><text:span text:style-name="T97_19">place</text:span><text:span text:style-name="T97_20">.<text:s/></text:span><text:span text:style-name="T97_21">There</text:span><text:span text:style-name="T97_22"><text:s/></text:span><text:span text:style-name="T97_23">is</text:span><text:span text:style-name="T97_24"><text:s/></text:span><text:span text:style-name="T97_25">a</text:span><text:span text:style-name="T97_26"><text:s/></text:span><text:span text:style-name="T97_27">query</text:span><text:span text:style-name="T97_28"><text:s/></text:span><text:span text:style-name="T97_29">builder</text:span><text:span text:style-name="T97_30"><text:s/></text:span><text:span text:style-name="T97_31">available</text:span><text:span text:style-name="T97_32"><text:s/></text:span><text:span text:style-name="T97_33">for</text:span><text:span text:style-name="T97_34"><text:s/></text:span><text:span text:style-name="T97_35">concatenating</text:span><text:span text:style-name="T97_36">/</text:span><text:span text:style-name="T97_37">calculating</text:span><text:span text:style-name="T97_38"><text:s/></text:span><text:span text:style-name="T97_39">label</text:span><text:span text:style-name="T97_40"><text:s/></text:span><text:span text:style-name="T97_41">values</text:span><text:span text:style-name="T97_42">.<text:s/></text:span><text:span text:style-name="T97_43">Minor</text:span><text:span text:style-name="T97_44"><text:s/></text:span><text:span text:style-name="T97_45">improvements</text:span><text:span text:style-name="T97_46"><text:s/></text:span><text:span text:style-name="T97_47">may</text:span><text:span text:style-name="T97_48"><text:s/></text:span><text:span text:style-name="T97_49">have</text:span><text:span text:style-name="T97_50"><text:s/></text:span><text:span text:style-name="T97_51">to</text:span><text:span text:style-name="T97_52"><text:s/></text:span><text:span text:style-name="T97_53">be</text:span><text:span text:style-name="T97_54"><text:s/></text:span><text:span text:style-name="T97_55">made</text:span><text:span text:style-name="T97_56">.<text:s/></text:span><text:span text:style-name="T97_57">It</text:span><text:span text:style-name="T97_58"><text:s/></text:span><text:span text:style-name="T97_59">is</text:span><text:span text:style-name="T97_60"><text:s/></text:span><text:span text:style-name="T97_61">proposed</text:span><text:span text:style-name="T97_62"><text:s/></text:span><text:span text:style-name="T97_63">to</text:span><text:span text:style-name="T97_64"><text:s/></text:span><text:span text:style-name="T97_65">automatically</text:span><text:span text:style-name="T97_66"><text:s/></text:span><text:span text:style-name="T97_67">label</text:span><text:span text:style-name="T97_68"><text:s/></text:span><text:span text:style-name="T97_69">features</text:span><text:span text:style-name="T97_70"><text:s/></text:span><text:span text:style-name="T97_71">and</text:span><text:span text:style-name="T97_72"><text:s/></text:span><text:span text:style-name="T97_73">do</text:span><text:span text:style-name="T97_74"><text:s/></text:span><text:span text:style-name="T97_75">not</text:span><text:span text:style-name="T97_76"><text:s/></text:span><text:span text:style-name="T97_77">place</text:span><text:span text:style-name="T97_78"><text:s/></text:span><text:span text:style-name="T97_79">them</text:span><text:span text:style-name="T97_80"><text:s/></text:span><text:span text:style-name="T97_81">manually</text:span><text:span text:style-name="T97_82">.<text:s/></text:span><text:span text:style-name="T97_83">There</text:span><text:span text:style-name="T97_84"><text:s/></text:span><text:span text:style-name="T97_85">may</text:span><text:span text:style-name="T97_86"><text:s/></text:span><text:span text:style-name="T97_87">need</text:span><text:span text:style-name="T97_88"><text:s/></text:span><text:span text:style-name="T97_89">to</text:span><text:span text:style-name="T97_90"><text:s/></text:span><text:span text:style-name="T97_91">be</text:span><text:span text:style-name="T97_92"><text:s/></text:span><text:span text:style-name="T97_93">a</text:span><text:span text:style-name="T97_94"><text:s/></text:span><text:span text:style-name="T97_95">function</text:span><text:span text:style-name="T97_96"><text:s/></text:span><text:span text:style-name="T97_97">to</text:span><text:span text:style-name="T97_98"><text:s/></text:span><text:span text:style-name="T97_99">export</text:span><text:span text:style-name="T97_100"><text:s/></text:span><text:span text:style-name="T97_101">labels</text:span><text:span text:style-name="T97_102"><text:s/></text:span><text:span text:style-name="T97_103">to</text:span><text:span text:style-name="T97_104"><text:s/></text:span><text:span text:style-name="T97_105">DXF</text:span><text:span text:style-name="T97_106">/</text:span><text:span text:style-name="T97_107">INTERLIS</text:span><text:span text:style-name="T97_108">.</text:span></text:p>
      <text:h text:style-name="P98"><text:bookmark-start text:name="h.e5hm6knk30s"/><text:bookmark-end text:name="h.e5hm6knk30s"/><text:span text:style-name="T98_1">Dimensioning</text:span></text:h>
      <text:p text:style-name="P99"><text:span text:style-name="T99_1">Editing</text:span><text:span text:style-name="T99_2"><text:s/></text:span><text:span text:style-name="T99_3">and</text:span><text:span text:style-name="T99_4"><text:s/></text:span><text:span text:style-name="T99_5">printing</text:span><text:span text:style-name="T99_6"><text:s/></text:span><text:span text:style-name="T99_7">of</text:span><text:span text:style-name="T99_8"><text:s/></text:span><text:span text:style-name="T99_9">dimension</text:span><text:span text:style-name="T99_10"><text:s/>(</text:span><text:span text:style-name="T99_11">leader</text:span><text:span text:style-name="T99_12"><text:s/></text:span><text:span text:style-name="T99_13">lines</text:span><text:span text:style-name="T99_14"><text:s/></text:span><text:span text:style-name="T99_15">with</text:span><text:span text:style-name="T99_16"><text:s/></text:span><text:span text:style-name="T99_17">measurements</text:span><text:span text:style-name="T99_18">).<text:s/></text:span><text:span text:style-name="T99_19">Needs</text:span><text:span text:style-name="T99_20"><text:s/></text:span><text:span text:style-name="T99_21">to</text:span><text:span text:style-name="T99_22"><text:s/></text:span><text:span text:style-name="T99_23">be</text:span><text:span text:style-name="T99_24"><text:s/></text:span><text:span text:style-name="T99_25">further</text:span><text:span text:style-name="T99_26"><text:s/></text:span><text:span text:style-name="T99_27">discussed</text:span><text:span text:style-name="T99_28"><text:s/>-<text:s/></text:span><text:span text:style-name="T99_29">could</text:span><text:span text:style-name="T99_30"><text:s/></text:span><text:span text:style-name="T99_31">be</text:span><text:span text:style-name="T99_32"><text:s/></text:span><text:span text:style-name="T99_33">solved</text:span><text:span text:style-name="T99_34"><text:s/></text:span><text:span text:style-name="T99_35">with</text:span><text:span text:style-name="T99_36"><text:s/></text:span><text:span text:style-name="T99_37">automatic</text:span><text:span text:style-name="T99_38"><text:s/></text:span><text:span text:style-name="T99_39">labeling</text:span><text:span text:style-name="T99_40"><text:s/></text:span><text:span text:style-name="T99_41">and</text:span><text:span text:style-name="T99_42"><text:s/></text:span><text:span text:style-name="T99_43">markers</text:span><text:span text:style-name="T99_44">.</text:span></text:p>
      <text:h text:style-name="P100"><text:bookmark-start text:name="h.8xem56ee7hnb"/><text:bookmark-end text:name="h.8xem56ee7hnb"/><text:span text:style-name="T100_1">Printing</text:span><text:span text:style-name="T100_2"><text:s/></text:span><text:span text:style-name="T100_3">and</text:span><text:span text:style-name="T100_4"><text:s/></text:span><text:span text:style-name="T100_5">Export</text:span><text:span text:style-name="T100_6"><text:s/></text:span><text:span text:style-name="T100_7">of</text:span><text:span text:style-name="T100_8"><text:s/></text:span><text:span text:style-name="T100_9">Maps</text:span></text:h>
      <text:p text:style-name="P101"><text:span text:style-name="T101_1">The</text:span><text:span text:style-name="T101_2"><text:s/></text:span><text:span text:style-name="T101_3">current</text:span><text:span text:style-name="T101_4"><text:s/></text:span><text:span text:style-name="T101_5">QGIS</text:span><text:span text:style-name="T101_6"><text:s/></text:span><text:span text:style-name="T101_7">print</text:span><text:span text:style-name="T101_8"><text:s/></text:span><text:span text:style-name="T101_9">composer</text:span><text:span text:style-name="T101_10"><text:s/></text:span><text:span text:style-name="T101_11">should</text:span><text:span text:style-name="T101_12"><text:s/></text:span><text:span text:style-name="T101_13">be</text:span><text:span text:style-name="T101_14"><text:s/></text:span><text:span text:style-name="T101_15">more</text:span><text:span text:style-name="T101_16"><text:s/></text:span><text:span text:style-name="T101_17">or</text:span><text:span text:style-name="T101_18"><text:s/></text:span><text:span text:style-name="T101_19">less</text:span><text:span text:style-name="T101_20"><text:s/></text:span><text:span text:style-name="T101_21">good</text:span><text:span text:style-name="T101_22"><text:s/></text:span><text:span text:style-name="T101_23">enough</text:span><text:span text:style-name="T101_24"><text:s/></text:span><text:span text:style-name="T101_25">for</text:span><text:span text:style-name="T101_26"><text:s/></text:span><text:span text:style-name="T101_27">the</text:span><text:span text:style-name="T101_28"><text:s/></text:span><text:span text:style-name="T101_29">purpose</text:span><text:span text:style-name="T101_30"><text:s/></text:span><text:span text:style-name="T101_31">of</text:span><text:span text:style-name="T101_32"><text:s/></text:span><text:span text:style-name="T101_33">printing</text:span><text:span text:style-name="T101_34"><text:s/></text:span><text:span text:style-name="T101_35">waste</text:span><text:span text:style-name="T101_36">-</text:span><text:span text:style-name="T101_37">water</text:span><text:span text:style-name="T101_38"><text:s/></text:span><text:span text:style-name="T101_39">maps</text:span><text:span text:style-name="T101_40">.<text:s/></text:span><text:span text:style-name="T101_41">Standard</text:span><text:span text:style-name="T101_42"><text:s/></text:span><text:span text:style-name="T101_43">Layouts</text:span><text:span text:style-name="T101_44"><text:s/></text:span><text:span text:style-name="T101_45">for</text:span><text:span text:style-name="T101_46"><text:s/></text:span><text:span text:style-name="T101_47">certain</text:span><text:span text:style-name="T101_48"><text:s/></text:span><text:span text:style-name="T101_49">map</text:span><text:span text:style-name="T101_50"><text:s/></text:span><text:span text:style-name="T101_51">types</text:span><text:span text:style-name="T101_52"><text:s/></text:span><text:span text:style-name="T101_53">and</text:span><text:span text:style-name="T101_54"><text:s/></text:span><text:span text:style-name="T101_55">paper</text:span><text:span text:style-name="T101_56"><text:s/></text:span><text:span text:style-name="T101_57">format</text:span><text:span text:style-name="T101_58"><text:s/></text:span><text:span text:style-name="T101_59">combinations</text:span><text:span text:style-name="T101_60"><text:s/></text:span><text:span text:style-name="T101_61">should</text:span><text:span text:style-name="T101_62"><text:s/></text:span><text:span text:style-name="T101_63">be</text:span><text:span text:style-name="T101_64"><text:s/></text:span><text:span text:style-name="T101_65">provided</text:span><text:span text:style-name="T101_66">.<text:s/></text:span><text:span text:style-name="T101_67">For</text:span><text:span text:style-name="T101_68"><text:s/></text:span><text:span text:style-name="T101_69">standard</text:span><text:span text:style-name="T101_70"><text:s/></text:span><text:span text:style-name="T101_71">maps</text:span><text:span text:style-name="T101_72"><text:s/></text:span><text:span text:style-name="T101_73">it</text:span><text:span text:style-name="T101_74"><text:s/></text:span><text:span text:style-name="T101_75">may</text:span><text:span text:style-name="T101_76"><text:s/></text:span><text:span text:style-name="T101_77">make</text:span><text:span text:style-name="T101_78"><text:s/></text:span><text:span text:style-name="T101_79">sense</text:span><text:span text:style-name="T101_80"><text:s/></text:span><text:span text:style-name="T101_81">to</text:span><text:span text:style-name="T101_82"><text:s/></text:span><text:span text:style-name="T101_83">provide</text:span><text:span text:style-name="T101_84"><text:s/></text:span><text:span text:style-name="T101_85">static</text:span><text:span text:style-name="T101_86"><text:s/></text:span><text:span text:style-name="T101_87">legends</text:span><text:span text:style-name="T101_88">,<text:s/></text:span><text:span text:style-name="T101_89">rather</text:span><text:span text:style-name="T101_90"><text:s/></text:span><text:span text:style-name="T101_91">than</text:span><text:span text:style-name="T101_92"><text:s/></text:span><text:span text:style-name="T101_93">deriving</text:span><text:span text:style-name="T101_94"><text:s/></text:span><text:span text:style-name="T101_95">it</text:span><text:span text:style-name="T101_96"><text:s/></text:span><text:span text:style-name="T101_97">automatically</text:span><text:span text:style-name="T101_98"><text:s/></text:span><text:span text:style-name="T101_99">from</text:span><text:span text:style-name="T101_100"><text:s/></text:span><text:span text:style-name="T101_101">the</text:span><text:span text:style-name="T101_102"><text:s/></text:span><text:span text:style-name="T101_103">map</text:span><text:span text:style-name="T101_104"><text:s/></text:span><text:span text:style-name="T101_105">styling</text:span><text:span text:style-name="T101_106"><text:s/></text:span><text:span text:style-name="T101_107">in</text:span><text:span text:style-name="T101_108"><text:s/></text:span><text:span text:style-name="T101_109">use</text:span><text:span text:style-name="T101_110"><text:s/></text:span><text:span text:style-name="T101_111">of</text:span><text:span text:style-name="T101_112"><text:s/></text:span><text:span text:style-name="T101_113">the</text:span><text:span text:style-name="T101_114"><text:s/></text:span><text:span text:style-name="T101_115">project</text:span><text:span text:style-name="T101_116">.</text:span></text:p>
      <text:h text:style-name="P102"><text:bookmark-start text:name="h.lo664vjjpfsx"/><text:bookmark-end text:name="h.lo664vjjpfsx"/><text:span text:style-name="T102_1">QA</text:span><text:span text:style-name="T102_2"><text:s/></text:span><text:span text:style-name="T102_3">Tools</text:span></text:h>
      <text:h text:style-name="P103"><text:bookmark-start text:name="h.9dcoi11r3gtt"/><text:bookmark-end text:name="h.9dcoi11r3gtt"/><text:span text:style-name="T103_1">Tool</text:span><text:span text:style-name="T103_2"><text:s/></text:span><text:span text:style-name="T103_3">to</text:span><text:span text:style-name="T103_4"><text:s/></text:span><text:span text:style-name="T103_5">find</text:span><text:span text:style-name="T103_6"><text:s/></text:span><text:span text:style-name="T103_7">unconnected</text:span><text:span text:style-name="T103_8"><text:s/></text:span><text:span text:style-name="T103_9">network</text:span><text:span text:style-name="T103_10"><text:s/></text:span><text:span text:style-name="T103_11">elements</text:span></text:h>
      <text:p text:style-name="P104"><text:span text:style-name="T104_1">This</text:span><text:span text:style-name="T104_2"><text:s/></text:span><text:span text:style-name="T104_3">tool</text:span><text:span text:style-name="T104_4"><text:s/></text:span><text:span text:style-name="T104_5">should</text:span><text:span text:style-name="T104_6"><text:s/></text:span><text:span text:style-name="T104_7">report</text:span><text:span text:style-name="T104_8"><text:s/></text:span><text:span text:style-name="T104_9">a</text:span><text:span text:style-name="T104_10"><text:s/></text:span><text:span text:style-name="T104_11">list</text:span><text:span text:style-name="T104_12"><text:s/></text:span><text:span text:style-name="T104_13">of</text:span><text:span text:style-name="T104_14"><text:s/></text:span><text:span text:style-name="T104_15">unconnected</text:span><text:span text:style-name="T104_16"><text:s/></text:span><text:span text:style-name="T104_17">elements</text:span><text:span text:style-name="T104_18"><text:s/></text:span><text:span text:style-name="T104_19">in</text:span><text:span text:style-name="T104_20"><text:s/></text:span><text:span text:style-name="T104_21">the</text:span><text:span text:style-name="T104_22"><text:s/></text:span><text:span text:style-name="T104_23">waste</text:span><text:span text:style-name="T104_24"><text:s/></text:span><text:span text:style-name="T104_25">water</text:span><text:span text:style-name="T104_26"><text:s/></text:span><text:span text:style-name="T104_27">network</text:span><text:span text:style-name="T104_28">,<text:s/></text:span><text:span text:style-name="T104_29">such</text:span><text:span text:style-name="T104_30"><text:s/></text:span><text:span text:style-name="T104_31">as</text:span><text:span text:style-name="T104_32"><text:s/></text:span><text:span text:style-name="T104_33">manholes</text:span><text:span text:style-name="T104_34"><text:s/></text:span><text:span text:style-name="T104_35">without</text:span><text:span text:style-name="T104_36"><text:s/></text:span><text:span text:style-name="T104_37">sections</text:span><text:span text:style-name="T104_38">,<text:s/></text:span><text:span text:style-name="T104_39">sections</text:span><text:span text:style-name="T104_40"><text:s/></text:span><text:span text:style-name="T104_41">that</text:span><text:span text:style-name="T104_42"><text:s/></text:span><text:span text:style-name="T104_43">are</text:span><text:span text:style-name="T104_44"><text:s/></text:span><text:span text:style-name="T104_45">not</text:span><text:span text:style-name="T104_46"><text:s/></text:span><text:span text:style-name="T104_47">connected</text:span><text:span text:style-name="T104_48"><text:s/></text:span><text:span text:style-name="T104_49">to</text:span><text:span text:style-name="T104_50"><text:s/></text:span><text:span text:style-name="T104_51">manholes</text:span><text:span text:style-name="T104_52">,<text:s/></text:span><text:span text:style-name="T104_53">etc</text:span><text:span text:style-name="T104_54">.<text:s/></text:span><text:span text:style-name="T104_55">This</text:span><text:span text:style-name="T104_56"><text:s/></text:span><text:span text:style-name="T104_57">needs</text:span><text:span text:style-name="T104_58"><text:s/></text:span><text:span text:style-name="T104_59">to</text:span><text:span text:style-name="T104_60"><text:s/></text:span><text:span text:style-name="T104_61">better</text:span><text:span text:style-name="T104_62"><text:s/></text:span><text:span text:style-name="T104_63">specified</text:span><text:span text:style-name="T104_64">.</text:span></text:p>
      <text:h text:style-name="P105"><text:bookmark-start text:name="h.9q47ddk2gjwb"/><text:bookmark-end text:name="h.9q47ddk2gjwb"/><text:span text:style-name="T105_1">Analysis</text:span><text:span text:style-name="T105_2"><text:s/></text:span><text:span text:style-name="T105_3">Tools</text:span></text:h>
      <text:h text:style-name="P106"><text:bookmark-start text:name="h.n3gw30jonfh3"/><text:bookmark-end text:name="h.n3gw30jonfh3"/><text:span text:style-name="T106_1">Network</text:span><text:span text:style-name="T106_2"><text:s/></text:span><text:span text:style-name="T106_3">Analysis</text:span></text:h>
      <text:p text:style-name="P107"><text:span text:style-name="T107_1">It</text:span><text:span text:style-name="T107_2"><text:s/></text:span><text:span text:style-name="T107_3">should</text:span><text:span text:style-name="T107_4"><text:s/></text:span><text:span text:style-name="T107_5">be</text:span><text:span text:style-name="T107_6"><text:s/></text:span><text:span text:style-name="T107_7">possible</text:span><text:span text:style-name="T107_8"><text:s/></text:span><text:span text:style-name="T107_9">to</text:span><text:span text:style-name="T107_10"><text:s/></text:span><text:span text:style-name="T107_11">follow</text:span><text:span text:style-name="T107_12"><text:s/></text:span><text:span text:style-name="T107_13">the</text:span><text:span text:style-name="T107_14"><text:s/></text:span><text:span text:style-name="T107_15">network</text:span><text:span text:style-name="T107_16"><text:s/>(</text:span><text:span text:style-name="T107_17">down</text:span><text:span text:style-name="T107_18"><text:s/></text:span><text:span text:style-name="T107_19">or</text:span><text:span text:style-name="T107_20"><text:s/></text:span><text:span text:style-name="T107_21">upstream</text:span><text:span text:style-name="T107_22">)<text:s/></text:span><text:span text:style-name="T107_23">from</text:span><text:span text:style-name="T107_24"><text:s/></text:span><text:span text:style-name="T107_25">a</text:span><text:span text:style-name="T107_26"><text:s/></text:span><text:span text:style-name="T107_27">given</text:span><text:span text:style-name="T107_28"><text:s/></text:span><text:span text:style-name="T107_29">start</text:span><text:span text:style-name="T107_30"><text:s/></text:span><text:span text:style-name="T107_31">point</text:span><text:span text:style-name="T107_32">.<text:s/></text:span><text:span text:style-name="T107_33">Remark</text:span><text:span text:style-name="T107_34">:<text:s/></text:span><text:span text:style-name="T107_35">this</text:span><text:span text:style-name="T107_36"><text:s/></text:span><text:span text:style-name="T107_37">can</text:span><text:span text:style-name="T107_38"><text:s/></text:span><text:span text:style-name="T107_39">be</text:span><text:span text:style-name="T107_40"><text:s/></text:span><text:span text:style-name="T107_41">implemented</text:span><text:span text:style-name="T107_42"><text:s/></text:span><text:span text:style-name="T107_43">in</text:span><text:span text:style-name="T107_44"><text:s/></text:span><text:span text:style-name="T107_45">a</text:span><text:span text:style-name="T107_46"><text:s/></text:span><text:span text:style-name="T107_47">second</text:span><text:span text:style-name="T107_48"><text:s/></text:span><text:span text:style-name="T107_49">priority</text:span><text:span text:style-name="T107_50"><text:s/></text:span><text:span text:style-name="T107_51">after</text:span><text:span text:style-name="T107_52"><text:s/></text:span><text:span text:style-name="T107_53">the</text:span><text:span text:style-name="T107_54"><text:s/></text:span><text:span text:style-name="T107_55">main</text:span><text:span text:style-name="T107_56"><text:s/></text:span><text:span text:style-name="T107_57">system</text:span><text:span text:style-name="T107_58"><text:s/></text:span><text:span text:style-name="T107_59">is</text:span><text:span text:style-name="T107_60"><text:s/></text:span><text:span text:style-name="T107_61">running</text:span><text:span text:style-name="T107_62"><text:s/></text:span><text:span text:style-name="T107_63">and</text:span><text:span text:style-name="T107_64"><text:s/></text:span><text:span text:style-name="T107_65">editing</text:span><text:span text:style-name="T107_66">/</text:span><text:span text:style-name="T107_67">data</text:span><text:span text:style-name="T107_68"><text:s/></text:span><text:span text:style-name="T107_69">collection</text:span><text:span text:style-name="T107_70"><text:s/></text:span><text:span text:style-name="T107_71">works</text:span><text:span text:style-name="T107_72">.</text:span></text:p>
      <text:h text:style-name="P108"><text:bookmark-start text:name="h.nv0ke33n8ars"/><text:bookmark-end text:name="h.nv0ke33n8ars"/><text:span text:style-name="T108_1">Tool</text:span><text:span text:style-name="T108_2"><text:s/></text:span><text:span text:style-name="T108_3">to</text:span><text:span text:style-name="T108_4"><text:s/></text:span><text:span text:style-name="T108_5">create</text:span><text:span text:style-name="T108_6"><text:s/></text:span><text:span text:style-name="T108_7">Profiles</text:span><text:span text:style-name="T108_8"><text:s/></text:span><text:span text:style-name="T108_9">along</text:span><text:span text:style-name="T108_10"><text:s/></text:span><text:span text:style-name="T108_11">Sections</text:span></text:h>
      <text:p text:style-name="P109"><text:span text:style-name="T109_1">This</text:span><text:span text:style-name="T109_2"><text:s/></text:span><text:span text:style-name="T109_3">tool</text:span><text:span text:style-name="T109_4"><text:s/></text:span><text:span text:style-name="T109_5">should</text:span><text:span text:style-name="T109_6"><text:s/></text:span><text:span text:style-name="T109_7">draw</text:span><text:span text:style-name="T109_8"><text:s/></text:span><text:span text:style-name="T109_9">a</text:span><text:span text:style-name="T109_10"><text:s/></text:span><text:span text:style-name="T109_11">profile</text:span><text:span text:style-name="T109_12"><text:s/></text:span><text:span text:style-name="T109_13">line</text:span><text:span text:style-name="T109_14"><text:s/></text:span><text:span text:style-name="T109_15">along</text:span><text:span text:style-name="T109_16"><text:s/></text:span><text:span text:style-name="T109_17">selected</text:span><text:span text:style-name="T109_18"><text:s/></text:span><text:span text:style-name="T109_19">sections</text:span><text:span text:style-name="T109_20"><text:s/></text:span><text:span text:style-name="T109_21">or</text:span><text:span text:style-name="T109_22"><text:s/></text:span><text:span text:style-name="T109_23">between</text:span><text:span text:style-name="T109_24"><text:s/></text:span><text:span text:style-name="T109_25">a</text:span><text:span text:style-name="T109_26"><text:s/></text:span><text:span text:style-name="T109_27">given</text:span><text:span text:style-name="T109_28"><text:s/></text:span><text:span text:style-name="T109_29">start</text:span><text:span text:style-name="T109_30"><text:s/></text:span><text:span text:style-name="T109_31">and</text:span><text:span text:style-name="T109_32"><text:s/></text:span><text:span text:style-name="T109_33">endpoint</text:span><text:span text:style-name="T109_34">.<text:s/></text:span><text:span text:style-name="T109_35">An</text:span><text:span text:style-name="T109_36"><text:s/></text:span><text:span text:style-name="T109_37">optional</text:span><text:span text:style-name="T109_38"><text:s/></text:span><text:span text:style-name="T109_39">vertical</text:span><text:span text:style-name="T109_40"><text:s/></text:span><text:span text:style-name="T109_41">exaggeration</text:span><text:span text:style-name="T109_42"><text:s/></text:span><text:span text:style-name="T109_43">parameter</text:span><text:span text:style-name="T109_44"><text:s/></text:span><text:span text:style-name="T109_45">helps</text:span><text:span text:style-name="T109_46"><text:s/></text:span><text:span text:style-name="T109_47">to</text:span><text:span text:style-name="T109_48"><text:s/></text:span><text:span text:style-name="T109_49">also</text:span><text:span text:style-name="T109_50"><text:s/></text:span><text:span text:style-name="T109_51">see</text:span><text:span text:style-name="T109_52"><text:s/></text:span><text:span text:style-name="T109_53">smaller</text:span><text:span text:style-name="T109_54"><text:s/></text:span><text:span text:style-name="T109_55">slope</text:span><text:span text:style-name="T109_56"><text:s/></text:span><text:span text:style-name="T109_57">values</text:span><text:span text:style-name="T109_58">.<text:s/></text:span><text:span text:style-name="T109_59">Ideally</text:span><text:span text:style-name="T109_60">,<text:s/></text:span><text:span text:style-name="T109_61">the</text:span><text:span text:style-name="T109_62"><text:s/></text:span><text:span text:style-name="T109_63">tool</text:span><text:span text:style-name="T109_64"><text:s/></text:span><text:span text:style-name="T109_65">would</text:span><text:span text:style-name="T109_66"><text:s/></text:span><text:span text:style-name="T109_67">also</text:span><text:span text:style-name="T109_68"><text:s/></text:span><text:span text:style-name="T109_69">interactively</text:span><text:span text:style-name="T109_70"><text:s/></text:span><text:span text:style-name="T109_71">link</text:span><text:span text:style-name="T109_72"><text:s/></text:span><text:span text:style-name="T109_73">with</text:span><text:span text:style-name="T109_74"><text:s/></text:span><text:span text:style-name="T109_75">the</text:span><text:span text:style-name="T109_76"><text:s/></text:span><text:span text:style-name="T109_77">main</text:span><text:span text:style-name="T109_78"><text:s/></text:span><text:span text:style-name="T109_79">map</text:span><text:span text:style-name="T109_80"><text:s/></text:span><text:span text:style-name="T109_81">in</text:span><text:span text:style-name="T109_82"><text:s/></text:span><text:span text:style-name="T109_83">QGIS</text:span><text:span text:style-name="T109_84"><text:s/></text:span><text:span text:style-name="T109_85">when</text:span><text:span text:style-name="T109_86"><text:s/></text:span><text:span text:style-name="T109_87">mouseover</text:span><text:span text:style-name="T109_88">/</text:span><text:span text:style-name="T109_89">selecting</text:span><text:span text:style-name="T109_90"><text:s/></text:span><text:span text:style-name="T109_91">sections</text:span><text:span text:style-name="T109_92"><text:s/></text:span><text:span text:style-name="T109_93">in</text:span><text:span text:style-name="T109_94"><text:s/></text:span><text:span text:style-name="T109_95">the</text:span><text:span text:style-name="T109_96"><text:s/></text:span><text:span text:style-name="T109_97">profile</text:span><text:span text:style-name="T109_98">.</text:span></text:p>
      <text:h text:style-name="P110"><text:bookmark-start text:name="h.xmmwb6683qsn"/><text:bookmark-end text:name="h.xmmwb6683qsn"/><text:span text:style-name="T110_1">Contact</text:span><text:span text:style-name="T110_2"><text:s/></text:span><text:span text:style-name="T110_3">Information</text:span></text:h>
      <text:p text:style-name="P111"><text:span text:style-name="T111_1">Following</text:span><text:span text:style-name="T111_2"><text:s/></text:span><text:span text:style-name="T111_3">is</text:span><text:span text:style-name="T111_4"><text:s/></text:span><text:span text:style-name="T111_5">a</text:span><text:span text:style-name="T111_6"><text:s/></text:span><text:span text:style-name="T111_7">list</text:span><text:span text:style-name="T111_8"><text:s/></text:span><text:span text:style-name="T111_9">of</text:span><text:span text:style-name="T111_10"><text:s/></text:span><text:span text:style-name="T111_11">persons</text:span><text:span text:style-name="T111_12">/</text:span><text:span text:style-name="T111_13">institutions</text:span><text:span text:style-name="T111_14"><text:s/></text:span><text:span text:style-name="T111_15">that</text:span><text:span text:style-name="T111_16"><text:s/></text:span><text:span text:style-name="T111_17">will</text:span><text:span text:style-name="T111_18"><text:s/></text:span><text:span text:style-name="T111_19">be</text:span><text:span text:style-name="T111_20"><text:s/></text:span><text:span text:style-name="T111_21">involved</text:span><text:span text:style-name="T111_22"><text:s/></text:span><text:span text:style-name="T111_23">in</text:span><text:span text:style-name="T111_24"><text:s/></text:span><text:span text:style-name="T111_25">the</text:span><text:span text:style-name="T111_26"><text:s/></text:span><text:span text:style-name="T111_27">project</text:span><text:span text:style-name="T111_28">.</text:span></text:p>
      <text:p text:style-name="P112"/>
      <text:p text:style-name="P113"><text:span text:style-name="T113_1">Fischer</text:span><text:span text:style-name="T113_2"><text:s/></text:span><text:span text:style-name="T113_3">Ingenieure</text:span><text:span text:style-name="T113_4"><text:s/></text:span><text:span text:style-name="T113_5">AG</text:span><text:span text:style-name="T113_6"><text:line-break/></text:span><text:span text:style-name="T113_7">Konradin</text:span><text:span text:style-name="T113_8"><text:s/></text:span><text:span text:style-name="T113_9">Fischer</text:span></text:p>
      <text:p text:style-name="P114"><text:span text:style-name="T114_1">Weitegasse</text:span><text:span text:style-name="T114_2"><text:s/>6</text:span></text:p>
      <text:p text:style-name="P115"><text:span text:style-name="T115_1">9320<text:s/></text:span><text:span text:style-name="T115_2">Arbon</text:span></text:p>
      <text:p text:style-name="P116"><text:span text:style-name="T116_1">T</text:span><text:span text:style-name="T116_2"><text:s/>+41<text:s/>71<text:s/>447<text:s/>20<text:s/>10</text:span></text:p>
      <text:p text:style-name="P117"><text:span text:style-name="T117_1">T</text:span><text:span text:style-name="T117_2"><text:s/>+41<text:s/>71<text:s/>447<text:s/>20<text:s/>13<text:s/></text:span><text:span text:style-name="T117_3">direkt</text:span></text:p>
      <text:p text:style-name="P118"><text:span text:style-name="T118_1">M</text:span><text:span text:style-name="T118_2"><text:s/></text:span><text:span text:style-name="T118_3"><text:a xlink:type="simple" xlink:href="mailto:k.fischer@fischering.ch"><text:span text:style-name="T118_4">k</text:span></text:a></text:span><text:span text:style-name="T118_5"><text:a xlink:type="simple" xlink:href="mailto:k.fischer@fischering.ch"><text:span text:style-name="T118_6">.</text:span></text:a></text:span><text:span text:style-name="T118_7"><text:a xlink:type="simple" xlink:href="mailto:k.fischer@fischering.ch"><text:span text:style-name="T118_8">fischer</text:span></text:a></text:span><text:span text:style-name="T118_9"><text:a xlink:type="simple" xlink:href="mailto:k.fischer@fischering.ch"><text:span text:style-name="T118_10">@</text:span></text:a></text:span><text:span text:style-name="T118_11"><text:a xlink:type="simple" xlink:href="mailto:k.fischer@fischering.ch"><text:span text:style-name="T118_12">fischering</text:span></text:a></text:span><text:span text:style-name="T118_13"><text:a xlink:type="simple" xlink:href="mailto:k.fischer@fischering.ch"><text:span text:style-name="T118_14">.</text:span></text:a></text:span><text:span text:style-name="T118_15"><text:a xlink:type="simple" xlink:href="mailto:k.fischer@fischering.ch"><text:span text:style-name="T118_16">ch</text:span></text:a></text:span></text:p>
      <text:p text:style-name="P119"><text:span text:style-name="T119_1">Remark</text:span><text:span text:style-name="T119_2">:<text:s/></text:span><text:span text:style-name="T119_3">Konradin</text:span><text:span text:style-name="T119_4"><text:s/></text:span><text:span text:style-name="T119_5">is</text:span><text:span text:style-name="T119_6"><text:s/></text:span><text:span text:style-name="T119_7">a</text:span><text:span text:style-name="T119_8"><text:s/></text:span><text:span text:style-name="T119_9">waste</text:span><text:span text:style-name="T119_10">-</text:span><text:span text:style-name="T119_11">water</text:span><text:span text:style-name="T119_12"><text:s/></text:span><text:span text:style-name="T119_13">and</text:span><text:span text:style-name="T119_14"><text:s/></text:span><text:span text:style-name="T119_15">GEP</text:span><text:span text:style-name="T119_16"><text:s/></text:span><text:span text:style-name="T119_17">engineer</text:span></text:p>
      <text:p text:style-name="P120"/>
      <text:p text:style-name="P121"><text:span text:style-name="T121_1">Software</text:span><text:span text:style-name="T121_2">,<text:s/></text:span><text:span text:style-name="T121_3">Informations</text:span><text:span text:style-name="T121_4">-</text:span><text:span text:style-name="T121_5">Management</text:span><text:span text:style-name="T121_6">,<text:s/></text:span><text:span text:style-name="T121_7">Beratung</text:span><text:span text:style-name="T121_8"><text:s/>(</text:span><text:span text:style-name="T121_9">SJiB</text:span><text:span text:style-name="T121_10">)</text:span></text:p>
      <text:p text:style-name="P122"><text:span text:style-name="T122_1">Stefan</text:span><text:span text:style-name="T122_2"><text:s/></text:span><text:span text:style-name="T122_3">Burckhardt</text:span></text:p>
      <text:p text:style-name="P123"><text:span text:style-name="T123_1">Tramstrasse</text:span><text:span text:style-name="T123_2"><text:s/>153</text:span></text:p>
      <text:p text:style-name="P124"><text:span text:style-name="T124_1">8050<text:s/></text:span><text:span text:style-name="T124_2">Zürich</text:span></text:p>
      <text:p text:style-name="P125"><text:span text:style-name="T125_1">T</text:span><text:span text:style-name="T125_2"><text:s/>+41<text:s/>44<text:s/>857<text:s/>13<text:s/>23</text:span></text:p>
      <text:p text:style-name="P126"><text:span text:style-name="T126_1">M</text:span><text:span text:style-name="T126_2"><text:s/></text:span><text:span text:style-name="T126_3"><text:a xlink:type="simple" xlink:href="mailto:stefan.burckhardt@sjib.ch"><text:span text:style-name="T126_4">stefan</text:span></text:a></text:span><text:span text:style-name="T126_5"><text:a xlink:type="simple" xlink:href="mailto:stefan.burckhardt@sjib.ch"><text:span text:style-name="T126_6">.</text:span></text:a></text:span><text:span text:style-name="T126_7"><text:a xlink:type="simple" xlink:href="mailto:stefan.burckhardt@sjib.ch"><text:span text:style-name="T126_8">burckhardt</text:span></text:a></text:span><text:span text:style-name="T126_9"><text:a xlink:type="simple" xlink:href="mailto:stefan.burckhardt@sjib.ch"><text:span text:style-name="T126_10">@</text:span></text:a></text:span><text:span text:style-name="T126_11"><text:a xlink:type="simple" xlink:href="mailto:stefan.burckhardt@sjib.ch"><text:span text:style-name="T126_12">sjib</text:span></text:a></text:span><text:span text:style-name="T126_13"><text:a xlink:type="simple" xlink:href="mailto:stefan.burckhardt@sjib.ch"><text:span text:style-name="T126_14">.</text:span></text:a></text:span><text:span text:style-name="T126_15"><text:a xlink:type="simple" xlink:href="mailto:stefan.burckhardt@sjib.ch"><text:span text:style-name="T126_16">ch</text:span></text:a></text:span></text:p>
      <text:p text:style-name="P127"><text:span text:style-name="T127_1">Remark</text:span><text:span text:style-name="T127_2">:<text:s/></text:span><text:span text:style-name="T127_3">Stefan</text:span><text:span text:style-name="T127_4"><text:s/></text:span><text:span text:style-name="T127_5">is</text:span><text:span text:style-name="T127_6"><text:s/></text:span><text:span text:style-name="T127_7">author</text:span><text:span text:style-name="T127_8">/</text:span><text:span text:style-name="T127_9">coauthor</text:span><text:span text:style-name="T127_10"><text:s/></text:span><text:span text:style-name="T127_11">of</text:span><text:span text:style-name="T127_12"><text:s/></text:span><text:span text:style-name="T127_13">the</text:span><text:span text:style-name="T127_14"><text:s/></text:span><text:span text:style-name="T127_15">VSA</text:span><text:span text:style-name="T127_16">-</text:span><text:span text:style-name="T127_17">DSS</text:span><text:span text:style-name="T127_18"><text:s/></text:span><text:span text:style-name="T127_19">data</text:span><text:span text:style-name="T127_20"><text:s/></text:span><text:span text:style-name="T127_21">model</text:span><text:span text:style-name="T127_22">.<text:s/></text:span><text:span text:style-name="T127_23">He</text:span><text:span text:style-name="T127_24"><text:s/></text:span><text:span text:style-name="T127_25">runs</text:span><text:span text:style-name="T127_26"><text:s/></text:span><text:span text:style-name="T127_27">his</text:span><text:span text:style-name="T127_28"><text:s/></text:span><text:span text:style-name="T127_29">own</text:span><text:span text:style-name="T127_30"><text:s/></text:span><text:span text:style-name="T127_31">consulting</text:span><text:span text:style-name="T127_32"><text:s/></text:span><text:span text:style-name="T127_33">business</text:span><text:span text:style-name="T127_34"><text:s/></text:span><text:span text:style-name="T127_35">around</text:span><text:span text:style-name="T127_36"><text:s/></text:span><text:span text:style-name="T127_37">waste</text:span><text:span text:style-name="T127_38"><text:s/></text:span><text:span text:style-name="T127_39">water</text:span><text:span text:style-name="T127_40">/</text:span><text:span text:style-name="T127_41">GEP</text:span><text:span text:style-name="T127_42"><text:s/></text:span><text:span text:style-name="T127_43">issues</text:span><text:span text:style-name="T127_44">.</text:span></text:p>
      <text:p text:style-name="P128"/>
      <text:p text:style-name="P129"><text:span text:style-name="T129_1">Sourcepole</text:span></text:p>
      <text:p text:style-name="P130"><text:span text:style-name="T130_1">Marco</text:span><text:span text:style-name="T130_2"><text:s/></text:span><text:span text:style-name="T130_3">Hugentobler</text:span></text:p>
      <text:p text:style-name="P131"><text:span text:style-name="T131_1">Churerstrasse</text:span><text:span text:style-name="T131_2"><text:s/>22</text:span></text:p>
      <text:p text:style-name="P132"><text:span text:style-name="T132_1">8808<text:s/></text:span><text:span text:style-name="T132_2">Pfäffikon</text:span><text:span text:style-name="T132_3"><text:s/></text:span><text:span text:style-name="T132_4">SZ</text:span></text:p>
      <text:p text:style-name="P133"><text:span text:style-name="T133_1">Tel</text:span><text:span text:style-name="T133_2">:<text:s/>+41<text:s/>(0)44<text:s/>440<text:s/>77<text:s/>11</text:span></text:p>
      <text:p text:style-name="P134"><text:span text:style-name="T134_1">M</text:span><text:span text:style-name="T134_2"><text:s/></text:span><text:span text:style-name="T134_3"><text:a xlink:type="simple" xlink:href="mailto:marco.hugentobler@sourcepole.ch"><text:span text:style-name="T134_4">marco</text:span></text:a></text:span><text:span text:style-name="T134_5"><text:a xlink:type="simple" xlink:href="mailto:marco.hugentobler@sourcepole.ch"><text:span text:style-name="T134_6">.</text:span></text:a></text:span><text:span text:style-name="T134_7"><text:a xlink:type="simple" xlink:href="mailto:marco.hugentobler@sourcepole.ch"><text:span text:style-name="T134_8">hugentobler</text:span></text:a></text:span><text:span text:style-name="T134_9"><text:a xlink:type="simple" xlink:href="mailto:marco.hugentobler@sourcepole.ch"><text:span text:style-name="T134_10">@</text:span></text:a></text:span><text:span text:style-name="T134_11"><text:a xlink:type="simple" xlink:href="mailto:marco.hugentobler@sourcepole.ch"><text:span text:style-name="T134_12">sourcepole</text:span></text:a></text:span><text:span text:style-name="T134_13"><text:a xlink:type="simple" xlink:href="mailto:marco.hugentobler@sourcepole.ch"><text:span text:style-name="T134_14">.</text:span></text:a></text:span><text:span text:style-name="T134_15"><text:a xlink:type="simple" xlink:href="mailto:marco.hugentobler@sourcepole.ch"><text:span text:style-name="T134_16">ch</text:span></text:a></text:span></text:p>
      <text:p text:style-name="P135"><text:span text:style-name="T135_1">Remark</text:span><text:span text:style-name="T135_2">:<text:s/></text:span><text:span text:style-name="T135_3">Marco</text:span><text:span text:style-name="T135_4"><text:s/></text:span><text:span text:style-name="T135_5">is</text:span><text:span text:style-name="T135_6"><text:s/></text:span><text:span text:style-name="T135_7">QGIS</text:span><text:span text:style-name="T135_8"><text:s/></text:span><text:span text:style-name="T135_9">developer</text:span><text:span text:style-name="T135_10"><text:s/></text:span><text:span text:style-name="T135_11">and</text:span><text:span text:style-name="T135_12"><text:s/></text:span><text:span text:style-name="T135_13">chief</text:span><text:span text:style-name="T135_14"><text:s/></text:span><text:span text:style-name="T135_15">technical</text:span><text:span text:style-name="T135_16"><text:s/></text:span><text:span text:style-name="T135_17">advisor</text:span><text:span text:style-name="T135_18"><text:s/></text:span><text:span text:style-name="T135_19">of</text:span><text:span text:style-name="T135_20"><text:s/></text:span><text:span text:style-name="T135_21">the</text:span><text:span text:style-name="T135_22"><text:s/></text:span><text:span text:style-name="T135_23">Quantum</text:span><text:span text:style-name="T135_24"><text:s/></text:span><text:span text:style-name="T135_25">GIS</text:span><text:span text:style-name="T135_26"><text:s/></text:span><text:span text:style-name="T135_27">project</text:span><text:span text:style-name="T135_28">.</text:span></text:p>
      <text:p text:style-name="P136"/>
      <text:p text:style-name="P137"><text:span text:style-name="T137_1">City</text:span><text:span text:style-name="T137_2"><text:s/></text:span><text:span text:style-name="T137_3">of</text:span><text:span text:style-name="T137_4"><text:s/></text:span><text:span text:style-name="T137_5">Uster</text:span><text:span text:style-name="T137_6">,<text:s/></text:span><text:span text:style-name="T137_7">GIS</text:span><text:span text:style-name="T137_8">-</text:span><text:span text:style-name="T137_9">Kompetenzzentrum</text:span></text:p>
      <text:p text:style-name="P138"><text:span text:style-name="T138_1">Andreas</text:span><text:span text:style-name="T138_2"><text:s/></text:span><text:span text:style-name="T138_3">Neumann</text:span></text:p>
      <text:p text:style-name="P139"><text:span text:style-name="T139_1">Oberlandstrasse</text:span><text:span text:style-name="T139_2"><text:s/>78</text:span></text:p>
      <text:p text:style-name="P140"><text:span text:style-name="T140_1">8610<text:s/></text:span><text:span text:style-name="T140_2">Uster</text:span></text:p>
      <text:p text:style-name="P141"><text:span text:style-name="T141_1">T</text:span><text:span text:style-name="T141_2"><text:s/>+41<text:s/>44<text:s/>944<text:s/>72<text:s/>66</text:span></text:p>
      <text:p text:style-name="P142"><text:span text:style-name="T142_1">M</text:span><text:span text:style-name="T142_2"><text:s/></text:span><text:span text:style-name="T142_3"><text:a xlink:type="simple" xlink:href="mailto:Andreas.Neumann@stadt-uster.ch"><text:span text:style-name="T142_4">Andreas</text:span></text:a></text:span><text:span text:style-name="T142_5"><text:a xlink:type="simple" xlink:href="mailto:Andreas.Neumann@stadt-uster.ch"><text:span text:style-name="T142_6">.</text:span></text:a></text:span><text:span text:style-name="T142_7"><text:a xlink:type="simple" xlink:href="mailto:Andreas.Neumann@stadt-uster.ch"><text:span text:style-name="T142_8">Neumann</text:span></text:a></text:span><text:span text:style-name="T142_9"><text:a xlink:type="simple" xlink:href="mailto:Andreas.Neumann@stadt-uster.ch"><text:span text:style-name="T142_10">@</text:span></text:a></text:span><text:span text:style-name="T142_11"><text:a xlink:type="simple" xlink:href="mailto:Andreas.Neumann@stadt-uster.ch"><text:span text:style-name="T142_12">stadt</text:span></text:a></text:span><text:span text:style-name="T142_13"><text:a xlink:type="simple" xlink:href="mailto:Andreas.Neumann@stadt-uster.ch"><text:span text:style-name="T142_14">-</text:span></text:a></text:span><text:span text:style-name="T142_15"><text:a xlink:type="simple" xlink:href="mailto:Andreas.Neumann@stadt-uster.ch"><text:span text:style-name="T142_16">uster</text:span></text:a></text:span><text:span text:style-name="T142_17"><text:a xlink:type="simple" xlink:href="mailto:Andreas.Neumann@stadt-uster.ch"><text:span text:style-name="T142_18">.</text:span></text:a></text:span><text:span text:style-name="T142_19"><text:a xlink:type="simple" xlink:href="mailto:Andreas.Neumann@stadt-uster.ch"><text:span text:style-name="T142_20">ch</text:span></text:a></text:span></text:p>
      <text:p text:style-name="P143"><text:span text:style-name="T143_1">Remark</text:span><text:span text:style-name="T143_2">:<text:s/></text:span><text:span text:style-name="T143_3">Andreas</text:span><text:span text:style-name="T143_4"><text:s/></text:span><text:span text:style-name="T143_5">is</text:span><text:span text:style-name="T143_6"><text:s/></text:span><text:span text:style-name="T143_7">GIS</text:span><text:span text:style-name="T143_8"><text:s/></text:span><text:span text:style-name="T143_9">coordinator</text:span><text:span text:style-name="T143_10"><text:s/></text:span><text:span text:style-name="T143_11">of</text:span><text:span text:style-name="T143_12"><text:s/></text:span><text:span text:style-name="T143_13">the</text:span><text:span text:style-name="T143_14"><text:s/></text:span><text:span text:style-name="T143_15">City</text:span><text:span text:style-name="T143_16"><text:s/></text:span><text:span text:style-name="T143_17">of</text:span><text:span text:style-name="T143_18"><text:s/></text:span><text:span text:style-name="T143_19">Uster</text:span></text:p>
      <text:p text:style-name="P144"/>
      <text:p text:style-name="P145"><text:span text:style-name="T145_1">City</text:span><text:span text:style-name="T145_2"><text:s/></text:span><text:span text:style-name="T145_3">of</text:span><text:span text:style-name="T145_4"><text:s/></text:span><text:span text:style-name="T145_5">Morges</text:span><text:span text:style-name="T145_6">,<text:s/></text:span><text:span text:style-name="T145_7">Système</text:span><text:span text:style-name="T145_8"><text:s/></text:span><text:span text:style-name="T145_9">d</text:span><text:span text:style-name="T145_10">'</text:span><text:span text:style-name="T145_11">Information</text:span><text:span text:style-name="T145_12"><text:s/></text:span><text:span text:style-name="T145_13">du</text:span><text:span text:style-name="T145_14"><text:s/></text:span><text:span text:style-name="T145_15">Territoire</text:span></text:p>
      <text:p text:style-name="P146"><text:span text:style-name="T146_1">Roger</text:span><text:span text:style-name="T146_2"><text:s/></text:span><text:span text:style-name="T146_3">Maurer</text:span></text:p>
      <text:p text:style-name="P147"><text:span text:style-name="T147_1">1110<text:s/></text:span><text:span text:style-name="T147_2">Morges</text:span><text:span text:style-name="T147_3"><text:s/>1</text:span></text:p>
      <text:p text:style-name="P148"><text:span text:style-name="T148_1">T</text:span><text:span text:style-name="T148_2"><text:s/>+41<text:s/>21<text:s/>804<text:s/>96<text:s/>29</text:span></text:p>
      <text:p text:style-name="P149"><text:span text:style-name="T149_1">M</text:span><text:span text:style-name="T149_2"><text:s/></text:span><text:span text:style-name="T149_3"><text:a xlink:type="simple" xlink:href="mailto:roger.maurer@morges.ch"><text:span text:style-name="T149_4">roger</text:span></text:a></text:span><text:span text:style-name="T149_5"><text:a xlink:type="simple" xlink:href="mailto:roger.maurer@morges.ch"><text:span text:style-name="T149_6">.</text:span></text:a></text:span><text:span text:style-name="T149_7"><text:a xlink:type="simple" xlink:href="mailto:roger.maurer@morges.ch"><text:span text:style-name="T149_8">maurer</text:span></text:a></text:span><text:span text:style-name="T149_9"><text:a xlink:type="simple" xlink:href="mailto:roger.maurer@morges.ch"><text:span text:style-name="T149_10">@</text:span></text:a></text:span><text:span text:style-name="T149_11"><text:a xlink:type="simple" xlink:href="mailto:roger.maurer@morges.ch"><text:span text:style-name="T149_12">morges</text:span></text:a></text:span><text:span text:style-name="T149_13"><text:a xlink:type="simple" xlink:href="mailto:roger.maurer@morges.ch"><text:span text:style-name="T149_14">.</text:span></text:a></text:span><text:span text:style-name="T149_15"><text:a xlink:type="simple" xlink:href="mailto:roger.maurer@morges.ch"><text:span text:style-name="T149_16">ch</text:span></text:a></text:span></text:p>
      <text:p text:style-name="P150"><text:span text:style-name="T150_1">Remark</text:span><text:span text:style-name="T150_2">:<text:s/></text:span><text:span text:style-name="T150_3">Roger</text:span><text:span text:style-name="T150_4"><text:s/></text:span><text:span text:style-name="T150_5">is</text:span><text:span text:style-name="T150_6"><text:s/></text:span><text:span text:style-name="T150_7">GIS</text:span><text:span text:style-name="T150_8"><text:s/></text:span><text:span text:style-name="T150_9">coordinator</text:span><text:span text:style-name="T150_10"><text:s/></text:span><text:span text:style-name="T150_11">of</text:span><text:span text:style-name="T150_12"><text:s/></text:span><text:span text:style-name="T150_13">the</text:span><text:span text:style-name="T150_14"><text:s/></text:span><text:span text:style-name="T150_15">City</text:span><text:span text:style-name="T150_16"><text:s/></text:span><text:span text:style-name="T150_17">of</text:span><text:span text:style-name="T150_18"><text:s/></text:span><text:span text:style-name="T150_19">Morges</text:span></text:p>
      <text:p text:style-name="P151"/>
      <text:p text:style-name="P152"><text:span text:style-name="T152_1">City</text:span><text:span text:style-name="T152_2"><text:s/></text:span><text:span text:style-name="T152_3">of</text:span><text:span text:style-name="T152_4"><text:s/></text:span><text:span text:style-name="T152_5">Vevey</text:span><text:span text:style-name="T152_6">,<text:s/></text:span><text:span text:style-name="T152_7">Système</text:span><text:span text:style-name="T152_8"><text:s/></text:span><text:span text:style-name="T152_9">d</text:span><text:span text:style-name="T152_10">'</text:span><text:span text:style-name="T152_11">Information</text:span><text:span text:style-name="T152_12"><text:s/></text:span><text:span text:style-name="T152_13">du</text:span><text:span text:style-name="T152_14"><text:s/></text:span><text:span text:style-name="T152_15">Territoire</text:span></text:p>
      <text:p text:style-name="P153"><text:span text:style-name="T153_1">Daniel</text:span><text:span text:style-name="T153_2"><text:s/></text:span><text:span text:style-name="T153_3">Gnerre</text:span></text:p>
      <text:p text:style-name="P154"><text:span text:style-name="T154_1"><text:a xlink:type="simple" xlink:href="http://map.cartoriviera.ch/?map_x=554495&amp;map_y=145519&amp;map_zoom=8&amp;map_visibility_plan_ville=true&amp;map_tooltip=Syst%E8me%20d%27Information%20du%20Territoire%20%28SIT%29"><text:span text:style-name="T154_2">Rue</text:span></text:a></text:span><text:span text:style-name="T154_3"><text:a xlink:type="simple" xlink:href="http://map.cartoriviera.ch/?map_x=554495&amp;map_y=145519&amp;map_zoom=8&amp;map_visibility_plan_ville=true&amp;map_tooltip=Syst%E8me%20d%27Information%20du%20Territoire%20%28SIT%29"><text:span text:style-name="T154_4"><text:s/></text:span></text:a></text:span><text:span text:style-name="T154_5"><text:a xlink:type="simple" xlink:href="http://map.cartoriviera.ch/?map_x=554495&amp;map_y=145519&amp;map_zoom=8&amp;map_visibility_plan_ville=true&amp;map_tooltip=Syst%E8me%20d%27Information%20du%20Territoire%20%28SIT%29"><text:span text:style-name="T154_6">du</text:span></text:a></text:span><text:span text:style-name="T154_7"><text:a xlink:type="simple" xlink:href="http://map.cartoriviera.ch/?map_x=554495&amp;map_y=145519&amp;map_zoom=8&amp;map_visibility_plan_ville=true&amp;map_tooltip=Syst%E8me%20d%27Information%20du%20Territoire%20%28SIT%29"><text:span text:style-name="T154_8"><text:s/></text:span></text:a></text:span><text:span text:style-name="T154_9"><text:a xlink:type="simple" xlink:href="http://map.cartoriviera.ch/?map_x=554495&amp;map_y=145519&amp;map_zoom=8&amp;map_visibility_plan_ville=true&amp;map_tooltip=Syst%E8me%20d%27Information%20du%20Territoire%20%28SIT%29"><text:span text:style-name="T154_10">Simplon</text:span></text:a></text:span><text:span text:style-name="T154_11"><text:a xlink:type="simple" xlink:href="http://map.cartoriviera.ch/?map_x=554495&amp;map_y=145519&amp;map_zoom=8&amp;map_visibility_plan_ville=true&amp;map_tooltip=Syst%E8me%20d%27Information%20du%20Territoire%20%28SIT%29"><text:span text:style-name="T154_12"><text:s/>16</text:span></text:a></text:span></text:p>
      <text:p text:style-name="P155"><text:span text:style-name="T155_1">Case</text:span><text:span text:style-name="T155_2"><text:s/></text:span><text:span text:style-name="T155_3">postale</text:span></text:p>
      <text:p text:style-name="P156"><text:span text:style-name="T156_1">CH</text:span><text:span text:style-name="T156_2">-1800<text:s/></text:span><text:span text:style-name="T156_3">Vevey</text:span><text:span text:style-name="T156_4"><text:s/>2</text:span></text:p>
      <text:p text:style-name="P157"><text:span text:style-name="T157_1">T</text:span><text:span text:style-name="T157_2"><text:s/>+41<text:s/>21<text:s/>925<text:s/>34<text:s/>34</text:span></text:p>
      <text:p text:style-name="P158"><text:span text:style-name="T158_1">M</text:span><text:span text:style-name="T158_2"><text:s/></text:span><text:span text:style-name="T158_3"><text:a xlink:type="simple" xlink:href="mailto:Daniel.Gnerre@vevey.ch"><text:span text:style-name="T158_4">Daniel</text:span></text:a></text:span><text:span text:style-name="T158_5"><text:a xlink:type="simple" xlink:href="mailto:Daniel.Gnerre@vevey.ch"><text:span text:style-name="T158_6">.</text:span></text:a></text:span><text:span text:style-name="T158_7"><text:a xlink:type="simple" xlink:href="mailto:Daniel.Gnerre@vevey.ch"><text:span text:style-name="T158_8">Gnerre</text:span></text:a></text:span><text:span text:style-name="T158_9"><text:a xlink:type="simple" xlink:href="mailto:Daniel.Gnerre@vevey.ch"><text:span text:style-name="T158_10">@</text:span></text:a></text:span><text:span text:style-name="T158_11"><text:a xlink:type="simple" xlink:href="mailto:Daniel.Gnerre@vevey.ch"><text:span text:style-name="T158_12">vevey</text:span></text:a></text:span><text:span text:style-name="T158_13"><text:a xlink:type="simple" xlink:href="mailto:Daniel.Gnerre@vevey.ch"><text:span text:style-name="T158_14">.</text:span></text:a></text:span><text:span text:style-name="T158_15"><text:a xlink:type="simple" xlink:href="mailto:Daniel.Gnerre@vevey.ch"><text:span text:style-name="T158_16">ch</text:span></text:a></text:span></text:p>
      <text:p text:style-name="P159"><text:span text:style-name="T159_1">Remark</text:span><text:span text:style-name="T159_2">:<text:s/></text:span><text:span text:style-name="T159_3">Daniel</text:span><text:span text:style-name="T159_4"><text:s/></text:span><text:span text:style-name="T159_5">is</text:span><text:span text:style-name="T159_6"><text:s/></text:span><text:span text:style-name="T159_7">GIS</text:span><text:span text:style-name="T159_8"><text:s/></text:span><text:span text:style-name="T159_9">coordinator</text:span><text:span text:style-name="T159_10"><text:s/></text:span><text:span text:style-name="T159_11">of</text:span><text:span text:style-name="T159_12"><text:s/></text:span><text:span text:style-name="T159_13">the</text:span><text:span text:style-name="T159_14"><text:s/></text:span><text:span text:style-name="T159_15">City</text:span><text:span text:style-name="T159_16"><text:s/></text:span><text:span text:style-name="T159_17">of</text:span><text:span text:style-name="T159_18"><text:s/></text:span><text:span text:style-name="T159_19">Vevey</text:span></text:p>
      <text:p text:style-name="P160"/>
      <text:p text:style-name="P161"/>
      <text:p text:style-name="P162"><text:span text:style-name="T162_1">SIGE</text:span><text:span text:style-name="T162_2">:<text:s/></text:span><text:span text:style-name="T162_3">Service</text:span><text:span text:style-name="T162_4"><text:s/></text:span><text:span text:style-name="T162_5">Intercommunal</text:span><text:span text:style-name="T162_6"><text:s/></text:span><text:span text:style-name="T162_7">de</text:span><text:span text:style-name="T162_8"><text:s/></text:span><text:span text:style-name="T162_9">Gestion</text:span><text:span text:style-name="T162_10">.</text:span></text:p>
      <text:p text:style-name="P163"><text:span text:style-name="T163_1">Denis</text:span><text:span text:style-name="T163_2"><text:s/></text:span><text:span text:style-name="T163_3">Rouzaud</text:span></text:p>
      <text:p text:style-name="P164"><text:span text:style-name="T164_1">Quai</text:span><text:span text:style-name="T164_2"><text:s/></text:span><text:span text:style-name="T164_3">Maria</text:span><text:span text:style-name="T164_4">-</text:span><text:span text:style-name="T164_5">Belgia</text:span><text:span text:style-name="T164_6"><text:s/>18</text:span></text:p>
      <text:p text:style-name="P165"><text:span text:style-name="T165_1">CH</text:span><text:span text:style-name="T165_2">-1800<text:s/></text:span><text:span text:style-name="T165_3">Vevey</text:span></text:p>
      <text:p text:style-name="P166"><text:span text:style-name="T166_1">Tel</text:span><text:span text:style-name="T166_2">:<text:s/>+41<text:s/>76<text:s/>370<text:s/>21<text:s/>22<text:s/></text:span><text:span text:style-name="T166_3">or</text:span><text:span text:style-name="T166_4"><text:s/>+41<text:s/>21<text:s/>943<text:s/>01<text:s/>65</text:span></text:p>
      <text:p text:style-name="P167"><text:span text:style-name="T167_1">Mail</text:span><text:span text:style-name="T167_2">:<text:s/></text:span><text:span text:style-name="T167_3">denis</text:span><text:span text:style-name="T167_4">.</text:span><text:span text:style-name="T167_5">rouzaud</text:span><text:span text:style-name="T167_6">@</text:span><text:span text:style-name="T167_7">sige</text:span><text:span text:style-name="T167_8">.</text:span><text:span text:style-name="T167_9">ch</text:span></text:p>
      <text:p text:style-name="P168"/>
      <text:p text:style-name="P1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